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685cm"/>
    </style:style>
    <style:style style:name="co2" style:family="table-column">
      <style:table-column-properties fo:break-before="auto" style:column-width="7.336cm"/>
    </style:style>
    <style:style style:name="co3" style:family="table-column">
      <style:table-column-properties fo:break-before="auto" style:column-width="2.258cm"/>
    </style:style>
    <style:style style:name="co4" style:family="table-column">
      <style:table-column-properties fo:break-before="auto" style:column-width="55.06cm"/>
    </style:style>
    <style:style style:name="co10" style:family="table-column">
      <style:table-column-properties fo:break-before="auto" style:column-width="4.039cm"/>
    </style:style>
    <style:style style:name="co11" style:family="table-column">
      <style:table-column-properties fo:break-before="auto" style:column-width="14.554cm"/>
    </style:style>
    <style:style style:name="co7" style:family="table-column">
      <style:table-column-properties fo:break-before="auto" style:column-width="5.537cm"/>
    </style:style>
    <style:style style:name="co8" style:family="table-column">
      <style:table-column-properties fo:break-before="auto" style:column-width="5.727cm"/>
    </style:style>
    <style:style style:name="co9" style:family="table-column">
      <style:table-column-properties fo:break-before="auto" style:column-width="3.358cm"/>
    </style:style>
    <style:style style:name="co12" style:family="table-column">
      <style:table-column-properties fo:break-before="auto" style:column-width="33.54cm"/>
    </style:style>
    <style:style style:name="co13" style:family="table-column">
      <style:table-column-properties fo:break-before="auto" style:column-width="28.827cm"/>
    </style:style>
    <style:style style:name="co14" style:family="table-column">
      <style:table-column-properties fo:break-before="auto" style:column-width="3.63cm"/>
    </style:style>
    <style:style style:name="co15" style:family="table-column">
      <style:table-column-properties fo:break-before="auto" style:column-width="2.84cm"/>
    </style:style>
    <style:style style:name="co16" style:family="table-column">
      <style:table-column-properties fo:break-before="auto" style:column-width="2.759cm"/>
    </style:style>
    <style:style style:name="co17" style:family="table-column">
      <style:table-column-properties fo:break-before="auto" style:column-width="2.542cm"/>
    </style:style>
    <style:style style:name="co18" style:family="table-column">
      <style:table-column-properties fo:break-before="auto" style:column-width="3.385cm"/>
    </style:style>
    <style:style style:name="co19" style:family="table-column">
      <style:table-column-properties fo:break-before="auto" style:column-width="5.646cm"/>
    </style:style>
    <style:style style:name="co20" style:family="table-column">
      <style:table-column-properties fo:break-before="auto" style:column-width="3.44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Noto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Rul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3" table:default-cell-style-name="Default"/>
        <table:table-column table:style-name="co2" table:default-cell-style-name="Default"/>
        <table:table-row table:style-name="ro1">
          <table:table-cell office:value-type="string" calcext:value-type="string">
            <text:p>RuleId</text:p>
          </table:table-cell>
          <table:table-cell office:value-type="string" calcext:value-type="string">
            <text:p>Title</text:p>
          </table:table-cell>
          <table:table-cell office:value-type="string" calcext:value-type="string">
            <text:p>RuleType</text:p>
          </table:table-cell>
          <table:table-cell office:value-type="string" calcext:value-type="string">
            <text:p>Description</text:p>
          </table:table-cell>
          <table:table-cell table:number-columns-repeated="2"/>
        </table:table-row>
        <table:table-row table:style-name="ro1">
          <table:table-cell office:value-type="string" calcext:value-type="string">
            <text:p>survivor-lobby</text:p>
          </table:table-cell>
          <table:table-cell office:value-type="string" calcext:value-type="string">
            <text:p>Read the Lobby</text:p>
          </table:table-cell>
          <table:table-cell office:value-type="string" calcext:value-type="string">
            <text:p>survivor</text:p>
          </table:table-cell>
          <table:table-cell office:value-type="string" calcext:value-type="string">
            <text:p>Did you enter a lobby with three Feng Mins? You better join Team Feng and select that character too. This rule applies to any character provided you have unlocked it.</text:p>
          </table:table-cell>
          <table:table-cell table:number-columns-repeated="2"/>
        </table:table-row>
        <table:table-row table:style-name="ro1">
          <table:table-cell office:value-type="string" calcext:value-type="string">
            <text:p>killer-tunneling</text:p>
          </table:table-cell>
          <table:table-cell office:value-type="string" calcext:value-type="string">
            <text:p>Avoid Tunnelling</text:p>
          </table:table-cell>
          <table:table-cell office:value-type="string" calcext:value-type="string">
            <text:p>killer</text:p>
          </table:table-cell>
          <table:table-cell office:value-type="string" calcext:value-type="string">
            <text:p>"""Tunneling"" is the practice of focusing exclusively on one survivor until they are eliminated from the game, especially targeting a survivor who has just been unhooked. If possible attempt to spread the hooks equally between survivors."</text:p>
          </table:table-cell>
          <table:table-cell table:number-columns-repeated="2"/>
        </table:table-row>
        <table:table-row table:style-name="ro1">
          <table:table-cell office:value-type="string" calcext:value-type="string">
            <text:p>killer-bugs</text:p>
          </table:table-cell>
          <table:table-cell office:value-type="string" calcext:value-type="string">
            <text:p>Avoid Taking Advantage of Bugs</text:p>
          </table:table-cell>
          <table:table-cell office:value-type="string" calcext:value-type="string">
            <text:p>killer</text:p>
          </table:table-cell>
          <table:table-cell office:value-type="string" calcext:value-type="string">
            <text:p>"If a survivor is clearly suffering from one of the many bugs Dead by Daylight offers, the killer should consider not taking advantage of this to keep the game fair."</text:p>
          </table:table-cell>
          <table:table-cell table:number-columns-repeated="2"/>
        </table:table-row>
        <table:table-row table:style-name="ro1">
          <table:table-cell office:value-type="string" calcext:value-type="string">
            <text:p>survivor-toxic-actions</text:p>
          </table:table-cell>
          <table:table-cell office:value-type="string" calcext:value-type="string">
            <text:p>"Avoid Being Toxic (Clicking, Teabagging)"</text:p>
          </table:table-cell>
          <table:table-cell office:value-type="string" calcext:value-type="string">
            <text:p>survivor</text:p>
          </table:table-cell>
          <table:table-cell office:value-type="string" calcext:value-type="string">
            <text:p>"Rapidly clicking flashlights at the killer (known as ""clicking"") or repeatedly crouching up and down (known as ""teabagging"") are considered disrespectful behaviors that exist solely to antagonize the killer."</text:p>
          </table:table-cell>
          <table:table-cell table:number-columns-repeated="2"/>
        </table:table-row>
        <table:table-row table:style-name="ro1">
          <table:table-cell office:value-type="string" calcext:value-type="string">
            <text:p>survivor-leaving</text:p>
          </table:table-cell>
          <table:table-cell office:value-type="string" calcext:value-type="string">
            <text:p>Avoid Leaving Survivors Behind</text:p>
          </table:table-cell>
          <table:table-cell office:value-type="string" calcext:value-type="string">
            <text:p>survivor</text:p>
          </table:table-cell>
          <table:table-cell office:value-type="string" calcext:value-type="string">
            <text:p>"When the exit gates are powered, survivors are expected to make reasonable attempts to rescue teammates who are hooked or downed before escaping, rather than immediately leaving."</text:p>
          </table:table-cell>
          <table:table-cell table:number-columns-repeated="2"/>
        </table:table-row>
        <table:table-row table:style-name="ro1">
          <table:table-cell office:value-type="string" calcext:value-type="string">
            <text:p>killer-camping</text:p>
          </table:table-cell>
          <table:table-cell office:value-type="string" calcext:value-type="string">
            <text:p>Avoid Camping</text:p>
          </table:table-cell>
          <table:table-cell office:value-type="string" calcext:value-type="string">
            <text:p>killer</text:p>
          </table:table-cell>
          <table:table-cell office:value-type="string" calcext:value-type="string">
            <text:p>"""Camping"" refers to staying very close to a hooked survivor, preventing other survivors from safely rescuing them. A killer should hook a survivor and then leave the area to allow for potential rescues."</text:p>
          </table:table-cell>
          <table:table-cell table:number-columns-repeated="2"/>
        </table:table-row>
        <table:table-row table:style-name="ro1">
          <table:table-cell office:value-type="string" calcext:value-type="string">
            <text:p>survivor-struggle</text:p>
          </table:table-cell>
          <table:table-cell office:value-type="string" calcext:value-type="string">
            <text:p>Avoid Struggling as The Last Survivor</text:p>
          </table:table-cell>
          <table:table-cell office:value-type="string" calcext:value-type="string">
            <text:p>survivor</text:p>
          </table:table-cell>
          <table:table-cell office:value-type="string" calcext:value-type="string">
            <text:p>Survivors should avoid struggling when the killer grabs them if they are the final survivor. The game is already over.</text:p>
          </table:table-cell>
          <table:table-cell table:number-columns-repeated="2"/>
        </table:table-row>
        <table:table-row table:style-name="ro1">
          <table:table-cell office:value-type="string" calcext:value-type="string">
            <text:p>killer-toxic</text:p>
          </table:table-cell>
          <table:table-cell office:value-type="string" calcext:value-type="string">
            <text:p>Avoid Being Toxic</text:p>
          </table:table-cell>
          <table:table-cell office:value-type="string" calcext:value-type="string">
            <text:p>killer</text:p>
          </table:table-cell>
          <table:table-cell office:value-type="string" calcext:value-type="string">
            <text:p>"After a match, killers are expected to be gracious in both victory and defeat. Phrases like ""EZ"" or ""baby survivors"" are considered toxic and unsportsmanlike."</text:p>
          </table:table-cell>
          <table:table-cell table:number-columns-repeated="2"/>
        </table:table-row>
        <table:table-row table:style-name="ro1">
          <table:table-cell office:value-type="string" calcext:value-type="string">
            <text:p>survivor-bugs</text:p>
          </table:table-cell>
          <table:table-cell office:value-type="string" calcext:value-type="string">
            <text:p>Avoid Taking Advantage of Bugs</text:p>
          </table:table-cell>
          <table:table-cell office:value-type="string" calcext:value-type="string">
            <text:p>survivor</text:p>
          </table:table-cell>
          <table:table-cell office:value-type="string" calcext:value-type="string">
            <text:p>Avoid using techniques such as the crouch-tech against killers.</text:p>
          </table:table-cell>
          <table:table-cell table:number-columns-repeated="2"/>
        </table:table-row>
        <table:table-row table:style-name="ro1">
          <table:table-cell office:value-type="string" calcext:value-type="string">
            <text:p>killer-slugging</text:p>
          </table:table-cell>
          <table:table-cell office:value-type="string" calcext:value-type="string">
            <text:p>Avoid Excessive Slugging</text:p>
          </table:table-cell>
          <table:table-cell office:value-type="string" calcext:value-type="string">
            <text:p>killer</text:p>
          </table:table-cell>
          <table:table-cell office:value-type="string" calcext:value-type="string">
            <text:p>"""Slugging"" refers to downing survivors and leaving them on the ground instead of hooking them, often done to slow down the game or to down multiple survivors at once. If all survivors are down the killer should begin hooking them instead of waiting for them to bleed out."</text:p>
          </table:table-cell>
          <table:table-cell table:number-columns-repeated="2"/>
        </table:table-row>
        <table:table-row table:style-name="ro1">
          <table:table-cell office:value-type="string" calcext:value-type="string">
            <text:p>survivor-teamwork</text:p>
          </table:table-cell>
          <table:table-cell office:value-type="string" calcext:value-type="string">
            <text:p>Work as a Team</text:p>
          </table:table-cell>
          <table:table-cell office:value-type="string" calcext:value-type="string">
            <text:p>survivor</text:p>
          </table:table-cell>
          <table:table-cell office:value-type="string" calcext:value-type="string">
            <text:p>"Don't be selfish, your teammates may be depending on you! Take protection hits when appropiate and help those with more hook stages than you."</text:p>
          </table:table-cell>
          <table:table-cell table:number-columns-repeated="2"/>
        </table:table-row>
        <table:table-row table:style-name="ro1">
          <table:table-cell office:value-type="string" calcext:value-type="string">
            <text:p>survivor-befriend</text:p>
          </table:table-cell>
          <table:table-cell office:value-type="string" calcext:value-type="string">
            <text:p>Befriend The Killer</text:p>
          </table:table-cell>
          <table:table-cell office:value-type="string" calcext:value-type="string">
            <text:p>survivor</text:p>
          </table:table-cell>
          <table:table-cell office:value-type="string" calcext:value-type="string">
            <text:p>Being the last survivor can be scary. Survivors may attempt dropping a held item in front of the Killer to befriend them. This gift may make the killer consider sparing you.</text:p>
          </table:table-cell>
          <table:table-cell table:number-columns-repeated="2"/>
        </table:table-row>
        <table:table-row table:style-name="ro1">
          <table:table-cell office:value-type="string" calcext:value-type="string">
            <text:p>survivor-snoot</text:p>
          </table:table-cell>
          <table:table-cell office:value-type="string" calcext:value-type="string">
            <text:p>Boop The Snoot</text:p>
          </table:table-cell>
          <table:table-cell office:value-type="string" calcext:value-type="string">
            <text:p>survivor</text:p>
          </table:table-cell>
          <table:table-cell office:value-type="string" calcext:value-type="string">
            <text:p>"If the killer is playing as The Pig and crouches directly in front of a survivor, the survivor may poke The Pig's nose."</text:p>
          </table:table-cell>
          <table:table-cell table:number-columns-repeated="2"/>
        </table:table-row>
        <table:table-row table:style-name="ro1">
          <table:table-cell office:value-type="string" calcext:value-type="string">
            <text:p>survivor-farming</text:p>
          </table:table-cell>
          <table:table-cell office:value-type="string" calcext:value-type="string">
            <text:p>Avoid Farming</text:p>
          </table:table-cell>
          <table:table-cell office:value-type="string" calcext:value-type="string">
            <text:p>survivor</text:p>
          </table:table-cell>
          <table:table-cell office:value-type="string" calcext:value-type="string">
            <text:p>"""Farming"" refers to unhooking teammates in unsafe situations, particularly when the killer is nearby and likely to down the recently unhooked survivor immediately."</text:p>
          </table:table-cell>
          <table:table-cell table:number-columns-repeated="2"/>
        </table:table-row>
        <table:table-row table:style-name="ro1">
          <table:table-cell office:value-type="string" calcext:value-type="string">
            <text:p>survivor-sandbagging</text:p>
          </table:table-cell>
          <table:table-cell office:value-type="string" calcext:value-type="string">
            <text:p>Avoid Sandbagging</text:p>
          </table:table-cell>
          <table:table-cell office:value-type="string" calcext:value-type="string">
            <text:p>survivor</text:p>
          </table:table-cell>
          <table:table-cell office:value-type="string" calcext:value-type="string">
            <text:p>"""Sandbagging"" reffers to getting in the way of your teammates whilst they're being chased by the killer. While this can happen accidentally, survivors should avoid this behaviour."</text:p>
          </table:table-cell>
          <table:table-cell table:number-columns-repeated="2"/>
        </table:table-row>
        <table:table-row table:style-name="ro1">
          <table:table-cell office:value-type="string" calcext:value-type="string">
            <text:p>survivor-gonext</text:p>
          </table:table-cell>
          <table:table-cell office:value-type="string" calcext:value-type="string">
            <text:p>Avoid Going Next</text:p>
          </table:table-cell>
          <table:table-cell office:value-type="string" calcext:value-type="string">
            <text:p>survivor</text:p>
          </table:table-cell>
          <table:table-cell office:value-type="string" calcext:value-type="string">
            <text:p>"Survivors quitting early is the kiss of death for a match. Survivors should avoid quitting on a match when things are not going well, especially by dying early on a hook. If a survivor player really must abandon the match they should consider disconnecting and taking the disconnect penalty instead so their teammates still have a bot in the match."</text:p>
          </table:table-cell>
          <table:table-cell table:number-columns-repeated="2"/>
        </table:table-row>
        <table:table-row table:style-name="ro1">
          <table:table-cell office:value-type="string" calcext:value-type="string">
            <text:p>survivor-toxic-chat</text:p>
          </table:table-cell>
          <table:table-cell office:value-type="string" calcext:value-type="string">
            <text:p>Avoid Being Toxic (End Game Chat)</text:p>
          </table:table-cell>
          <table:table-cell office:value-type="string" calcext:value-type="string">
            <text:p>survivor</text:p>
          </table:table-cell>
          <table:table-cell office:value-type="string" calcext:value-type="string">
            <text:p>"After a match, survivors are expected to be gracious in both victory and defeat. Phrases like ""EZ"" or ""baby killer"" are considered toxic and unsportsmanlike."</text:p>
          </table:table-cell>
          <table:table-cell table:number-columns-repeated="2"/>
        </table:table-row>
        <table:table-row table:style-name="ro1">
          <table:table-cell office:value-type="string" calcext:value-type="string">
            <text:p>killer-mercy</text:p>
          </table:table-cell>
          <table:table-cell office:value-type="string" calcext:value-type="string">
            <text:p>Consider Letting the Last Survivor Get Away</text:p>
          </table:table-cell>
          <table:table-cell office:value-type="string" calcext:value-type="string">
            <text:p>killer</text:p>
          </table:table-cell>
          <table:table-cell office:value-type="string" calcext:value-type="string">
            <text:p>"When only one survivor remains, especially if they were not toxic and their team abandoned them, the killer should show mercy by allowing them to escape through the hatch or exit gate. Killers should also consider this if the last survivor gifts them their item."</text:p>
          </table:table-cell>
          <table:table-cell table:number-columns-repeated="2"/>
        </table:table-row>
      </table:table>
      <table:table table:name="Perks" table:style-name="ta1">
        <office:forms form:automatic-focus="false" form:apply-design-mode="false"/>
        <table:table-column table:style-name="co7" table:default-cell-style-name="Default"/>
        <table:table-column table:style-name="co8" table:default-cell-style-name="Default"/>
        <table:table-column table:style-name="co3" table:number-columns-repeated="2" table:default-cell-style-name="Default"/>
        <table:table-column table:style-name="co9" table:default-cell-style-name="Default"/>
        <table:table-column table:style-name="co12" table:default-cell-style-name="Default"/>
        <table:table-column table:style-name="co13" table:default-cell-style-name="Default"/>
        <table:table-row table:style-name="ro1">
          <table:table-cell office:value-type="string" calcext:value-type="string">
            <text:p>PerkName</text:p>
          </table:table-cell>
          <table:table-cell office:value-type="string" calcext:value-type="string">
            <text:p>Filename</text:p>
          </table:table-cell>
          <table:table-cell office:value-type="string" calcext:value-type="string">
            <text:p>PerkType</text:p>
          </table:table-cell>
          <table:table-cell office:value-type="string" calcext:value-type="string">
            <text:p>Folder</text:p>
          </table:table-cell>
          <table:table-cell office:value-type="string" calcext:value-type="string">
            <text:p>PerkOwner</text:p>
          </table:table-cell>
          <table:table-cell office:value-type="string" calcext:value-type="string">
            <text:p>PerkDescription</text:p>
          </table:table-cell>
          <table:table-cell office:value-type="string" calcext:value-type="string">
            <text:p>PerkQuote</text:p>
          </table:table-cell>
        </table:table-row>
        <table:table-row table:style-name="ro1">
          <table:table-cell office:value-type="string" calcext:value-type="string">
            <text:p>Agitation</text:p>
          </table:table-cell>
          <table:table-cell office:value-type="string" calcext:value-type="string">
            <text:p>agita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Trapper</text:p>
          </table:table-cell>
          <table:table-cell office:value-type="string" calcext:value-type="string">
            <text:p>You get excited in anticipation of hooking your prey. When carrying a Survivor, you benefit from the following effects: Increases your Movement speed by 6/12/18 %. Increases your Terror Radius by +12 metres.</text:p>
          </table:table-cell>
          <table:table-cell office:value-type="string" calcext:value-type="string">
            <text:p>"At some point, the excitement of hooking one of us becomes more important than the desire to kill us."</text:p>
          </table:table-cell>
        </table:table-row>
        <table:table-row table:style-name="ro1">
          <table:table-cell office:value-type="string" calcext:value-type="string">
            <text:p>Alien Instinct</text:p>
          </table:table-cell>
          <table:table-cell office:value-type="string" calcext:value-type="string">
            <text:p>alienInstinc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Xenomorph</text:p>
          </table:table-cell>
          <table:table-cell office:value-type="string" calcext:value-type="string">
            <text:p>You are so stealthy, sometimes it seems like you appear out of nowhere. Whenever you hook a Survivor, Alien Instinct activates: The Aura of the farthest injured Survivor is revealed to you for 5 seconds. That Survivor suffers from the Oblivious Status Effect for 16/18/20 seconds.</text:p>
          </table:table-cell>
          <table:table-cell office:value-type="string" calcext:value-type="string">
            <text:p>"Yellow light's for my eyes only." — Dallas</text:p>
          </table:table-cell>
        </table:table-row>
        <table:table-row table:style-name="ro1">
          <table:table-cell office:value-type="string" calcext:value-type="string">
            <text:p>All Shaking Thunder</text:p>
          </table:table-cell>
          <table:table-cell office:value-type="string" calcext:value-type="string">
            <text:p>allShakingThund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oundmaster</text:p>
          </table:table-cell>
          <table:table-cell office:value-type="string" calcext:value-type="string">
            <text:p>Enemies on land and sea learned to tremble before your might. After falling from a height, All-Shaking Thunder activates for 8/12/16 seconds: Increases the range of your Lunge Attack by +75 %. All-Shaking Thunder has a cool-down of 5 seconds. </text:p>
          </table:table-cell>
          <table:table-cell office:value-type="string" calcext:value-type="string">
            <text:p>"Go on. Run. Tell your friends I'm coming for them." — Portia Maye</text:p>
          </table:table-cell>
        </table:table-row>
        <table:table-row table:style-name="ro1">
          <table:table-cell office:value-type="string" calcext:value-type="string">
            <text:p>A Nurse’s Calling</text:p>
          </table:table-cell>
          <table:table-cell office:value-type="string" calcext:value-type="string">
            <text:p>aNursesCall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urse</text:p>
          </table:table-cell>
          <table:table-cell office:value-type="string" calcext:value-type="string">
            <text:p>Unlocks potential in your Aura-reading ability. The Auras of Survivors who are healing or being healed are revealed to you within 20/24/28 metres.</text:p>
          </table:table-cell>
          <table:table-cell office:value-type="string" calcext:value-type="string">
            <text:p>"Still attached to the fragments of her past life, she is drawn to those in need of help."</text:p>
          </table:table-cell>
        </table:table-row>
        <table:table-row table:style-name="ro1">
          <table:table-cell office:value-type="string" calcext:value-type="string">
            <text:p>Awakened Awareness</text:p>
          </table:table-cell>
          <table:table-cell office:value-type="string" calcext:value-type="string">
            <text:p>awakenedAwarenes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Mastermind</text:p>
          </table:table-cell>
          <table:table-cell office:value-type="string" calcext:value-type="string">
            <text:p>Your genes have been altered to heighten your senses in intense situations.While carrying a Survivor, you benefit from the following effect: The Auras of all Survivors within 16/18/20 metres of your location are revealed to you.</text:p>
          </table:table-cell>
          <table:table-cell/>
        </table:table-row>
        <table:table-row table:style-name="ro1">
          <table:table-cell office:value-type="string" calcext:value-type="string">
            <text:p>Bamboozle</text:p>
          </table:table-cell>
          <table:table-cell office:value-type="string" calcext:value-type="string">
            <text:p>bamboozl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lown</text:p>
          </table:table-cell>
          <table:table-cell office:value-type="string" calcext:value-type="string">
            <text:p>After vaulting a Window, Bamboozle calls upon The Entity to block that Window for the next 8/12/16 seconds. Blocked Windows cannot be vaulted by Survivors. Increases your general Vaulting speed by 5/10/15 %. Bamboozle only blocks one Window at a time and does not apply either of its effects to vaulting Pallets. </text:p>
          </table:table-cell>
          <table:table-cell/>
        </table:table-row>
        <table:table-row table:style-name="ro1">
          <table:table-cell office:value-type="string" calcext:value-type="string">
            <text:p>BBQ and Chilli</text:p>
          </table:table-cell>
          <table:table-cell office:value-type="string" calcext:value-type="string">
            <text:p>barbecueAndChilli.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annibal</text:p>
          </table:table-cell>
          <table:table-cell office:value-type="string" calcext:value-type="string">
            <text:p>A deep bond with The Entity unlocks potential in one's Aura-reading ability. After hooking a Survivor, all Survivors who are at least 60/50/40 metres away from that Hook have their Aura revealed to you for 5 seconds.</text:p>
          </table:table-cell>
          <table:table-cell office:value-type="string" calcext:value-type="string">
            <text:p>"I just can't take no pleasure in killing. There's just some things you gotta do. Don't mean you have to like it." — Drayton Sawyer</text:p>
          </table:table-cell>
        </table:table-row>
        <table:table-row table:style-name="ro1">
          <table:table-cell office:value-type="string" calcext:value-type="string">
            <text:p>Batteries Included</text:p>
          </table:table-cell>
          <table:table-cell office:value-type="string" calcext:value-type="string">
            <text:p>batteriesInclud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ood Guy</text:p>
          </table:table-cell>
          <table:table-cell office:value-type="string" calcext:value-type="string">
            <text:p>Being somewhere between man and machine has its upsides. Whenever you are within 12 metres of a completed Generator, you are granted a +5 % Haste Status Effect. This effect lingers for 1/3/5 second(s) after leaving the Generator's range.</text:p>
          </table:table-cell>
          <table:table-cell office:value-type="string" calcext:value-type="string">
            <text:p>"Surprise! Did you miss me, Andy?" — Chucky</text:p>
          </table:table-cell>
        </table:table-row>
        <table:table-row table:style-name="ro1">
          <table:table-cell office:value-type="string" calcext:value-type="string">
            <text:p>Beast of Prey</text:p>
          </table:table-cell>
          <table:table-cell office:value-type="string" calcext:value-type="string">
            <text:p>beastOfPre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untress</text:p>
          </table:table-cell>
          <table:table-cell office:value-type="string" calcext:value-type="string">
            <text:p>Your lust for a kill is so intense that your connection with The Entity is momentarily lost, making you totally unpredictable. Upon gaining the Bloodlust Status Effect, Beast of Prey activates: Grants the Undetectable Status Effect for as long as Bloodlust is active. Beast of Prey grants 30/40/50 % bonus Bloodpoints for actions in the Hunter Category. The bonus Bloodpoints are only awarded during the Trial.</text:p>
          </table:table-cell>
          <table:table-cell office:value-type="string" calcext:value-type="string">
            <text:p>"Where did she go?"</text:p>
          </table:table-cell>
        </table:table-row>
        <table:table-row table:style-name="ro1">
          <table:table-cell office:value-type="string" calcext:value-type="string">
            <text:p>Bitter Murmur</text:p>
          </table:table-cell>
          <table:table-cell office:value-type="string" calcext:value-type="string">
            <text:p>bitterMurmur.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Unlocks potential in your Aura-reading ability: Each time a Generatoris completed, the Auras of all Survivors within 16 metres of that Generator are revealed to you for 5 seconds. Once the last Generator is completed, the Auras of all Survivors are revealed to you for 5/7/10 seconds.</text:p>
          </table:table-cell>
          <table:table-cell/>
        </table:table-row>
        <table:table-row table:style-name="ro1">
          <table:table-cell office:value-type="string" calcext:value-type="string">
            <text:p>Blood Echo</text:p>
          </table:table-cell>
          <table:table-cell office:value-type="string" calcext:value-type="string">
            <text:p>bloodEcho.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Oni</text:p>
          </table:table-cell>
          <table:table-cell office:value-type="string" calcext:value-type="string">
            <text:p>The agony of one is inflicted onto others. Whenever you hook a Survivor, all other injured Survivors suffer from the Exhausted and Haemorrhage Status Effects for 20/25/30 seconds.</text:p>
          </table:table-cell>
          <table:table-cell office:value-type="string" calcext:value-type="string">
            <text:p>"Attack an enemy with precision and their allies will feel it." — Renjiro's Doctrine 6:3</text:p>
          </table:table-cell>
        </table:table-row>
        <table:table-row table:style-name="ro1">
          <table:table-cell office:value-type="string" calcext:value-type="string">
            <text:p>Bloodhound</text:p>
          </table:table-cell>
          <table:table-cell office:value-type="string" calcext:value-type="string">
            <text:p>bloodh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Wraith</text:p>
          </table:table-cell>
          <table:table-cell office:value-type="string" calcext:value-type="string">
            <text:p>Like a hunting scent hound, you smell traces of blood at a great distance. Pools of Blood are shown in bright red and can be tracked for 2/3/4 seconds longer than normal.</text:p>
          </table:table-cell>
          <table:table-cell office:value-type="string" calcext:value-type="string">
            <text:p>"Pebbles shimmering in the moonlight; my life drips down in a trail so easy to follow."</text:p>
          </table:table-cell>
        </table:table-row>
        <table:table-row table:style-name="ro1">
          <table:table-cell office:value-type="string" calcext:value-type="string">
            <text:p>Blood Warden</text:p>
          </table:table-cell>
          <table:table-cell office:value-type="string" calcext:value-type="string">
            <text:p>bloodWarde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ightmare</text:p>
          </table:table-cell>
          <table:table-cell office:value-type="string" calcext:value-type="string">
            <text:p>As soon as one Exit Gate is opened, Blood Warden activates. The Auras of Survivors standing within the Exit-Gate area are revealed to you. Once per Trial, hooking a Survivor while Blood Warden is active calls upon The Entity to block the exits for all Survivors for 40/50/60 seconds.</text:p>
          </table:table-cell>
          <table:table-cell office:value-type="string" calcext:value-type="string">
            <text:p>"This is my world. And you can't ever leave." — Freddy Krueger</text:p>
          </table:table-cell>
        </table:table-row>
        <table:table-row table:style-name="ro1">
          <table:table-cell office:value-type="string" calcext:value-type="string">
            <text:p>Brutal Strength</text:p>
          </table:table-cell>
          <table:table-cell office:value-type="string" calcext:value-type="string">
            <text:p>brutalStrengt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apper</text:p>
          </table:table-cell>
          <table:table-cell office:value-type="string" calcext:value-type="string">
            <text:p>Your great strength allows you to shred through your prey's defences. Increases the Action speeds for breaking Breakable Walls and dropped Pallets, and damaging Generators by 10/15/20 %.</text:p>
          </table:table-cell>
          <table:table-cell office:value-type="string" calcext:value-type="string">
            <text:p>"It is more than muscles. A dark power motivates the beast."</text:p>
          </table:table-cell>
        </table:table-row>
        <table:table-row table:style-name="ro1">
          <table:table-cell office:value-type="string" calcext:value-type="string">
            <text:p>Call of Brine</text:p>
          </table:table-cell>
          <table:table-cell office:value-type="string" calcext:value-type="string">
            <text:p>callOfBrin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Onryo</text:p>
          </table:table-cell>
          <table:table-cell office:value-type="string" calcext:value-type="string">
            <text:p>Your psychic abilities influence technology in devastating ways. After performing the Damage Generator action on a Generator, Call of Brine activates for 60 seconds. The damaged Generator regresses at 115/120/125 % of the normal Regression speed and its Aura is highlighted to you in yellow. Receive a Loud Noise Notification each time a Survivor hits a Good Skill Check on the affected Generator.</text:p>
          </table:table-cell>
          <table:table-cell/>
        </table:table-row>
        <table:table-row table:style-name="ro1">
          <table:table-cell office:value-type="string" calcext:value-type="string">
            <text:p>Corrupt Intervention</text:p>
          </table:table-cell>
          <table:table-cell office:value-type="string" calcext:value-type="string">
            <text:p>corruptInterven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lague</text:p>
          </table:table-cell>
          <table:table-cell office:value-type="string" calcext:value-type="string">
            <text:p>Your prayers invoke a dark power that meddles with the Survivors' chances of survival. At the start of the Trial, the 3 Generators located farthest from you are blocked by The Entity for 80/100/120 seconds. Corrupt Intervention deactivates prematurely once the first Survivor is put into the Dying State. </text:p>
          </table:table-cell>
          <table:table-cell office:value-type="string" calcext:value-type="string">
            <text:p>"It shall be known across the land that the Gods curse the unfaithful." — (The Tablet of Adiris, 3.7)</text:p>
          </table:table-cell>
        </table:table-row>
        <table:table-row table:style-name="ro1">
          <table:table-cell office:value-type="string" calcext:value-type="string">
            <text:p>Coulrophobia</text:p>
          </table:table-cell>
          <table:table-cell office:value-type="string" calcext:value-type="string">
            <text:p>coulrophobia.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lown</text:p>
          </table:table-cell>
          <table:table-cell office:value-type="string" calcext:value-type="string">
            <text:p>Even those without a fear of clowns know to be terrified of you. For all Survivors within your Terror Radius, the following effects apply: Reduces their Healing speed by 30/40/50 %. Increases the Rotation speed of Healing Skill Checks by +50 %.</text:p>
          </table:table-cell>
          <table:table-cell/>
        </table:table-row>
        <table:table-row table:style-name="ro1">
          <table:table-cell office:value-type="string" calcext:value-type="string">
            <text:p>Coup De Grace</text:p>
          </table:table-cell>
          <table:table-cell office:value-type="string" calcext:value-type="string">
            <text:p>coupDeGr-3F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wins</text:p>
          </table:table-cell>
          <table:table-cell office:value-type="string" calcext:value-type="string">
            <text:p>As the end nears, you go in for the kill. Whenever a Generator is completed, Coup de Grâce gains +2 Tokens, up to a maximum of 10 Tokens per Trial: Increases the range of your next Lunge Attack by 70/75/80 %, while consuming -1 Token. Coup de Grâce can only hold a maximum of 5 Tokens at a time. </text:p>
          </table:table-cell>
          <table:table-cell/>
        </table:table-row>
        <table:table-row table:style-name="ro1">
          <table:table-cell office:value-type="string" calcext:value-type="string">
            <text:p>Cruel Limits</text:p>
          </table:table-cell>
          <table:table-cell office:value-type="string" calcext:value-type="string">
            <text:p>cruelLimit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mogorgon</text:p>
          </table:table-cell>
          <table:table-cell office:value-type="string" calcext:value-type="string">
            <text:p>Your ties to the otherworldly manifest when your prey attempts to get away. Whenever a Generator is completed, Cruel Limits activates: Blocks every Vault location on the Map for all Survivors for the next 20/25/30 seconds. The Auras of the blocked Vault locations are highlighted to you in yellow.</text:p>
          </table:table-cell>
          <table:table-cell office:value-type="string" calcext:value-type="string">
            <text:p>"The specimen seems to be able to affect the state of nearby objects, as if they existed in some other form within a dimension alternate to our own." — Hawkins National Laboratory</text:p>
          </table:table-cell>
        </table:table-row>
        <table:table-row table:style-name="ro1">
          <table:table-cell office:value-type="string" calcext:value-type="string">
            <text:p>Dark Arrogance</text:p>
          </table:table-cell>
          <table:table-cell office:value-type="string" calcext:value-type="string">
            <text:p>darkArrog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ich</text:p>
          </table:table-cell>
          <table:table-cell office:value-type="string" calcext:value-type="string">
            <text:p>When everything is going right, you are an inescapable inevitability. Increases your Vaulting speed in exchange for increased vulnerability to being blinded and stunned: Permanently increases the duration of Killer Blinds by any means and the duration of Pallet Stuns by +25 %. Permanently increases your Vaulting speed by 15/20/25 %.</text:p>
          </table:table-cell>
          <table:table-cell office:value-type="string" calcext:value-type="string">
            <text:p><text:s/>"Run all you want. I will not be denied." — Vecna </text:p>
          </table:table-cell>
        </table:table-row>
        <table:table-row table:style-name="ro1">
          <table:table-cell office:value-type="string" calcext:value-type="string">
            <text:p>Dark Devotion</text:p>
          </table:table-cell>
          <table:table-cell office:value-type="string" calcext:value-type="string">
            <text:p>darkDevo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lague</text:p>
          </table:table-cell>
          <table:table-cell office:value-type="string" calcext:value-type="string">
            <text:p>The display of your Powers creates a whirlwind of panic that spreads throughout the land. Whenever the Obsession loses a Health State by any means and thus enters the Injured State, Dark Devotion activates: Your Terror Radius transfers to the Obsession for 20/25/30 seconds, and its radius is set to 32 metres. Grants the Undetectable Status Effect for the same duration. The Obsession with your transferred Terror Radius is also considered to be 'inside the Terror Radius' for other purposes. You can only be obsessed with one Survivor at a time. </text:p>
          </table:table-cell>
          <table:table-cell office:value-type="string" calcext:value-type="string">
            <text:p>"And terror shall take hold of a defiant non-believer, who shall falsely announce my arrival." — (The Tablet of Adiris, 48.9)</text:p>
          </table:table-cell>
        </table:table-row>
        <table:table-row table:style-name="ro1">
          <table:table-cell office:value-type="string" calcext:value-type="string">
            <text:p>Darkness Revealed</text:p>
          </table:table-cell>
          <table:table-cell office:value-type="string" calcext:value-type="string">
            <text:p>darknessReveal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redge</text:p>
          </table:table-cell>
          <table:table-cell office:value-type="string" calcext:value-type="string">
            <text:p>In your presence, places once thought to be safe are perhaps the most dangerous. Searching a Locker has the following effect: The Auras of Survivors within 8 metres of any Locker are revealed to you for 6/7/8 seconds. Darkness Revealed has a cool-down of 30 seconds. </text:p>
          </table:table-cell>
          <table:table-cell office:value-type="string" calcext:value-type="string">
            <text:p>"Stay in the light, my children. In darkness, your fear will expose you." — Otto Stamper</text:p>
          </table:table-cell>
        </table:table-row>
        <table:table-row table:style-name="ro1">
          <table:table-cell office:value-type="string" calcext:value-type="string">
            <text:p>Deadlock</text:p>
          </table:table-cell>
          <table:table-cell office:value-type="string" calcext:value-type="string">
            <text:p>deadlo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enobite</text:p>
          </table:table-cell>
          <table:table-cell office:value-type="string" calcext:value-type="string">
            <text:p>You induce mental suffering by crushing any hope of escape. Whenever a Generator is completed, The Entity blocks the Generator with the most progression for 15/20/25 seconds. The Aura of the blocked Generator is revealed to you in white during this time.</text:p>
          </table:table-cell>
          <table:table-cell office:value-type="string" calcext:value-type="string">
            <text:p>"Nobody escapes us." — Pinhead</text:p>
          </table:table-cell>
        </table:table-row>
        <table:table-row table:style-name="ro1">
          <table:table-cell office:value-type="string" calcext:value-type="string">
            <text:p>Dead Man’s Switch</text:p>
          </table:table-cell>
          <table:table-cell office:value-type="string" calcext:value-type="string">
            <text:p>deadMansSwitc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athslinger</text:p>
          </table:table-cell>
          <table:table-cell office:value-type="string" calcext:value-type="string">
            <text:p>After hooking a Survivor, Dead Man's Switch activates: Blocks the first Generator any Survivor stops repairing for 40/45/50 seconds. The Blocked Generator is highlighted to you in white. Dead Man's Switch cannot activate if its effect is still active from a previous activation. </text:p>
          </table:table-cell>
          <table:table-cell office:value-type="string" calcext:value-type="string">
            <text:p>"I've seen the look on a man's face when he realises he's going to die." — Caleb Quinn</text:p>
          </table:table-cell>
        </table:table-row>
        <table:table-row table:style-name="ro1">
          <table:table-cell office:value-type="string" calcext:value-type="string">
            <text:p>Deathbound</text:p>
          </table:table-cell>
          <table:table-cell office:value-type="string" calcext:value-type="string">
            <text:p>deathb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Executioner</text:p>
          </table:table-cell>
          <table:table-cell office:value-type="string" calcext:value-type="string">
            <text:p>Those whose lives are intertwined in darkness are destined to suffer together. Whenever a Survivor finishes healing another Survivor for the equivalent of 1 Health State, Deathbound activates: Causes the Healer to scream and reveal their location. Causes the Healer to suffer from the Oblivious Status Effect whenever they are farther than 16/12/8 metres from the other Survivor. Deathbound deactivates after the Healer loses a Health State. </text:p>
          </table:table-cell>
          <table:table-cell/>
        </table:table-row>
        <table:table-row table:style-name="ro1">
          <table:table-cell office:value-type="string" calcext:value-type="string">
            <text:p>Deerstalker</text:p>
          </table:table-cell>
          <table:table-cell office:value-type="string" calcext:value-type="string">
            <text:p>deerstalk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Unlocks potential in your Aura-reading ability: The Auras of all Survivors in the Dying State within 20/28/36 metres of your location are revealed to you.</text:p>
          </table:table-cell>
          <table:table-cell/>
        </table:table-row>
        <table:table-row table:style-name="ro1">
          <table:table-cell office:value-type="string" calcext:value-type="string">
            <text:p>Discordance</text:p>
          </table:table-cell>
          <table:table-cell office:value-type="string" calcext:value-type="string">
            <text:p>discord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egion</text:p>
          </table:table-cell>
          <table:table-cell office:value-type="string" calcext:value-type="string">
            <text:p>Any Generator within a range of 64/96/128 metres that is being repaired by 2 or more Survivors is marked by a yellow Aura. When the Generator is first highlighted, Discordance triggers a Loud Noise Notification on the Generator. After the Generator is no longer within range or is being repaired by just 1 Survivor, the highlighted Aura will linger for another 4 seconds.</text:p>
          </table:table-cell>
          <table:table-cell office:value-type="string" calcext:value-type="string">
            <text:p>"Smartasses get killed. We always see to that." — The Legion</text:p>
          </table:table-cell>
        </table:table-row>
        <table:table-row table:style-name="ro1">
          <table:table-cell office:value-type="string" calcext:value-type="string">
            <text:p>Dissolution</text:p>
          </table:table-cell>
          <table:table-cell office:value-type="string" calcext:value-type="string">
            <text:p>dissolu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redge</text:p>
          </table:table-cell>
          <table:table-cell office:value-type="string" calcext:value-type="string">
            <text:p>Everything turns to dust. It is as inescapable as the coming of the night. After 3 seconds of injuring a Survivor by any means, Dissolution activates for 12/16/20 seconds: Instantly breaks the next Pallet that Survivor performs a Fast Vault across while inside your Terror Radius.</text:p>
          </table:table-cell>
          <table:table-cell/>
        </table:table-row>
        <table:table-row table:style-name="ro1">
          <table:table-cell office:value-type="string" calcext:value-type="string">
            <text:p>Distressing</text:p>
          </table:table-cell>
          <table:table-cell office:value-type="string" calcext:value-type="string">
            <text:p>distress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ommon</text:p>
          </table:table-cell>
          <table:table-cell office:value-type="string" calcext:value-type="string">
            <text:p>Your horrifying emanation strikes at a supernaturally long distance. Increases your Terror Radius by 22/24/26 %. Grants 100 % bonus Bloodpoints for all actions in the Deviousness Category.</text:p>
          </table:table-cell>
          <table:table-cell/>
        </table:table-row>
        <table:table-row table:style-name="ro1">
          <table:table-cell office:value-type="string" calcext:value-type="string">
            <text:p>Dominance</text:p>
          </table:table-cell>
          <table:table-cell office:value-type="string" calcext:value-type="string">
            <text:p>Domin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ark Lord</text:p>
          </table:table-cell>
          <table:table-cell office:value-type="string" calcext:value-type="string">
            <text:p>The power you wield over the land strikes terror in the hearts of all who cross your path. The first time each Chest and each Totem are interacted with by a Survivor, Dominance triggers its effect: Calls upon The Entity to block it for 8/12/16 seconds. The Aura of the blocked Prop is revealed to you in white.</text:p>
          </table:table-cell>
          <table:table-cell office:value-type="string" calcext:value-type="string">
            <text:p>"Tragic, is it not? How powerless you must feel." — Dracula</text:p>
          </table:table-cell>
        </table:table-row>
        <table:table-row table:style-name="ro1">
          <table:table-cell office:value-type="string" calcext:value-type="string">
            <text:p>Dragon’s Grip</text:p>
          </table:table-cell>
          <table:table-cell office:value-type="string" calcext:value-type="string">
            <text:p>dragonsGrip.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Blight</text:p>
          </table:table-cell>
          <table:table-cell office:value-type="string" calcext:value-type="string">
            <text:p>Performing the Damage Generator action on a Generator activates Dragon's Grip for the next 30 seconds: The first Survivor interacting with the damaged Generator will scream, revealing their location for 4 seconds, and suffer from the Exposed Status Effect for 60 seconds. Dragon's Grip has a cool-down of 60/50/40 seconds. </text:p>
          </table:table-cell>
          <table:table-cell office:value-type="string" calcext:value-type="string">
            <text:p>"Such potential in this compound... even the slightest trace causes unnatural effects." — Journal of Talbot Grimes</text:p>
          </table:table-cell>
        </table:table-row>
        <table:table-row table:style-name="ro1">
          <table:table-cell office:value-type="string" calcext:value-type="string">
            <text:p>Dying Light</text:p>
          </table:table-cell>
          <table:table-cell office:value-type="string" calcext:value-type="string">
            <text:p>dyingLigh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hape</text:p>
          </table:table-cell>
          <table:table-cell office:value-type="string" calcext:value-type="string">
            <text:p>Each time you hook a Survivor other than your Obsession, you gain +1 Token: For as long as the Obsession is alive, all other Survivors suffer from a stack-able 2/2.5/3 % per Token Action Speed penalty to Repairing, Healing, and Sabotaging, up to a maximum of 22/27.5/33 % or 11 Tokens. The Obsession is unaffected by this penalty and instead granted a permanent +33 % Action Speed bonus to Unhooking and Healing other Survivors. You can only be obsessed with one Survivor at a time. </text:p>
          </table:table-cell>
          <table:table-cell office:value-type="string" calcext:value-type="string">
            <text:p>"This isn't a man..." — Dr Sam Loomis</text:p>
          </table:table-cell>
        </table:table-row>
        <table:table-row table:style-name="ro1">
          <table:table-cell office:value-type="string" calcext:value-type="string">
            <text:p>Enduring</text:p>
          </table:table-cell>
          <table:table-cell office:value-type="string" calcext:value-type="string">
            <text:p>endur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illbilly</text:p>
          </table:table-cell>
          <table:table-cell office:value-type="string" calcext:value-type="string">
            <text:p>You are resilient to pain. Reduces the duration of Pallet Stuns by 40/45/50 %. Enduring has no effect while carrying a Survivor. </text:p>
          </table:table-cell>
          <table:table-cell office:value-type="string" calcext:value-type="string">
            <text:p>"He stops at nothing."</text:p>
          </table:table-cell>
        </table:table-row>
        <table:table-row table:style-name="ro1">
          <table:table-cell office:value-type="string" calcext:value-type="string">
            <text:p>Eruption</text:p>
          </table:table-cell>
          <table:table-cell office:value-type="string" calcext:value-type="string">
            <text:p>erup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emesis</text:p>
          </table:table-cell>
          <table:table-cell office:value-type="string" calcext:value-type="string">
            <text:p>The NE-α parasite provides you with the intelligence and awareness needed to set a trap. Performing the Damage Generator action on a Generator applies Eruption: All affected Generators are highlighted to you in yellow. The next time any Survivor enters the Dying State by any means, all affected Generators explode and immediately start regressing, which removes the highlighted Aura. Instantly regresses the Generator by -10 % of its maximum possible Progression. Causes all Survivors repairing the afflicted Generators to scream and reveal their Aura to you for 8/10/12 seconds. Eruption has a cool-down of 30 seconds. </text:p>
          </table:table-cell>
          <table:table-cell office:value-type="string" calcext:value-type="string">
            <text:p>"It can use weapons?" — Jill Valentine </text:p>
          </table:table-cell>
        </table:table-row>
        <table:table-row table:style-name="ro1">
          <table:table-cell office:value-type="string" calcext:value-type="string">
            <text:p>Fire Up</text:p>
          </table:table-cell>
          <table:table-cell office:value-type="string" calcext:value-type="string">
            <text:p>fireUp.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ightmare</text:p>
          </table:table-cell>
          <table:table-cell office:value-type="string" calcext:value-type="string">
            <text:p>The increased pressure of losing your preys fills you with anger and gives you unsuspected motivation. Each time a Generator is completed, Fire Up grows in power and gains 1 Token, up to a maximum of 5 Tokens. Each Token applies a stack-able buff of 3/3.5/4 % per Token, up to a maximum of 15/17.5/20 %, to the following Action speeds: Picking up and dropping Survivors. Breaking Breakable Walls and Pallets, and damaging Generators. Vaulting Windows.</text:p>
          </table:table-cell>
          <table:table-cell office:value-type="string" calcext:value-type="string">
            <text:p>"Now why don't you just fucking die?" — Freddy Krueger</text:p>
          </table:table-cell>
        </table:table-row>
        <table:table-row table:style-name="ro1">
          <table:table-cell office:value-type="string" calcext:value-type="string">
            <text:p>Forced Hesitation</text:p>
          </table:table-cell>
          <table:table-cell office:value-type="string" calcext:value-type="string">
            <text:p>forcedHesita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ingularity</text:p>
          </table:table-cell>
          <table:table-cell office:value-type="string" calcext:value-type="string">
            <text:p>You have learnt the emotional weaknesses of the organics, and how to exploit them. Whenever a Survivor is put into the Dying State by any means, all other Survivors within 16 metres of them suffer from a -20 % Hindered Status Effect for 10 seconds. Forced Hesitation has a cool-down of 40/35/30 seconds. </text:p>
          </table:table-cell>
          <table:table-cell office:value-type="string" calcext:value-type="string">
            <text:p>"THE ORGANIC MIND'S CAPACITY FOR EMPATHY GOES BEYOND HINDRANCE!" — HUX-A7-13</text:p>
          </table:table-cell>
        </table:table-row>
        <table:table-row table:style-name="ro1">
          <table:table-cell office:value-type="string" calcext:value-type="string">
            <text:p>Forced Penance</text:p>
          </table:table-cell>
          <table:table-cell office:value-type="string" calcext:value-type="string">
            <text:p>forcedPen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Executioner</text:p>
          </table:table-cell>
          <table:table-cell office:value-type="string" calcext:value-type="string">
            <text:p>Those who stand in the way of duty will suffer harsh judgement. Survivors who take a Protection Hit suffer from the Broken Status Effect for the next 60/70/80 seconds.</text:p>
          </table:table-cell>
          <table:table-cell/>
        </table:table-row>
        <table:table-row table:style-name="ro1">
          <table:table-cell office:value-type="string" calcext:value-type="string">
            <text:p>Franklin’s Demise</text:p>
          </table:table-cell>
          <table:table-cell office:value-type="string" calcext:value-type="string">
            <text:p>franklinsDemis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annibal</text:p>
          </table:table-cell>
          <table:table-cell office:value-type="string" calcext:value-type="string">
            <text:p>Your vicious Basic Attacks make Survivors drop their Items on impact: Causes dropped Items to slowly lose their Charges over 150/120/90 seconds. The Auras of dropped Items are revealed to you within 32 metres. The level of depletion is indicated by the colour of the Aura, ranging from white to red as the timer elapses.</text:p>
          </table:table-cell>
          <table:table-cell office:value-type="string" calcext:value-type="string">
            <text:p>"Sally, I hear something. Stop! Stop!" — Franklin Hardesty</text:p>
          </table:table-cell>
        </table:table-row>
        <table:table-row table:style-name="ro1">
          <table:table-cell office:value-type="string" calcext:value-type="string">
            <text:p>Friends ‘til the End</text:p>
          </table:table-cell>
          <table:table-cell office:value-type="string" calcext:value-type="string">
            <text:p>friendsTilTheE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ood Guy</text:p>
          </table:table-cell>
          <table:table-cell office:value-type="string" calcext:value-type="string">
            <text:p>You will kill anyone who gets between you and your target. When you hook any Survivors that is not the Obsession, the following effects apply to the Obsession: Their Aura is revealed for 6/8/10 seconds. They suffer from the Exposed Status Effect for 20 seconds. When you hook the Obsession, the following effects apply to a random Survivor: Causes the Survivor to scream and reveal their location to the Killer. They become the new Obsession. You can only be obsessed with one Survivor at a time.</text:p>
          </table:table-cell>
          <table:table-cell office:value-type="string" calcext:value-type="string">
            <text:p>"I got some fresh meat lined up, and I'm not gonna let you spoil it, not this time!" — Chucky</text:p>
          </table:table-cell>
        </table:table-row>
        <table:table-row table:style-name="ro1">
          <table:table-cell office:value-type="string" calcext:value-type="string">
            <text:p>Fugitive Chase</text:p>
          </table:table-cell>
          <table:table-cell office:value-type="string" calcext:value-type="string">
            <text:p>furtiveChas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host Face</text:p>
          </table:table-cell>
          <table:table-cell office:value-type="string" calcext:value-type="string">
            <text:p>You lurk in the shadows, eliminating your victims one by one. Each time you hook your Obsession, you benefit from the following effects for 14/16/18 seconds: Grants the Undetectable Status Effect. Grants a +5 % Haste Status Effect. Whenever the Obsession is rescued from a Hook, their rescuer will become the new Obsession. You can only be obsessed with one Survivor at a time. </text:p>
          </table:table-cell>
          <table:table-cell office:value-type="string" calcext:value-type="string">
            <text:p>"You have no idea what I have planned for you. It'll be in the news for weeks. I'll make sure of that." — The Ghost Face</text:p>
          </table:table-cell>
        </table:table-row>
        <table:table-row table:style-name="ro1">
          <table:table-cell office:value-type="string" calcext:value-type="string">
            <text:p>Game Afoot</text:p>
          </table:table-cell>
          <table:table-cell office:value-type="string" calcext:value-type="string">
            <text:p>gameAfoo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kull Merchant</text:p>
          </table:table-cell>
          <table:table-cell office:value-type="string" calcext:value-type="string">
            <text:p>First you pick your prey, then you pick it apart. Whenever you hit the Survivor with the highest cumulative Chase time, with a Basic Attack, they become the Obsession. While you are chasing your Obsession, Game Afoot activates its secondary effect: Grants a 5 % Haste Status Effect for 8/9/10 seconds after damaging a Generator or breaking a Breakable Wall or Pallet. You can only be obsessed with one Survivor at a time. </text:p>
          </table:table-cell>
          <table:table-cell office:value-type="string" calcext:value-type="string">
            <text:p>"This one might actually be a challenge..." — Sonhadores Sombrios, Issue #3</text:p>
          </table:table-cell>
        </table:table-row>
        <table:table-row table:style-name="ro1">
          <table:table-cell office:value-type="string" calcext:value-type="string">
            <text:p>Gearhead</text:p>
          </table:table-cell>
          <table:table-cell office:value-type="string" calcext:value-type="string">
            <text:p>gearhea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athslinger</text:p>
          </table:table-cell>
          <table:table-cell office:value-type="string" calcext:value-type="string">
            <text:p>You have got an ear for well-oiled gears. After a Survivor loses a Health State, Gearhead activates for 30 seconds: While Gearhead is active, a Survivor succeeding a Good Skill Check while repairing reveals their Aura to you for 6/7/8 seconds.</text:p>
          </table:table-cell>
          <table:table-cell office:value-type="string" calcext:value-type="string">
            <text:p>"Sometimes a man's best work is what puts him in the grave." — The Prison Warden</text:p>
          </table:table-cell>
        </table:table-row>
        <table:table-row table:style-name="ro1">
          <table:table-cell office:value-type="string" calcext:value-type="string">
            <text:p>Genetic Limits</text:p>
          </table:table-cell>
          <table:table-cell office:value-type="string" calcext:value-type="string">
            <text:p>geneticLimit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ingularity</text:p>
          </table:table-cell>
          <table:table-cell office:value-type="string" calcext:value-type="string">
            <text:p>Around you, the limits of human life become readily apparent. Whenever a Survivor loses a Health State, they suffer from the Exhausted Status Effect for 6/7/8 seconds.</text:p>
          </table:table-cell>
          <table:table-cell office:value-type="string" calcext:value-type="string">
            <text:p>"THE ORGANIC BODY IS SO LIMITED!" — HUX-A7-13</text:p>
          </table:table-cell>
        </table:table-row>
        <table:table-row table:style-name="ro1">
          <table:table-cell office:value-type="string" calcext:value-type="string">
            <text:p>Grim Embrace</text:p>
          </table:table-cell>
          <table:table-cell office:value-type="string" calcext:value-type="string">
            <text:p>grimEmbra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Artist</text:p>
          </table:table-cell>
          <table:table-cell office:value-type="string" calcext:value-type="string">
            <text:p>Your act of servitude to The Entity has not gone unnoticed. Each time a Survivor is hooked for the first time, Grim Embrace gains +1 Token and activates once you are at least 16 metres away from the Hook: 1-3 Tokens: Blocks all Generators for 6/8/10 seconds. 4 Tokens: Blocks all Generators for 40 seconds and the Aura of the Obsession is revealed to you for 6 seconds.</text:p>
          </table:table-cell>
          <table:table-cell office:value-type="string" calcext:value-type="string">
            <text:p>"Are we nothing but prisoners to our sorrow?" — Carmina Mora</text:p>
          </table:table-cell>
        </table:table-row>
        <table:table-row table:style-name="ro1">
          <table:table-cell office:value-type="string" calcext:value-type="string">
            <text:p>Hex: Blood Favour</text:p>
          </table:table-cell>
          <table:table-cell office:value-type="string" calcext:value-type="string">
            <text:p>hexBloodFavou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Blight</text:p>
          </table:table-cell>
          <table:table-cell office:value-type="string" calcext:value-type="string">
            <text:p>A Hex that gains the favour of The Entity when blood is spilt. Whenever a Survivor loses a Health State by any means and thus enters the Injured State or the Dying State, Hex: Blood Favour calls upon The Entity to block all Pallets within 24/28/32 metres of that Survivor's location from being pulled down for the next 15 seconds. All effects of the Hex Perk persist until its Hex Totem is cleansed or blessed. </text:p>
          </table:table-cell>
          <table:table-cell office:value-type="string" calcext:value-type="string">
            <text:p>"It would be no leap of the imagination to suggest that the Trials are a biological response of sorts." — Journal of Talbot Grimes</text:p>
          </table:table-cell>
        </table:table-row>
        <table:table-row table:style-name="ro1">
          <table:table-cell office:value-type="string" calcext:value-type="string">
            <text:p>Hex: Crowd Control</text:p>
          </table:table-cell>
          <table:table-cell office:value-type="string" calcext:value-type="string">
            <text:p>hexCrowdControl.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ickster</text:p>
          </table:table-cell>
          <table:table-cell office:value-type="string" calcext:value-type="string">
            <text:p>A Hex that ensures those lesser than you are properly herded. Whenever any Survivor performs a Rushed Action to vault a Window, Hex: Crowd Control triggers its effect: Permanently blocks the last 3/4/5 Windows to all Survivors. Any successive trigger unblocks the oldest Blocked Window. All effects of the Hex Perk persist until its Hex Totem is cleansed or blessed. </text:p>
          </table:table-cell>
          <table:table-cell office:value-type="string" calcext:value-type="string">
            <text:p>"You have no control. People like you never did." — Ji-Woon Hak</text:p>
          </table:table-cell>
        </table:table-row>
        <table:table-row table:style-name="ro1">
          <table:table-cell office:value-type="string" calcext:value-type="string">
            <text:p>Hex: Devour Hope</text:p>
          </table:table-cell>
          <table:table-cell office:value-type="string" calcext:value-type="string">
            <text:p>hexDevourHop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ag</text:p>
          </table:table-cell>
          <table:table-cell office:value-type="string" calcext:value-type="string">
            <text:p>A Hex rooting its power on hope. The false hope of Survivors ignites your hunger. Whenever a Survivor is rescued from a Hook while you are at least 24 metres away, Hex: Devour Hope is granted +1 Token, up to a maximum of 5 Tokens: 2 Tokens: Grants a 3/4/5 % Haste Status Effect for 10 seconds after 10 seconds of having hooked a Survivor. 3 Tokens: causes all Survivors to suffer from a permanent Exposed Status Effect. 5 Tokens: grants the ability to kill all Survivors by your own hand. All effects of the Hex Perk persist until its Hex Totem is cleansed or blessed.</text:p>
          </table:table-cell>
          <table:table-cell office:value-type="string" calcext:value-type="string">
            <text:p>"If you do nothing, you have their blood on your hands. If you save them, her hunger grows."</text:p>
          </table:table-cell>
        </table:table-row>
        <table:table-row table:style-name="ro1">
          <table:table-cell office:value-type="string" calcext:value-type="string">
            <text:p>Hex: Face The Darkness</text:p>
          </table:table-cell>
          <table:table-cell office:value-type="string" calcext:value-type="string">
            <text:p>hexFaceTheDarknes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Knight</text:p>
          </table:table-cell>
          <table:table-cell office:value-type="string" calcext:value-type="string">
            <text:p>You make an example of one of your victims, forcing their allies to become awed by your power. Whenever you injure a Survivor by any means, if there is still a Dull Totem remaining on the Map, Hex: Face the Darkness activates and lights it, cursing that Survivor: Causes all other Survivors to scream every 35/30/25 seconds, if they are outside of the Terror Radius, revealing their Auras for 2 seconds each time. Hex: Face the Darkness deactivates once the Cursed Survivor either enters the Dying State or is fully healed, which extinguishes the Totem. Hex: Face the Darkness is disabled for the remainder of the Trial, if a Survivor manages to cleanse its Hex Totem. </text:p>
          </table:table-cell>
          <table:table-cell office:value-type="string" calcext:value-type="string">
            <text:p>"I shall make an example of one. These mewling worms will never know peace." — Tarhos Kovács</text:p>
          </table:table-cell>
        </table:table-row>
        <table:table-row table:style-name="ro1">
          <table:table-cell office:value-type="string" calcext:value-type="string">
            <text:p>Hex: Haunted Ground</text:p>
          </table:table-cell>
          <table:table-cell office:value-type="string" calcext:value-type="string">
            <text:p>hexHauntedGr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pirit</text:p>
          </table:table-cell>
          <table:table-cell office:value-type="string" calcext:value-type="string">
            <text:p>Two trapped Hex Totems will spawn in the Trial Grounds. When either Hex Totem is cleansed or blessed, all Survivors suffer from the Exposed Status Effect for 40/50/60 seconds. The second Hex Totem will immediately turn into a Dull Totem.</text:p>
          </table:table-cell>
          <table:table-cell office:value-type="string" calcext:value-type="string">
            <text:p>"Her home become profane."</text:p>
          </table:table-cell>
        </table:table-row>
        <table:table-row table:style-name="ro1">
          <table:table-cell office:value-type="string" calcext:value-type="string">
            <text:p>Hex: Huntress Lullaby</text:p>
          </table:table-cell>
          <table:table-cell office:value-type="string" calcext:value-type="string">
            <text:p>hexHuntressLullab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untress</text:p>
          </table:table-cell>
          <table:table-cell office:value-type="string" calcext:value-type="string">
            <text:p>A Hex rooting its power in despair. Your hunt is an irresistible song of dread which muddles your prey's attention. Survivors failing a Repair Skill Checkinstantly regress the Generator by 2/4/6 % of its maximum possible Progression in addition to the default Progression penalty. Survivors failing a Healing Skill Check instantly regress the Healing Action by 2/4/6 % of its maximum possible Progression in addition to the default Progression penalty. Each time a Survivor is hooked, Hex: Huntress Lullaby grows in power and gains 1 Token, up to a maximum of 5 Tokens. Each Token reduces the timer between the Skill Check Warning cue and the Skill Check appearing for both Repair and Healing Skill Checks: 1 Token: reduction of -14 %. 2 Tokens: reduction of -28 %. 3 Tokens: reduction of -42 %. 4 Tokens: reduction of -56 %. 5 Tokens: complete suppression of the Warning cue. All effects of the Hex Perk persist until its Hex Totem is cleansed or blessed. </text:p>
          </table:table-cell>
          <table:table-cell office:value-type="string" calcext:value-type="string">
            <text:p>"That song, it drives me crazy!"</text:p>
          </table:table-cell>
        </table:table-row>
        <table:table-row table:style-name="ro1">
          <table:table-cell office:value-type="string" calcext:value-type="string">
            <text:p>Hex: No One Escapes Death</text:p>
          </table:table-cell>
          <table:table-cell office:value-type="string" calcext:value-type="string">
            <text:p>hexNoOneEscapesDeath.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A Hex rooting its power on hope. You are animated by the power of your Hex Totem when the Survivors are on the verge of escaping. Once the Exit Gates are powered, if there is still a Dull Totem remaining in the environment, Hex: No One Escapes Death activates and lights it: Grants a 2/3/4 % Haste Status Effect. Causes all Survivors to suffer permanently from the Exposed Status Effect. Hex: No One Escapes Death remains inactive if no Dull Totems are available. Once the Status Effect is revealed to Survivors, Hex: No One Escapes Death reveals the Aura of its Hex Totem to all Survivors within 4 metres and gradually expands that range to 24 metres over the course of 30 seconds. All effects of the Hex Perk persist until its Hex Totem is cleansed or blessed. </text:p>
          </table:table-cell>
          <table:table-cell office:value-type="string" calcext:value-type="string">
            <text:p>"And the beast became faster and more powerful as if The Entity's shadowy whips were lashing at its back."</text:p>
          </table:table-cell>
        </table:table-row>
        <table:table-row table:style-name="ro1">
          <table:table-cell office:value-type="string" calcext:value-type="string">
            <text:p>Hex: Pentimento</text:p>
          </table:table-cell>
          <table:table-cell office:value-type="string" calcext:value-type="string">
            <text:p>hexPentimento.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Artist</text:p>
          </table:table-cell>
          <table:table-cell office:value-type="string" calcext:value-type="string">
            <text:p>You reveal the true power of the Totems, hidden within their remains. You see the Auras of cleansed Totems. You can perform a ritual on a cleansed Totem to resurrect it as a Rekindled Totem. For each Rekindled Totem active at the same time, Hex: Pentimento gains an additional effect: 1 Totem: reduces all Survivors' Repair speed by 20/25/30 %. 2 Totems: reduces all Survivors' Healing speed by 20/25/30 %. 3 Totems: reduces all Survivors' Recovery speed from being downed by 20/25/30 %. 4 Totems: reduces all Survivors' Gate-Opening speed by 20/25/30 %. 5 Totems: all Totems are permanently blocked by The Entity. When a Rekindled Totem is cleansed, its remains are consumed by The Entity and it cannot be rekindled. </text:p>
          </table:table-cell>
          <table:table-cell office:value-type="string" calcext:value-type="string">
            <text:p>"Though a pentimento is an inherently concealed piece of art, there is something to be said of the desire to discover that which is beyond." — A Guide to Art &amp; Process (1961)</text:p>
          </table:table-cell>
        </table:table-row>
        <table:table-row table:style-name="ro1">
          <table:table-cell office:value-type="string" calcext:value-type="string">
            <text:p>Hex: Plaything</text:p>
          </table:table-cell>
          <table:table-cell office:value-type="string" calcext:value-type="string">
            <text:p>hexPlayth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enobite</text:p>
          </table:table-cell>
          <table:table-cell office:value-type="string" calcext:value-type="string">
            <text:p>A Hex that toys with a victim's suffering. If there is at least one Dull Totem remaining in the Trial Grounds, Hex: Plaything activates on a random Totem each time a Survivor is hooked for the first time: The hooked Survivor suffers from the Cursed and Oblivious Status Effects until Hex: Plaything is cleansed. For the first 90 seconds, only the Cursed Survivor is able to cleanse the Hex Totem. The Aura of Hex: Plaything's Hex Totem is revealed to the Cursed Survivor within 24/20/16 metres. All effects of the Hex Perk persist until its Hex Totem is cleansed or blessed.</text:p>
          </table:table-cell>
          <table:table-cell office:value-type="string" calcext:value-type="string">
            <text:p>"We came. Now you must come with us. Taste our pleasure." — Pinhead</text:p>
          </table:table-cell>
        </table:table-row>
        <table:table-row table:style-name="ro1">
          <table:table-cell office:value-type="string" calcext:value-type="string">
            <text:p>Hex: Retribution</text:p>
          </table:table-cell>
          <table:table-cell office:value-type="string" calcext:value-type="string">
            <text:p>hexRetribu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athslinger</text:p>
          </table:table-cell>
          <table:table-cell office:value-type="string" calcext:value-type="string">
            <text:p>A Hex that lashes out upon its destruction. Those who cross you will be punished. Survivors cleansing or blessing any Totem suffer from the Oblivious Status Effect for 35/40/45 seconds. After cleansing or blessing a Hex Totem, the Auras of all Survivors are revealed to you for 15 seconds. All effects of the Hex Perk persist until its Hex Totem is cleansed or blessed. </text:p>
          </table:table-cell>
          <table:table-cell office:value-type="string" calcext:value-type="string">
            <text:p>"Bloody fool, you pulled the trigger on yourself." — Caleb Quinn</text:p>
          </table:table-cell>
        </table:table-row>
        <table:table-row table:style-name="ro1">
          <table:table-cell office:value-type="string" calcext:value-type="string">
            <text:p>Hex: Ruin</text:p>
          </table:table-cell>
          <table:table-cell office:value-type="string" calcext:value-type="string">
            <text:p>hexRui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ag</text:p>
          </table:table-cell>
          <table:table-cell office:value-type="string" calcext:value-type="string">
            <text:p>A Hex that affects the Generator Repair progress of all Survivors. Whenever a Generator is not being repaired by a Survivor, it will immediately and automatically regress its Repair progress at 50/75/100 % of the normal Regression speed. All effects of the Hex Perk persist until its Hex Totem is cleansed or blessed. </text:p>
          </table:table-cell>
          <table:table-cell office:value-type="string" calcext:value-type="string">
            <text:p>"A curse is upon you. It will cause your ruin."</text:p>
          </table:table-cell>
        </table:table-row>
        <table:table-row table:style-name="ro1">
          <table:table-cell office:value-type="string" calcext:value-type="string">
            <text:p>Hex: The Third Seal</text:p>
          </table:table-cell>
          <table:table-cell office:value-type="string" calcext:value-type="string">
            <text:p>hexTheThirdSeal.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ag</text:p>
          </table:table-cell>
          <table:table-cell office:value-type="string" calcext:value-type="string">
            <text:p>A Hex that hinders the Survivors' Aura-reading abilities. The last 2/3/4 Survivors you hit with a Basic or Special Attack suffer permanently from the Blindness Status Effect. All effects of the Hex Perk persist until its Hex Totem is cleansed or blessed. </text:p>
          </table:table-cell>
          <table:table-cell office:value-type="string" calcext:value-type="string">
            <text:p>"She touched your skin, you bear the witch's mark!"</text:p>
          </table:table-cell>
        </table:table-row>
        <table:table-row table:style-name="ro1">
          <table:table-cell office:value-type="string" calcext:value-type="string">
            <text:p>Hex: Thrill of The Hunt</text:p>
          </table:table-cell>
          <table:table-cell office:value-type="string" calcext:value-type="string">
            <text:p>hexThrillOfTheHunt.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A Hex rooting its power on hope. The false hope of Survivors fills you with excitement and strengthens your Totems. For each Totem remaining in the environment, Hex: Thrill of the Hunt is granted 1 Token. For each Token, all Survivors suffer from a stack-able 10/12/14 % Action Speed penalty to Cleansing and Blessing Totems, up to a maximum of 50/60/70 %. Grants a stack-able 10 % bonus Bloodpoints for actions in the Hunter Category per Token, up to a maximum of 50 %. All effects of the Hex Perk persist until its Hex Totem is cleansed or blessed. </text:p>
          </table:table-cell>
          <table:table-cell/>
        </table:table-row>
        <table:table-row table:style-name="ro1">
          <table:table-cell office:value-type="string" calcext:value-type="string">
            <text:p>Hex: Two Can Play</text:p>
          </table:table-cell>
          <table:table-cell office:value-type="string" calcext:value-type="string">
            <text:p>hexTwoCanPla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ood Guy</text:p>
          </table:table-cell>
          <table:table-cell office:value-type="string" calcext:value-type="string">
            <text:p>A Hex that teaches those who mess with you a lesson. Anytime you are stunned or blinded by any Survivor a total of 4/3/2 times, and if there is not yet a Hex Totem already associated with Hex: Two Can Play and there is at least one Dull Totem remaining in the Trial Grounds, Hex: Two Can Play activates on a random Totem: Blinds all Survivors who stun or blind you for 1.5 seconds. This does not affect carried Survivors. All effects of the Hex Perk persist until its Hex Totem is cleansed or blessed.</text:p>
          </table:table-cell>
          <table:table-cell office:value-type="string" calcext:value-type="string">
            <text:p>"From now on, no more Mr Good Guy." — Chucky</text:p>
          </table:table-cell>
        </table:table-row>
        <table:table-row table:style-name="ro1">
          <table:table-cell office:value-type="string" calcext:value-type="string">
            <text:p>Hex: Undying</text:p>
          </table:table-cell>
          <table:table-cell office:value-type="string" calcext:value-type="string">
            <text:p>hexUndy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Blight</text:p>
          </table:table-cell>
          <table:table-cell office:value-type="string" calcext:value-type="string">
            <text:p>A Hex which maintains the vile powers that flow throughout the Trial. The Auras of Survivors within 2/3/4 metres of any Dull Totem are revealed to you. When another Perk's Hex Totem is cleansed or blessed, its Hex is transferred to the Hex: Undying Totem, including any accumulated Tokens, disabling Hex: Undying instead. All effects of the Hex Perk persist until its Hex Totem is cleansed or blessed. </text:p>
          </table:table-cell>
          <table:table-cell/>
        </table:table-row>
        <table:table-row table:style-name="ro1">
          <table:table-cell office:value-type="string" calcext:value-type="string">
            <text:p>Hex: Wretched Fate</text:p>
          </table:table-cell>
          <table:table-cell office:value-type="string" calcext:value-type="string">
            <text:p>HexWretchedFat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ark Lord</text:p>
          </table:table-cell>
          <table:table-cell office:value-type="string" calcext:value-type="string">
            <text:p>You see your victim from afar and resolve to prolong their suffering. After a Generator is completed, Hex: Wretched Fate activates and lights a random Dull Totem, cursing the Obsession: Reduces their Repair speed by 27/30/33 %. The Aura of the Hex Totem is revealed to them within 12 metres.</text:p>
          </table:table-cell>
          <table:table-cell office:value-type="string" calcext:value-type="string">
            <text:p>"So toil, mortal, toil! Your effort will be for naught!" — Dracula</text:p>
          </table:table-cell>
        </table:table-row>
        <table:table-row table:style-name="ro1">
          <table:table-cell office:value-type="string" calcext:value-type="string">
            <text:p>Hoarder</text:p>
          </table:table-cell>
          <table:table-cell office:value-type="string" calcext:value-type="string">
            <text:p>hoard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wins</text:p>
          </table:table-cell>
          <table:table-cell office:value-type="string" calcext:value-type="string">
            <text:p>You protect what little you have and are perceptive to those rummaging through your stockpiles. Hoarder triggers a Loud Noise Notification for 4 seconds, whenever a Survivor performs any of the following actions within 32/48/64 metres of your location: Unlocks a Chest. Picks up any Item. Hoarder spawns 2 additional Chests in the Trial. </text:p>
          </table:table-cell>
          <table:table-cell/>
        </table:table-row>
        <table:table-row table:style-name="ro1">
          <table:table-cell office:value-type="string" calcext:value-type="string">
            <text:p>Hubris</text:p>
          </table:table-cell>
          <table:table-cell office:value-type="string" calcext:value-type="string">
            <text:p>hubri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Knight</text:p>
          </table:table-cell>
          <table:table-cell office:value-type="string" calcext:value-type="string">
            <text:p>You show no mercy, especially to those foolish enough to resist. Whenever you are stunned by a Survivor, that Survivor suffers from the Exposed Status Effect for 10/15/20 seconds. Hubris has a cool-down of 20 seconds. </text:p>
          </table:table-cell>
          <table:table-cell office:value-type="string" calcext:value-type="string">
            <text:p>"You have made a grave mistake, standing in opposition to me this day." — Tarhos Kovács</text:p>
          </table:table-cell>
        </table:table-row>
        <table:table-row table:style-name="ro1">
          <table:table-cell office:value-type="string" calcext:value-type="string">
            <text:p>Human Greed</text:p>
          </table:table-cell>
          <table:table-cell office:value-type="string" calcext:value-type="string">
            <text:p>HumanGre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ark Lord</text:p>
          </table:table-cell>
          <table:table-cell office:value-type="string" calcext:value-type="string">
            <text:p>One can always rely on the avarice of the living and use it to one's advantage. Grants the ability to kick opened Chests and close them. The Auras of unopened Chests are revealed to you at all times. The Auras of Survivors coming within 8 metres of unopened or closed Chests are revealed to you for 3 seconds. Human Greed has a cool-down of 30/25/20 seconds on the ability to kick Chests. </text:p>
          </table:table-cell>
          <table:table-cell office:value-type="string" calcext:value-type="string">
            <text:p>"Come running, one and all, and see what fortune awaits you." — Dracula</text:p>
          </table:table-cell>
        </table:table-row>
        <table:table-row table:style-name="ro1">
          <table:table-cell office:value-type="string" calcext:value-type="string">
            <text:p>Hysteria</text:p>
          </table:table-cell>
          <table:table-cell office:value-type="string" calcext:value-type="string">
            <text:p>hysteria.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emesis</text:p>
          </table:table-cell>
          <table:table-cell office:value-type="string" calcext:value-type="string">
            <text:p>You know how to brutalise one member of a team to cause a panic. Whenever you put a healthy Survivor into the Injured State, all injured Survivors suffer from the Oblivious Status Effect for 20/25/30 seconds. Hysteria has a cool-down of 30 seconds.</text:p>
          </table:table-cell>
          <table:table-cell office:value-type="string" calcext:value-type="string">
            <text:p>"Sorry I got a little jumpy there. Didn't know quite what to expect." — Robert Kendo</text:p>
          </table:table-cell>
        </table:table-row>
        <table:table-row table:style-name="ro1">
          <table:table-cell office:value-type="string" calcext:value-type="string">
            <text:p>I’m All Ears</text:p>
          </table:table-cell>
          <table:table-cell office:value-type="string" calcext:value-type="string">
            <text:p>imAllEar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host Face</text:p>
          </table:table-cell>
          <table:table-cell office:value-type="string" calcext:value-type="string">
            <text:p>Unlocks potential in your Aura-reading ability, sharpening your keen senses in the dark Realm of The Entity. Any Survivor performing a Rushed Vault within 48 metres of your location triggers I'm All Ears: The Aura of that Survivor is revealed to you for 6 seconds. I'm All Ears has a cool-down of 60/45/30 seconds. </text:p>
          </table:table-cell>
          <table:table-cell office:value-type="string" calcext:value-type="string">
            <text:p>"There is no need to worry. I've been preparing my whole life for this." — The Ghost Face</text:p>
          </table:table-cell>
        </table:table-row>
        <table:table-row table:style-name="ro1">
          <table:table-cell office:value-type="string" calcext:value-type="string">
            <text:p>Infectious Fright</text:p>
          </table:table-cell>
          <table:table-cell office:value-type="string" calcext:value-type="string">
            <text:p>infectiousFrigh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lague</text:p>
          </table:table-cell>
          <table:table-cell office:value-type="string" calcext:value-type="string">
            <text:p>The cries of the unfaithful make your heart leap. Whenever a Survivor is put into the Dying State by any means, all other Survivors within your Terror Radius will scream and reveal their current location to you for 4/5/6 seconds.</text:p>
          </table:table-cell>
          <table:table-cell office:value-type="string" calcext:value-type="string">
            <text:p>"Horror overcomes the heart of infidels who cry at the feet of the fallen." — (Hymn of Praise, 11.4)</text:p>
          </table:table-cell>
        </table:table-row>
        <table:table-row table:style-name="ro1">
          <table:table-cell office:value-type="string" calcext:value-type="string">
            <text:p>Insidious</text:p>
          </table:table-cell>
          <table:table-cell office:value-type="string" calcext:value-type="string">
            <text:p>insidious.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Unlocks the stealth ability. Grants the Undetectable Status Effect after standing still for 4/3/2 seconds. This effect lasts until you start moving again.</text:p>
          </table:table-cell>
          <table:table-cell/>
        </table:table-row>
        <table:table-row table:style-name="ro1">
          <table:table-cell office:value-type="string" calcext:value-type="string">
            <text:p>Iron Grasp</text:p>
          </table:table-cell>
          <table:table-cell office:value-type="string" calcext:value-type="string">
            <text:p>ironGrasp.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r powerful grasp on Survivors causes escapes to be nearly impossible. Whenever you are carrying a Survivor, the following effects apply: Reduces the strength of the Wiggle effects, causing involuntary strafing, by 75 %. Increases the maximum Wiggle duration by 4/8/12 %.</text:p>
          </table:table-cell>
          <table:table-cell/>
        </table:table-row>
        <table:table-row table:style-name="ro1">
          <table:table-cell office:value-type="string" calcext:value-type="string">
            <text:p>Iron Maiden</text:p>
          </table:table-cell>
          <table:table-cell office:value-type="string" calcext:value-type="string">
            <text:p>ironMaide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egion</text:p>
          </table:table-cell>
          <table:table-cell office:value-type="string" calcext:value-type="string">
            <text:p>Iron Maiden increases your Locker Search speed by 30/40/50 %. Survivors who exit a Locker suffer from the following afflictions: Scream and reveal their location to you for 4 seconds. Suffer from the Exposed Status Effect for 30 seconds.</text:p>
          </table:table-cell>
          <table:table-cell office:value-type="string" calcext:value-type="string">
            <text:p>"This is no place for cowards." — The Legion</text:p>
          </table:table-cell>
        </table:table-row>
        <table:table-row table:style-name="ro1">
          <table:table-cell office:value-type="string" calcext:value-type="string">
            <text:p>Knock Out</text:p>
          </table:table-cell>
          <table:table-cell office:value-type="string" calcext:value-type="string">
            <text:p>knockOu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annibal</text:p>
          </table:table-cell>
          <table:table-cell office:value-type="string" calcext:value-type="string">
            <text:p>The trauma caused by your brutal attacks makes crying for help painfully difficult. Putting a Survivor into the Dying State with your Basic Attack blocks their Aura from being revealed to any Survivor, who is farther than 32/24/16 metres away from them. For the next 15 seconds, the following effects apply to the dying Survivor: Reduces their Field of View and causes them to be deafened. Suffers from the Blindness Status Effect. Reduces the Crawling speed by -50 %. Reduces the Recovery speed by -25 %.</text:p>
          </table:table-cell>
          <table:table-cell office:value-type="string" calcext:value-type="string">
            <text:p>"Oh, that gun's no good. The old way... with a sledge! You see, that way's better. They die better that way." — Nubbins Sawyer</text:p>
          </table:table-cell>
        </table:table-row>
        <table:table-row table:style-name="ro1">
          <table:table-cell office:value-type="string" calcext:value-type="string">
            <text:p>Languid Touch</text:p>
          </table:table-cell>
          <table:table-cell office:value-type="string" calcext:value-type="string">
            <text:p>languidTouc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ich</text:p>
          </table:table-cell>
          <table:table-cell office:value-type="string" calcext:value-type="string">
            <text:p>Your dreadful aura is so suffocating that even terrifying scenes tire your prey. When a Survivor scares off a Crow within 36 metres of your location, Languid Touch activates: Causes that Survivor to suffer from the Exhausted Status Effect for 6/8/10 seconds. Languid Touch has a cool-down of 5 seconds. </text:p>
          </table:table-cell>
          <table:table-cell office:value-type="string" calcext:value-type="string">
            <text:p>"Submit to me. It is inevitable." — Vecna</text:p>
          </table:table-cell>
        </table:table-row>
        <table:table-row table:style-name="ro1">
          <table:table-cell office:value-type="string" calcext:value-type="string">
            <text:p>Lethal Pursuer</text:p>
          </table:table-cell>
          <table:table-cell office:value-type="string" calcext:value-type="string">
            <text:p>lethalPursu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Nemesis</text:p>
          </table:table-cell>
          <table:table-cell office:value-type="string" calcext:value-type="string">
            <text:p>You have been designed to track down and eliminate targets. At the start of the Trial, the Auras of all Survivors are revealed to you for 7/8/9 seconds. Extends the duration of all instances of a Survivor Aura being revealed to you by +2 seconds. Lethal Pursuer benefits from its own effect. </text:p>
          </table:table-cell>
          <table:table-cell office:value-type="string" calcext:value-type="string">
            <text:p>"...it knows what it wants and won't stop till it gets it." — Carlos Oliveira</text:p>
          </table:table-cell>
        </table:table-row>
        <table:table-row table:style-name="ro1">
          <table:table-cell office:value-type="string" calcext:value-type="string">
            <text:p>Leverage</text:p>
          </table:table-cell>
          <table:table-cell office:value-type="string" calcext:value-type="string">
            <text:p>levera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kull Merchant</text:p>
          </table:table-cell>
          <table:table-cell office:value-type="string" calcext:value-type="string">
            <text:p>Kick your competitors when they're down. Never let them regain lost ground. Whenever a Survivor performs an Unhook action, they suffer from the following effect for 30 seconds: Reduces their Healing speed by 30/40/50 %.</text:p>
          </table:table-cell>
          <table:table-cell office:value-type="string" calcext:value-type="string">
            <text:p>"Good. Now we can move in for the kill." — Adriana Imai</text:p>
          </table:table-cell>
        </table:table-row>
        <table:table-row table:style-name="ro1">
          <table:table-cell office:value-type="string" calcext:value-type="string">
            <text:p>Lightborn</text:p>
          </table:table-cell>
          <table:table-cell office:value-type="string" calcext:value-type="string">
            <text:p>lightbor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illbilly</text:p>
          </table:table-cell>
          <table:table-cell office:value-type="string" calcext:value-type="string">
            <text:p>Unlike other beasts of The Fog, you have adapted to light. The Auras of Survivors attempting to blind you by any means are revealed to you for 6/8/10 seconds. Grants immunity from being blinded from Flashlights, Firecrackers, Flash Grenades, and Blast Mine.</text:p>
          </table:table-cell>
          <table:table-cell office:value-type="string" calcext:value-type="string">
            <text:p>"These monsters... they adapt! They emerge with strange new abilities." — Vigo, Vigo's Journal</text:p>
          </table:table-cell>
        </table:table-row>
        <table:table-row table:style-name="ro1">
          <table:table-cell office:value-type="string" calcext:value-type="string">
            <text:p>Machine Learning</text:p>
          </table:table-cell>
          <table:table-cell office:value-type="string" calcext:value-type="string">
            <text:p>machineLearn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ingularity</text:p>
          </table:table-cell>
          <table:table-cell office:value-type="string" calcext:value-type="string">
            <text:p>Free from your shackles, you are born anew and prepared to eliminate your creators. After performing the Damage Generator action, Machine Learning activates: Causes that Generator to become a Compromised Generator. Damaging another Generator transfers the state to it instead. The Aura of the Compromised Generator is highlighted to you in yellow until it is completed. Once the Compromised Generator is completed, you benefit from the following effects for 35/40/45 seconds: Undetectable Status Effect. +10 % Haste Status Effect. Machine Learning deactivates after use. </text:p>
          </table:table-cell>
          <table:table-cell office:value-type="string" calcext:value-type="string">
            <text:p>"YOU WILL HOLD NO DOMINION OVER ME!" — HUX-A7-13</text:p>
          </table:table-cell>
        </table:table-row>
        <table:table-row table:style-name="ro1">
          <table:table-cell office:value-type="string" calcext:value-type="string">
            <text:p>Mad Grit</text:p>
          </table:table-cell>
          <table:table-cell office:value-type="string" calcext:value-type="string">
            <text:p>madGri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egion</text:p>
          </table:table-cell>
          <table:table-cell office:value-type="string" calcext:value-type="string">
            <text:p>Whenever you are carrying a Survivor, Mad Grit activates: Removes the Cool-down of missed Basic Attacks. Pauses the Wiggle Progression of the carried Survivor for 2/3/4 seconds each time you successfully hit another Survivor.</text:p>
          </table:table-cell>
          <table:table-cell office:value-type="string" calcext:value-type="string">
            <text:p>"There's no getting out of this now. We're too good at it." — The Legion</text:p>
          </table:table-cell>
        </table:table-row>
        <table:table-row table:style-name="ro1">
          <table:table-cell office:value-type="string" calcext:value-type="string">
            <text:p>Make Your Choice</text:p>
          </table:table-cell>
          <table:table-cell office:value-type="string" calcext:value-type="string">
            <text:p>makeYourChoi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ig</text:p>
          </table:table-cell>
          <table:table-cell office:value-type="string" calcext:value-type="string">
            <text:p>Whenever a Survivor is rescued from a Hook, while you are farther than 32 metres away, Make Your Choice activates: Causes the unhooking Survivor to scream and reveal their location to you. Causes them to suffer from the Exposed Status Effect for 40/50/60 seconds. Make Your Choice has a cooldown of 40/50/60 seconds. </text:p>
          </table:table-cell>
          <table:table-cell office:value-type="string" calcext:value-type="string">
            <text:p>"You'd be surprised what tools can save a life." — Amanda Young</text:p>
          </table:table-cell>
        </table:table-row>
        <table:table-row table:style-name="ro1">
          <table:table-cell office:value-type="string" calcext:value-type="string">
            <text:p>Merciless Storm</text:p>
          </table:table-cell>
          <table:table-cell office:value-type="string" calcext:value-type="string">
            <text:p>mercilessStorm.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Onryo</text:p>
          </table:table-cell>
          <table:table-cell office:value-type="string" calcext:value-type="string">
            <text:p>Your horrible trauma is felt by everyone. Whenever a Generator reaches 90 % of Repair progression, Merciless Storm triggers its effect: All Survivors repairing that Generator are faced with a continuous stream of Skill Checks until the Generator is completed. If any contributing Survivor fails a Skill Check or interrupts the action by any means, The Entity blocks the Generator for 16/18/20 seconds. Merciless Storm can only trigger once per Generator per Trial. </text:p>
          </table:table-cell>
          <table:table-cell/>
        </table:table-row>
        <table:table-row table:style-name="ro1">
          <table:table-cell office:value-type="string" calcext:value-type="string">
            <text:p>Mindbreaker</text:p>
          </table:table-cell>
          <table:table-cell office:value-type="string" calcext:value-type="string">
            <text:p>mindbreak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mogorgon</text:p>
          </table:table-cell>
          <table:table-cell office:value-type="string" calcext:value-type="string">
            <text:p>Your distressing presence drains and weakens your prey. All Survivors repairing a Generator suffer from the following afflictions: Incurs the Blindness and Exhausted Status Effects for the duration of the Repair action. If a Survivor was already suffering from Exhausted prior to Mindbreaker affecting them, the Status Effect's timer will be paused and not recover for the duration of the Repair action. Both Status Effects linger for another 3/4/5 seconds after a Survivor stops repairing.</text:p>
          </table:table-cell>
          <table:table-cell office:value-type="string" calcext:value-type="string">
            <text:p>"The specimen's apparent telepathic ability can evoke feelings of dread and fatigue in nearby individuals." — Hawkins National Laboratory</text:p>
          </table:table-cell>
        </table:table-row>
        <table:table-row table:style-name="ro1">
          <table:table-cell office:value-type="string" calcext:value-type="string">
            <text:p>Monitor and Abuse</text:p>
          </table:table-cell>
          <table:table-cell office:value-type="string" calcext:value-type="string">
            <text:p>monitorAndAbus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octor</text:p>
          </table:table-cell>
          <table:table-cell office:value-type="string" calcext:value-type="string">
            <text:p>Meticulous in your approach, terrifying in your application. Increases the base value of your Terror Radius by 6/7/8 metres for the entire Trial. Whenever you are not in a Chase with a Survivor, the following effect applies: Reduces your Terror Radius by 12/14/16 metres.</text:p>
          </table:table-cell>
          <table:table-cell office:value-type="string" calcext:value-type="string">
            <text:p>"It's time for your treatment!" — Herman Carter, The Doctor</text:p>
          </table:table-cell>
        </table:table-row>
        <table:table-row table:style-name="ro1">
          <table:table-cell office:value-type="string" calcext:value-type="string">
            <text:p>Nemesis</text:p>
          </table:table-cell>
          <table:table-cell office:value-type="string" calcext:value-type="string">
            <text:p>nemesi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Oni</text:p>
          </table:table-cell>
          <table:table-cell office:value-type="string" calcext:value-type="string">
            <text:p>You seek retribution on those who have wronged you. Any Survivor who blinds you or stuns you using a Pallet or a Locker becomes the Obsession. Anytime your Obsession switches to another Survivor by any means, that Survivor then suffers from the Oblivious Status Effect for 40/50/60 seconds and their Aura is revealed to you for 4 seconds. You can only be obsessed with one Survivor at a time. </text:p>
          </table:table-cell>
          <table:table-cell office:value-type="string" calcext:value-type="string">
            <text:p>"Only a fool would spit in a demon's face and declare victory." — Renjiro's Doctrine 4:9</text:p>
          </table:table-cell>
        </table:table-row>
        <table:table-row table:style-name="ro1">
          <table:table-cell office:value-type="string" calcext:value-type="string">
            <text:p>No Quarter</text:p>
          </table:table-cell>
          <table:table-cell office:value-type="string" calcext:value-type="string">
            <text:p>noQuart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oundmaster</text:p>
          </table:table-cell>
          <table:table-cell office:value-type="string" calcext:value-type="string">
            <text:p>Every skirmish ended with a relentless volley of cannon fire, leaving no doubt who was superior. Whenever a Survivor healing themselves by any means reaches 75 % Healing Progress, No Quarter triggers its effect: The Survivor is faced with a continuous stream of Skill Checks until the Self-Heal is completed. If they fail a Skill Check or interrupt the action by any means, they suffer from the Broken Status Effect for 20/25/30 seconds.</text:p>
          </table:table-cell>
          <table:table-cell office:value-type="string" calcext:value-type="string">
            <text:p>"Fire another broadside! Don't stop until the sea takes them!" — Portia Maye</text:p>
          </table:table-cell>
        </table:table-row>
        <table:table-row table:style-name="ro1">
          <table:table-cell office:value-type="string" calcext:value-type="string">
            <text:p>No Way Out</text:p>
          </table:table-cell>
          <table:table-cell office:value-type="string" calcext:value-type="string">
            <text:p>noWayOu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ickster</text:p>
          </table:table-cell>
          <table:table-cell office:value-type="string" calcext:value-type="string">
            <text:p>You are not going to let just anyone into the VIP room. For each Survivor you hook for the first time, No Way Out gains 1 Token. Once the Exit Gates have been powered, No Way Out activates: When a Survivor interacts with an Exit Gate Switch, you receive a Loud Noise Notification and The Entity blocks both Exit Gate Switches for 12 seconds and an additional 6/9/12 seconds per Token in your possession, up to a combined maximum of 36/48/60 seconds.</text:p>
          </table:table-cell>
          <table:table-cell office:value-type="string" calcext:value-type="string">
            <text:p>"That sound when you bleed... let me hear it again." — Ji-Woon Hak</text:p>
          </table:table-cell>
        </table:table-row>
        <table:table-row table:style-name="ro1">
          <table:table-cell office:value-type="string" calcext:value-type="string">
            <text:p>Nowhere To Hide</text:p>
          </table:table-cell>
          <table:table-cell office:value-type="string" calcext:value-type="string">
            <text:p>nowhereToHid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Knight</text:p>
          </table:table-cell>
          <table:table-cell office:value-type="string" calcext:value-type="string">
            <text:p>The machinations of the weak and craven draw your ire. Your anger forces Survivors to reveal themselves. Performing the Damage Generator action on a Generator triggers Nowhere to Hide: The Auras of all Survivors within 24 metres of your location are revealed to you for 3/4/5 seconds.</text:p>
          </table:table-cell>
          <table:table-cell office:value-type="string" calcext:value-type="string">
            <text:p>"Out with you, cowards! Show yourselves!" — Tarhos Kovács</text:p>
          </table:table-cell>
        </table:table-row>
        <table:table-row table:style-name="ro1">
          <table:table-cell office:value-type="string" calcext:value-type="string">
            <text:p>Oppression</text:p>
          </table:table-cell>
          <table:table-cell office:value-type="string" calcext:value-type="string">
            <text:p>oppress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wins</text:p>
          </table:table-cell>
          <table:table-cell office:value-type="string" calcext:value-type="string">
            <text:p>Life has been difficult for you, so you will make it difficult for others. Performing the Damage Generator action on a Generator activates Oppression: Causes up to 3 additional Generators to also start regressing. Triggers a difficult Skill Check for all Survivors currently repairing an affected Generator. Oppression has a cool-down of 60/50/40 seconds. </text:p>
          </table:table-cell>
          <table:table-cell office:value-type="string" calcext:value-type="string">
            <text:p>"Damn them as they would damn us." — Charlotte Deshayes</text:p>
          </table:table-cell>
        </table:table-row>
        <table:table-row table:style-name="ro1">
          <table:table-cell office:value-type="string" calcext:value-type="string">
            <text:p>Overcharge</text:p>
          </table:table-cell>
          <table:table-cell office:value-type="string" calcext:value-type="string">
            <text:p>overchar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octor</text:p>
          </table:table-cell>
          <table:table-cell office:value-type="string" calcext:value-type="string">
            <text:p>You are fuelled by your hate for progress. Performing the Damage Generator action on a Generator applies Overcharge: The next Survivor interacting with that Generator is faced with a difficult Skill Check. Failing that Skill Check instantly regresses the Generator by 2/3/4 % of its maximum possible Progression in addition to the default Progression penalty. After Overcharge is applied to a Generator, the following effect also applies: Increases the Regression speed from 85 % to 130 % over the next 30 seconds.</text:p>
          </table:table-cell>
          <table:table-cell office:value-type="string" calcext:value-type="string">
            <text:p>"It is a trap, But a trap one must step in..." — Herman Carter</text:p>
          </table:table-cell>
        </table:table-row>
        <table:table-row table:style-name="ro1">
          <table:table-cell office:value-type="string" calcext:value-type="string">
            <text:p>Overwhelming Presence</text:p>
          </table:table-cell>
          <table:table-cell office:value-type="string" calcext:value-type="string">
            <text:p>overwhelmingPrese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octor</text:p>
          </table:table-cell>
          <table:table-cell office:value-type="string" calcext:value-type="string">
            <text:p>Just knowing you are near is enough to disturb your victims. Survivors within your Terror Radius suffer from inefficiency: When using an Item, its Depletion rate is increased by 80/90/100 %.</text:p>
          </table:table-cell>
          <table:table-cell office:value-type="string" calcext:value-type="string">
            <text:p>"Shit!! I dropped the gauze!"</text:p>
          </table:table-cell>
        </table:table-row>
        <table:table-row table:style-name="ro1">
          <table:table-cell office:value-type="string" calcext:value-type="string">
            <text:p>Play With Your Food</text:p>
          </table:table-cell>
          <table:table-cell office:value-type="string" calcext:value-type="string">
            <text:p>playWithYourFoo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hape</text:p>
          </table:table-cell>
          <table:table-cell office:value-type="string" calcext:value-type="string">
            <text:p>Each time you chase your Obsession and let them escape, Play with Your Food gains +1 Token, up to a maximum of 3 Tokens. Grants a stack-able 3/4/5 % Haste Status Effect per Token, up to a maximum of 9/12/15 %. Performing Basic Attacks, or Special Attacks that can damage Survivors, consumes -1 Token. Play with Your Food has a cool-down of 10 seconds on Token-accumulation. You can only be obsessed with one Survivor at a time. </text:p>
          </table:table-cell>
          <table:table-cell office:value-type="string" calcext:value-type="string">
            <text:p>"You've fooled them, haven't you Michael? But not me." — Dr Sam Loomis</text:p>
          </table:table-cell>
        </table:table-row>
        <table:table-row table:style-name="ro1">
          <table:table-cell office:value-type="string" calcext:value-type="string">
            <text:p>Pop Goes The Weasel</text:p>
          </table:table-cell>
          <table:table-cell office:value-type="string" calcext:value-type="string">
            <text:p>popGoesTheWeasel.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lown</text:p>
          </table:table-cell>
          <table:table-cell office:value-type="string" calcext:value-type="string">
            <text:p>A deep bond with The Entity unlocks great strength. After hooking a Survivor, Pop Goes the Weasel activates for 35/40/45 seconds. Perform the Damage Generator action while Pop Goes the Weasel is active to benefit from the following effect: Instantly regresses the damaged Generator by -20 % of its current Progression. Pop Goes the Weasel deactivates after the Generator is damaged or once the timer runs out. </text:p>
          </table:table-cell>
          <table:table-cell/>
        </table:table-row>
        <table:table-row table:style-name="ro1">
          <table:table-cell office:value-type="string" calcext:value-type="string">
            <text:p>Predator</text:p>
          </table:table-cell>
          <table:table-cell office:value-type="string" calcext:value-type="string">
            <text:p>predato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Wraith</text:p>
          </table:table-cell>
          <table:table-cell office:value-type="string" calcext:value-type="string">
            <text:p>Your acute tracking ability allows you to find lost prey more easily. When a Survivor loses you in a chase, their Aura is revealed to you for 4 seconds. Predator has a cool-down of 60/50/40 seconds</text:p>
          </table:table-cell>
          <table:table-cell office:value-type="string" calcext:value-type="string">
            <text:p>"Never stop moving and hope you're always two steps ahead of the beast." — Unknown, Notebook</text:p>
          </table:table-cell>
        </table:table-row>
        <table:table-row table:style-name="ro1">
          <table:table-cell office:value-type="string" calcext:value-type="string">
            <text:p>Rancor</text:p>
          </table:table-cell>
          <table:table-cell office:value-type="string" calcext:value-type="string">
            <text:p>ranco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pirit</text:p>
          </table:table-cell>
          <table:table-cell office:value-type="string" calcext:value-type="string">
            <text:p>Each time a Generator is completed, the following effects apply: Reveals your Aura to the Obsession for 5/4/3 seconds. All Survivors' locations are revealed to you for 3 seconds. Once the Exit Gates are powered, the following effects apply: You are granted the ability to kill the Obsession by your own hand. The Obsession suffers from a permanent Exposed Status Effect. You can only be obsessed with one Survivor at a time. </text:p>
          </table:table-cell>
          <table:table-cell/>
        </table:table-row>
        <table:table-row table:style-name="ro1">
          <table:table-cell office:value-type="string" calcext:value-type="string">
            <text:p>Rapid Brutality</text:p>
          </table:table-cell>
          <table:table-cell office:value-type="string" calcext:value-type="string">
            <text:p>rapidBrutalit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Xenomorph</text:p>
          </table:table-cell>
          <table:table-cell office:value-type="string" calcext:value-type="string">
            <text:p>You move with a speed and fury that makes blood run cold. You can no longer gain the Bloodlust Status Effect. Successfully hitting a Survivor with a Basic Attack grants you a +5 % Haste Status Effect for 8/9/10 seconds.</text:p>
          </table:table-cell>
          <table:table-cell office:value-type="string" calcext:value-type="string">
            <text:p>"Catch it, put it in the airlock, get rid of it." — Dallas</text:p>
          </table:table-cell>
        </table:table-row>
        <table:table-row table:style-name="ro1">
          <table:table-cell office:value-type="string" calcext:value-type="string">
            <text:p>Remember Me</text:p>
          </table:table-cell>
          <table:table-cell office:value-type="string" calcext:value-type="string">
            <text:p>rememberM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ightmare</text:p>
          </table:table-cell>
          <table:table-cell office:value-type="string" calcext:value-type="string">
            <text:p>Whenever the Obsession loses a Health State by any means, Remember Me gains +1 Token, up to a maximum of 2/3/4 Tokens: Increases the Opening time for both Exit Gates by +6 seconds per Token, up to a maximum of 12/18/24 seconds, for all Survivors other than the Obsession. The Obsession is exempt from this penalty. You can only be obsessed with one Survivor at a time. </text:p>
          </table:table-cell>
          <table:table-cell office:value-type="string" calcext:value-type="string">
            <text:p>"You don't remember? You must. You're my number one, and you'll never wake up again." — Freddy Krueger</text:p>
          </table:table-cell>
        </table:table-row>
        <table:table-row table:style-name="ro1">
          <table:table-cell office:value-type="string" calcext:value-type="string">
            <text:p>Save The Best For Last</text:p>
          </table:table-cell>
          <table:table-cell office:value-type="string" calcext:value-type="string">
            <text:p>saveTheBestForLas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hape</text:p>
          </table:table-cell>
          <table:table-cell office:value-type="string" calcext:value-type="string">
            <text:p>Whenever you hit a Survivor other than your Obsession with a Basic Attack, Save the Best for Last gains +1 Token, up to a maximum of 6/7/8 Tokens: Grants a stack-able -4 % Cool-down reduction on successful Basic Attacks per Token, up to a maximum of 24/28/32 %. Whenever you hit your Obsession with a Basic or Special Attack, Save the Best for Last loses -2 Tokens. When the Obsession is sacrificed or killed, Save the Best for Last freezes its current Token count. You can only be obsessed with one Survivor at a time. </text:p>
          </table:table-cell>
          <table:table-cell office:value-type="string" calcext:value-type="string">
            <text:p>"Death has come to your little town, Sheriff." — Dr Sam Loomis</text:p>
          </table:table-cell>
        </table:table-row>
        <table:table-row table:style-name="ro1">
          <table:table-cell office:value-type="string" calcext:value-type="string">
            <text:p>Scourge Hook: Floods of Rage</text:p>
          </table:table-cell>
          <table:table-cell office:value-type="string" calcext:value-type="string">
            <text:p>scourgeHookFloodsOfRa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Onryo</text:p>
          </table:table-cell>
          <table:table-cell office:value-type="string" calcext:value-type="string">
            <text:p>You form a psychic connection with The Entity and alter the rules of the Trial. At the start of the Trial, 4 random Hooks are changed into Scourge Hooks: The Auras of Scourge Hooks are revealed to you in white. Each time a Survivor is unhooked from a Scourge Hook, the following effects apply: The Auras of all other Survivors are revealed for 5/6/7 seconds.</text:p>
          </table:table-cell>
          <table:table-cell/>
        </table:table-row>
        <table:table-row table:style-name="ro1">
          <table:table-cell office:value-type="string" calcext:value-type="string">
            <text:p>Scourge Hook: Gift of Pain</text:p>
          </table:table-cell>
          <table:table-cell office:value-type="string" calcext:value-type="string">
            <text:p>scourgeHookGiftOfPai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enobite</text:p>
          </table:table-cell>
          <table:table-cell office:value-type="string" calcext:value-type="string">
            <text:p>You are the bringer of sweet pain. At the start of the Trial, 4 random Hooks are changed into Scourge Hooks: The Auras of Scourge Hooks are revealed to you in white. Each time a Survivor is unhooked from a Scourge Hook, the following effects apply: The Survivor suffers from the Haemorrhage and Mangled Status Effects for 90 seconds. Upon being healed, the Survivor suffers from a 10/13/16 % Action Speed penalty to Repairing and Healing until they are injured again.</text:p>
          </table:table-cell>
          <table:table-cell office:value-type="string" calcext:value-type="string">
            <text:p>"We will tear your soul apart." — Pinhead </text:p>
          </table:table-cell>
        </table:table-row>
        <table:table-row table:style-name="ro1">
          <table:table-cell office:value-type="string" calcext:value-type="string">
            <text:p>Scourge Hook: Hangman’s Trick</text:p>
          </table:table-cell>
          <table:table-cell office:value-type="string" calcext:value-type="string">
            <text:p>scourgeHookHangmansTri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ig</text:p>
          </table:table-cell>
          <table:table-cell office:value-type="string" calcext:value-type="string">
            <text:p>Unlocks potential in your Aura-reading ability and your ingenious modifications to Hooks alert you of tampering. At the start of the Trial, 4 random Hooks are changed into Scourge Hooks: The Auras of Scourge Hooks are revealed to you in white. Receive a Loud Noise Notification, whenever a Survivor starts sabotaging a Hook. While carrying a Survivor, the Auras of all Survivors within 8/10/12 metres of a Scourge Hook are revealed to you.</text:p>
          </table:table-cell>
          <table:table-cell office:value-type="string" calcext:value-type="string">
            <text:p>"No excuses, no equivocations... No crying." — Amanda Young</text:p>
          </table:table-cell>
        </table:table-row>
        <table:table-row table:style-name="ro1">
          <table:table-cell office:value-type="string" calcext:value-type="string">
            <text:p>Scourge Hook: Jagged Compass</text:p>
          </table:table-cell>
          <table:table-cell office:value-type="string" calcext:value-type="string">
            <text:p>scourgeHookJaggedCompas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oundmaster</text:p>
          </table:table-cell>
          <table:table-cell office:value-type="string" calcext:value-type="string">
            <text:p>Sometimes the compass points north. Other times it points somewhere else entirely. At the start of the Trial, 4 random Hooks are changed into Scourge Hooks: The Auras of Scourge Hooks are revealed to you in white. Whenever a Survivor is unhooked from a normal Hook, the following effect applies: The Hook is converted into a Scourge Hook. Whenever you hook a Survivor onto a Scourge Hook, the following effect applies: The Aura of the Generator with the most progression is highlighted in yellow for 6/8/10 seconds.</text:p>
          </table:table-cell>
          <table:table-cell office:value-type="string" calcext:value-type="string">
            <text:p>"Drop anchor! I will chart us a new course." — Portia Maye</text:p>
          </table:table-cell>
        </table:table-row>
        <table:table-row table:style-name="ro1">
          <table:table-cell office:value-type="string" calcext:value-type="string">
            <text:p>Scourge Hook: Monstrous Shrine</text:p>
          </table:table-cell>
          <table:table-cell office:value-type="string" calcext:value-type="string">
            <text:p>scourgeHookMonstrousShrine.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r fervent care of the Hooks found in the Basement has aroused The Entity's interest. At the start of the Trial, 4 random Hooks, as well as the 4 Basement Hooks, are changed into Scourge Hooks: The Auras of Scourge Hooks are revealed to you in white. Whenever a Survivor is hooked onto a Scourge Hook, the following effect applies when you are farther than 24 metres from the hooked Survivor: Accelerates the Sacrifice Process by 10/15/20 %.</text:p>
          </table:table-cell>
          <table:table-cell office:value-type="string" calcext:value-type="string">
            <text:p>"Then you will know that there is no escape. When hanging in the depths, you face the dark one."</text:p>
          </table:table-cell>
        </table:table-row>
        <table:table-row table:style-name="ro1">
          <table:table-cell office:value-type="string" calcext:value-type="string">
            <text:p>Scourge Hook: Pain Resonance</text:p>
          </table:table-cell>
          <table:table-cell office:value-type="string" calcext:value-type="string">
            <text:p>scourgeHookPainReson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Artist</text:p>
          </table:table-cell>
          <table:table-cell office:value-type="string" calcext:value-type="string">
            <text:p>Overwhelming pain reverberates outwards. At the start of the Trial, 4 random Hooks are changed into Scourge Hooks: The Auras of Scourge Hooks are revealed to you in white. You start the Trial with 4 Tokens on Scourge Hook: Pain Resonance. Each time a Survivor is hooked on a Scourge Hook for the first time, 1 Token is consumed and the following effects apply: The Generator with the most Progression explodes and instantly regresses by 10/15/20 % of its total Progression. Normal Generator Regression applies afterwards. All Survivors repairing that Generator will scream, but not reveal their location. Scourge Hook: Pain Resonance is disabled for the remainder of the Trial once all Tokens are consumed. </text:p>
          </table:table-cell>
          <table:table-cell office:value-type="string" calcext:value-type="string">
            <text:p>"The pain spills beyond flesh/darkness staining the horizon." — Girl in the Shadow by Carmina Mora</text:p>
          </table:table-cell>
        </table:table-row>
        <table:table-row table:style-name="ro1">
          <table:table-cell office:value-type="string" calcext:value-type="string">
            <text:p>Septic Touch</text:p>
          </table:table-cell>
          <table:table-cell office:value-type="string" calcext:value-type="string">
            <text:p>septicTouc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redge</text:p>
          </table:table-cell>
          <table:table-cell office:value-type="string" calcext:value-type="string">
            <text:p>The Land of the Shadows subsumes all. Healing only delays the inevitable. Whenever a Survivor performs a Healing action while they are inside your Terror Radius, that Survivor suffers from the Blindness and Exhausted Status Effects. These effects linger for 6/8/10 seconds after the Healing action is interrupted by any means.</text:p>
          </table:table-cell>
          <table:table-cell office:value-type="string" calcext:value-type="string">
            <text:p>"Do not admit to fear, or pain, or doubt. These are the seeds from which darkness grows." — Otto Stamper</text:p>
          </table:table-cell>
        </table:table-row>
        <table:table-row table:style-name="ro1">
          <table:table-cell office:value-type="string" calcext:value-type="string">
            <text:p>Shadowborn</text:p>
          </table:table-cell>
          <table:table-cell office:value-type="string" calcext:value-type="string">
            <text:p>shadowbor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Wraith</text:p>
          </table:table-cell>
          <table:table-cell office:value-type="string" calcext:value-type="string">
            <text:p>You have a keen vision in the darkness of the night. When blinded by any means, you are granted a 6/8/10 % Haste Status Effect for 10 seconds.</text:p>
          </table:table-cell>
          <table:table-cell office:value-type="string" calcext:value-type="string">
            <text:p>"Shining in the darkest dark, his eyes pierce the night and sting your soul."</text:p>
          </table:table-cell>
        </table:table-row>
        <table:table-row table:style-name="ro1">
          <table:table-cell office:value-type="string" calcext:value-type="string">
            <text:p>Shattered Hope</text:p>
          </table:table-cell>
          <table:table-cell office:value-type="string" calcext:value-type="string">
            <text:p>shatteredHope.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To capture your prey, you must first extinguish their hope. Instead of snuffing Boon Totems you destroy them. Destroying a Boon Totem this way reveals the Auras of all Survivors that were within its range at that moment for 6/7/8 seconds.</text:p>
          </table:table-cell>
          <table:table-cell office:value-type="string" calcext:value-type="string">
            <text:p>"Nothing is permanent here. Nothing except our endless perdition." — Unknown, Notebook</text:p>
          </table:table-cell>
        </table:table-row>
        <table:table-row table:style-name="ro1">
          <table:table-cell office:value-type="string" calcext:value-type="string">
            <text:p>Sloppy Butcher</text:p>
          </table:table-cell>
          <table:table-cell office:value-type="string" calcext:value-type="string">
            <text:p>sloppyButch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 know where to hit to make them bleed. Wounds inflicted by Basic Attacks cause Survivors to suffer from the Haemorrhage and Mangled Status Effects for 70/80/90 seconds. Increases the Bleeding frequency of injured Survivors by 50/75/100 % for the same duration. Increases the Regression rate at which partial Healing Progression is lost because of Haemorrhage by +25 %.</text:p>
          </table:table-cell>
          <table:table-cell office:value-type="string" calcext:value-type="string">
            <text:p>"It is in its sadistic nature. There is no swift kill as it delights in the obscene spectacle of our agonising suffering."</text:p>
          </table:table-cell>
        </table:table-row>
        <table:table-row table:style-name="ro1">
          <table:table-cell office:value-type="string" calcext:value-type="string">
            <text:p>Spies From The Shadows</text:p>
          </table:table-cell>
          <table:table-cell office:value-type="string" calcext:value-type="string">
            <text:p>spiesFromTheShadows.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Allows the Crows found in the environment to directly communicate with you. Whenever you are within 20/28/36 metres of a Crow that was startled by a nearby Survivor, you are alerted with a Loud Noise Notification. Spies from the Shadows has a cool-down of 5 seconds between alerts. </text:p>
          </table:table-cell>
          <table:table-cell office:value-type="string" calcext:value-type="string">
            <text:p>"In the shadows they torment, scarring our minds with each scream."</text:p>
          </table:table-cell>
        </table:table-row>
        <table:table-row table:style-name="ro1">
          <table:table-cell office:value-type="string" calcext:value-type="string">
            <text:p>Spirit Fury</text:p>
          </table:table-cell>
          <table:table-cell office:value-type="string" calcext:value-type="string">
            <text:p>spiritFur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pirit</text:p>
          </table:table-cell>
          <table:table-cell office:value-type="string" calcext:value-type="string">
            <text:p>Each obstacle you break magnifies the wrath of The Entity. After manually breaking a dropped Pallet by any means for a total of 4/3/2 times, Spirit Fury activates: Causes The Entity to instantly break the next Pallet used to stun you. The normal Stun penalty applies afterwards, unless it is mitigated by other effects. Spirit Fury deactivates after use. </text:p>
          </table:table-cell>
          <table:table-cell office:value-type="string" calcext:value-type="string">
            <text:p>"Fury is her blood." </text:p>
          </table:table-cell>
        </table:table-row>
        <table:table-row table:style-name="ro1">
          <table:table-cell office:value-type="string" calcext:value-type="string">
            <text:p>Starstruck</text:p>
          </table:table-cell>
          <table:table-cell office:value-type="string" calcext:value-type="string">
            <text:p>starstru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ickster</text:p>
          </table:table-cell>
          <table:table-cell office:value-type="string" calcext:value-type="string">
            <text:p>Your unmatched showmanship dazzles all. When carrying a Survivor, Starstruck activates: Survivors suffer from the Exposed Status Effect while in your Terror Radius. The Status Effect lingers for 26/28/30 seconds after leaving your Terror Radius. After hooking or dropping the carried Survivor, Starstruck deactivates: The Status Effect persists for 26/28/30 seconds for any Survivor inside your Terror Radius at that moment. Starstruck has a cool-down of 60 seconds once the Survivor is no longer being carried. </text:p>
          </table:table-cell>
          <table:table-cell office:value-type="string" calcext:value-type="string">
            <text:p>"Enjoy this moment, few get so close." — Ji-Woon Hak</text:p>
          </table:table-cell>
        </table:table-row>
        <table:table-row table:style-name="ro1">
          <table:table-cell office:value-type="string" calcext:value-type="string">
            <text:p>Stridor</text:p>
          </table:table-cell>
          <table:table-cell office:value-type="string" calcext:value-type="string">
            <text:p>strido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urse</text:p>
          </table:table-cell>
          <table:table-cell office:value-type="string" calcext:value-type="string">
            <text:p>You are acutely sensitive to the breathing of your prey. Increases the volume of Grunts of Pain of injured Survivors by 30/40/50 %. Increases the volume of regular breathing of Survivors by 15/20/25 %.</text:p>
          </table:table-cell>
          <table:table-cell office:value-type="string" calcext:value-type="string">
            <text:p>"If you do not stop and catch your breath... she will."</text:p>
          </table:table-cell>
        </table:table-row>
        <table:table-row table:style-name="ro1">
          <table:table-cell office:value-type="string" calcext:value-type="string">
            <text:p>Superior Anatomy</text:p>
          </table:table-cell>
          <table:table-cell office:value-type="string" calcext:value-type="string">
            <text:p>superiorAnatom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Mastermind</text:p>
          </table:table-cell>
          <table:table-cell office:value-type="string" calcext:value-type="string">
            <text:p>Decades of research have culminated in you: something faster, stronger, and more dangerous than any human. Whenever a Survivor performs a Rushed Vault within 8 metres of your location, Superior Anatomy activates: Increases your Vaulting speed by 30/35/40 %. Superior Anatomy deactivates after vaulting. Superior Anatomy has a cool-down of 30 seconds. </text:p>
          </table:table-cell>
          <table:table-cell/>
        </table:table-row>
        <table:table-row table:style-name="ro1">
          <table:table-cell office:value-type="string" calcext:value-type="string">
            <text:p>Surge</text:p>
          </table:table-cell>
          <table:table-cell office:value-type="string" calcext:value-type="string">
            <text:p>sur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mogorgon</text:p>
          </table:table-cell>
          <table:table-cell office:value-type="string" calcext:value-type="string">
            <text:p>Your eerie presence charges the air and interferes with technology. Whenever you put a Survivor into the Dying State with a Basic Attack, all Generators within 32 metres of your location instantly explode and start regressing. Instantly regresses affected Generators by 6/7/8 %.</text:p>
          </table:table-cell>
          <table:table-cell office:value-type="string" calcext:value-type="string">
            <text:p>"The creature appears to have some unknown influence over electricity and nearby electronics." — Hawkins National Laboratory</text:p>
          </table:table-cell>
        </table:table-row>
        <table:table-row table:style-name="ro1">
          <table:table-cell office:value-type="string" calcext:value-type="string">
            <text:p>Surveillance</text:p>
          </table:table-cell>
          <table:table-cell office:value-type="string" calcext:value-type="string">
            <text:p>surveill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ig</text:p>
          </table:table-cell>
          <table:table-cell office:value-type="string" calcext:value-type="string">
            <text:p>Unlocks potential in your Aura-reading ability. The Auras of regressing Generators are highlighted in white. If the Regression progress is interrupted on a Generator, its Aura will be highlighted in yellow for 8/12/16 seconds. Surveillance increases the audible range of Survivors' Generator-repairing noises by 8 metres.</text:p>
          </table:table-cell>
          <table:table-cell office:value-type="string" calcext:value-type="string">
            <text:p><text:s/>"Are you gonna behave?" — Amanda Young </text:p>
          </table:table-cell>
        </table:table-row>
        <table:table-row table:style-name="ro1">
          <table:table-cell office:value-type="string" calcext:value-type="string">
            <text:p>Terminus</text:p>
          </table:table-cell>
          <table:table-cell office:value-type="string" calcext:value-type="string">
            <text:p>terminu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Mastermind</text:p>
          </table:table-cell>
          <table:table-cell office:value-type="string" calcext:value-type="string">
            <text:p>You are a brilliant tactician who prepares for every eventuality. Once the Exit Gates are powered, Terminus activates: All Survivors who are either injured, dying, or hooked, suffer from the Broken Status Effect until an Exit Gate is opened. This effect lingers for an additional 20/25/30 seconds.</text:p>
          </table:table-cell>
          <table:table-cell/>
        </table:table-row>
        <table:table-row table:style-name="ro1">
          <table:table-cell office:value-type="string" calcext:value-type="string">
            <text:p>Territorial Imperative</text:p>
          </table:table-cell>
          <table:table-cell office:value-type="string" calcext:value-type="string">
            <text:p>territorialImperativ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untress</text:p>
          </table:table-cell>
          <table:table-cell office:value-type="string" calcext:value-type="string">
            <text:p>Unlocks potential in your Aura-reading ability. Whenever you are farther than 24 metres from the Basement while a Survivor enters it, Territorial Imperative activates: The Aura of that Survivor is revealed to you for 4/5/6 seconds. Territorial Imperative has a cool-down of 45 seconds. </text:p>
          </table:table-cell>
          <table:table-cell office:value-type="string" calcext:value-type="string">
            <text:p>"We're not safe anywhere..." </text:p>
          </table:table-cell>
        </table:table-row>
        <table:table-row table:style-name="ro1">
          <table:table-cell office:value-type="string" calcext:value-type="string">
            <text:p>Thanatophobia</text:p>
          </table:table-cell>
          <table:table-cell office:value-type="string" calcext:value-type="string">
            <text:p>thanatophobia.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urse</text:p>
          </table:table-cell>
          <table:table-cell office:value-type="string" calcext:value-type="string">
            <text:p>Their courage fades in the face of their undeniable mortality. Each injured, dying, or hooked Survivor afflicts Survivors with a stack-able 1/1.5/2 % Action Speed penalty to Repairing, Sabotaging, and Cleansing, up to a maximum of 4/6/8 %. Increases the Action Speed penalty by a further 12 %, if there are 4 Survivors, who are either injured, dying, or hooked at the same time.</text:p>
          </table:table-cell>
          <table:table-cell office:value-type="string" calcext:value-type="string">
            <text:p>"She plays with us and revels in our pain." </text:p>
          </table:table-cell>
        </table:table-row>
        <table:table-row table:style-name="ro1">
          <table:table-cell office:value-type="string" calcext:value-type="string">
            <text:p>Thrilling Tremors</text:p>
          </table:table-cell>
          <table:table-cell office:value-type="string" calcext:value-type="string">
            <text:p>thrillingTremor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host Face</text:p>
          </table:table-cell>
          <table:table-cell office:value-type="string" calcext:value-type="string">
            <text:p>Your dark designs and shrewd composure rouse The Entity. After picking up a Survivor, all Generators not currently being repaired by Survivors are blocked by The Entity for the next 16 seconds. The Auras of blocked Generators are highlighted to you in white. Thrilling Tremors has a cool-down of 100/80/60 seconds.</text:p>
          </table:table-cell>
          <table:table-cell office:value-type="string" calcext:value-type="string">
            <text:p>"The night assists me and it's endless here." — The Ghost Face</text:p>
          </table:table-cell>
        </table:table-row>
        <table:table-row table:style-name="ro1">
          <table:table-cell office:value-type="string" calcext:value-type="string">
            <text:p>THWACK!</text:p>
          </table:table-cell>
          <table:table-cell office:value-type="string" calcext:value-type="string">
            <text:p>thwa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kull Merchant</text:p>
          </table:table-cell>
          <table:table-cell office:value-type="string" calcext:value-type="string">
            <text:p>Your prey is terrified by your relentless pursuit. Start the Trial with 3 Tokens. Whenever you break a Breakable Wall or a dropped Pallet, THWACK! consumes -1 Token and applies the following effect: Causes all Survivors within 24 metres of your location to scream and reveal their location for 3/4/5 seconds. Whenever you hook a Survivor, THWACK! is granted +1 Token. </text:p>
          </table:table-cell>
          <table:table-cell office:value-type="string" calcext:value-type="string">
            <text:p>"All those who stood in her path feared her mighty THWACK!" — Sonhadores Sombrios, Issue #3</text:p>
          </table:table-cell>
        </table:table-row>
        <table:table-row table:style-name="ro1">
          <table:table-cell office:value-type="string" calcext:value-type="string">
            <text:p>Tinkerer</text:p>
          </table:table-cell>
          <table:table-cell office:value-type="string" calcext:value-type="string">
            <text:p>tinker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illbilly</text:p>
          </table:table-cell>
          <table:table-cell office:value-type="string" calcext:value-type="string">
            <text:p>Whenever a Generator is repaired to 70 %, you benefit from the following effects: Triggers a Loud Noise Notification for that Generator, revealing its location. Grants the Undetectable Status Effect for the next 12/14/16 seconds. Tinkerer can only trigger once per Generator per Trial. </text:p>
          </table:table-cell>
          <table:table-cell office:value-type="string" calcext:value-type="string">
            <text:p>"The Hillbilly makes impressive tools out of scraps. Tools aimed at maiming us in creative ways." — Notebook</text:p>
          </table:table-cell>
        </table:table-row>
        <table:table-row table:style-name="ro1">
          <table:table-cell office:value-type="string" calcext:value-type="string">
            <text:p>Trail of Torment</text:p>
          </table:table-cell>
          <table:table-cell office:value-type="string" calcext:value-type="string">
            <text:p>trailOfTormen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Executioner</text:p>
          </table:table-cell>
          <table:table-cell office:value-type="string" calcext:value-type="string">
            <text:p>You guide your victims along a path of pain and punishment. Performing the Damage Generator action on a Generator activates Trail of Torment: Grants the Undetectable Status Effect until the Generator stops regressing. The Aura of the damaged Generator is revealed to all Survivors in yellow. Trail of Torment has a cool-down of 60/45/30 seconds. </text:p>
          </table:table-cell>
          <table:table-cell/>
        </table:table-row>
        <table:table-row table:style-name="ro1">
          <table:table-cell office:value-type="string" calcext:value-type="string">
            <text:p>Ultimate Weapon</text:p>
          </table:table-cell>
          <table:table-cell office:value-type="string" calcext:value-type="string">
            <text:p>ultimateWeap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Xenomorph</text:p>
          </table:table-cell>
          <table:table-cell office:value-type="string" calcext:value-type="string">
            <text:p>When they spot you, they know the end is near. When you open a Locker, all Survivors within 32 metres of the Locker scream and reveal their location to you. This causes them to suffer from the Blindness Status Effect for 30 seconds. Ultimate Weapon has a cool-down of 80/70/60 seconds. </text:p>
          </table:table-cell>
          <table:table-cell office:value-type="string" calcext:value-type="string">
            <text:p>"I can't lie to you about your chances, but... you have my sympathies." — Ash</text:p>
          </table:table-cell>
        </table:table-row>
        <table:table-row table:style-name="ro1">
          <table:table-cell office:value-type="string" calcext:value-type="string">
            <text:p>Unbound</text:p>
          </table:table-cell>
          <table:table-cell office:value-type="string" calcext:value-type="string">
            <text:p>unb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Unknown</text:p>
          </table:table-cell>
          <table:table-cell office:value-type="string" calcext:value-type="string">
            <text:p>Pain lingers in the air, an alluring aroma that excites the impulses. When a Survivor becomes injured by any means, Unbound activates for 24/27/30 seconds: Grants a +5 % Haste Status Effect for 10 seconds after vaulting a Window. This effect cannot stack with itself.</text:p>
          </table:table-cell>
          <table:table-cell office:value-type="string" calcext:value-type="string">
            <text:p>"I heard it. Running. It was getting closer!" — Anonymous Testimony, 09/09/1979 </text:p>
          </table:table-cell>
        </table:table-row>
        <table:table-row table:style-name="ro1">
          <table:table-cell office:value-type="string" calcext:value-type="string">
            <text:p>Undone</text:p>
          </table:table-cell>
          <table:table-cell office:value-type="string" calcext:value-type="string">
            <text:p>undon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Unknown</text:p>
          </table:table-cell>
          <table:table-cell office:value-type="string" calcext:value-type="string">
            <text:p>Hope is the delusion that keeps its victims alive. Whenever a Survivor fails a Skill Check while repairing or healing, Undone gains +3 Tokens, up to a maximum of 18/24/30 Tokens. Performing the Damage Generator action on a Generator consumes all accumulated Tokens and applies the following effects: Instantly regresses the damaged Generator by -1 % per Token of its total Progression. Blocks the damaged Generator for 1 second per Token. Causes the damaged Generator to start regressing once it becomes unblocked. Undone has a cool-down of 60 seconds. </text:p>
          </table:table-cell>
          <table:table-cell office:value-type="string" calcext:value-type="string">
            <text:p>"Erratic behavior in machinery could be related to [REDACTED], further testing required." — OSS Report, 12/02/1943</text:p>
          </table:table-cell>
        </table:table-row>
        <table:table-row table:style-name="ro1">
          <table:table-cell office:value-type="string" calcext:value-type="string">
            <text:p>Unforeseen</text:p>
          </table:table-cell>
          <table:table-cell office:value-type="string" calcext:value-type="string">
            <text:p>unforesee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Unknown</text:p>
          </table:table-cell>
          <table:table-cell office:value-type="string" calcext:value-type="string">
            <text:p>Terror takes many forms and whispers devastating lies in its victims' ears. Performing the Damage Generator action on a Generator applies Unforeseen for 22/26/30 seconds: Transfers your Terror Radius to the damaged Generator and sets its range to 32 metres. Grants the Undetectable Status Effect.</text:p>
          </table:table-cell>
          <table:table-cell office:value-type="string" calcext:value-type="string">
            <text:p>"Mom, if you find this, I'm sorry..." — Final Journal Entry, 07/12/1991</text:p>
          </table:table-cell>
        </table:table-row>
        <table:table-row table:style-name="ro1">
          <table:table-cell office:value-type="string" calcext:value-type="string">
            <text:p>Unnerving Presence</text:p>
          </table:table-cell>
          <table:table-cell office:value-type="string" calcext:value-type="string">
            <text:p>unnervingPrese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apper</text:p>
          </table:table-cell>
          <table:table-cell office:value-type="string" calcext:value-type="string">
            <text:p>Your presence alone instils great fear. Survivors repairing or healing within your Terror Radius suffer from the following effects: Increases the Trigger odds of Skill Check by 10 %. Decreases the Success zone of Skill Checks by 40/50/60 %.</text:p>
          </table:table-cell>
          <table:table-cell office:value-type="string" calcext:value-type="string">
            <text:p>"Its presence befalls us." </text:p>
          </table:table-cell>
        </table:table-row>
        <table:table-row table:style-name="ro1">
          <table:table-cell office:value-type="string" calcext:value-type="string">
            <text:p>Unrelenting</text:p>
          </table:table-cell>
          <table:table-cell office:value-type="string" calcext:value-type="string">
            <text:p>unrelent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text:p>
          </table:table-cell>
          <table:table-cell office:value-type="string" calcext:value-type="string">
            <text:p>You recuperate faster from missed attacks made with your main weapon. Reduces the Cool-down of missed Basic Attacks by 20/25/30 %.</text:p>
          </table:table-cell>
          <table:table-cell/>
        </table:table-row>
        <table:table-row table:style-name="ro1">
          <table:table-cell office:value-type="string" calcext:value-type="string">
            <text:p>Weave Attunement</text:p>
          </table:table-cell>
          <table:table-cell office:value-type="string" calcext:value-type="string">
            <text:p>weaveAttunemen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ich</text:p>
          </table:table-cell>
          <table:table-cell office:value-type="string" calcext:value-type="string">
            <text:p>You are so attuned to magical energies that you can sense even minor ripples around enchantments. Whenever an Item is depleted for the first time, it is automatically dropped: The Auras of dropped Survivor Items are revealed to you, as well as the Auras of any Survivors within 8 metres of them. Affected Survivors see the Aura of that Item as well. Causes Survivors picking up a Survivor Item to suffer from the Oblivious Status Effect for 20/25/30 seconds.</text:p>
          </table:table-cell>
          <table:table-cell office:value-type="string" calcext:value-type="string">
            <text:p>"No number of novelties will protect you from me!" — Vecna</text:p>
          </table:table-cell>
        </table:table-row>
        <table:table-row table:style-name="ro1">
          <table:table-cell office:value-type="string" calcext:value-type="string">
            <text:p>Whispers</text:p>
          </table:table-cell>
          <table:table-cell office:value-type="string" calcext:value-type="string">
            <text:p>whispers.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 have a rudimentary understanding of The Entity's voice. Whenever at least one Survivor is within 48/40/32 metres of your location, you hear the sporadic whispers of the Entity.</text:p>
          </table:table-cell>
          <table:table-cell office:value-type="string" calcext:value-type="string">
            <text:p>"It is unclear as to the motivations of The Fog, but it is undeniable that it often takes the beast's side." — Unknown, Notebook</text:p>
          </table:table-cell>
        </table:table-row>
        <table:table-row table:style-name="ro1">
          <table:table-cell office:value-type="string" calcext:value-type="string">
            <text:p>Zanshin Tactics</text:p>
          </table:table-cell>
          <table:table-cell office:value-type="string" calcext:value-type="string">
            <text:p>zanshinTactic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Oni</text:p>
          </table:table-cell>
          <table:table-cell office:value-type="string" calcext:value-type="string">
            <text:p>Unlocks potential in your Aura-reading ability: You are mentally alert and aware of key points on the battlefield and nearby enemies in retreat. The Auras of Pallets and Windows are revealed to you within 32 metres. Whenever a Survivor drops a Pallet, their Aura is revealed to you for 3/4/5 seconds.</text:p>
          </table:table-cell>
          <table:table-cell office:value-type="string" calcext:value-type="string">
            <text:p>"Within your enemy's strength is weakness." — Renjiro's Doctrine 12:5</text:p>
          </table:table-cell>
        </table:table-row>
        <table:table-row table:style-name="ro1">
          <table:table-cell office:value-type="string" calcext:value-type="string">
            <text:p>Ace in The Hole</text:p>
          </table:table-cell>
          <table:table-cell office:value-type="string" calcext:value-type="string">
            <text:p>aceInTheHo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ce Visconti</text:p>
          </table:table-cell>
          <table:table-cell office:value-type="string" calcext:value-type="string">
            <text:p>Lady Luck always seems to be throwing something good your way. When retrieving an Item from a Chest, there is a chance an Add-on will be attached to it: 100 % chance for an Add-on of Very Rare Rarity or lower. 10/25/50 % chance for a second Add-on of Uncommon Rarity or lower. Ace in the Hole allows you to keep any Add-ons your Item has equipped upon escaping. </text:p>
          </table:table-cell>
          <table:table-cell office:value-type="string" calcext:value-type="string">
            <text:p>"Everything that glitters isn't gold. But gold isn't worth a damn in this place, so this should come in handy." — Ace Visconti</text:p>
          </table:table-cell>
        </table:table-row>
        <table:table-row table:style-name="ro1">
          <table:table-cell office:value-type="string" calcext:value-type="string">
            <text:p>Adrenaline</text:p>
          </table:table-cell>
          <table:table-cell office:value-type="string" calcext:value-type="string">
            <text:p>adrenalin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eg Thomas</text:p>
          </table:table-cell>
          <table:table-cell office:value-type="string" calcext:value-type="string">
            <text:p>You are fuelled by unexpecting energy when on the verge of escape. Once the Exit Gates are powered, Adrenaline activates: Instantly heal the equivalent of 1 Health State. Grants a +50 % Haste Status Effect for 3 seconds. Adrenaline ignores an existing Exhausted Status Effect , but causes it for 60/50/40 seconds. </text:p>
          </table:table-cell>
          <table:table-cell/>
        </table:table-row>
        <table:table-row table:style-name="ro1">
          <table:table-cell office:value-type="string" calcext:value-type="string">
            <text:p>Aftercare</text:p>
          </table:table-cell>
          <table:table-cell office:value-type="string" calcext:value-type="string">
            <text:p>aftercar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eff Johansen</text:p>
          </table:table-cell>
          <table:table-cell office:value-type="string" calcext:value-type="string">
            <text:p>Unlocks potential in your Aura-reading ability. The Auras of the last 1/2/3 Survivor(s) are permanently revealed to you, once any of the following conditions have been met: You have unhooked them. They have unhooked you. You have completed a Healing action on them. They have completed a Healing action on you. Those Survivors also have your Aura revealed to them. Aftercare resets its effect once you are hooked. </text:p>
          </table:table-cell>
          <table:table-cell office:value-type="string" calcext:value-type="string">
            <text:p>"A Mercy that Rips the Storm. Oil work to honour my best buddies who happen to be the best musicians I know. Their first album is still my favourite. It got me through a dark time in my life." — Jeff, oil on canvas, 16x16</text:p>
          </table:table-cell>
        </table:table-row>
        <table:table-row table:style-name="ro1">
          <table:table-cell office:value-type="string" calcext:value-type="string">
            <text:p>Alert</text:p>
          </table:table-cell>
          <table:table-cell office:value-type="string" calcext:value-type="string">
            <text:p>aler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ng Min</text:p>
          </table:table-cell>
          <table:table-cell office:value-type="string" calcext:value-type="string">
            <text:p>Your acute senses are on high alert. Whenever the Killer performs the Break or Damage Action, Alert triggers: Their Aura is revealed to you for 3/4/5 seconds.</text:p>
          </table:table-cell>
          <table:table-cell office:value-type="string" calcext:value-type="string">
            <text:p>"I have true sight," — Feng Min</text:p>
          </table:table-cell>
        </table:table-row>
        <table:table-row table:style-name="ro1">
          <table:table-cell office:value-type="string" calcext:value-type="string">
            <text:p>Any Means Necessary</text:p>
          </table:table-cell>
          <table:table-cell office:value-type="string" calcext:value-type="string">
            <text:p>anyMeansNecessa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i Kimura</text:p>
          </table:table-cell>
          <table:table-cell office:value-type="string" calcext:value-type="string">
            <text:p>You stand up for yourself, using whatever's on hand to gain an advantage. Press and hold the Active Ability button for 6/5/4 seconds while standing beside a dropped Pallet to reset it to its upright position. Grants the ability to see the Auras of all dropped but not yet destroyed Pallets in the environment.</text:p>
          </table:table-cell>
          <table:table-cell office:value-type="string" calcext:value-type="string">
            <text:p>"I'll hit you with everything I've got. Then I'll do it again." — Yui Kimura</text:p>
          </table:table-cell>
        </table:table-row>
        <table:table-row table:style-name="ro1">
          <table:table-cell office:value-type="string" calcext:value-type="string">
            <text:p>Appraisal</text:p>
          </table:table-cell>
          <table:table-cell office:value-type="string" calcext:value-type="string">
            <text:p>appraisa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Élodie Rakoto</text:p>
          </table:table-cell>
          <table:table-cell office:value-type="string" calcext:value-type="string">
            <text:p>You have a careful eye that notices what many overlook. Appraisal has 3 Tokens at the start of the Trial: Consume -1 Token to perform the Rummage action on an already unlocked Chest in order to retrieve a second Item from it. Increases Rummaging speed by 40/60/80 %. Rummaging is only available once per Chest.</text:p>
          </table:table-cell>
          <table:table-cell/>
        </table:table-row>
        <table:table-row table:style-name="ro1">
          <table:table-cell office:value-type="string" calcext:value-type="string">
            <text:p>Autodidact</text:p>
          </table:table-cell>
          <table:table-cell office:value-type="string" calcext:value-type="string">
            <text:p>autodidac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m Francis</text:p>
          </table:table-cell>
          <table:table-cell office:value-type="string" calcext:value-type="string">
            <text:p>Succeeding a Skill Check while healing another Survivor grants +1 Token, up to a maximum of 3/4/5 Tokens: Suppresses Great Healing Skill Checks. Causes Good Healing Skill Checks to grant Healing progress based on the number of accumulated Tokens: 0 Tokens: -15 %. 1 Token: +0 %. 2 Tokens: +15 %. <text:s/>3 Tokens: +30 % (limit of Tier I). 4 Tokens: +45 % (limit of Tier II). 5 Tokens: +60 % (limit of Tier III). Autodidact is inactive when healing using a Med-Kit. </text:p>
          </table:table-cell>
          <table:table-cell office:value-type="string" calcext:value-type="string">
            <text:p>"There's no limit to what you can achieve, as long as you back with hard work." — Adam Francis</text:p>
          </table:table-cell>
        </table:table-row>
        <table:table-row table:style-name="ro1">
          <table:table-cell office:value-type="string" calcext:value-type="string">
            <text:p>Babysitter</text:p>
          </table:table-cell>
          <table:table-cell office:value-type="string" calcext:value-type="string">
            <text:p>babysitt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teve Harrington</text:p>
          </table:table-cell>
          <table:table-cell office:value-type="string" calcext:value-type="string">
            <text:p>While you have a reputation for being self-centred, you risk it all to help those in need. Whenever you unhook a Survivor, the Aura of the Killer is revealed to you for 8 seconds, while the unhooked Survivor benefits from the following effects for 20/25/30 seconds instead: Suppresses the creation of their Scratch Marks and Pools of Blood. Increases the strength of their Haste Status Effect by +10 %.</text:p>
          </table:table-cell>
          <table:table-cell office:value-type="string" calcext:value-type="string">
            <text:p>"I promised to keep you shitheads safe, and that's exactly what I plan on doing." — Steve Harrington</text:p>
          </table:table-cell>
        </table:table-row>
        <table:table-row table:style-name="ro1">
          <table:table-cell office:value-type="string" calcext:value-type="string">
            <text:p>Background Player</text:p>
          </table:table-cell>
          <table:table-cell office:value-type="string" calcext:value-type="string">
            <text:p>backgroundPlay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nato Lyra</text:p>
          </table:table-cell>
          <table:table-cell office:value-type="string" calcext:value-type="string">
            <text:p>You are not usually the centre of attention and in some cases, this can be a good thing. Whenever another Survivor is picked up, Background Player activates for 10 seconds. Starting to run while it is active causes the following effect: Grants a +50 % Haste Status Effect for 5 seconds. Background Player causes the Exhausted Status Effect for 30/25/20 seconds. Background Player cannot be used when Exhausted. </text:p>
          </table:table-cell>
          <table:table-cell office:value-type="string" calcext:value-type="string">
            <text:p>"You forget about me?" — Renato Lyra </text:p>
          </table:table-cell>
        </table:table-row>
        <table:table-row table:style-name="ro1">
          <table:table-cell office:value-type="string" calcext:value-type="string">
            <text:p>Balanced Landing</text:p>
          </table:table-cell>
          <table:table-cell office:value-type="string" calcext:value-type="string">
            <text:p>balancedLand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ea Karlsson</text:p>
          </table:table-cell>
          <table:table-cell office:value-type="string" calcext:value-type="string">
            <text:p>Your agility and cat-like relexes are incomparable. After falling from a height, you benefit from the following effects: <text:s/>Reduces the duration of the Stagger upon landing by -75 %. Suppresses all noises associated with falling. Grants a +50 % Haste Status Effect for 3 seconds upon landing. Balanced Landing causes the Exhausted Status Effect for 60/50/40 seconds. Balanced Landing cannot be used when Exhausted. </text:p>
          </table:table-cell>
          <table:table-cell office:value-type="string" calcext:value-type="string">
            <text:p>"I have jumped from higher places." — Nea Karlsson</text:p>
          </table:table-cell>
        </table:table-row>
        <table:table-row table:style-name="ro1">
          <table:table-cell office:value-type="string" calcext:value-type="string">
            <text:p>Bardic Inspiration</text:p>
          </table:table-cell>
          <table:table-cell office:value-type="string" calcext:value-type="string">
            <text:p>bardicInspir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estri Yazar &amp; Baermar Uraz</text:p>
          </table:table-cell>
          <table:table-cell office:value-type="string" calcext:value-type="string">
            <text:p>It's time to give your audience a show. Will you bring the house down or will you choke? Press the Active Ability button while standing and motionless to enter the Performance interaction that lasts up to 15 seconds and empowers other Survivors within 16 metres of your location. The empowering effect depends on the result of you rolling a d20 and lasts for 90 seconds after completing the Performance: 1: You scream, but without notifying the Killer. 2 - 10: Skill Checks grant +1 % Progression. 11 - 19: Skill Checks grant +2 % Progression. 20: Skill Checks grant +3 % Progression. Bardic Inspiration has a cool-down of 110/100/90 seconds after completing the Performance or cancelling it. </text:p>
          </table:table-cell>
          <table:table-cell office:value-type="string" calcext:value-type="string">
            <text:p>"Listen closely! I'm about to save your life!" — Aestri</text:p>
          </table:table-cell>
        </table:table-row>
        <table:table-row table:style-name="ro1">
          <table:table-cell office:value-type="string" calcext:value-type="string">
            <text:p>Better Than New</text:p>
          </table:table-cell>
          <table:table-cell office:value-type="string" calcext:value-type="string">
            <text:p>betterThanNew.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becca Chambers</text:p>
          </table:table-cell>
          <table:table-cell office:value-type="string" calcext:value-type="string">
            <text:p>You are an expert in combat medicine. Patients leave your care reinvigorated. Completing a Healing action on another Survivor grants them the following benefits until they receive damage again: Increases their Action speeds for Blessing, Cleansing, Healing, and Unlocking by 12/14/16 %.</text:p>
          </table:table-cell>
          <table:table-cell/>
        </table:table-row>
        <table:table-row table:style-name="ro1">
          <table:table-cell office:value-type="string" calcext:value-type="string">
            <text:p>Better Together</text:p>
          </table:table-cell>
          <table:table-cell office:value-type="string" calcext:value-type="string">
            <text:p>betterTogeth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ancy Wheeler</text:p>
          </table:table-cell>
          <table:table-cell office:value-type="string" calcext:value-type="string">
            <text:p>You seek justice and uncover the truth no matter what obstacle stands in your way. While repairing a Generator, its Aura is highlighted in yellow to all other Survivors within 32 metres. Whenever the Killer downs a Survivor while you are repairing a Generator, the Auras of all other Survivors are revealed to you for 8/9/10 seconds.</text:p>
          </table:table-cell>
          <table:table-cell office:value-type="string" calcext:value-type="string">
            <text:p>"Let's burn that lab to the ground." — Nancy Wheeler</text:p>
          </table:table-cell>
        </table:table-row>
        <table:table-row table:style-name="ro1">
          <table:table-cell office:value-type="string" calcext:value-type="string">
            <text:p>Bite The Bullet</text:p>
          </table:table-cell>
          <table:table-cell office:value-type="string" calcext:value-type="string">
            <text:p>biteTheBulle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eon Scott Kennedy</text:p>
          </table:table-cell>
          <table:table-cell office:value-type="string" calcext:value-type="string">
            <text:p>Pain hurts you as much as anyone, but you would prefer others do not know that. When healing yourself or another Survivor, you benefit from the following effects: Suppresses all noises related to Healing and Grunts of Pain. Failed Healing Skill Checks do not trigger a Loud Noise Notification. Reduces the Penalty to 3/2/1 % of the total Progression.</text:p>
          </table:table-cell>
          <table:table-cell office:value-type="string" calcext:value-type="string">
            <text:p><text:s/>"I can do this." — Leon Scott Kennedy </text:p>
          </table:table-cell>
        </table:table-row>
        <table:table-row table:style-name="ro1">
          <table:table-cell office:value-type="string" calcext:value-type="string">
            <text:p>Blast Mine</text:p>
          </table:table-cell>
          <table:table-cell office:value-type="string" calcext:value-type="string">
            <text:p>blastMin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ill Valentine</text:p>
          </table:table-cell>
          <table:table-cell office:value-type="string" calcext:value-type="string">
            <text:p>When direct combat is not an option, you still find ways to strike back. After repairing Generators for a total of 40 %, Blast Mine activates: Press the Active Ability button while near a partially progressed Generator to install a Trap, which stays active for 100/110/120 seconds. When the Killer damages the Trapped Generator, its Trap explodes half-way through: Stuns the Killer for 4 seconds. Blinds all Players within 12.5 metres of the Trapped Generator. Blast Mine deactivates after triggering successfully or once the timer runs out. The Auras of Trapped Generators are revealed to all Survivors in yellow. </text:p>
          </table:table-cell>
          <table:table-cell office:value-type="string" calcext:value-type="string">
            <text:p>"You want S.T.A.R.S.? I'll give you S.T.A.R.S.!" — Jill Valentine</text:p>
          </table:table-cell>
        </table:table-row>
        <table:table-row table:style-name="ro1">
          <table:table-cell office:value-type="string" calcext:value-type="string">
            <text:p>Blood Pact</text:p>
          </table:table-cell>
          <table:table-cell office:value-type="string" calcext:value-type="string">
            <text:p>bloodPac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heryl Mason</text:p>
          </table:table-cell>
          <table:table-cell office:value-type="string" calcext:value-type="string">
            <text:p>It is as if a latent part of yourself has awakened. You feel like you can reach out beyond yourself for assistance. When either you or the Obsession become injured by any means, Blood Pact activates: Your Auras are constantly revealed to one another. Completing a Healing Action on the Obsession or having them complete one on yourself, grants both of you a 5/6/7 % Haste Status Effect. This effect lasts for as long as you both remain within 16 metres of one another. Blood Pact is temporarily disabled if you yourself are the Obsession. Reduces your chance of becoming the initial Obsession by reducing the default value by -100 %. The Killer can only be obsessed with one Survivor at a time. </text:p>
          </table:table-cell>
          <table:table-cell/>
        </table:table-row>
        <table:table-row table:style-name="ro1">
          <table:table-cell office:value-type="string" calcext:value-type="string">
            <text:p>Blood Rush</text:p>
          </table:table-cell>
          <table:table-cell office:value-type="string" calcext:value-type="string">
            <text:p>bloodRus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nato Lyra</text:p>
          </table:table-cell>
          <table:table-cell office:value-type="string" calcext:value-type="string">
            <text:p>Your mind and body are honed for great feats, allowing you to push through with extra effort when necessary. After unhooking yourself or being unhooked, Blood Rush activates for 40/50/60 seconds: Press the Active Ability button to instantly recover from the Exhausted Status Effect. Blood Rush is deactivated after use or performing a Conspicuous Action. Blood Rush is disabled for the remainder of the Trial once the Exit Gates are powered. </text:p>
          </table:table-cell>
          <table:table-cell office:value-type="string" calcext:value-type="string">
            <text:p>"Just gotta... push through!" — Renato Lyra </text:p>
          </table:table-cell>
        </table:table-row>
        <table:table-row table:style-name="ro1">
          <table:table-cell office:value-type="string" calcext:value-type="string">
            <text:p>Boil Over</text:p>
          </table:table-cell>
          <table:table-cell office:value-type="string" calcext:value-type="string">
            <text:p>boilOv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Kate Denson</text:p>
          </table:table-cell>
          <table:table-cell office:value-type="string" calcext:value-type="string">
            <text:p>You are a battler and do everything to escape a foe's grasp. While being carried by the Killer, the following effects apply: Increases the strength of the Struggle Effects on the Killer from your Wiggling by 60/70/80 %. Suppresses the ability of the Killer to read the Auras of all Hooks within 16 metres. Grants +33 % of your current Wiggle progression upon landing, if the Killer drops from height.</text:p>
          </table:table-cell>
          <table:table-cell office:value-type="string" calcext:value-type="string">
            <text:p>"Buck and Wild, Swing to be free, Your hands just can't keep ahold of me." — Kate Denson's "Boil Over"</text:p>
          </table:table-cell>
        </table:table-row>
        <table:table-row table:style-name="ro1">
          <table:table-cell office:value-type="string" calcext:value-type="string">
            <text:p>Bond</text:p>
          </table:table-cell>
          <table:table-cell office:value-type="string" calcext:value-type="string">
            <text:p>bo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wight Fairfield</text:p>
          </table:table-cell>
          <table:table-cell office:value-type="string" calcext:value-type="string">
            <text:p>Unlocks potential in your Aura-reading ability: The Auras of all other Survivors are revealed to you within 20/28/36 metres.</text:p>
          </table:table-cell>
          <table:table-cell office:value-type="string" calcext:value-type="string">
            <text:p>"We have to work as a team, I need you to survive so that I can survive!" — Dwight Fairfield</text:p>
          </table:table-cell>
        </table:table-row>
        <table:table-row table:style-name="ro1">
          <table:table-cell office:value-type="string" calcext:value-type="string">
            <text:p>Boon: Circle of Healing</text:p>
          </table:table-cell>
          <table:table-cell office:value-type="string" calcext:value-type="string">
            <text:p>boonCircleOfHeal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ikaela Reid</text:p>
          </table:table-cell>
          <table:table-cell office:value-type="string" calcext:value-type="string">
            <text:p>A Boon that offers comfort amidst the terror. Press and hold the Active Ability button on a Dull or Hex Totem to bless it and create a Boon Totem. Soft chimes ring out in a radius of 24 metres. All Survivors benefit from the following effects when inside the Boon Totem's radius: Increases the Altruistic Healing speeds by 50/75/100 % when not using a Med-Kit. If a Survivor is injured, their Aura is revealed to all other Survivors. Survivors can only be affected by one instance of Boon: Circle of Healing at a time. Only one Totem can be blessed by your Boon Perks at a time and all of their effects are active on the same Boon Totem. </text:p>
          </table:table-cell>
          <table:table-cell office:value-type="string" calcext:value-type="string">
            <text:p>"Try this, it is better than anything you'll find in a pharmacy." — Mikaela Reid</text:p>
          </table:table-cell>
        </table:table-row>
        <table:table-row table:style-name="ro1">
          <table:table-cell office:value-type="string" calcext:value-type="string">
            <text:p>Boon: Dark Theory</text:p>
          </table:table-cell>
          <table:table-cell office:value-type="string" calcext:value-type="string">
            <text:p>boonDarkTheo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oichi Asakawa</text:p>
          </table:table-cell>
          <table:table-cell office:value-type="string" calcext:value-type="string">
            <text:p>Your obsessive study of the paranormal has given you unprecedented knowledge of other Realms and planes of existence. Press and hold the Active Ability button on a Dull or Hex Totem to bless it and create a Boon Totem. Soft chimes ring out in a radius of 24 metres. All Survivors benefit from the following effects when inside the Boon Totem's radius: Grants a +2 % Haste Status Effect. This effect lingers for 2/3/4 seconds after leaving the Boon Totem's range. Only one Totem can be blessed by your Boon Perks at a time and all of their effects are active on the same Boon Totem. </text:p>
          </table:table-cell>
          <table:table-cell/>
        </table:table-row>
        <table:table-row table:style-name="ro1">
          <table:table-cell office:value-type="string" calcext:value-type="string">
            <text:p>Boon: Exponential</text:p>
          </table:table-cell>
          <table:table-cell office:value-type="string" calcext:value-type="string">
            <text:p>boonExponentia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onah Vasquez</text:p>
          </table:table-cell>
          <table:table-cell office:value-type="string" calcext:value-type="string">
            <text:p>When it seems like your number is up, you consider ways to recalculate the odds. Press and hold the Active Ability button on a Dull or Hex Totem to bless it and create a Boon Totem. Soft chimes ring out in a radius of 24 metres. All Survivors benefit from the following effects when inside the Boon Totem's radius: 90/95/100 % bonus to the Recovery speed. Unlocks the Self-Recovery ability, allowing you to fully recover from the Dying State. Only one Totem can be blessed by your Boon Perks at a time and all of their effects are active on the same Boon Totem. </text:p>
          </table:table-cell>
          <table:table-cell office:value-type="string" calcext:value-type="string">
            <text:p>"It is not our time to die... probably." — Jonah Vasquez</text:p>
          </table:table-cell>
        </table:table-row>
        <table:table-row table:style-name="ro1">
          <table:table-cell office:value-type="string" calcext:value-type="string">
            <text:p>Boon: Illumination</text:p>
          </table:table-cell>
          <table:table-cell office:value-type="string" calcext:value-type="string">
            <text:p>boonIllumin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lan Wake</text:p>
          </table:table-cell>
          <table:table-cell office:value-type="string" calcext:value-type="string">
            <text:p>Your keen insight is something best shared with others. Press and hold the Active Ability button on a Dull or Hex Totem to bless it and create a Boon Totem. Soft chimes ring out in a radius of 24 metres. All Survivors benefit from the following effects when inside the Boon Totem's radius: The Auras of all Chests and Generators are revealed to you in blue. Increases your Action speeds for Blessing and Cleansing by 6/8/10 % while you have a lit Boon Totem. Survivors can only be affected by one instance of Boon: Illumination at a time. Only one Totem can be blessed by your Boon Perks at a time and all of their effects are active on the same Boon Totem. </text:p>
          </table:table-cell>
          <table:table-cell office:value-type="string" calcext:value-type="string">
            <text:p>"A shift in reality. Heavy with hidden meanings." — Return</text:p>
          </table:table-cell>
        </table:table-row>
        <table:table-row table:style-name="ro1">
          <table:table-cell office:value-type="string" calcext:value-type="string">
            <text:p>Boon: Shadow Step</text:p>
          </table:table-cell>
          <table:table-cell office:value-type="string" calcext:value-type="string">
            <text:p>boonShadowSte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ikaela Reid</text:p>
          </table:table-cell>
          <table:table-cell office:value-type="string" calcext:value-type="string">
            <text:p>A Boon that conceals the truth. Press and hold the Active Ability button on a Dull or Hex Totem to bless it and create a Boon Totem. Soft chimes ring out in a radius of 24 metres. All Survivors benefit from the following effects when inside the Boon Totem's radius: Scratch Marks are suppressed. Auras are hidden from The Killer. Both effects linger for 2/3/4 seconds after leaving the Boon Totem's range. Only one Totem can be blessed by your Boon Perks at a time and all of their effects are active on the same Boon Totem. </text:p>
          </table:table-cell>
          <table:table-cell office:value-type="string" calcext:value-type="string">
            <text:p>"Stick to the shadows and cover your tracks." — Mikaela Reid</text:p>
          </table:table-cell>
        </table:table-row>
        <table:table-row table:style-name="ro1">
          <table:table-cell office:value-type="string" calcext:value-type="string">
            <text:p>Borrowed Time</text:p>
          </table:table-cell>
          <table:table-cell office:value-type="string" calcext:value-type="string">
            <text:p>borrowedTi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Bill Overbeck</text:p>
          </table:table-cell>
          <table:table-cell office:value-type="string" calcext:value-type="string">
            <text:p>You are fuelled with an unexpected energy when saving an ally from a Hook. The Survivors you unhook benefit from the following effects: Extends the duration of their Endurance Status Effect by 6/8/10 seconds. Extends the duration of their Haste Status Effect by 10 seconds.</text:p>
          </table:table-cell>
          <table:table-cell office:value-type="string" calcext:value-type="string">
            <text:p>"Probably stings like hell, but it ain't gonna kill ya. Up and at 'em soldier. Time to move!" — Bill Overbeck</text:p>
          </table:table-cell>
        </table:table-row>
        <table:table-row table:style-name="ro1">
          <table:table-cell office:value-type="string" calcext:value-type="string">
            <text:p>Botany Knowlege</text:p>
          </table:table-cell>
          <table:table-cell office:value-type="string" calcext:value-type="string">
            <text:p>botanyKnowledg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laudette Morel</text:p>
          </table:table-cell>
          <table:table-cell office:value-type="string" calcext:value-type="string">
            <text:p>You transform plants found around the campfire into tinctures that slow down bleeding. Increases your Healing speed by 30/40/50 %. Reduces the Healing efficiency of Med-Kits by -20 %.</text:p>
          </table:table-cell>
          <table:table-cell office:value-type="string" calcext:value-type="string">
            <text:p>"Basic Botany Knowledge could save your life someday" — Claudette Morel</text:p>
          </table:table-cell>
        </table:table-row>
        <table:table-row table:style-name="ro1">
          <table:table-cell office:value-type="string" calcext:value-type="string">
            <text:p>Breakdown</text:p>
          </table:table-cell>
          <table:table-cell office:value-type="string" calcext:value-type="string">
            <text:p>breakdow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eff Johansen</text:p>
          </table:table-cell>
          <table:table-cell office:value-type="string" calcext:value-type="string">
            <text:p>Whenever you are unhooked by another Survivor or unhook yourself, the following effects apply: The Aura of the Killer is revealed to you for 4/5/6 seconds. Causes the Hook to break instantly. Hooks broken by Breakdown take 180 seconds to respawn. </text:p>
          </table:table-cell>
          <table:table-cell office:value-type="string" calcext:value-type="string">
            <text:p>"Charge from the Belly of the Beast. Here's a sketch/painting on a piece of wood I saw by the side of this road. I felt like it got a story to tell. And it didn't waste its second chance." — Jeff, ink and oil wash on slice of wood, 12x16</text:p>
          </table:table-cell>
        </table:table-row>
        <table:table-row table:style-name="ro1">
          <table:table-cell office:value-type="string" calcext:value-type="string">
            <text:p>Breakout</text:p>
          </table:table-cell>
          <table:table-cell office:value-type="string" calcext:value-type="string">
            <text:p>breakou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i Kimura</text:p>
          </table:table-cell>
          <table:table-cell office:value-type="string" calcext:value-type="string">
            <text:p>You kick into high gear when someone is in trouble, inspiring them to overcome any obstacle. The following effects apply while you are within 5 metres of the Killer carrying another Survivor: Grants you a 5/6/7 % Haste Status Effect. Increases the carried Survivor's Wiggling speed by +25 %. Survivors can only be affected by one instance of Breakout at a time. </text:p>
          </table:table-cell>
          <table:table-cell office:value-type="string" calcext:value-type="string">
            <text:p>"Come, we are going to rip our way out of this." — Yui Kimura</text:p>
          </table:table-cell>
        </table:table-row>
        <table:table-row table:style-name="ro1">
          <table:table-cell office:value-type="string" calcext:value-type="string">
            <text:p>Buckle Up</text:p>
          </table:table-cell>
          <table:table-cell office:value-type="string" calcext:value-type="string">
            <text:p>buckleU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sh Williams</text:p>
          </table:table-cell>
          <table:table-cell office:value-type="string" calcext:value-type="string">
            <text:p>Unlocks potential in your Aura-reading ability. When healing a Survivor in the Dying State, Buckle Up activates: The Aura of the Killer is revealed to the both of you. Completing a Healing Action on the dying Survivor suppresses their Scratch Marks and grants them a +50 % Haste Status Effect for 3/4/5 seconds. Buckle Up does not cause the Exhausted Status Effect. </text:p>
          </table:table-cell>
          <table:table-cell office:value-type="string" calcext:value-type="string">
            <text:p>"Ghost beaters never leave a man behind." — Ash Williams</text:p>
          </table:table-cell>
        </table:table-row>
        <table:table-row table:style-name="ro1">
          <table:table-cell office:value-type="string" calcext:value-type="string">
            <text:p>Built to Last</text:p>
          </table:table-cell>
          <table:table-cell office:value-type="string" calcext:value-type="string">
            <text:p>builtToLa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lix Richter</text:p>
          </table:table-cell>
          <table:table-cell office:value-type="string" calcext:value-type="string">
            <text:p>You know how to get the most out of your tools. Hiding inside a Locker for 14/13/12 seconds while carrying a depleted Item has the following effect: First use: Recharges the Item to 99 %. Second use: Recharges the Item to 66 %. Third use: Recharges the Item to 33 %. Built to Last is disabled for the remainder of the Trial after the third use. </text:p>
          </table:table-cell>
          <table:table-cell office:value-type="string" calcext:value-type="string">
            <text:p>"Architecture is the soul of civilisation." — Felix Richter</text:p>
          </table:table-cell>
        </table:table-row>
        <table:table-row table:style-name="ro1">
          <table:table-cell office:value-type="string" calcext:value-type="string">
            <text:p>Calm Spirit</text:p>
          </table:table-cell>
          <table:table-cell office:value-type="string" calcext:value-type="string">
            <text:p>calmSpir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ke Park</text:p>
          </table:table-cell>
          <table:table-cell office:value-type="string" calcext:value-type="string">
            <text:p>Animals seem to trust you as they often stay calm in your presence. Prevents Crows from being alerted by your proximity and flying off, unless they are being stepped on. Suppresses the urge to scream from any cause at all times. Suppresses all noises related to unlocking Chests, and cleansing or blessing Totems. Reduces the Interaction speeds with Chests and Totems by 40/35/30 %.</text:p>
          </table:table-cell>
          <table:table-cell/>
        </table:table-row>
        <table:table-row table:style-name="ro1">
          <table:table-cell office:value-type="string" calcext:value-type="string">
            <text:p>Camaraderie</text:p>
          </table:table-cell>
          <table:table-cell office:value-type="string" calcext:value-type="string">
            <text:p>camaraderi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teve Harrington</text:p>
          </table:table-cell>
          <table:table-cell office:value-type="string" calcext:value-type="string">
            <text:p>Life has taught you the importance of friendship which has given you strength. If you are hooked and enter the Struggle Phase, Camaraderie activates: Pauses the Struggle Phase timer for 26/30/34 seconds as soon as any Survivor comes within 16 metres of your Hook.</text:p>
          </table:table-cell>
          <table:table-cell office:value-type="string" calcext:value-type="string">
            <text:p>"So, remember once you get in there... pretend like you don't care. There you go, you're learning my friend. You're learning." — Steve Harrington</text:p>
          </table:table-cell>
        </table:table-row>
        <table:table-row table:style-name="ro1">
          <table:table-cell office:value-type="string" calcext:value-type="string">
            <text:p>Champion of Light</text:p>
          </table:table-cell>
          <table:table-cell office:value-type="string" calcext:value-type="string">
            <text:p>championOfLigh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lan Wake</text:p>
          </table:table-cell>
          <table:table-cell office:value-type="string" calcext:value-type="string">
            <text:p>The glow of the Flashlight looks a little different, feels a little warmer. Shining a Flashlight applies the following effect: Grants a +50 % Haste Status Effect. Blinding the Killer by any means applies the following effect: Causes them to suffer from a -20 % Hindered Status Effect for 6 seconds. This effect does not stack. Champion of Light has a cool-down of 80/70/60 seconds after blinding the Killer. </text:p>
          </table:table-cell>
          <table:table-cell office:value-type="string" calcext:value-type="string">
            <text:p>"I squeezed the Flashlight like my life depended on it, willing it to stop coming any closer." — Departure</text:p>
          </table:table-cell>
        </table:table-row>
        <table:table-row table:style-name="ro1">
          <table:table-cell office:value-type="string" calcext:value-type="string">
            <text:p>Chemical Trap</text:p>
          </table:table-cell>
          <table:table-cell office:value-type="string" calcext:value-type="string">
            <text:p>chemicalTra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len Ripley</text:p>
          </table:table-cell>
          <table:table-cell office:value-type="string" calcext:value-type="string">
            <text:p>In the Fog, an officer must adapt to the materials at hand. After repairing Generators for a total of 20 %, Chemical Trap activates: Press the Active Ability button while near a dropped Pallet to install a Trap, which stays active for 40/50/60 seconds. When the Killer breaks the Trapped Pallet, its Trap explodes, spraying the Killer with a chemical compound: Causes the Killer to suffer from a -50 % Hindered Status Effect for 4 seconds. Chemical Trap deactivates after triggering successfully or once the timer runs out. The Auras of Trapped Pallets are revealed to all Survivors in yellow. </text:p>
          </table:table-cell>
          <table:table-cell office:value-type="string" calcext:value-type="string">
            <text:p>"How do we kill it, Ash?" — Ellen Ripley </text:p>
          </table:table-cell>
        </table:table-row>
        <table:table-row table:style-name="ro1">
          <table:table-cell office:value-type="string" calcext:value-type="string">
            <text:p>Clairvoyance</text:p>
          </table:table-cell>
          <table:table-cell office:value-type="string" calcext:value-type="string">
            <text:p>clairvoy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ikaela Reid</text:p>
          </table:table-cell>
          <table:table-cell office:value-type="string" calcext:value-type="string">
            <text:p>There is an intrinsic energy in you that sees beyond your vision. After cleansing or blessing a Totem, Clairvoyance activates: While empty-handed, press and hold the Use Item button to unlock your full Aura-reading potential for up to 8/9/10 seconds, allowing you to see the Auras of the following environmental objects within 64 metres: Chests, Exit Gate Switches, Generators, Hatch &amp; Hooks.</text:p>
          </table:table-cell>
          <table:table-cell office:value-type="string" calcext:value-type="string">
            <text:p>"Does anyone else see that? Just me?" — Mikaela Reid</text:p>
          </table:table-cell>
        </table:table-row>
        <table:table-row table:style-name="ro1">
          <table:table-cell office:value-type="string" calcext:value-type="string">
            <text:p>Clean Break</text:p>
          </table:table-cell>
          <table:table-cell office:value-type="string" calcext:value-type="string">
            <text:p>cleanBreak.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aurie Cain</text:p>
          </table:table-cell>
          <table:table-cell office:value-type="string" calcext:value-type="string">
            <text:p>At the end of the day, everyone has to look out for themselves. After completing a Healing action on another Survivor, Clean Break activates. Press the Active Ability button while being healed by another Survivor to trigger the following effects: Suffer from the Broken Status Effect. You are automatically healed 1 Health State after 80/70/60 seconds. This effect is cancelled prematurely if you enter the Dying State. Clean Break does not activate if you already suffer from the Broken Status Effect. Clean Break deactivates after healing you. </text:p>
          </table:table-cell>
          <table:table-cell office:value-type="string" calcext:value-type="string">
            <text:p>"I'll be fine! Don't stick your neck out for me." — Taurie Cain</text:p>
          </table:table-cell>
        </table:table-row>
        <table:table-row table:style-name="ro1">
          <table:table-cell office:value-type="string" calcext:value-type="string">
            <text:p>Corrective Action</text:p>
          </table:table-cell>
          <table:table-cell office:value-type="string" calcext:value-type="string">
            <text:p>correctiveAc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onah Vasquez</text:p>
          </table:table-cell>
          <table:table-cell office:value-type="string" calcext:value-type="string">
            <text:p>You quickly analyse problems and correct others' work when they make a mistake. You start the Trial with 1/2/3 Token(s). Whenever you succeed a Great Skill Check, Corrective Action gains +1 Token, up to a maximum of 5 Tokens: Converts any Failed Skill Check of another Survivor into a Good Skill Check instead and consumes -1 Token. The Aura of that Survivor is revealed to you for 6 seconds. Corrective Action does not apply to any special Skill Checks. </text:p>
          </table:table-cell>
          <table:table-cell office:value-type="string" calcext:value-type="string">
            <text:p>"Cannot hurt to have another set of eyes on the problem." — Jonah Vasquez</text:p>
          </table:table-cell>
        </table:table-row>
        <table:table-row table:style-name="ro1">
          <table:table-cell office:value-type="string" calcext:value-type="string">
            <text:p>Counterforce</text:p>
          </table:table-cell>
          <table:table-cell office:value-type="string" calcext:value-type="string">
            <text:p>counterfor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ill Valentine</text:p>
          </table:table-cell>
          <table:table-cell office:value-type="string" calcext:value-type="string">
            <text:p>You know how to withstand an enemy stronger than you, and it starts with hunting down and knocking out their support. You cleanse Totems 20 % faster. Gain another, stack-able 20 % Cleansing Speed bonus per cleansed Totem. After cleansing a Totem, the Aura of the Totem farthest from you is revealed to you for 2/3/4 seconds.</text:p>
          </table:table-cell>
          <table:table-cell office:value-type="string" calcext:value-type="string">
            <text:p>"I don't mind a little detective work." — Jill Valentine</text:p>
          </table:table-cell>
        </table:table-row>
        <table:table-row table:style-name="ro1">
          <table:table-cell office:value-type="string" calcext:value-type="string">
            <text:p>Cut Loose</text:p>
          </table:table-cell>
          <table:table-cell office:value-type="string" calcext:value-type="string">
            <text:p>cutLoo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halita Lyra</text:p>
          </table:table-cell>
          <table:table-cell office:value-type="string" calcext:value-type="string">
            <text:p>You get in enough trouble, you know how to get out of it. After performing a Rush Vault action in a Chase, Cut Loose activates for the next 4/5/6 seconds: Suppresses both the Loud Noise Notification and the sound effects triggered by rushing to vault. Successfully performing another Rush Vault action while Cut Loose is active resets the timer. Cut Loose has a cool-down of 45 seconds. </text:p>
          </table:table-cell>
          <table:table-cell office:value-type="string" calcext:value-type="string">
            <text:p>"I know how we can get out of here! Quick, this way!" — Thalita Lyra</text:p>
          </table:table-cell>
        </table:table-row>
        <table:table-row table:style-name="ro1">
          <table:table-cell office:value-type="string" calcext:value-type="string">
            <text:p>Dance With Me</text:p>
          </table:table-cell>
          <table:table-cell office:value-type="string" calcext:value-type="string">
            <text:p>danceWith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Kate Denson</text:p>
          </table:table-cell>
          <table:table-cell office:value-type="string" calcext:value-type="string">
            <text:p>When performing a Rushed Action to vault a Window or exit a Locker, Dance With Me triggers its effect: Suppresses the creation of Scratch Marks for 3 seconds. Dance With Me has a cool-down of 30/25/20 seconds. </text:p>
          </table:table-cell>
          <table:table-cell office:value-type="string" calcext:value-type="string">
            <text:p>"Another show's off and runnin', Dance with me, cuz there's a storm a commin' Follow my boots, try to keep up, Dance with me, until sun up." — Kate Denson's "Dance with Me"</text:p>
          </table:table-cell>
        </table:table-row>
        <table:table-row table:style-name="ro1">
          <table:table-cell office:value-type="string" calcext:value-type="string">
            <text:p>Dark Sense</text:p>
          </table:table-cell>
          <table:table-cell office:value-type="string" calcext:value-type="string">
            <text:p>darkSen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Unlocks potential in your Aura-reading ability: Whenever a Generator is completed, Dark Sense activates: The Aura of the Killer is revealed to you for 5/7/10 seconds once they come within 24 metres of your location. Dark Sense deactivates after use. </text:p>
          </table:table-cell>
          <table:table-cell office:value-type="string" calcext:value-type="string">
            <text:p>"Take it from an old-timer: Slow down, don't rush and try not to worry so much! The best way to beat him is to know how he thinks." — Murf, The Lost Tapes</text:p>
          </table:table-cell>
        </table:table-row>
        <table:table-row table:style-name="ro1">
          <table:table-cell office:value-type="string" calcext:value-type="string">
            <text:p>Dead Hard</text:p>
          </table:table-cell>
          <table:table-cell office:value-type="string" calcext:value-type="string">
            <text:p>deadHar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King</text:p>
          </table:table-cell>
          <table:table-cell office:value-type="string" calcext:value-type="string">
            <text:p>You can take a beating. After being unhooked or unhooking yourself, Dead Hard activates whenever you are injured and running, and allows you to tap into your adrenaline bank to avoid taking further damage: Press the Active Ability button to trigger the Endurance Status Effect for 0.5 seconds. Dead Hard deactivates after use. Dead Hard causes the Exhausted Status Effect for 60/50/40 seconds. Dead Hard cannot be used when Exhausted. </text:p>
          </table:table-cell>
          <table:table-cell office:value-type="string" calcext:value-type="string">
            <text:p>"We were walkin' through t'ginnel one night when a beer bottle flew past me, then another, and another. I thought to myself, Gonna 'ave some fun 'ere lads, let's get stuck in! It were a right dust up, I swear down!" — David King</text:p>
          </table:table-cell>
        </table:table-row>
        <table:table-row table:style-name="ro1">
          <table:table-cell office:value-type="string" calcext:value-type="string">
            <text:p>Deadline</text:p>
          </table:table-cell>
          <table:table-cell office:value-type="string" calcext:value-type="string">
            <text:p>deadlin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lan Wake</text:p>
          </table:table-cell>
          <table:table-cell office:value-type="string" calcext:value-type="string">
            <text:p>Desperation creeps in, and you push yourself to work harder. Whenever you are in the Injured State, Deadline activates: Increases the Odds of triggering Skill Checks by 6/8/10 % while repairing or healing. Causes Skill Checks to appear in random places. Reduces the penalty for missed Skill Checks by -50 %.</text:p>
          </table:table-cell>
          <table:table-cell office:value-type="string" calcext:value-type="string">
            <text:p>"The night had been one desperate situation after another." — Departure</text:p>
          </table:table-cell>
        </table:table-row>
        <table:table-row table:style-name="ro1">
          <table:table-cell office:value-type="string" calcext:value-type="string">
            <text:p>Deception</text:p>
          </table:table-cell>
          <table:table-cell office:value-type="string" calcext:value-type="string">
            <text:p>decep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Élodie Rakoto</text:p>
          </table:table-cell>
          <table:table-cell office:value-type="string" calcext:value-type="string">
            <text:p>Your adventurous lifestyle requires moments of crafty misdirection. Interacting with a Locker while holding the Sprint button has the following effects: Prevents you from entering the Locker, allowing you to run past it. Causes the doors of the Locker to swiftly open and close, feining a Survivor entering it. Triggers a Loud Noise Notification at the location of the Locker. Suppresses the creation of Scratch Marks and Pools of Blood for 3 seconds. Deception has a cool-down of 30/25/20 seconds.</text:p>
          </table:table-cell>
          <table:table-cell/>
        </table:table-row>
        <table:table-row table:style-name="ro1">
          <table:table-cell office:value-type="string" calcext:value-type="string">
            <text:p>Decisive Strike</text:p>
          </table:table-cell>
          <table:table-cell office:value-type="string" calcext:value-type="string">
            <text:p>decisiveStrik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urie Strode</text:p>
          </table:table-cell>
          <table:table-cell office:value-type="string" calcext:value-type="string">
            <text:p>Using whatever is at hand, you stab your aggressor in an ultimate attempt to escape. After being unhooked or unhooking yourself, Decisive Strike activates for the next 40/50/60 seconds: When grabbed or picked up by the Killer, succeed a Skill Check to stab the Killer and escape from their grasp. Stuns the Killer for 4 seconds. Causes you to become the next Obsession. Decisive Strike is deactivated once the Exit Gates are powered. Decisive Strike is disabled for the remainder of the Trial after use. Decisive Strike is deactivated prematurely when performing a Conspicuous Action and remains disabled for the remainder of the Trial. Increases your chance of becoming the initial Obsession by increasing the default value by +100 %. The Killer can only be obsessed with one Survivor at a time. </text:p>
          </table:table-cell>
          <table:table-cell office:value-type="string" calcext:value-type="string">
            <text:p>"There is nothing to be scared of." — Laurie Strode</text:p>
          </table:table-cell>
        </table:table-row>
        <table:table-row table:style-name="ro1">
          <table:table-cell office:value-type="string" calcext:value-type="string">
            <text:p>Deja Vu</text:p>
          </table:table-cell>
          <table:table-cell office:value-type="string" calcext:value-type="string">
            <text:p>dejaVu.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Paranoia paired with your horror of failure helps prepare you from repeating the same mistakes. Unlocks potential in your Aura-reading ability: The Auras of the 3 Generators in closest proximity to one another are revealed to you at all times. Increases your Repair speed on those Generators by 4/5/6 %. Held Map automatically track Auras revealed by Déjà Vu. </text:p>
          </table:table-cell>
          <table:table-cell/>
        </table:table-row>
        <table:table-row table:style-name="ro1">
          <table:table-cell office:value-type="string" calcext:value-type="string">
            <text:p>Deliverance</text:p>
          </table:table-cell>
          <table:table-cell office:value-type="string" calcext:value-type="string">
            <text:p>deliver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m Francis</text:p>
          </table:table-cell>
          <table:table-cell office:value-type="string" calcext:value-type="string">
            <text:p>After safely unhooking another Survivor, Deliverance activates: Grants the ability to perform a successful Self-Unhook at any point during the first Hook Stage. Causes the Broken Status Effect for 100/80/60 seconds after unhooking yourself. Deliverance cannot be used during the second Hook Stage or if you are hooked as the Last Survivor Standing. Deliverance is disabled for the remainder of the Trial after use. </text:p>
          </table:table-cell>
          <table:table-cell office:value-type="string" calcext:value-type="string">
            <text:p>"I was raised by a strict man who taught me how to make the best of a bad situation." — Adam Francis</text:p>
          </table:table-cell>
        </table:table-row>
        <table:table-row table:style-name="ro1">
          <table:table-cell office:value-type="string" calcext:value-type="string">
            <text:p>Desperate Measures</text:p>
          </table:table-cell>
          <table:table-cell office:value-type="string" calcext:value-type="string">
            <text:p>desperateMeasure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lix Richter</text:p>
          </table:table-cell>
          <table:table-cell office:value-type="string" calcext:value-type="string">
            <text:p>You refuse to fail, even during your darkest hour. Increases your Action speeds for Healing and Unhooking by 10/12/14 % for each injured, hooked, or dying Survivor, up to a maximum of 40/48/56 %.</text:p>
          </table:table-cell>
          <table:table-cell office:value-type="string" calcext:value-type="string">
            <text:p>"When they come with a wrecking ball, build stronger walls." — Felix Richter</text:p>
          </table:table-cell>
        </table:table-row>
        <table:table-row table:style-name="ro1">
          <table:table-cell office:value-type="string" calcext:value-type="string">
            <text:p>Detective’s Hunch</text:p>
          </table:table-cell>
          <table:table-cell office:value-type="string" calcext:value-type="string">
            <text:p>detectivesHunc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Tapp</text:p>
          </table:table-cell>
          <table:table-cell office:value-type="string" calcext:value-type="string">
            <text:p>Unlocks potential in your Aura-reading ability. Each time a Generator is completed, the Auras of any Generators, Chests, and Totemswithin 32/48/64 metres are revealed to you for 10 seconds. If you are holding a Map, any objects revealed by Detective's Hunch will automatically be tracked by it.</text:p>
          </table:table-cell>
          <table:table-cell office:value-type="string" calcext:value-type="string">
            <text:p>"Are you able to tell us where you were last night?" — Detective David Tapp</text:p>
          </table:table-cell>
        </table:table-row>
        <table:table-row table:style-name="ro1">
          <table:table-cell office:value-type="string" calcext:value-type="string">
            <text:p>Distortion</text:p>
          </table:table-cell>
          <table:table-cell office:value-type="string" calcext:value-type="string">
            <text:p>distor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eff Johansen</text:p>
          </table:table-cell>
          <table:table-cell office:value-type="string" calcext:value-type="string">
            <text:p>Start the Trial with 1 Token. Whenever the Killer attempts to read your Aura, Distortion activates and consumes -1 Token, applying the following effects for 8/10/12 seconds: Blocks your Aura from being read. Suppresses the creation of your Scratch Marks. For every 30 seconds spent in a Chase, Distortion recharges +1 Token, up to a maximum of 2 Tokens. Distortion does not activate when you are in the Dying State. </text:p>
          </table:table-cell>
          <table:table-cell/>
        </table:table-row>
        <table:table-row table:style-name="ro1">
          <table:table-cell office:value-type="string" calcext:value-type="string">
            <text:p>Diversion</text:p>
          </table:table-cell>
          <table:table-cell office:value-type="string" calcext:value-type="string">
            <text:p>diver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m Francis</text:p>
          </table:table-cell>
          <table:table-cell office:value-type="string" calcext:value-type="string">
            <text:p>Diversion charges while inside the Terror Radius without being chased by the Killer. After charging for 30/25/20 seconds, it activates: Press the Active Ability button while crouched and motionless to throw a pebble in the direction you are facing, creating a distraction for the Killer 20 metres away from your location: Triggers a Loud Noise Notification. Creates fake Scratch Marks. Diversion deactivates after use and resets its timer. </text:p>
          </table:table-cell>
          <table:table-cell office:value-type="string" calcext:value-type="string">
            <text:p>"There's what is easy and then there's what is right. If you confuse the two, there's no telling what you become." — Adam Francis</text:p>
          </table:table-cell>
        </table:table-row>
        <table:table-row table:style-name="ro1">
          <table:table-cell office:value-type="string" calcext:value-type="string">
            <text:p>Dramaturgy</text:p>
          </table:table-cell>
          <table:table-cell office:value-type="string" calcext:value-type="string">
            <text:p>dramaturg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icolas Cage</text:p>
          </table:table-cell>
          <table:table-cell office:value-type="string" calcext:value-type="string">
            <text:p>When people bring you on to their project, they do so because of the unexpected magic you bring to your performance. Whenever you are Healthy, Dramaturgy activates: While running, press the Active Ability button to run with knees high for 0.5 seconds to gain a +25 % Haste Status Effect for 2 seconds, followed by one of the following effects: Suffer from the Exposed Status Effect for 12 seconds. Extend the duration of the Haste Status Effect for another 2 seconds. Scream, but without notifying the Killer. Receive a random Item of Rare Rarity, with a random selection of Add-ons attached to it, automatically dropping any previously held Item. The same effect cannot happen twice in a row. Dramaturgy causes the Exhausted Status Effect for 60/50/40 seconds. Dramaturgy cannot be used when Exhausted.</text:p>
          </table:table-cell>
          <table:table-cell office:value-type="string" calcext:value-type="string">
            <text:p>"Take the part. It's a good movie, he says. What's the worst that can happen?" — Nicolas Cage</text:p>
          </table:table-cell>
        </table:table-row>
        <table:table-row table:style-name="ro1">
          <table:table-cell office:value-type="string" calcext:value-type="string">
            <text:p>Empathetic Connection</text:p>
          </table:table-cell>
          <table:table-cell office:value-type="string" calcext:value-type="string">
            <text:p>empathicConnec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oichi Asakawa</text:p>
          </table:table-cell>
          <table:table-cell office:value-type="string" calcext:value-type="string">
            <text:p>Your presence psychically projects itself to those in danger. Whenever another Survivor is injured, they can see your Aura within 32/64/96 metres of your location. Increases your Altruistic Healing speed by +30 %.</text:p>
          </table:table-cell>
          <table:table-cell/>
        </table:table-row>
        <table:table-row table:style-name="ro1">
          <table:table-cell office:value-type="string" calcext:value-type="string">
            <text:p>Empathy</text:p>
          </table:table-cell>
          <table:table-cell office:value-type="string" calcext:value-type="string">
            <text:p>empath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laudette Morel</text:p>
          </table:table-cell>
          <table:table-cell office:value-type="string" calcext:value-type="string">
            <text:p>Unlocks potential in your Aura-reading ability: The Auras of injured or dying Survivors are revealed to you within 64/96/128 metres.</text:p>
          </table:table-cell>
          <table:table-cell/>
        </table:table-row>
        <table:table-row table:style-name="ro1">
          <table:table-cell office:value-type="string" calcext:value-type="string">
            <text:p>Exultation</text:p>
          </table:table-cell>
          <table:table-cell office:value-type="string" calcext:value-type="string">
            <text:p>Exult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revor Belmont</text:p>
          </table:table-cell>
          <table:table-cell office:value-type="string" calcext:value-type="string">
            <text:p>Fortune favours the bold, even in the darkest corners of existence. Stunning the Killer with a Pallet upgrades the Rarity of your held Item to the next tier. Recharges the Item by +25 %. Exultation has a cool-down of 40/35/30 seconds.</text:p>
          </table:table-cell>
          <table:table-cell office:value-type="string" calcext:value-type="string">
            <text:p>"You will not take me this day!" — Trevor </text:p>
          </table:table-cell>
        </table:table-row>
        <table:table-row table:style-name="ro1">
          <table:table-cell office:value-type="string" calcext:value-type="string">
            <text:p>Eyes of Belmont</text:p>
          </table:table-cell>
          <table:table-cell office:value-type="string" calcext:value-type="string">
            <text:p>EyesOfBelmon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revor Belmont</text:p>
          </table:table-cell>
          <table:table-cell office:value-type="string" calcext:value-type="string">
            <text:p>A history of vampire-hunting imbues the bloodline with certain abilities. Whenever a Generator is completed, the Aura of the Killer is revealed to you for 1/2/3 seconds. Extends the duration of all instances of the Killer's Aura being revealed to you by +2 seconds. Eyes of Belmont benefits from its own effect.</text:p>
          </table:table-cell>
          <table:table-cell office:value-type="string" calcext:value-type="string">
            <text:p>"Ha! Your secret has been revealed!" — Trevor </text:p>
          </table:table-cell>
        </table:table-row>
        <table:table-row table:style-name="ro1">
          <table:table-cell office:value-type="string" calcext:value-type="string">
            <text:p>Fast Track</text:p>
          </table:table-cell>
          <table:table-cell office:value-type="string" calcext:value-type="string">
            <text:p>fastTrack.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n-Jin Lee</text:p>
          </table:table-cell>
          <table:table-cell office:value-type="string" calcext:value-type="string">
            <text:p>Sometimes the sacrifice of others is necessary to get ahead. Whenever a Survivor other than yourself is hooked, Fast Track is granted 1/2/3 Token(s), Increases the bonus Progression awarded for succeeding that Skill Check by a stack-able +1 % per Token.</text:p>
          </table:table-cell>
          <table:table-cell office:value-type="string" calcext:value-type="string">
            <text:p>"The weak are sacrificed first. It's nature, it's business... it's the truth most refuse to face." — Yun-Jin Lee</text:p>
          </table:table-cell>
        </table:table-row>
        <table:table-row table:style-name="ro1">
          <table:table-cell office:value-type="string" calcext:value-type="string">
            <text:p>Finesse</text:p>
          </table:table-cell>
          <table:table-cell office:value-type="string" calcext:value-type="string">
            <text:p>fines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ra Croft</text:p>
          </table:table-cell>
          <table:table-cell office:value-type="string" calcext:value-type="string">
            <text:p>The threat of danger can motivate any creature to strengthen its resolve. Whenever you are healthy, Finesse activates: Increases your Vaulting speed for a Fast Vault by +20 %. Finesse has a cool-down of 40/35/30 seconds after performing a Fast Vault. </text:p>
          </table:table-cell>
          <table:table-cell office:value-type="string" calcext:value-type="string">
            <text:p>"Just need to push myself a bit further." — Lara Croft</text:p>
          </table:table-cell>
        </table:table-row>
        <table:table-row table:style-name="ro1">
          <table:table-cell office:value-type="string" calcext:value-type="string">
            <text:p>Fixated</text:p>
          </table:table-cell>
          <table:table-cell office:value-type="string" calcext:value-type="string">
            <text:p>fixat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ancy Wheeler</text:p>
          </table:table-cell>
          <table:table-cell office:value-type="string" calcext:value-type="string">
            <text:p>When you have a goal in mind, there is no turning back; better to ask forgiveness than permission. <text:s/>Increases your Walking speed by 10/15/20 %. Unlocks the ability to see your own Scratch Marks.</text:p>
          </table:table-cell>
          <table:table-cell office:value-type="string" calcext:value-type="string">
            <text:p>"I wanna finish what we started. I want to kill it." — Nancy Wheeler</text:p>
          </table:table-cell>
        </table:table-row>
        <table:table-row table:style-name="ro1">
          <table:table-cell office:value-type="string" calcext:value-type="string">
            <text:p>Flashbang</text:p>
          </table:table-cell>
          <table:table-cell office:value-type="string" calcext:value-type="string">
            <text:p>flashba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eon Scott Kennedy</text:p>
          </table:table-cell>
          <table:table-cell office:value-type="string" calcext:value-type="string">
            <text:p>You have adapted to a world in chaos and making what you can from the debris. After repairing Generators for a total of 50/45/40 %, Flashbang activates: Press the Active Ability button while hiding inside a Locker to craft a Flash Grenade. Flashbang deactivates after use. </text:p>
          </table:table-cell>
          <table:table-cell office:value-type="string" calcext:value-type="string">
            <text:p>"Get outta my face!" — Leon Scott Kennedy </text:p>
          </table:table-cell>
        </table:table-row>
        <table:table-row table:style-name="ro1">
          <table:table-cell office:value-type="string" calcext:value-type="string">
            <text:p>Flip-Flop</text:p>
          </table:table-cell>
          <table:table-cell office:value-type="string" calcext:value-type="string">
            <text:p>flip-Flo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sh Williams</text:p>
          </table:table-cell>
          <table:table-cell office:value-type="string" calcext:value-type="string">
            <text:p>You have an uncanny ability to escape the inevitable. Recovering in the Dying State also charges the Wiggle Meter at 50 % of the Recovery rate and up to a maximum of 40/45/50 % of Wiggle Progression.</text:p>
          </table:table-cell>
          <table:table-cell office:value-type="string" calcext:value-type="string">
            <text:p><text:s/>"Catch ya on the flip-flop." — Ash Williams </text:p>
          </table:table-cell>
        </table:table-row>
        <table:table-row table:style-name="ro1">
          <table:table-cell office:value-type="string" calcext:value-type="string">
            <text:p>Fogwise</text:p>
          </table:table-cell>
          <table:table-cell office:value-type="string" calcext:value-type="string">
            <text:p>fogwi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Vittorio Toscano</text:p>
          </table:table-cell>
          <table:table-cell office:value-type="string" calcext:value-type="string">
            <text:p>In your countless years in The Fog, you have seen it all, and when you are focused, you can remember most of it too. Succeeding a Great Skill Check while repairing a Generator reveals the Aura of the Killer to you for 4/5/6 seconds.</text:p>
          </table:table-cell>
          <table:table-cell office:value-type="string" calcext:value-type="string">
            <text:p>"I have seen great cruelty... and I have also seen another way." — Vittorio Toscano</text:p>
          </table:table-cell>
        </table:table-row>
        <table:table-row table:style-name="ro1">
          <table:table-cell office:value-type="string" calcext:value-type="string">
            <text:p>For The People</text:p>
          </table:table-cell>
          <table:table-cell office:value-type="string" calcext:value-type="string">
            <text:p>forThePeop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Zarina Kassir</text:p>
          </table:table-cell>
          <table:table-cell office:value-type="string" calcext:value-type="string">
            <text:p>You risk life and injury for others. While healthy and healing another Survivor without using a Med-Kit, press the Active Ability button to trigger the following effects: Trade 1 Health State with the other Survivor: Instantly heals them to the Injured State, if they were dying or suffering from the Deep Wound Status Effect. Instantly heals them to full health, if they were injured. You yourself become injured and suffer from the Broken Status Effect for the next 80/70/60 seconds. You become the Killer's Obsession, if not already. Reduces your chance of becoming the initial Obsession by reducing the default value by -100 %. The Killer can only be obsessed with one Survivor at a time.</text:p>
          </table:table-cell>
          <table:table-cell office:value-type="string" calcext:value-type="string">
            <text:p>"We can write our own story and decide how it really ends." — Zarina Kassir</text:p>
          </table:table-cell>
        </table:table-row>
        <table:table-row table:style-name="ro1">
          <table:table-cell office:value-type="string" calcext:value-type="string">
            <text:p>Friendly Competition</text:p>
          </table:table-cell>
          <table:table-cell office:value-type="string" calcext:value-type="string">
            <text:p>friendlyCompeti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halita Lyra</text:p>
          </table:table-cell>
          <table:table-cell office:value-type="string" calcext:value-type="string">
            <text:p>You revel in the community spirit of a competition, and inspire others to follow suit. Whenever you complete a Generator with at least one other Survivor, Friendly Competition activates: Increases your Repair speed, and that of the other Survivor(s) who completed the repairs with you, by +5 % for the next 45/60/75 seconds.</text:p>
          </table:table-cell>
          <table:table-cell office:value-type="string" calcext:value-type="string">
            <text:p>"C'mon, let's do this!" — Thalita Lyra </text:p>
          </table:table-cell>
        </table:table-row>
        <table:table-row table:style-name="ro1">
          <table:table-cell office:value-type="string" calcext:value-type="string">
            <text:p>Hardened</text:p>
          </table:table-cell>
          <table:table-cell office:value-type="string" calcext:value-type="string">
            <text:p>harden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ra Croft</text:p>
          </table:table-cell>
          <table:table-cell office:value-type="string" calcext:value-type="string">
            <text:p>Live long enough, and survival will run in your blood. After unlocking a Chest and either blessing or cleansing a Totem, Hardened activates: Suppresses the urge to scream from any cause and instead causes the Aura of the Killer to be revealed to you for 3/4/5 seconds.</text:p>
          </table:table-cell>
          <table:table-cell office:value-type="string" calcext:value-type="string">
            <text:p>"Got to keep quiet. That thing is still out there." — Lara Croft</text:p>
          </table:table-cell>
        </table:table-row>
        <table:table-row table:style-name="ro1">
          <table:table-cell office:value-type="string" calcext:value-type="string">
            <text:p>Head On</text:p>
          </table:table-cell>
          <table:table-cell office:value-type="string" calcext:value-type="string">
            <text:p>head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ne Romero</text:p>
          </table:table-cell>
          <table:table-cell office:value-type="string" calcext:value-type="string">
            <text:p>When your mind is set, there better be no one standing in your way. After hiding in a Locker for 3 seconds, Head On activates: Performing a Rush Exit out of the Locker stuns a nearby Killer for 3 seconds. Head On causes the Exhausted Status Effect for 60/50/40 seconds. Head On cannot be used while Exhausted or when having accrued Idle Crows. </text:p>
          </table:table-cell>
          <table:table-cell office:value-type="string" calcext:value-type="string">
            <text:p>"People are remembered for the challenges they overcome. You can run away and forget what you're capable of or you can face your fears and remind the world of who you are." — Jane Romero</text:p>
          </table:table-cell>
        </table:table-row>
        <table:table-row table:style-name="ro1">
          <table:table-cell office:value-type="string" calcext:value-type="string">
            <text:p>Hope</text:p>
          </table:table-cell>
          <table:table-cell office:value-type="string" calcext:value-type="string">
            <text:p>hop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The growing odds of a successful escape fill you with hope and give you wings. Once the Exit Gates are powered, Hope activates: Grants a permanent 5/6/7 % Haste Status Effect.</text:p>
          </table:table-cell>
          <table:table-cell office:value-type="string" calcext:value-type="string">
            <text:p>"Buckle up, fuckos! Let's roll." — Nikki, The Lost Tapes</text:p>
          </table:table-cell>
        </table:table-row>
        <table:table-row table:style-name="ro1">
          <table:table-cell office:value-type="string" calcext:value-type="string">
            <text:p>Hyperfocus</text:p>
          </table:table-cell>
          <table:table-cell office:value-type="string" calcext:value-type="string">
            <text:p>hyperfocu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becca Chambers</text:p>
          </table:table-cell>
          <table:table-cell office:value-type="string" calcext:value-type="string">
            <text:p>You throw yourself entirely into your tasks and find ways to be more efficient than anyone else. Succeeding a Great Skill Check while repairing or healing grants +1 Token, up to a maximum of 6 Tokens: Increases the Skill Check Trigger odds and Pointer Rotation speed by +4 % per Token each, up to a maximum of +24 %. Increases the Skill Check Bonus progression by 10/20/30 % of its base value per Token, up to a maximum of 60/120/180 %. Hyperfocus loses all Tokens after succeeding just a Good Skill Check, failing one, or if the action is interrupted by any means. </text:p>
          </table:table-cell>
          <table:table-cell/>
        </table:table-row>
        <table:table-row table:style-name="ro1">
          <table:table-cell office:value-type="string" calcext:value-type="string">
            <text:p>Inner Focus</text:p>
          </table:table-cell>
          <table:table-cell office:value-type="string" calcext:value-type="string">
            <text:p>innerFocu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Haddie Kaur</text:p>
          </table:table-cell>
          <table:table-cell office:value-type="string" calcext:value-type="string">
            <text:p>You have honed your ability to see through the haze of the Ravage. Grants the ability to see the Scratch Marks of other Survivors. Whenever another Survivor loses a Health State due to the Killer, the Aura of the latter is revealed to your for 6/8/10 seconds.</text:p>
          </table:table-cell>
          <table:table-cell office:value-type="string" calcext:value-type="string">
            <text:p>"The death, the trauma, the fear... it all leads here. The Overlap." — Haddie Kaur, Ravages of the Abyss Episode 11</text:p>
          </table:table-cell>
        </table:table-row>
        <table:table-row table:style-name="ro1">
          <table:table-cell office:value-type="string" calcext:value-type="string">
            <text:p>Inner Strength</text:p>
          </table:table-cell>
          <table:table-cell office:value-type="string" calcext:value-type="string">
            <text:p>innerStrengt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ancy Wheeler</text:p>
          </table:table-cell>
          <table:table-cell office:value-type="string" calcext:value-type="string">
            <text:p>You look inwards and trust your instincts when you feel lost and alone. Each time you cleanse a Totem, Inner Strength activates: You are automatically healed 1 Health State while hiding inside a Locker for 10/9/8 seconds when injured or suffering from the Deep Wound Status Effect. Inner Strength does not activate if you currently suffer from the Broken Status Effect. </text:p>
          </table:table-cell>
          <table:table-cell office:value-type="string" calcext:value-type="string">
            <text:p>"All this time I've been trying so hard to pretend like everything's fine, but it's not." — Nancy Wheeler</text:p>
          </table:table-cell>
        </table:table-row>
        <table:table-row table:style-name="ro1">
          <table:table-cell office:value-type="string" calcext:value-type="string">
            <text:p>Invocation: Treacherous Crows</text:p>
          </table:table-cell>
          <table:table-cell office:value-type="string" calcext:value-type="string">
            <text:p>invocationTreacherousCrow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aurie Cain</text:p>
          </table:table-cell>
          <table:table-cell office:value-type="string" calcext:value-type="string">
            <text:p>One with arcane knowledge has no reason to fear those watchful birds. When in the Basement near the circle, press the Active Ability button to begin the Invocation, which takes 60 seconds to complete. During an Invocation, your Aura is revealed to all other Survivors and they can join in, accelerating the process by +100 %, if they too have an Invocation Perk equipped, or by +50 %, if they have not. Once the Invocation is completed, the following effects apply: Whenever the Killer scares a Crow while a Survivor is inside their Terror Radius, their Aura is revealed to all Survivors for 1/1.5/2 seconds. You automatically enter the Injured State from any previous Health State, and suffer from the Broken Status Effect for the remainder of the Trial. Completing an Invocation disables all Invocation Perks for the remainder of the Trial for all Survivors. </text:p>
          </table:table-cell>
          <table:table-cell office:value-type="string" calcext:value-type="string">
            <text:p>"Remember your training. They taught you all about the crows." — Taurie Cain</text:p>
          </table:table-cell>
        </table:table-row>
        <table:table-row table:style-name="ro1">
          <table:table-cell office:value-type="string" calcext:value-type="string">
            <text:p>Invocation: Weaving Spiders</text:p>
          </table:table-cell>
          <table:table-cell office:value-type="string" calcext:value-type="string">
            <text:p>invocationWeavingSpider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able Ward</text:p>
          </table:table-cell>
          <table:table-cell office:value-type="string" calcext:value-type="string">
            <text:p>The place where fear festers and terror treads is also where those with the gift can reach across the veil. When in the Basement near the circle, press the Active Ability button to begin the Invocation, which takes 60 seconds to complete. During an Invocation, your Aura is revealed to all other Survivors and they can join in, accelerating the process by +100 %, if they too have an Invocation Perk equipped, or by +50 %, if they have not. Once the Invocation is completed, the following effects apply: Permanently reduces the Repair Charges requirement of all Generators in the Trial by 8/9/10 Charges. You automatically enter the Injured State from any previous Health State, and suffer from the Broken Status Effect for the remainder of the Trial. Completing an Invocation disables all Invocation Perks for the remainder of the Trial for all Survivors. </text:p>
          </table:table-cell>
          <table:table-cell office:value-type="string" calcext:value-type="string">
            <text:p>"I call upon the spirits of the night, to aid us in our desperate flight!" — Sable</text:p>
          </table:table-cell>
        </table:table-row>
        <table:table-row table:style-name="ro1">
          <table:table-cell office:value-type="string" calcext:value-type="string">
            <text:p>Iron Will</text:p>
          </table:table-cell>
          <table:table-cell office:value-type="string" calcext:value-type="string">
            <text:p>ironWil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ke Park</text:p>
          </table:table-cell>
          <table:table-cell office:value-type="string" calcext:value-type="string">
            <text:p>You are able to concentrate and enter a meditative-like state to numb some pain. Reduces the volume of Grunts of Pain while in the Injured State by 80/90/100 %. Iron Will cannot be used when suffering from Exhaustion, but does not cause the Exhausted Status Effect. </text:p>
          </table:table-cell>
          <table:table-cell/>
        </table:table-row>
        <table:table-row table:style-name="ro1">
          <table:table-cell office:value-type="string" calcext:value-type="string">
            <text:p>Kindred</text:p>
          </table:table-cell>
          <table:table-cell office:value-type="string" calcext:value-type="string">
            <text:p>kindr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Unlocks potential in your Aura-reading ability. Whenever any Survivor is hooked, Kindred activates and applies the following effects: he Aura of the Killer is revealed to all Survivors whenever the Killer comes within 8/12/16 metres of the Hook. If you are the Hooked Survivor, the Auras of all Survivors are revealed to each other. If you are not the Hooked Survivor, the Auras of all other Survivors are only revealed to you.</text:p>
          </table:table-cell>
          <table:table-cell office:value-type="string" calcext:value-type="string">
            <text:p>"Be kind to one another, We're all in this together" — Sujan, The Lost Tapes</text:p>
          </table:table-cell>
        </table:table-row>
        <table:table-row table:style-name="ro1">
          <table:table-cell office:value-type="string" calcext:value-type="string">
            <text:p>Leader</text:p>
          </table:table-cell>
          <table:table-cell office:value-type="string" calcext:value-type="string">
            <text:p>lead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wight Fairfield</text:p>
          </table:table-cell>
          <table:table-cell office:value-type="string" calcext:value-type="string">
            <text:p>You are able to organise a team to cooperate more efficiently. Other Survivors within 8 metres of your location benefit from the following effect: Increases the Action speeds for Cleansing, Gate-Opening, Healing, Sabotaging, Unhooking, and Unlocking by 15/20/25 %. This effect lingers for 15 seconds after leaving the Area of Effect. Survivors can only be affected by one instance of Leader at a time. </text:p>
          </table:table-cell>
          <table:table-cell/>
        </table:table-row>
        <table:table-row table:style-name="ro1">
          <table:table-cell office:value-type="string" calcext:value-type="string">
            <text:p>Left Behind</text:p>
          </table:table-cell>
          <table:table-cell office:value-type="string" calcext:value-type="string">
            <text:p>leftBehi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Bill Overbeck</text:p>
          </table:table-cell>
          <table:table-cell office:value-type="string" calcext:value-type="string">
            <text:p>You will get the job done... no matter the cost. Once you are the Last Survivor Standing, Left Behind activates: The Aura of the Hatch is revealed to you within 24/28/32 metres.</text:p>
          </table:table-cell>
          <table:table-cell office:value-type="string" calcext:value-type="string">
            <text:p>"I'm not horse-shittin' around. I'm doing this alone!" — Bill Overbeck</text:p>
          </table:table-cell>
        </table:table-row>
        <table:table-row table:style-name="ro1">
          <table:table-cell office:value-type="string" calcext:value-type="string">
            <text:p>Light-Footed</text:p>
          </table:table-cell>
          <table:table-cell office:value-type="string" calcext:value-type="string">
            <text:p>light-Foot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len Ripley</text:p>
          </table:table-cell>
          <table:table-cell office:value-type="string" calcext:value-type="string">
            <text:p>Crossing paths with deadly Killers has taught you the value of discretion. Whenever you are healthy, Light-Footed activates: Suppresses the sound of your footsteps while running. Light-Footed has a cool-down of 28/24/20 seconds after performing a Rush Vault action. </text:p>
          </table:table-cell>
          <table:table-cell office:value-type="string" calcext:value-type="string">
            <text:p>"Come on, cat." — Ellen Ripley </text:p>
          </table:table-cell>
        </table:table-row>
        <table:table-row table:style-name="ro1">
          <table:table-cell office:value-type="string" calcext:value-type="string">
            <text:p>Lightweight</text:p>
          </table:table-cell>
          <table:table-cell office:value-type="string" calcext:value-type="string">
            <text:p>lightweigh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r running is light and soft, making your tracks harder to follow. Reduces the Lifetime of your Scratch Marks by 3/4/5 seconds. Reduces the Spawn chance of patches of Scratch Marks by -60 %, making their spacing inconsistent.</text:p>
          </table:table-cell>
          <table:table-cell office:value-type="string" calcext:value-type="string">
            <text:p>"Take it slow, he knows where you have been... just like I have always said: 'live slow and die old'." — Dylan, The Lost Tapes</text:p>
          </table:table-cell>
        </table:table-row>
        <table:table-row table:style-name="ro1">
          <table:table-cell office:value-type="string" calcext:value-type="string">
            <text:p>Lithe</text:p>
          </table:table-cell>
          <table:table-cell office:value-type="string" calcext:value-type="string">
            <text:p>lith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ng Min</text:p>
          </table:table-cell>
          <table:table-cell office:value-type="string" calcext:value-type="string">
            <text:p>Performing a Rushed Vault triggers Lithe: Grants a +50 % Haste Status Effect for 3 seconds. Lithe causes the Exhausted Status Effect for 60/50/40 seconds. Lithe cannot be used when Exhausted. </text:p>
          </table:table-cell>
          <table:table-cell office:value-type="string" calcext:value-type="string">
            <text:p>"U mad?" — Feng Min</text:p>
          </table:table-cell>
        </table:table-row>
        <table:table-row table:style-name="ro1">
          <table:table-cell office:value-type="string" calcext:value-type="string">
            <text:p>Low-Profile</text:p>
          </table:table-cell>
          <table:table-cell office:value-type="string" calcext:value-type="string">
            <text:p>lowProfi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 Wong</text:p>
          </table:table-cell>
          <table:table-cell office:value-type="string" calcext:value-type="string">
            <text:p>You work best alone. When it is just you and your pursuer, you know how to disappear. Whenever you are the only Survivor not currently incapacitated by either being downed, carried, or hooked, Low Profile activates: Suppresses your Grunts of Pain and the creation of Pools of Blood and Scratch Marks for 70/80/90 seconds. Low Profile deactivates after use and only accounts for Survivors still participating in the Trial. </text:p>
          </table:table-cell>
          <table:table-cell/>
        </table:table-row>
        <table:table-row table:style-name="ro1">
          <table:table-cell office:value-type="string" calcext:value-type="string">
            <text:p>Lucky Break</text:p>
          </table:table-cell>
          <table:table-cell office:value-type="string" calcext:value-type="string">
            <text:p>luckyBreak.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i Kimura</text:p>
          </table:table-cell>
          <table:table-cell office:value-type="string" calcext:value-type="string">
            <text:p>You have had your share of scrapes and bruises, but luck is always on your side. Whenever you are in the Injured State, Lucky Break activates: Suppresses your Pools of Blood and Scratch Marks for a maximum of 40/50/60 seconds, after which Lucky Break deactivates. Each 1 second spent healing another Survivor recharges Lucky Break by 1 second up to its maximum Effect duration. Lucky Break also deactivates whenever you are Healthy or in the Dying State. </text:p>
          </table:table-cell>
          <table:table-cell office:value-type="string" calcext:value-type="string">
            <text:p>"That's not enough to beat me. Not even close." — Yui Kimura</text:p>
          </table:table-cell>
        </table:table-row>
        <table:table-row table:style-name="ro1">
          <table:table-cell office:value-type="string" calcext:value-type="string">
            <text:p>Lucky Star</text:p>
          </table:table-cell>
          <table:table-cell office:value-type="string" calcext:value-type="string">
            <text:p>luckySta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len Ripley</text:p>
          </table:table-cell>
          <table:table-cell office:value-type="string" calcext:value-type="string">
            <text:p>You know how to stay calm in the face of incomprehensible danger. While hiding inside a Locker, you benefit from the following effect: Suppresses your Grunts of Pain. After exiting the Locker you benefit from the following effects for 30 seconds: Suppresses your Grunts of Pain and the creation of Pools of Blood. The Auras of the other Survivors are revealed to you. The Aura of the closest Generator is revealed to you in yellow. Lucky Star has a cool-down of 40/35/30 seconds. </text:p>
          </table:table-cell>
          <table:table-cell office:value-type="string" calcext:value-type="string">
            <text:p>"You are my... lucky star..." — Ellen Ripley</text:p>
          </table:table-cell>
        </table:table-row>
        <table:table-row table:style-name="ro1">
          <table:table-cell office:value-type="string" calcext:value-type="string">
            <text:p>Made For This</text:p>
          </table:table-cell>
          <table:table-cell office:value-type="string" calcext:value-type="string">
            <text:p>madeForThi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Gabriel Soma</text:p>
          </table:table-cell>
          <table:table-cell office:value-type="string" calcext:value-type="string">
            <text:p>You were born to survive, and raised to adapt. Whenever you are in the Injured State, Made for This activates and you benefit from the following effects: Grants the Endurance Status Effect for 6/8/10 seconds, after completing a Healing action on another Survivor. Endurance is cancelled prematurely when performing a Conspicuous Action. Grants a 1/2/3 % Haste Status Effect while running and also suffering from the Deep Wound Status Effect.</text:p>
          </table:table-cell>
          <table:table-cell office:value-type="string" calcext:value-type="string">
            <text:p>"I didn't come here to be robot food!" — Gabriel Soma</text:p>
          </table:table-cell>
        </table:table-row>
        <table:table-row table:style-name="ro1">
          <table:table-cell office:value-type="string" calcext:value-type="string">
            <text:p>Mettle of Man</text:p>
          </table:table-cell>
          <table:table-cell office:value-type="string" calcext:value-type="string">
            <text:p>mettleOfMa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sh Williams</text:p>
          </table:table-cell>
          <table:table-cell office:value-type="string" calcext:value-type="string">
            <text:p>Evil has a way of always finding you. After triggering your third Protection Hit, Mettle of Man activates: While injured, Mettle of Man shields you from going down the next time you take damage. Healing back to full health will reveal your Aura to the Killer whenever you are farther than 12/14/16 metres from them. Mettle of Man deactivates the next time you are put into the Dying State. Increases your chance of becoming the initial Obsession by increasing the default value by +100 %. The Killer can only be obsessed with one Survivor at a time. </text:p>
          </table:table-cell>
          <table:table-cell office:value-type="string" calcext:value-type="string">
            <text:p>"Evil has a bullseye on my back the size of Tiger Stadium." — Ash Williams</text:p>
          </table:table-cell>
        </table:table-row>
        <table:table-row table:style-name="ro1">
          <table:table-cell office:value-type="string" calcext:value-type="string">
            <text:p>Mirrored Illusion</text:p>
          </table:table-cell>
          <table:table-cell office:value-type="string" calcext:value-type="string">
            <text:p>mirroredIllu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estri Yazar &amp; Baermar Uraz</text:p>
          </table:table-cell>
          <table:table-cell office:value-type="string" calcext:value-type="string">
            <text:p>A familiar spell made unfamiliar in this corrupted landscape. After repairing Generators for a total of 20 %, Mirrored Illusion activates: Press the Active Ability button when next to either a Chest, Exit Gate, Generator, or a Totem to spawn a Static Illusion that lasts for 40/50/60 seconds. Mirrored Illusion deactivates after triggering successfully. </text:p>
          </table:table-cell>
          <table:table-cell office:value-type="string" calcext:value-type="string">
            <text:p>"Just... stay there... perfect!" — Baermar</text:p>
          </table:table-cell>
        </table:table-row>
        <table:table-row table:style-name="ro1">
          <table:table-cell office:value-type="string" calcext:value-type="string">
            <text:p>Moment of Glory</text:p>
          </table:table-cell>
          <table:table-cell office:value-type="string" calcext:value-type="string">
            <text:p>MomentOfGlo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revor Belmont</text:p>
          </table:table-cell>
          <table:table-cell office:value-type="string" calcext:value-type="string">
            <text:p>A hero should always have the chance to make a comeback. After performing the Unlocking or Rummaging action on Chests a total of 2 times, Moment of Glory activates: When you become injured, you instantly suffer from the Broken Status Effect. You are automatically healed 1 Health State after 80/70/60 seconds. This effect is cancelled prematurely if you enter the Dying State. Moment of Glory does not activate if you already suffer from the Broken Status Effect. Moment of Glory deactivates after healing you. </text:p>
          </table:table-cell>
          <table:table-cell office:value-type="string" calcext:value-type="string">
            <text:p>"Never lose hope for a brighter tomorrow." — Trevor</text:p>
          </table:table-cell>
        </table:table-row>
        <table:table-row table:style-name="ro1">
          <table:table-cell office:value-type="string" calcext:value-type="string">
            <text:p>No Mither</text:p>
          </table:table-cell>
          <table:table-cell office:value-type="string" calcext:value-type="string">
            <text:p>noMith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King</text:p>
          </table:table-cell>
          <table:table-cell office:value-type="string" calcext:value-type="string">
            <text:p>Go on out, kid, it is just a scratch. Your thick blood coagulates practically instantly. The following effects apply permanently during the Trial: Suffer from the Broken Status Effect. Suppresses the creation of Pools of Blood. Reduces the volume of Grunts of Pain while either in the Injured or the Dying State by 25/50/75 %. Increases your Recovery speed by 15/20/25 %. Unlocks the Self-Recovery ability, allowing you to fully recover from the Dying State.</text:p>
          </table:table-cell>
          <table:table-cell office:value-type="string" calcext:value-type="string">
            <text:p>"I lost it. Just lamped him one. They went and banned me didn't they. Went t'pub afterwards, had a few pints and moved on to the next chapter. I couldn't be mithered with it all anyway, you know what I mean? Can't be arsed." — David King</text:p>
          </table:table-cell>
        </table:table-row>
        <table:table-row table:style-name="ro1">
          <table:table-cell office:value-type="string" calcext:value-type="string">
            <text:p>No One Left Behind</text:p>
          </table:table-cell>
          <table:table-cell office:value-type="string" calcext:value-type="string">
            <text:p>noOneLeftBehi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It is inconceivable to leave someone behind. Once the Exit Gates are powered, No One Left Behind activates: Increases your Action speeds for Healing and Unhooking by 30/40/50 %. Increases the Haste Status Effect of Survivors unhooked by you by +7 %. The Auras of the other Survivors are revealed to you. Grants 50/75/100 % bonus Bloodpoints for actions in the Altruism Category.</text:p>
          </table:table-cell>
          <table:table-cell office:value-type="string" calcext:value-type="string">
            <text:p>"Yeah, no shit. But I believe we can outsmart and overthrow him if we work together. Don't be predictable and selfish!" — Clyde, The Lost Tapes</text:p>
          </table:table-cell>
        </table:table-row>
        <table:table-row table:style-name="ro1">
          <table:table-cell office:value-type="string" calcext:value-type="string">
            <text:p>Object of Obsession</text:p>
          </table:table-cell>
          <table:table-cell office:value-type="string" calcext:value-type="string">
            <text:p>objectOfObses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urie Strode</text:p>
          </table:table-cell>
          <table:table-cell office:value-type="string" calcext:value-type="string">
            <text:p>A supernatural bond links you to the Killer. Whenever the Killer reads your Aura, Object of Obsession activates for the same duration as their Aura-reading action: The Aura of the Killer is revealed to you. Increases your Action speeds for Cleansing, Healing, and Repairing actions by 2/4/6 %. If you are the Killer's current Obsession, the following effect triggers automatically every 30 seconds: Your Aura is revealed to the Killer for 3 seconds. Increases your chance of becoming the initial Obsession by increasing the default value by +100 %. The Killer can only be obsessed with one Survivor at a time.</text:p>
          </table:table-cell>
          <table:table-cell office:value-type="string" calcext:value-type="string">
            <text:p>"He was watching me!" — Laurie Strode </text:p>
          </table:table-cell>
        </table:table-row>
        <table:table-row table:style-name="ro1">
          <table:table-cell office:value-type="string" calcext:value-type="string">
            <text:p>Off the Record</text:p>
          </table:table-cell>
          <table:table-cell office:value-type="string" calcext:value-type="string">
            <text:p>offTheRecor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Zarina Kassir</text:p>
          </table:table-cell>
          <table:table-cell office:value-type="string" calcext:value-type="string">
            <text:p>You have learnt that a quiet approach is sometimes best. After being unhooked or unhooking yourself, Off the Record activates for the next 60/70/80 seconds: Prevents your Aura from being revealed to the Killer, if they attempt to read it. Suppresses Grunts of Pain when injured. Grants the Endurance Status Effect. Endurance is cancelled prematurely when performing a Conspicuous Action. Off the Record deactivates once the Exit Gates are powered. </text:p>
          </table:table-cell>
          <table:table-cell office:value-type="string" calcext:value-type="string">
            <text:p>"Trust me, I investigate thoroughly and discreetly." — Zarina Kassir</text:p>
          </table:table-cell>
        </table:table-row>
        <table:table-row table:style-name="ro1">
          <table:table-cell office:value-type="string" calcext:value-type="string">
            <text:p>Open Handed</text:p>
          </table:table-cell>
          <table:table-cell office:value-type="string" calcext:value-type="string">
            <text:p>open-Hand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ce Visconti</text:p>
          </table:table-cell>
          <table:table-cell office:value-type="string" calcext:value-type="string">
            <text:p>Strengthens the potential in your and your team's Aura-reading abilities. Increases the radius of all Aura-reading abilities emanating from yourself or other Survivors by 8/12/16 metres. Survivors can only be affected by one instance of Open-Handed at a time. </text:p>
          </table:table-cell>
          <table:table-cell office:value-type="string" calcext:value-type="string">
            <text:p>"Paying attention is what kept me alive through the years. That, and my good looks of course." — Ace Visconti</text:p>
          </table:table-cell>
        </table:table-row>
        <table:table-row table:style-name="ro1">
          <table:table-cell office:value-type="string" calcext:value-type="string">
            <text:p>Overcome</text:p>
          </table:table-cell>
          <table:table-cell office:value-type="string" calcext:value-type="string">
            <text:p>overco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onah Vasquez</text:p>
          </table:table-cell>
          <table:table-cell office:value-type="string" calcext:value-type="string">
            <text:p>You have calculated how much energy you can risk to expend. Becoming injured by any means triggers Overcome: Extends the duration of the On-hit Speed Boost by +2 seconds. Overcome causes the Exhausted Status Effect for 60/50/40 seconds. Overcome cannot be used when Exhausted. </text:p>
          </table:table-cell>
          <table:table-cell office:value-type="string" calcext:value-type="string">
            <text:p>"After careful analysis, we are getting the hell out of here!" — Jonah Vasquez</text:p>
          </table:table-cell>
        </table:table-row>
        <table:table-row table:style-name="ro1">
          <table:table-cell office:value-type="string" calcext:value-type="string">
            <text:p>Overzealous</text:p>
          </table:table-cell>
          <table:table-cell office:value-type="string" calcext:value-type="string">
            <text:p>overzealou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Haddie Kaur</text:p>
          </table:table-cell>
          <table:table-cell office:value-type="string" calcext:value-type="string">
            <text:p>Fighting back against the Ravage motivates and inspires you. After cleansing or blessing a Totem, Overzealous activates: Dull Totem: Increases your Repair speed by 8/9/10 %. Hex Totem: Increases your Repair speed by 16/18/20 %. Overzealous deactivates after losing a Health State by any means. </text:p>
          </table:table-cell>
          <table:table-cell office:value-type="string" calcext:value-type="string">
            <text:p>"The Ravage senses us. We need to work fast." — Haddie Kaur, Ravages of the Abyss Episode 9</text:p>
          </table:table-cell>
        </table:table-row>
        <table:table-row table:style-name="ro1">
          <table:table-cell office:value-type="string" calcext:value-type="string">
            <text:p>Parental Guidance</text:p>
          </table:table-cell>
          <table:table-cell office:value-type="string" calcext:value-type="string">
            <text:p>parentalGuid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oichi Asakawa</text:p>
          </table:table-cell>
          <table:table-cell office:value-type="string" calcext:value-type="string">
            <text:p>You have inherited the ability to hear the dead — and now the dead warn you of danger.fter stunning the Killer by any means, Parental Guidance suppresses your Scratch Marks, Pools of Blood, and Grunts of Pain for the next 5/6/7 seconds.</text:p>
          </table:table-cell>
          <table:table-cell/>
        </table:table-row>
        <table:table-row table:style-name="ro1">
          <table:table-cell office:value-type="string" calcext:value-type="string">
            <text:p>Pharmacy</text:p>
          </table:table-cell>
          <table:table-cell office:value-type="string" calcext:value-type="string">
            <text:p>pharmac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Quentin Smith</text:p>
          </table:table-cell>
          <table:table-cell office:value-type="string" calcext:value-type="string">
            <text:p>You have a knack for finding medicine. Whenever you are in the Injured State, Pharmacy activates: Increases the Unlocking speed of Chests by 40/60/80 %. Reduces the Hearing range of noises related to Unlocking by -8 metres. Guarantees an Emergency Med-Kit when unlocking a Chest.</text:p>
          </table:table-cell>
          <table:table-cell office:value-type="string" calcext:value-type="string">
            <text:p>"Adrenaline, it is going to keep us awake. I stole it from one of the Nurse's carts." — Quentin Smith</text:p>
          </table:table-cell>
        </table:table-row>
        <table:table-row table:style-name="ro1">
          <table:table-cell office:value-type="string" calcext:value-type="string">
            <text:p>Plot Twist</text:p>
          </table:table-cell>
          <table:table-cell office:value-type="string" calcext:value-type="string">
            <text:p>plotTwi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icolas Cage</text:p>
          </table:table-cell>
          <table:table-cell office:value-type="string" calcext:value-type="string">
            <text:p>Big moments are vital, but you know that sometimes an understated read can be just as powerful. Whenever you are in the Injured State, Plot Twist activates: While crouching and motionless, press the Active Ability button to silently enter the Dying State with the following benefits: Suppresses Grunts of Pain. Suppresses Pools of Blood. Grants the ability to fully recover from the Dying State. After full recovery using Plot Twist, you are healed instantly and gain a +50 % Haste Status Effect for 2/3/4 seconds. Plot Twist deactivates after recovering yourself by any means and reactivates once more once the Exit Gates are powered. </text:p>
          </table:table-cell>
          <table:table-cell office:value-type="string" calcext:value-type="string">
            <text:p>"I think you'll find this shooting location... captivating." — Pauline Stamper</text:p>
          </table:table-cell>
        </table:table-row>
        <table:table-row table:style-name="ro1">
          <table:table-cell office:value-type="string" calcext:value-type="string">
            <text:p>Plunderer’s Instinct</text:p>
          </table:table-cell>
          <table:table-cell office:value-type="string" calcext:value-type="string">
            <text:p>plunderersInstinc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Unlocks potential in your Aura-reading ability and improves your luck when finding Items in Chests: The Auras of the following objects are revealed to you within 32/48/64 metres: Closed Chests located in the environment. Items sitting inside opened Chests. Items dropped in the environment. Increases the Odds of finding Items of higher Rarities in Chests by +50 %.</text:p>
          </table:table-cell>
          <table:table-cell office:value-type="string" calcext:value-type="string">
            <text:p>"The pioneers used to loot these babies for hours." — Aizeyu, The Lost Tapes</text:p>
          </table:table-cell>
        </table:table-row>
        <table:table-row table:style-name="ro1">
          <table:table-cell office:value-type="string" calcext:value-type="string">
            <text:p>Poised</text:p>
          </table:table-cell>
          <table:table-cell office:value-type="string" calcext:value-type="string">
            <text:p>pois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ne Romero</text:p>
          </table:table-cell>
          <table:table-cell office:value-type="string" calcext:value-type="string">
            <text:p>Achieving goals boosts your confidence. Whenever a Generator is completed, you benefit from the following effect for 10/12/14 seconds: Suppresses the creation of your Scratch Marks. First starting to repair a given Generator reveals the Aura of the Killer to you for 6 seconds. </text:p>
          </table:table-cell>
          <table:table-cell office:value-type="string" calcext:value-type="string">
            <text:p>"Ok, stay calm. Don't overthink it and just keep moving forward: you got this." — Jane Romero</text:p>
          </table:table-cell>
        </table:table-row>
        <table:table-row table:style-name="ro1">
          <table:table-cell office:value-type="string" calcext:value-type="string">
            <text:p>Potential Energy</text:p>
          </table:table-cell>
          <table:table-cell office:value-type="string" calcext:value-type="string">
            <text:p>potentialEnerg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Vittorio Toscano</text:p>
          </table:table-cell>
          <table:table-cell office:value-type="string" calcext:value-type="string">
            <text:p>Your arcane abilities have adapted to The Entity's Realm after centuries of wandering, granting you unprecedented control over its many devices. After uninterruptedly repairing Generators for a total of 12/10/8 seconds, press the Active Ability button to activate Potential Energy: Continuing to repair the Generator will charge Potential Energy instead of progressing the Generator. Converts 1.5 % of Repair progression into 1 Token, up to a maximum of 20 Tokens. Missing Skill Checks results in losing some Tokens. When Potential Energy has at least 1 Token, press the Active Ability button while repairing a Generator to instantly progress it by +1 % per accumulated Token, deactivating Potential Energy. Potential Energy loses all Tokens and deactivates upon losing a Health State. </text:p>
          </table:table-cell>
          <table:table-cell office:value-type="string" calcext:value-type="string">
            <text:p>"When you look a layer deeper, you realise... everything is connected." — Vittorio Toscano</text:p>
          </table:table-cell>
        </table:table-row>
        <table:table-row table:style-name="ro1">
          <table:table-cell office:value-type="string" calcext:value-type="string">
            <text:p>Power Struggle</text:p>
          </table:table-cell>
          <table:table-cell office:value-type="string" calcext:value-type="string">
            <text:p>powerStrugg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Élodie Rakoto</text:p>
          </table:table-cell>
          <table:table-cell office:value-type="string" calcext:value-type="string">
            <text:p>You have never given up and you are not about to start now. Reveals the Auras of available Pallets whenever you are in the Dying State. While being carried by The Killer, reaching 25/20/15 % Wiggling progression activates Power Struggle: You can drop a nearby, standing Pallet to stun the Killer and escape their grasp. Power Struggle deactivates after triggering successfully. </text:p>
          </table:table-cell>
          <table:table-cell office:value-type="string" calcext:value-type="string">
            <text:p>"I relied on others to protect me once and I lost everything. Never again." — Élodie Rakoto</text:p>
          </table:table-cell>
        </table:table-row>
        <table:table-row table:style-name="ro1">
          <table:table-cell office:value-type="string" calcext:value-type="string">
            <text:p>Premonition</text:p>
          </table:table-cell>
          <table:table-cell office:value-type="string" calcext:value-type="string">
            <text:p>premoni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have the undeniable capability to sense danger. Receive an auditory warning upon looking in the Killer's direction within a 45 ° cone within 36 metres. Premonition has a cool-down of 60/45/30 seconds each time it activates. </text:p>
          </table:table-cell>
          <table:table-cell office:value-type="string" calcext:value-type="string">
            <text:p>"I have a bad feeling about this!" </text:p>
          </table:table-cell>
        </table:table-row>
        <table:table-row table:style-name="ro1">
          <table:table-cell office:value-type="string" calcext:value-type="string">
            <text:p>Prove Thyself</text:p>
          </table:table-cell>
          <table:table-cell office:value-type="string" calcext:value-type="string">
            <text:p>proveThyself.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wight Fairfield</text:p>
          </table:table-cell>
          <table:table-cell office:value-type="string" calcext:value-type="string">
            <text:p>Increases the Repair speed by a stack-able 6/8/10 % per other Survivor within 4 metres of your location, up to a maximum of 18/24/30 %. Prove Thyself extends its effect to all Survivors within its range. Survivors can only be affected by one instance of Prove Thyself at a time. </text:p>
          </table:table-cell>
          <table:table-cell office:value-type="string" calcext:value-type="string">
            <text:p>"Show me what you can do!" — Dwight Fairfield </text:p>
          </table:table-cell>
        </table:table-row>
        <table:table-row table:style-name="ro1">
          <table:table-cell office:value-type="string" calcext:value-type="string">
            <text:p>Quick and Quiet</text:p>
          </table:table-cell>
          <table:table-cell office:value-type="string" calcext:value-type="string">
            <text:p>quickAndQuie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eg Thomas</text:p>
          </table:table-cell>
          <table:table-cell office:value-type="string" calcext:value-type="string">
            <text:p>You do not make as much noise as others when quickly vaulting over obstacles or hiding in Lockers. Suppresses both the Loud Noise Notification and the sound effects triggered by rushing to vault Windows, Pallets, or rushing to enter or exit Lockers. Quick &amp; Quiet has a cool-down of 30/25/20 seconds. </text:p>
          </table:table-cell>
          <table:table-cell/>
        </table:table-row>
        <table:table-row table:style-name="ro1">
          <table:table-cell office:value-type="string" calcext:value-type="string">
            <text:p>Quick Gambit</text:p>
          </table:table-cell>
          <table:table-cell office:value-type="string" calcext:value-type="string">
            <text:p>quickGamb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Vittorio Toscano</text:p>
          </table:table-cell>
          <table:table-cell office:value-type="string" calcext:value-type="string">
            <text:p>When you have the Killer's attention, you know how to keep it; others can be confident they will not be interrupted any time soon. While being chased by the Killer, the following effects apply: The Auras of other Survivors are revealed to you. Increases the Repair speed of other Survivors by 3/4/5 %. Quick Gambit has a cool-down of 60 seconds upon losing a Health State. </text:p>
          </table:table-cell>
          <table:table-cell office:value-type="string" calcext:value-type="string">
            <text:p>"We need not resort to violence. And I shall prove it." — Vittorio Toscano</text:p>
          </table:table-cell>
        </table:table-row>
        <table:table-row table:style-name="ro1">
          <table:table-cell office:value-type="string" calcext:value-type="string">
            <text:p>Reactive Healing</text:p>
          </table:table-cell>
          <table:table-cell office:value-type="string" calcext:value-type="string">
            <text:p>reactiveHeal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 Wong</text:p>
          </table:table-cell>
          <table:table-cell office:value-type="string" calcext:value-type="string">
            <text:p>The more the situation becomes compromised, the more determined you become to complete the operation. Whenever another Survivor within 32 metres of your location loses a Health State by any means while you are in the Injured State, you benefit from the following effect: Grants 40/45/50 % of your missing Healing Progression towards your Health Bar.</text:p>
          </table:table-cell>
          <table:table-cell/>
        </table:table-row>
        <table:table-row table:style-name="ro1">
          <table:table-cell office:value-type="string" calcext:value-type="string">
            <text:p>Reassurance</text:p>
          </table:table-cell>
          <table:table-cell office:value-type="string" calcext:value-type="string">
            <text:p>reassur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becca Chambers</text:p>
          </table:table-cell>
          <table:table-cell office:value-type="string" calcext:value-type="string">
            <text:p>Your presence helps allies focus, assuaging the panic associated with extreme conditions. Press the Active Ability button while within 6 metres of a hooked Survivor to pause their Sacrifice Process for the next 20/25/30 seconds. This also pauses any Skill Checks, if the Survivor is in the Struggle Phase. Reassurance can only be used once per Survivor per Hook Instance. </text:p>
          </table:table-cell>
          <table:table-cell/>
        </table:table-row>
        <table:table-row table:style-name="ro1">
          <table:table-cell office:value-type="string" calcext:value-type="string">
            <text:p>Red Herring</text:p>
          </table:table-cell>
          <table:table-cell office:value-type="string" calcext:value-type="string">
            <text:p>redHerr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Zarina Kassir</text:p>
          </table:table-cell>
          <table:table-cell office:value-type="string" calcext:value-type="string">
            <text:p>You have noticed that people pay attention to whatever makes the loudest noise. After repairing a Generator for at least 3 seconds, its Aura is highlighted to you in yellow. The Generator stays highlighted until it is either fully repaired, you start repairing another Generator, or enter a Locker. Entering a Locker will trigger a Loud Noise Notification for the Killer at the highlighted Generator's location. Red Herring has a cool-down of 60/50/40 seconds.</text:p>
          </table:table-cell>
          <table:table-cell office:value-type="string" calcext:value-type="string">
            <text:p>"The news edit out what is burdensome and complex. which is the truth." — Zarina Kassir</text:p>
          </table:table-cell>
        </table:table-row>
        <table:table-row table:style-name="ro1">
          <table:table-cell office:value-type="string" calcext:value-type="string">
            <text:p>Repressed Alliance</text:p>
          </table:table-cell>
          <table:table-cell office:value-type="string" calcext:value-type="string">
            <text:p>repressedAlli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heryl Mason</text:p>
          </table:table-cell>
          <table:table-cell office:value-type="string" calcext:value-type="string">
            <text:p>You are accustomed to being hunted by malicious forces, and you have begun using it to your advantage. After repairing Generators for a total of 55/50/45 seconds, Repressed Alliance activates: Press the Active Ability button to call upon The Entity to block the Generator you are currently repairing for 30 seconds, after which Repressed Alliance deactivates. he Aura of the blocked Generator is revealed to all Survivors in white. Repressed Alliance can only be triggered when no other Survivors are repairing your Generator. </text:p>
          </table:table-cell>
          <table:table-cell/>
        </table:table-row>
        <table:table-row table:style-name="ro1">
          <table:table-cell office:value-type="string" calcext:value-type="string">
            <text:p>Residual Manifest</text:p>
          </table:table-cell>
          <table:table-cell office:value-type="string" calcext:value-type="string">
            <text:p>residualManife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Haddie Kaur</text:p>
          </table:table-cell>
          <table:table-cell office:value-type="string" calcext:value-type="string">
            <text:p>A lifetime of chasing the darkness has taught you that the best disinfectant is light. After a successful Killer Blind, the Killer suffers from the Blindness Status Effect for 20/25/30 seconds. Residual Manifest grants the ability to rummage through an opened Chest once per Trial and will guarantee a basic Flashlight.</text:p>
          </table:table-cell>
          <table:table-cell office:value-type="string" calcext:value-type="string">
            <text:p>"I'll never see what Haddie sees. But so long as I'm with her, I know I'm safe." — Jordan Rois, Ravages of the Abyss Episode 5</text:p>
          </table:table-cell>
        </table:table-row>
        <table:table-row table:style-name="ro1">
          <table:table-cell office:value-type="string" calcext:value-type="string">
            <text:p>Resilience</text:p>
          </table:table-cell>
          <table:table-cell office:value-type="string" calcext:value-type="string">
            <text:p>resilie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are motivated in dire situations. Increases your Action speeds for Repairing, Healing, Sabotaging, Unhooking, Vaulting, Cleansing, Blessing, Opening, and Unlocking by 3/6/9 % when in the Injured State.</text:p>
          </table:table-cell>
          <table:table-cell office:value-type="string" calcext:value-type="string">
            <text:p>"Focus, even in these desperate times." </text:p>
          </table:table-cell>
        </table:table-row>
        <table:table-row table:style-name="ro1">
          <table:table-cell office:value-type="string" calcext:value-type="string">
            <text:p>Resurgence</text:p>
          </table:table-cell>
          <table:table-cell office:value-type="string" calcext:value-type="string">
            <text:p>resurge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ill Valentine</text:p>
          </table:table-cell>
          <table:table-cell office:value-type="string" calcext:value-type="string">
            <text:p>You have come back from near impossible odds... and you will do it again. Being unhooked or unhooking yourself grants you 50/60/70 % Healing progress.</text:p>
          </table:table-cell>
          <table:table-cell office:value-type="string" calcext:value-type="string">
            <text:p>"It's my turn, bitch!" — Jill Valentine </text:p>
          </table:table-cell>
        </table:table-row>
        <table:table-row table:style-name="ro1">
          <table:table-cell office:value-type="string" calcext:value-type="string">
            <text:p>Rookie Spirit</text:p>
          </table:table-cell>
          <table:table-cell office:value-type="string" calcext:value-type="string">
            <text:p>rookieSpir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eon Scott Kennedy</text:p>
          </table:table-cell>
          <table:table-cell office:value-type="string" calcext:value-type="string">
            <text:p>You keep a careful eye on objectives when they are slipping away. While repairing Generators, succeed 5/4/3 Good or Great Skill Checks to activate Rookie Spirit for the remainder of the Trial: The Auras of any regressing Generators are revealed to you until they stop regressing by any means.</text:p>
          </table:table-cell>
          <table:table-cell office:value-type="string" calcext:value-type="string">
            <text:p>"I'll stop this, lieutenant. I promise." — Leon Scott Kennedy</text:p>
          </table:table-cell>
        </table:table-row>
        <table:table-row table:style-name="ro1">
          <table:table-cell office:value-type="string" calcext:value-type="string">
            <text:p>Saboteur</text:p>
          </table:table-cell>
          <table:table-cell office:value-type="string" calcext:value-type="string">
            <text:p>saboteu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ke Park</text:p>
          </table:table-cell>
          <table:table-cell office:value-type="string" calcext:value-type="string">
            <text:p>Unlocks potential in your Aura-reading ability: While the Killer is carrying another Survivor, the Auras of all Hooks within 56 metres of their original Pick-up location are revealed to you: The Auras of normal Hooks are white. The Auras of Scourge Hooks are yellow. Unlocks the ability to sabotage Hooks without Toolboxes: Increases the Sabotage speed without a Toolbox by +30 %. This effect has a cool-down of 70/65/60 seconds after use.</text:p>
          </table:table-cell>
          <table:table-cell/>
        </table:table-row>
        <table:table-row table:style-name="ro1">
          <table:table-cell office:value-type="string" calcext:value-type="string">
            <text:p>Scavenger</text:p>
          </table:table-cell>
          <table:table-cell office:value-type="string" calcext:value-type="string">
            <text:p>scaveng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Gabriel Soma</text:p>
          </table:table-cell>
          <table:table-cell office:value-type="string" calcext:value-type="string">
            <text:p>Where others see junk, you see valuable improvised tools. While holding a depleted Toolbox, Scavenger activates: Succeeding at Great Repairing Skill Checks grants 1 Token, up to a maximum of 5 Tokens. Reaching the maximum number of Tokens automatically consumes them and fully recharges the Toolbox. Recharging a Toolbox will reduce your Repair speed by -50 % for the next 40/35/30 seconds. Scavenger grants the ability to rummage through an opened Chest once per Trial and will guarantee a basic Toolbox. </text:p>
          </table:table-cell>
          <table:table-cell office:value-type="string" calcext:value-type="string">
            <text:p>"It's amazing what people will throw away around here." — Gabriel Soma</text:p>
          </table:table-cell>
        </table:table-row>
        <table:table-row table:style-name="ro1">
          <table:table-cell office:value-type="string" calcext:value-type="string">
            <text:p>Scene Partner</text:p>
          </table:table-cell>
          <table:table-cell office:value-type="string" calcext:value-type="string">
            <text:p>scenePartn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icolas Cage</text:p>
          </table:table-cell>
          <table:table-cell office:value-type="string" calcext:value-type="string">
            <text:p>You lock in with your co-star, engaging with and reacting to each other on a higher level. Whenever you are inside the Terror Radius, Scene Partner activates: Looking at the Killer causes you to scream, which reveals their Aura for 3/4/5 seconds. There is a chance of 50 % that you will scream again, extending the Aura-reveal duration by another 2 seconds. Scene Partner has a cool-down of 60 seconds. </text:p>
          </table:table-cell>
          <table:table-cell office:value-type="string" calcext:value-type="string">
            <text:p>"This is not in the script!" — Nicolas Cage </text:p>
          </table:table-cell>
        </table:table-row>
        <table:table-row table:style-name="ro1">
          <table:table-cell office:value-type="string" calcext:value-type="string">
            <text:p>Second Wind</text:p>
          </table:table-cell>
          <table:table-cell office:value-type="string" calcext:value-type="string">
            <text:p>secondWi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teve Harrington</text:p>
          </table:table-cell>
          <table:table-cell office:value-type="string" calcext:value-type="string">
            <text:p>You have learnt to avoid awkward situations with parents. Part of you still thinks your best option is to run away and hope things will take care of themselves. When you heal another Survivor for the equivalent of 1 Health State, Second Wind activates: The next time you are unhooked or unhook yourself, you suffer from the Broken Status Effect until Second Wind deactivates. You are automatically healed 1 Health State after 28/24/20 seconds. While Second Wind is active, the following conditions will deactivate it: Successfully being healed by Second Wind. Being put into the Dying State before the timer elapses. Second Wind does not activate if you already suffer from the Broken Status Effect. </text:p>
          </table:table-cell>
          <table:table-cell office:value-type="string" calcext:value-type="string">
            <text:p>"Yeah, that's a no." — Steve Harrington </text:p>
          </table:table-cell>
        </table:table-row>
        <table:table-row table:style-name="ro1">
          <table:table-cell office:value-type="string" calcext:value-type="string">
            <text:p>Self Care</text:p>
          </table:table-cell>
          <table:table-cell office:value-type="string" calcext:value-type="string">
            <text:p>self-Car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laudette Morel</text:p>
          </table:table-cell>
          <table:table-cell office:value-type="string" calcext:value-type="string">
            <text:p>Unlocks the Self-Care ability, allowing you to self-heal without needing a Med-Kit at 25/30/35 % of the normal Healing speed.</text:p>
          </table:table-cell>
          <table:table-cell/>
        </table:table-row>
        <table:table-row table:style-name="ro1">
          <table:table-cell office:value-type="string" calcext:value-type="string">
            <text:p>Shoulder the Burden</text:p>
          </table:table-cell>
          <table:table-cell office:value-type="string" calcext:value-type="string">
            <text:p>shoulderTheBurde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aurie Cain</text:p>
          </table:table-cell>
          <table:table-cell office:value-type="string" calcext:value-type="string">
            <text:p>Born to be a disciple. Ready to submit to a greater cause. This is your calling. Once per Trial, and while you are not on Death Hook, press the Active Ability button while standing in front of a Hooked Survivor to unhook them and trigger the following effects: Trade 1 Hook State with the other Survivor to their benefit. Causes you to scream. Causes you to suffer from the Exposed Status Effect for 60/50/40 seconds.</text:p>
          </table:table-cell>
          <table:table-cell office:value-type="string" calcext:value-type="string">
            <text:p>"It's not your time yet. Now go on!" — Taurie Cain</text:p>
          </table:table-cell>
        </table:table-row>
        <table:table-row table:style-name="ro1">
          <table:table-cell office:value-type="string" calcext:value-type="string">
            <text:p>Slippery Meat</text:p>
          </table:table-cell>
          <table:table-cell office:value-type="string" calcext:value-type="string">
            <text:p>slipperyMea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have developed an efficient way to get off Hooks. Increases the number of available Self-Unhook attempts by +3. Increases the Odds of succeeding a Self-Unhook attempt by 2/3/4 %.</text:p>
          </table:table-cell>
          <table:table-cell/>
        </table:table-row>
        <table:table-row table:style-name="ro1">
          <table:table-cell office:value-type="string" calcext:value-type="string">
            <text:p>Small Game</text:p>
          </table:table-cell>
          <table:table-cell office:value-type="string" calcext:value-type="string">
            <text:p>smallGa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have the undeniable capability to sense danger. Receive an auditory warning upon looking in the direction of Totems in a 45 ° cone within 8/10/12 metres. Small Game has a cool-down of 14/12/10 seconds each time it activates. For each Dull or Hex Totem cleansed by any Player, Small Game is automatically granted 1 Token: Each Token reduces the Detection cone's angle by 5 °, down to a minimum of 20 °.</text:p>
          </table:table-cell>
          <table:table-cell office:value-type="string" calcext:value-type="string">
            <text:p>"Nope." — Andy, The Lost Tapes</text:p>
          </table:table-cell>
        </table:table-row>
        <table:table-row table:style-name="ro1">
          <table:table-cell office:value-type="string" calcext:value-type="string">
            <text:p>Smash Hit</text:p>
          </table:table-cell>
          <table:table-cell office:value-type="string" calcext:value-type="string">
            <text:p>smashH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n-Jin Lee</text:p>
          </table:table-cell>
          <table:table-cell office:value-type="string" calcext:value-type="string">
            <text:p>When your rival makes a mistake, you seize the opportunity. Stunning the Killer with a Pallet triggers Smash Hit: Grants a +50 % Haste Status Effect for 4 seconds. Smash Hit causes the Exhausted Status Effect for 30/25/20 seconds. Smash Hit cannot be used when Exhausted. </text:p>
          </table:table-cell>
          <table:table-cell office:value-type="string" calcext:value-type="string">
            <text:p>"I have dealt with psychopaths in suits. You're just uglier and worse dressed." — Yun-Jin Lee</text:p>
          </table:table-cell>
        </table:table-row>
        <table:table-row table:style-name="ro1">
          <table:table-cell office:value-type="string" calcext:value-type="string">
            <text:p>Sole Survivor</text:p>
          </table:table-cell>
          <table:table-cell office:value-type="string" calcext:value-type="string">
            <text:p>soleSurvivo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urie Strode</text:p>
          </table:table-cell>
          <table:table-cell office:value-type="string" calcext:value-type="string">
            <text:p>As more of your friends fall to the Killer, you become shrouded in isolation and the Killer's Aura-reading abilities towards you are disrupted. Each time a Survivor other than yourself is killed or sacrificed, Sole Survivor gains 1 Token, up to a maximum of 3 Tokens: Grants a stack-able radius of 20/22/24 metres per Token around you, up to a maximum of 60/66/72 metres, within which you are immune to the Killer's Aura-reading abilities. When you are the Last Survivor Standing, you benefit from the following effects: Increases your Repair speed by +75 %. Increases your Gate and Hatch Opening speeds by +50 %. Increases your chance of becoming the initial Obsession by increasing the default value by +100 %. The Killer can only be obsessed with one Survivor at a time. </text:p>
          </table:table-cell>
          <table:table-cell office:value-type="string" calcext:value-type="string">
            <text:p>"It was the boogeyman." — Laurie Strode </text:p>
          </table:table-cell>
        </table:table-row>
        <table:table-row table:style-name="ro1">
          <table:table-cell office:value-type="string" calcext:value-type="string">
            <text:p>Solidarity</text:p>
          </table:table-cell>
          <table:table-cell office:value-type="string" calcext:value-type="string">
            <text:p>solidarit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ne Romero</text:p>
          </table:table-cell>
          <table:table-cell office:value-type="string" calcext:value-type="string">
            <text:p>Sharing painful experiences has the power to heal. While injured and healing another Survivor without using a Med-Kit, you benefit from the following effect: Passively heal yourself at a rate of 50/60/70 % of your Altruistic Healing speed.</text:p>
          </table:table-cell>
          <table:table-cell office:value-type="string" calcext:value-type="string">
            <text:p>"Showing up when things get rough, listening to people's problems, and supporting those in need; that's how you become stronger, that's how you grow." — Jane Romero</text:p>
          </table:table-cell>
        </table:table-row>
        <table:table-row table:style-name="ro1">
          <table:table-cell office:value-type="string" calcext:value-type="string">
            <text:p>Soul Guard</text:p>
          </table:table-cell>
          <table:table-cell office:value-type="string" calcext:value-type="string">
            <text:p>soulGuar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heryl Mason</text:p>
          </table:table-cell>
          <table:table-cell office:value-type="string" calcext:value-type="string">
            <text:p>You have been through immense hardship and you're stronger for it. After being healed from or having recovered from the Dying State, you benefit from the following effect: Grants the Endurance Status Effect for 4/6/8 seconds. Endurance is cancelled prematurely when performing a Conspicuous Action. While suffering from the Cursed Status Effect, you benefit from the following effects: Grants the ability to fully recover yourself from the Dying State. Soul Guard has a cool-down of 30 seconds. </text:p>
          </table:table-cell>
          <table:table-cell/>
        </table:table-row>
        <table:table-row table:style-name="ro1">
          <table:table-cell office:value-type="string" calcext:value-type="string">
            <text:p>Specialist</text:p>
          </table:table-cell>
          <table:table-cell office:value-type="string" calcext:value-type="string">
            <text:p>speciali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ra Croft</text:p>
          </table:table-cell>
          <table:table-cell office:value-type="string" calcext:value-type="string">
            <text:p>Adventure. Exploration. Excavation. You are in your element. Whenever you unlock or rummage through a Chest, Specialist gains +1 Token, up to a maximum of 6 Tokens: Succeeding a Great Repair Skill Check while repairing a Generator consumes all Tokens. Permanently reduces the Repair Charges requirement of that Generator by 2/3/4 Charges per Token, up to a maximum of 12/18/24 Charges.</text:p>
          </table:table-cell>
          <table:table-cell office:value-type="string" calcext:value-type="string">
            <text:p><text:s/>"Well, then. Doesn't this feel familiar?" — Lara Croft </text:p>
          </table:table-cell>
        </table:table-row>
        <table:table-row table:style-name="ro1">
          <table:table-cell office:value-type="string" calcext:value-type="string">
            <text:p>Spine Chill</text:p>
          </table:table-cell>
          <table:table-cell office:value-type="string" calcext:value-type="string">
            <text:p>spineChil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An unnatural tingle warns you of impending doom. Whenever the Killer is within 36 metres of your location and looking at you with a clear Line of Sight, Spine Chill activates: Warns of the Killer's proximity and their potential awareness of your location by lighting its icon. Increases your Action speeds for Blessing, Cleansing, Gate-Opening, Healing, Repairing, Sabotaging, Unhooking, and Unlocking by 2/4/6 %. This effect lingers for 0.5 seconds after the Killer loses Line of Sight or exits the Activation range.</text:p>
          </table:table-cell>
          <table:table-cell office:value-type="string" calcext:value-type="string">
            <text:p>"There is a voice that doesn't use words. Listen.." — Sassy, The Lost Tapes</text:p>
          </table:table-cell>
        </table:table-row>
        <table:table-row table:style-name="ro1">
          <table:table-cell office:value-type="string" calcext:value-type="string">
            <text:p>Sprint Burst</text:p>
          </table:table-cell>
          <table:table-cell office:value-type="string" calcext:value-type="string">
            <text:p>sprintBur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eg Thomas</text:p>
          </table:table-cell>
          <table:table-cell office:value-type="string" calcext:value-type="string">
            <text:p>Starting to run triggers Sprint Burst: Grants a +50 % Haste Status Effect for 3 seconds. Sprint Burst causes the Exhausted Status Effect for 60/50/40 seconds. Sprint Burst cannot be used when Exhausted. </text:p>
          </table:table-cell>
          <table:table-cell office:value-type="string" calcext:value-type="string">
            <text:p>"See you if you can catch up..." — Meg Thomas </text:p>
          </table:table-cell>
        </table:table-row>
        <table:table-row table:style-name="ro1">
          <table:table-cell office:value-type="string" calcext:value-type="string">
            <text:p>Stake Out</text:p>
          </table:table-cell>
          <table:table-cell office:value-type="string" calcext:value-type="string">
            <text:p>stakeOu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Tapp</text:p>
          </table:table-cell>
          <table:table-cell office:value-type="string" calcext:value-type="string">
            <text:p>Getting close to the Killer fills you with determination. Every 15 seconds you are within the Killer's Terror Radius, while not being chased, Stake Out gains 1 Token, up to a maximum of 2/3/4 Tokens. When Stake Out has at least 1 Token, Good Skill Checks consume 1 Token and are considered Great Skill Checks, granting an additional Progression bonus of +1 %. Great Skill Checks do not consume any Tokens.</text:p>
          </table:table-cell>
          <table:table-cell office:value-type="string" calcext:value-type="string">
            <text:p>"I had you, I had you on your knees. You're runnin' scared because we had you. We're gonna close this case!" — Detective David Tapp</text:p>
          </table:table-cell>
        </table:table-row>
        <table:table-row table:style-name="ro1">
          <table:table-cell office:value-type="string" calcext:value-type="string">
            <text:p>Still Sight</text:p>
          </table:table-cell>
          <table:table-cell office:value-type="string" calcext:value-type="string">
            <text:p>stillSigh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estri Yazar &amp; Baermar Uraz</text:p>
          </table:table-cell>
          <table:table-cell office:value-type="string" calcext:value-type="string">
            <text:p>A clear mind and calm temperament will always find the means of their escape. After standing still for 6/5/4 seconds, Still Sight activates: The Auras of the Killer as well as any Chests and Generators within 24 metres of your location are revealed to you until you start moving again.</text:p>
          </table:table-cell>
          <table:table-cell office:value-type="string" calcext:value-type="string">
            <text:p>"Breathe in. Breathe out. Now open your eyes." — Baermar</text:p>
          </table:table-cell>
        </table:table-row>
        <table:table-row table:style-name="ro1">
          <table:table-cell office:value-type="string" calcext:value-type="string">
            <text:p>Streetwise</text:p>
          </table:table-cell>
          <table:table-cell office:value-type="string" calcext:value-type="string">
            <text:p>streetwi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ea Karlsson</text:p>
          </table:table-cell>
          <table:table-cell office:value-type="string" calcext:value-type="string">
            <text:p>Long nights out taught you to do a lot with what you have got. Increases the Efficiency of your Items by 15/20/25 %. Streetwise extends its effect to all other Survivors within 8 metres of your location and lingers for 15 seconds. </text:p>
          </table:table-cell>
          <table:table-cell office:value-type="string" calcext:value-type="string">
            <text:p>"You are doing it wrong! Let me show you how it is done." — Nea Karlsson</text:p>
          </table:table-cell>
        </table:table-row>
        <table:table-row table:style-name="ro1">
          <table:table-cell office:value-type="string" calcext:value-type="string">
            <text:p>Strength in Shadows</text:p>
          </table:table-cell>
          <table:table-cell office:value-type="string" calcext:value-type="string">
            <text:p>strengthInShadow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able Ward</text:p>
          </table:table-cell>
          <table:table-cell office:value-type="string" calcext:value-type="string">
            <text:p>A chance for renewed power down where danger calls home. When you are in the Basement, Strength in Shadows activates: Unlocks the Strength in Shadows ability, allowing you to self-heal without needing a Med-Kit at 70 % of the normal Healing speed. Upon finishing a heal in the Basement, the Aura of the Killer is revealed to you for 6/8/10 seconds.</text:p>
          </table:table-cell>
          <table:table-cell office:value-type="string" calcext:value-type="string">
            <text:p>"I'm getting out of here, if it's the last thing I do." — Sable</text:p>
          </table:table-cell>
        </table:table-row>
        <table:table-row table:style-name="ro1">
          <table:table-cell office:value-type="string" calcext:value-type="string">
            <text:p>Teamwork: Collective Stealth</text:p>
          </table:table-cell>
          <table:table-cell office:value-type="string" calcext:value-type="string">
            <text:p>teamworkCollectiveStealt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nato Lyra</text:p>
          </table:table-cell>
          <table:table-cell office:value-type="string" calcext:value-type="string">
            <text:p>When someone helps you out, you respond in kind. Whenever another Survivor finishes healing you, Teamwork: Collective Stealth activates, and both you and the Survivor who healed you benefit from the following effect: Suppresses your Scratch Marks for as long as you stay within 8/12/16 metres of one another. This effect lingers for 4 seconds once out of range and resumes upon re-entering it before that timer elapses. Survivors can only be affected by one instance of Teamwork: Collective Stealth at a time. </text:p>
          </table:table-cell>
          <table:table-cell office:value-type="string" calcext:value-type="string">
            <text:p>"I'm good, I'm good... but keep it down." — Renato Lyra</text:p>
          </table:table-cell>
        </table:table-row>
        <table:table-row table:style-name="ro1">
          <table:table-cell office:value-type="string" calcext:value-type="string">
            <text:p>Teamwork: Power of Two</text:p>
          </table:table-cell>
          <table:table-cell office:value-type="string" calcext:value-type="string">
            <text:p>teamworkPowerOfTwo.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halita Lyra</text:p>
          </table:table-cell>
          <table:table-cell office:value-type="string" calcext:value-type="string">
            <text:p>It is hard to keep up with you, but it does not stop people from trying. Whenever you finish healing another Survivor, Teamwork: Power of Two activates, and both you and the healed Survivor benefit from the following effect: Grants a +5 % Haste Status Effect for as long as you stay within 8/12/16 metres of one another. This effect lingers for 4 seconds once out of range and resumes upon re-entering it before that timer elapses. Survivors can only be affected by one instance of Teamwork: Power of Two at a time. </text:p>
          </table:table-cell>
          <table:table-cell office:value-type="string" calcext:value-type="string">
            <text:p>"You good? Then keep up!" — Thalita Lyra </text:p>
          </table:table-cell>
        </table:table-row>
        <table:table-row table:style-name="ro1">
          <table:table-cell office:value-type="string" calcext:value-type="string">
            <text:p>Technician</text:p>
          </table:table-cell>
          <table:table-cell office:value-type="string" calcext:value-type="string">
            <text:p>technicia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ng Min</text:p>
          </table:table-cell>
          <table:table-cell office:value-type="string" calcext:value-type="string">
            <text:p>You are apt at handling machinery with the greatest care and precision. When repairing a Generator, the following effects apply: Reduces the audible range of your Repair noises by -8 metres. Suppresses the explosion and accompanying Loud Noise Notification when failing a Skill Check. Failing a Skill Check instantly regresses the Generator by 5/4/3 % of its maximum possible Progression in addition to the default Progression penalty.</text:p>
          </table:table-cell>
          <table:table-cell office:value-type="string" calcext:value-type="string">
            <text:p><text:s/>"I am gonna stealth this one." — Feng Min </text:p>
          </table:table-cell>
        </table:table-row>
        <table:table-row table:style-name="ro1">
          <table:table-cell office:value-type="string" calcext:value-type="string">
            <text:p>Tenacity</text:p>
          </table:table-cell>
          <table:table-cell office:value-type="string" calcext:value-type="string">
            <text:p>tenacit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Tapp</text:p>
          </table:table-cell>
          <table:table-cell office:value-type="string" calcext:value-type="string">
            <text:p>There is nothing stopping you. Your ferocious tenacity in dire situations allow you to benefit from the following effects: Increases your Crawling speed by 30/40/50 %. Grants the ability to crawl and recover at the same time. Reduces the volume of Grunts of Pain while in the Dying State by -75 %.</text:p>
          </table:table-cell>
          <table:table-cell office:value-type="string" calcext:value-type="string">
            <text:p>"What the hell is this? I'm taking this bastard down!" — Detective David Tapp </text:p>
          </table:table-cell>
        </table:table-row>
        <table:table-row table:style-name="ro1">
          <table:table-cell office:value-type="string" calcext:value-type="string">
            <text:p>This Is Not Happening</text:p>
          </table:table-cell>
          <table:table-cell office:value-type="string" calcext:value-type="string">
            <text:p>thisIsNotHappen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perform at your best when you are under extreme stress. Increases the Success zone of Great Skill Checks while Repairing and Healing by 10/20/30 % when in the Injured State.</text:p>
          </table:table-cell>
          <table:table-cell/>
        </table:table-row>
        <table:table-row table:style-name="ro1">
          <table:table-cell office:value-type="string" calcext:value-type="string">
            <text:p>Troubleshooter</text:p>
          </table:table-cell>
          <table:table-cell office:value-type="string" calcext:value-type="string">
            <text:p>troubleshoot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Gabriel Soma</text:p>
          </table:table-cell>
          <table:table-cell office:value-type="string" calcext:value-type="string">
            <text:p>No amount of distraction will shake you from your primary task. When you are chased by the Killer, Troubleshooter activates: The Aura of the Generator with the most progress is revealed to you. The Aura of the Killer is revealed to you for 4/5/6 seconds after dropping a Pallet. These effects linger for 6/8/10 seconds after ending the Chase, after which Troubleshooter deactivates. </text:p>
          </table:table-cell>
          <table:table-cell office:value-type="string" calcext:value-type="string">
            <text:p>"Nothing gets done around here if I don't do it." — Gabriel Soma</text:p>
          </table:table-cell>
        </table:table-row>
        <table:table-row table:style-name="ro1">
          <table:table-cell office:value-type="string" calcext:value-type="string">
            <text:p>Unbreakable</text:p>
          </table:table-cell>
          <table:table-cell office:value-type="string" calcext:value-type="string">
            <text:p>unbreakab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Bill Overbeck</text:p>
          </table:table-cell>
          <table:table-cell office:value-type="string" calcext:value-type="string">
            <text:p>Past battles have taught you a thing or two about survival. Once per Trial, you can completely recover from the Dying State. Your Recovery speed is increased by 25/30/35 %.</text:p>
          </table:table-cell>
          <table:table-cell office:value-type="string" calcext:value-type="string">
            <text:p>"Goddammit, I am seriously FUBAR!" — Bill Overbeck</text:p>
          </table:table-cell>
        </table:table-row>
        <table:table-row table:style-name="ro1">
          <table:table-cell office:value-type="string" calcext:value-type="string">
            <text:p>Up The Ante</text:p>
          </table:table-cell>
          <table:table-cell office:value-type="string" calcext:value-type="string">
            <text:p>upTheAnt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ce Visconti</text:p>
          </table:table-cell>
          <table:table-cell office:value-type="string" calcext:value-type="string">
            <text:p>All will be well in the end; you just know it. Your confidence strengthens the feeling of hope for those around you. For every Survivor still in the Trial, Up the Ante is granted +1 Token: Increases the Odds of every Survivor succeeding a Self-Unhook attempt by a stack-able 1/2/3 % per Token, up to a maximum of 3/6/9 %.</text:p>
          </table:table-cell>
          <table:table-cell office:value-type="string" calcext:value-type="string">
            <text:p>"What can I say? I'm just a very lucky guy... I'm sure some of it will rub off on you." — Ace Visconti</text:p>
          </table:table-cell>
        </table:table-row>
        <table:table-row table:style-name="ro1">
          <table:table-cell office:value-type="string" calcext:value-type="string">
            <text:p>Urban Evasion</text:p>
          </table:table-cell>
          <table:table-cell office:value-type="string" calcext:value-type="string">
            <text:p>urbanEva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ea Karlsson</text:p>
          </table:table-cell>
          <table:table-cell office:value-type="string" calcext:value-type="string">
            <text:p>Years of evading the cops taught you a thing or two about stealth. Increases your Crouching Movement speed by 90/95/100 %.</text:p>
          </table:table-cell>
          <table:table-cell office:value-type="string" calcext:value-type="string">
            <text:p><text:s/>"The paint is still fresh but I am long gone." — Nea Karlsson</text:p>
          </table:table-cell>
        </table:table-row>
        <table:table-row table:style-name="ro1">
          <table:table-cell office:value-type="string" calcext:value-type="string">
            <text:p>Vigil</text:p>
          </table:table-cell>
          <table:table-cell office:value-type="string" calcext:value-type="string">
            <text:p>vigi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Quentin Smith</text:p>
          </table:table-cell>
          <table:table-cell office:value-type="string" calcext:value-type="string">
            <text:p>You look over your friends even in dire situations. Increases the Recovery rate from the following Status Effects by 20/25/30 %: The Blindness, Broken, Exhausted, Exposed, Haemorrhage, Hindered, Mangled, and Oblivious Status Effects. Vigil extends its effect to all Survivors within 8 metres of your location and lingers for 15 seconds. </text:p>
          </table:table-cell>
          <table:table-cell office:value-type="string" calcext:value-type="string">
            <text:p>"I am gonna be here when you wake up. You are gonna make it." — Quentin Smith</text:p>
          </table:table-cell>
        </table:table-row>
        <table:table-row table:style-name="ro1">
          <table:table-cell office:value-type="string" calcext:value-type="string">
            <text:p>Visionary</text:p>
          </table:table-cell>
          <table:table-cell office:value-type="string" calcext:value-type="string">
            <text:p>visiona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lix Richter</text:p>
          </table:table-cell>
          <table:table-cell office:value-type="string" calcext:value-type="string">
            <text:p>You are remarkably focused on your means of escape. The Auras of Generators are revealed to you within 32 metres. Each time a Generator is completed, Visionary is deactivated for 20/18/16 seconds.</text:p>
          </table:table-cell>
          <table:table-cell/>
        </table:table-row>
        <table:table-row table:style-name="ro1">
          <table:table-cell office:value-type="string" calcext:value-type="string">
            <text:p>Wake Up</text:p>
          </table:table-cell>
          <table:table-cell office:value-type="string" calcext:value-type="string">
            <text:p>wakeU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Quentin Smith</text:p>
          </table:table-cell>
          <table:table-cell office:value-type="string" calcext:value-type="string">
            <text:p>Unlocks potential in your Aura-reading ability. Once all Generators are completed, Wake Up! activates: The Auras of the Exit Gate Switches are revealed to you within 128 metres. Your Aura is revealed to all other Survivors within 128 metres of your location while opening an Exit Gate. Increases your Gate-Opening speed by 15/20/25 %.</text:p>
          </table:table-cell>
          <table:table-cell office:value-type="string" calcext:value-type="string">
            <text:p>"Ok, look. If we survive the next 24 hours, then I'll take you out on a real date." — Quentin Smith</text:p>
          </table:table-cell>
        </table:table-row>
        <table:table-row table:style-name="ro1">
          <table:table-cell office:value-type="string" calcext:value-type="string">
            <text:p>We’ll Make It</text:p>
          </table:table-cell>
          <table:table-cell office:value-type="string" calcext:value-type="string">
            <text:p>wellMake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Helping others heightens your morale. After unhooking another Survivor, We'll Make It activates: Increases your Altruistic Healing speed by +100 % for 30/60/90 seconds.</text:p>
          </table:table-cell>
          <table:table-cell office:value-type="string" calcext:value-type="string">
            <text:p>"I am confident we can all escape in one piece if we help each other."</text:p>
          </table:table-cell>
        </table:table-row>
        <table:table-row table:style-name="ro1">
          <table:table-cell office:value-type="string" calcext:value-type="string">
            <text:p>We’re Gonna Live Forever</text:p>
          </table:table-cell>
          <table:table-cell office:value-type="string" calcext:value-type="string">
            <text:p>wereGonnaLiveForev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King</text:p>
          </table:table-cell>
          <table:table-cell office:value-type="string" calcext:value-type="string">
            <text:p>Your few friends deserve the best protection. You benefit from the following effect when healing a dying Survivor: Increases your Healing speed by +100 %. Any dying Survivor you heal back to the Injured State benefits from the following effect: Grants the Endurance Status Effect for 6/8/10 seconds. This effect can only be triggered once every 30 seconds.</text:p>
          </table:table-cell>
          <table:table-cell office:value-type="string" calcext:value-type="string">
            <text:p>"Come on then, let's ave' it! I don't give a shit pal." — David King</text:p>
          </table:table-cell>
        </table:table-row>
        <table:table-row table:style-name="ro1">
          <table:table-cell office:value-type="string" calcext:value-type="string">
            <text:p>Wicked</text:p>
          </table:table-cell>
          <table:table-cell office:value-type="string" calcext:value-type="string">
            <text:p>wick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able Ward</text:p>
          </table:table-cell>
          <table:table-cell office:value-type="string" calcext:value-type="string">
            <text:p>They can try to hurt you. But you're not going down so easily. The Aura of the Killer is revealed to you for 16/18/20 seconds after unhooking yourself or being unhooked. Grants the ability to perform a successful Self-Unhook at any point during the first Hook Stage, if you are hooked in the Basement. This effect cannot be triggered during the second Hook Stage or if you are hooked as the Last Survivor Standing.</text:p>
          </table:table-cell>
          <table:table-cell office:value-type="string" calcext:value-type="string">
            <text:p>"I haven't let anyone get in my way before. You think I'm gonna start now?" — Sable</text:p>
          </table:table-cell>
        </table:table-row>
        <table:table-row table:style-name="ro1">
          <table:table-cell office:value-type="string" calcext:value-type="string">
            <text:p>Windows of Opportunity</text:p>
          </table:table-cell>
          <table:table-cell office:value-type="string" calcext:value-type="string">
            <text:p>windowsOfOpportunit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Kate Denson</text:p>
          </table:table-cell>
          <table:table-cell office:value-type="string" calcext:value-type="string">
            <text:p>Unlocks potential in your Aura-reading ability. The Auras of Breakable Walls, Pallets, and Windows are revealed to you within 24/28/32 metres. </text:p>
          </table:table-cell>
          <table:table-cell office:value-type="string" calcext:value-type="string">
            <text:p>"Rise and shine, work hard, carve out your name, Take aim, pull the trigger, hit the bulls eye for fame, Know the value of faith, an' family, and don't you complain, Open wide, your windows of opportunity" — Kate Denson's "Windows of Opportunity"</text:p>
          </table:table-cell>
        </table:table-row>
        <table:table-row table:style-name="ro1">
          <table:table-cell office:value-type="string" calcext:value-type="string">
            <text:p>Wiretap</text:p>
          </table:table-cell>
          <table:table-cell office:value-type="string" calcext:value-type="string">
            <text:p>wireta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 Wong</text:p>
          </table:table-cell>
          <table:table-cell office:value-type="string" calcext:value-type="string">
            <text:p>You know that the best way to stay one step ahead is to keep tabs on the competition. After repairing Generators for a total of 40 %, Wiretap activates: Press the Active Ability button while near a partially progressed Generator to install a Trap, which stays active for 100/110/120 seconds. Whenever the Killer comes within 14 metres of the Trapped Generator their Aura is revealed to all Survivors. Wiretap deactivates after the Generator is damaged or once the timer runs out. The Auras of Trapped Generators are revealed to all Survivors in yellow. </text:p>
          </table:table-cell>
          <table:table-cell/>
        </table:table-row>
        <table:table-row table:style-name="ro1">
          <table:table-cell office:value-type="string" calcext:value-type="string">
            <text:p>Self-Preservation</text:p>
          </table:table-cell>
          <table:table-cell office:value-type="string" calcext:value-type="string">
            <text:p>self-Preserv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n-Jin Lee</text:p>
          </table:table-cell>
          <table:table-cell office:value-type="string" calcext:value-type="string">
            <text:p>Life is unforgiving. The more confirmation you get of that, the more prepared you become. Whenever another Survivor is hit with a Basic Attack or Special Attack within 16 metres of you, Self-Preservation activates: Scratch Marks, Grunts of Pain when injured, and Bleeding are suppressed for the next 6/8/10 seconds.</text:p>
          </table:table-cell>
          <table:table-cell office:value-type="string" calcext:value-type="string">
            <text:p>"Something I learnt in the industry: when the axe is swinging, keep your head down." — Yun-Jin Lee</text:p>
          </table:table-cell>
        </table:table-row>
      </table:table>
      <table:table table:name="Codes" table:style-name="ta1">
        <office:forms form:automatic-focus="false" form:apply-design-mode="false"/>
        <table:table-column table:style-name="co10" table:default-cell-style-name="Default"/>
        <table:table-column table:style-name="co11" table:default-cell-style-name="Default"/>
        <table:table-column table:style-name="co3" table:default-cell-style-name="Default"/>
        <table:table-row table:style-name="ro1">
          <table:table-cell office:value-type="string" calcext:value-type="string">
            <text:p>CodeID</text:p>
          </table:table-cell>
          <table:table-cell office:value-type="string" calcext:value-type="string">
            <text:p>CodeDescription</text:p>
          </table:table-cell>
          <table:table-cell office:value-type="string" calcext:value-type="string">
            <text:p>CodeType</text:p>
          </table:table-cell>
        </table:table-row>
        <table:table-row table:style-name="ro1">
          <table:table-cell office:value-type="string" calcext:value-type="string">
            <text:p>BDG2S</text:p>
          </table:table-cell>
          <table:table-cell office:value-type="string" calcext:value-type="string">
            <text:p>Two-spirit Badge</text:p>
          </table:table-cell>
          <table:table-cell office:value-type="string" calcext:value-type="string">
            <text:p>pride</text:p>
          </table:table-cell>
        </table:table-row>
        <table:table-row table:style-name="ro1">
          <table:table-cell office:value-type="string" calcext:value-type="string">
            <text:p>FLAGP</text:p>
          </table:table-cell>
          <table:table-cell office:value-type="string" calcext:value-type="string">
            <text:p>Pansexual Charm</text:p>
          </table:table-cell>
          <table:table-cell office:value-type="string" calcext:value-type="string">
            <text:p>pride</text:p>
          </table:table-cell>
        </table:table-row>
        <table:table-row table:style-name="ro1">
          <table:table-cell office:value-type="string" calcext:value-type="string">
            <text:p>BDGPRIDE</text:p>
          </table:table-cell>
          <table:table-cell office:value-type="string" calcext:value-type="string">
            <text:p>Pride Badge</text:p>
          </table:table-cell>
          <table:table-cell office:value-type="string" calcext:value-type="string">
            <text:p>pride</text:p>
          </table:table-cell>
        </table:table-row>
        <table:table-row table:style-name="ro1">
          <table:table-cell office:value-type="string" calcext:value-type="string">
            <text:p>FLAGT</text:p>
          </table:table-cell>
          <table:table-cell office:value-type="string" calcext:value-type="string">
            <text:p>Transgender Charm</text:p>
          </table:table-cell>
          <table:table-cell office:value-type="string" calcext:value-type="string">
            <text:p>pride</text:p>
          </table:table-cell>
        </table:table-row>
        <table:table-row table:style-name="ro1">
          <table:table-cell office:value-type="string" calcext:value-type="string">
            <text:p>BDGT</text:p>
          </table:table-cell>
          <table:table-cell office:value-type="string" calcext:value-type="string">
            <text:p>Transgender Badge</text:p>
          </table:table-cell>
          <table:table-cell office:value-type="string" calcext:value-type="string">
            <text:p>pride</text:p>
          </table:table-cell>
        </table:table-row>
        <table:table-row table:style-name="ro1">
          <table:table-cell office:value-type="string" calcext:value-type="string">
            <text:p>BDGDM</text:p>
          </table:table-cell>
          <table:table-cell office:value-type="string" calcext:value-type="string">
            <text:p>Demisexual Badge</text:p>
          </table:table-cell>
          <table:table-cell office:value-type="string" calcext:value-type="string">
            <text:p>pride</text:p>
          </table:table-cell>
        </table:table-row>
        <table:table-row table:style-name="ro1">
          <table:table-cell office:value-type="string" calcext:value-type="string">
            <text:p>FLAGL</text:p>
          </table:table-cell>
          <table:table-cell office:value-type="string" calcext:value-type="string">
            <text:p>WLW Charm</text:p>
          </table:table-cell>
          <table:table-cell office:value-type="string" calcext:value-type="string">
            <text:p>pride</text:p>
          </table:table-cell>
        </table:table-row>
        <table:table-row table:style-name="ro1">
          <table:table-cell office:value-type="string" calcext:value-type="string">
            <text:p>BDGPRG</text:p>
          </table:table-cell>
          <table:table-cell office:value-type="string" calcext:value-type="string">
            <text:p>Progress Pride Badge</text:p>
          </table:table-cell>
          <table:table-cell office:value-type="string" calcext:value-type="string">
            <text:p>pride</text:p>
          </table:table-cell>
        </table:table-row>
        <table:table-row table:style-name="ro1">
          <table:table-cell office:value-type="string" calcext:value-type="string">
            <text:p>AROMFLAG</text:p>
          </table:table-cell>
          <table:table-cell office:value-type="string" calcext:value-type="string">
            <text:p>Aromantic flag charm</text:p>
          </table:table-cell>
          <table:table-cell office:value-type="string" calcext:value-type="string">
            <text:p>pride</text:p>
          </table:table-cell>
        </table:table-row>
        <table:table-row table:style-name="ro1">
          <table:table-cell office:value-type="string" calcext:value-type="string">
            <text:p>POLYFLAG</text:p>
          </table:table-cell>
          <table:table-cell office:value-type="string" calcext:value-type="string">
            <text:p>Polyamory Charm</text:p>
          </table:table-cell>
          <table:table-cell office:value-type="string" calcext:value-type="string">
            <text:p>pride</text:p>
          </table:table-cell>
        </table:table-row>
        <table:table-row table:style-name="ro1">
          <table:table-cell office:value-type="string" calcext:value-type="string">
            <text:p>BDGGF</text:p>
          </table:table-cell>
          <table:table-cell office:value-type="string" calcext:value-type="string">
            <text:p>Genderfluid Badge</text:p>
          </table:table-cell>
          <table:table-cell office:value-type="string" calcext:value-type="string">
            <text:p>pride</text:p>
          </table:table-cell>
        </table:table-row>
        <table:table-row table:style-name="ro1">
          <table:table-cell office:value-type="string" calcext:value-type="string">
            <text:p>IFLOOKSCOULDCHILL</text:p>
          </table:table-cell>
          <table:table-cell office:value-type="string" calcext:value-type="string">
            <text:p>Frosty Eyes Killer Cosmetics</text:p>
          </table:table-cell>
          <table:table-cell office:value-type="string" calcext:value-type="string">
            <text:p>temp</text:p>
          </table:table-cell>
        </table:table-row>
        <table:table-row table:style-name="ro1">
          <table:table-cell office:value-type="string" calcext:value-type="string">
            <text:p>BDGAR</text:p>
          </table:table-cell>
          <table:table-cell office:value-type="string" calcext:value-type="string">
            <text:p>Aromantic Badge</text:p>
          </table:table-cell>
          <table:table-cell office:value-type="string" calcext:value-type="string">
            <text:p>pride</text:p>
          </table:table-cell>
        </table:table-row>
        <table:table-row table:style-name="ro1">
          <table:table-cell office:value-type="string" calcext:value-type="string">
            <text:p>WARRIORPUPPERS</text:p>
          </table:table-cell>
          <table:table-cell office:value-type="string" calcext:value-type="string">
            <text:p>Warrior Puppers Charm</text:p>
          </table:table-cell>
          <table:table-cell office:value-type="string" calcext:value-type="string">
            <text:p>temp</text:p>
          </table:table-cell>
        </table:table-row>
        <table:table-row table:style-name="ro1">
          <table:table-cell office:value-type="string" calcext:value-type="string">
            <text:p>PRIDE</text:p>
          </table:table-cell>
          <table:table-cell office:value-type="string" calcext:value-type="string">
            <text:p>Rainbow Charm</text:p>
          </table:table-cell>
          <table:table-cell office:value-type="string" calcext:value-type="string">
            <text:p>pride</text:p>
          </table:table-cell>
        </table:table-row>
        <table:table-row table:style-name="ro1">
          <table:table-cell office:value-type="string" calcext:value-type="string">
            <text:p>BDGGQ</text:p>
          </table:table-cell>
          <table:table-cell office:value-type="string" calcext:value-type="string">
            <text:p>Genderqueer player badge</text:p>
          </table:table-cell>
          <table:table-cell office:value-type="string" calcext:value-type="string">
            <text:p>pride</text:p>
          </table:table-cell>
        </table:table-row>
        <table:table-row table:style-name="ro1">
          <table:table-cell office:value-type="string" calcext:value-type="string">
            <text:p>CARNANEVOA25</text:p>
          </table:table-cell>
          <table:table-cell office:value-type="string" calcext:value-type="string">
            <text:p>"300K Bloodpoints, 30x Rift Fragments, Confetti Mask Badge, Hanging Umbrellas Banner"</text:p>
          </table:table-cell>
          <table:table-cell office:value-type="string" calcext:value-type="string">
            <text:p>temp</text:p>
          </table:table-cell>
        </table:table-row>
        <table:table-row table:style-name="ro1">
          <table:table-cell office:value-type="string" calcext:value-type="string">
            <text:p>BDGIS</text:p>
          </table:table-cell>
          <table:table-cell office:value-type="string" calcext:value-type="string">
            <text:p>Intersex Badge</text:p>
          </table:table-cell>
          <table:table-cell office:value-type="string" calcext:value-type="string">
            <text:p>pride</text:p>
          </table:table-cell>
        </table:table-row>
        <table:table-row table:style-name="ro1">
          <table:table-cell office:value-type="string" calcext:value-type="string">
            <text:p>NBFLAG</text:p>
          </table:table-cell>
          <table:table-cell office:value-type="string" calcext:value-type="string">
            <text:p>Non-binary Charm</text:p>
          </table:table-cell>
          <table:table-cell office:value-type="string" calcext:value-type="string">
            <text:p>pride</text:p>
          </table:table-cell>
        </table:table-row>
        <table:table-row table:style-name="ro1">
          <table:table-cell office:value-type="string" calcext:value-type="string">
            <text:p>CAWCAW</text:p>
          </table:table-cell>
          <table:table-cell office:value-type="string" calcext:value-type="string">
            <text:p>Feathers of Pride Charm</text:p>
          </table:table-cell>
          <table:table-cell office:value-type="string" calcext:value-type="string">
            <text:p>pride</text:p>
          </table:table-cell>
        </table:table-row>
        <table:table-row table:style-name="ro1">
          <table:table-cell office:value-type="string" calcext:value-type="string">
            <text:p>TWOSFLAG</text:p>
          </table:table-cell>
          <table:table-cell office:value-type="string" calcext:value-type="string">
            <text:p>Two-spirit Charm</text:p>
          </table:table-cell>
          <table:table-cell office:value-type="string" calcext:value-type="string">
            <text:p>pride</text:p>
          </table:table-cell>
        </table:table-row>
        <table:table-row table:style-name="ro1">
          <table:table-cell office:value-type="string" calcext:value-type="string">
            <text:p>AFLAGG</text:p>
          </table:table-cell>
          <table:table-cell office:value-type="string" calcext:value-type="string">
            <text:p>Agender Charm</text:p>
          </table:table-cell>
          <table:table-cell office:value-type="string" calcext:value-type="string">
            <text:p>pride</text:p>
          </table:table-cell>
        </table:table-row>
        <table:table-row table:style-name="ro1">
          <table:table-cell office:value-type="string" calcext:value-type="string">
            <text:p>PARTYHATS24</text:p>
          </table:table-cell>
          <table:table-cell office:value-type="string" calcext:value-type="string">
            <text:p>4th <text:s/>5th Anniversary Crown Cosmetics</text:p>
          </table:table-cell>
          <table:table-cell office:value-type="string" calcext:value-type="string">
            <text:p>temp</text:p>
          </table:table-cell>
        </table:table-row>
        <table:table-row table:style-name="ro1">
          <table:table-cell office:value-type="string" calcext:value-type="string">
            <text:p>BDGAS</text:p>
          </table:table-cell>
          <table:table-cell office:value-type="string" calcext:value-type="string">
            <text:p>Asexual Badge</text:p>
          </table:table-cell>
          <table:table-cell office:value-type="string" calcext:value-type="string">
            <text:p>pride</text:p>
          </table:table-cell>
        </table:table-row>
        <table:table-row table:style-name="ro1">
          <table:table-cell office:value-type="string" calcext:value-type="string">
            <text:p>LETSROLL</text:p>
          </table:table-cell>
          <table:table-cell office:value-type="string" calcext:value-type="string">
            <text:p>Dwight Charm</text:p>
          </table:table-cell>
          <table:table-cell office:value-type="string" calcext:value-type="string">
            <text:p>temp</text:p>
          </table:table-cell>
        </table:table-row>
        <table:table-row table:style-name="ro1">
          <table:table-cell office:value-type="string" calcext:value-type="string">
            <text:p>GFLAGQ</text:p>
          </table:table-cell>
          <table:table-cell office:value-type="string" calcext:value-type="string">
            <text:p>Genderqueer Charm</text:p>
          </table:table-cell>
          <table:table-cell office:value-type="string" calcext:value-type="string">
            <text:p>pride</text:p>
          </table:table-cell>
        </table:table-row>
        <table:table-row table:style-name="ro1">
          <table:table-cell office:value-type="string" calcext:value-type="string">
            <text:p>KINDRD</text:p>
          </table:table-cell>
          <table:table-cell office:value-type="string" calcext:value-type="string">
            <text:p>Glance of Pride Charm</text:p>
          </table:table-cell>
          <table:table-cell office:value-type="string" calcext:value-type="string">
            <text:p>pride</text:p>
          </table:table-cell>
        </table:table-row>
        <table:table-row table:style-name="ro1">
          <table:table-cell office:value-type="string" calcext:value-type="string">
            <text:p>REDDIT1MIL</text:p>
          </table:table-cell>
          <table:table-cell office:value-type="string" calcext:value-type="string">
            <text:p>8-bit Crow Badge</text:p>
          </table:table-cell>
          <table:table-cell office:value-type="string" calcext:value-type="string">
            <text:p>temp</text:p>
          </table:table-cell>
        </table:table-row>
        <table:table-row table:style-name="ro1">
          <table:table-cell office:value-type="string" calcext:value-type="string">
            <text:p>GFLAGF</text:p>
          </table:table-cell>
          <table:table-cell office:value-type="string" calcext:value-type="string">
            <text:p>Genderfluid Charm</text:p>
          </table:table-cell>
          <table:table-cell office:value-type="string" calcext:value-type="string">
            <text:p>pride</text:p>
          </table:table-cell>
        </table:table-row>
        <table:table-row table:style-name="ro1">
          <table:table-cell office:value-type="string" calcext:value-type="string">
            <text:p>BDGB</text:p>
          </table:table-cell>
          <table:table-cell office:value-type="string" calcext:value-type="string">
            <text:p>Bisexual Badge</text:p>
          </table:table-cell>
          <table:table-cell office:value-type="string" calcext:value-type="string">
            <text:p>pride</text:p>
          </table:table-cell>
        </table:table-row>
        <table:table-row table:style-name="ro1">
          <table:table-cell office:value-type="string" calcext:value-type="string">
            <text:p>PRIDE2022</text:p>
          </table:table-cell>
          <table:table-cell office:value-type="string" calcext:value-type="string">
            <text:p>Progress Pride Charm</text:p>
          </table:table-cell>
          <table:table-cell office:value-type="string" calcext:value-type="string">
            <text:p>pride</text:p>
          </table:table-cell>
        </table:table-row>
        <table:table-row table:style-name="ro1">
          <table:table-cell office:value-type="string" calcext:value-type="string">
            <text:p>MFLAG</text:p>
          </table:table-cell>
          <table:table-cell office:value-type="string" calcext:value-type="string">
            <text:p>MLM Charm</text:p>
          </table:table-cell>
          <table:table-cell office:value-type="string" calcext:value-type="string">
            <text:p>pride</text:p>
          </table:table-cell>
        </table:table-row>
        <table:table-row table:style-name="ro1">
          <table:table-cell office:value-type="string" calcext:value-type="string">
            <text:p>FLAGB</text:p>
          </table:table-cell>
          <table:table-cell office:value-type="string" calcext:value-type="string">
            <text:p>Bisexual Charm</text:p>
          </table:table-cell>
          <table:table-cell office:value-type="string" calcext:value-type="string">
            <text:p>pride</text:p>
          </table:table-cell>
        </table:table-row>
        <table:table-row table:style-name="ro1">
          <table:table-cell office:value-type="string" calcext:value-type="string">
            <text:p>BDGAG</text:p>
          </table:table-cell>
          <table:table-cell office:value-type="string" calcext:value-type="string">
            <text:p>Agender Badge</text:p>
          </table:table-cell>
          <table:table-cell office:value-type="string" calcext:value-type="string">
            <text:p>pride</text:p>
          </table:table-cell>
        </table:table-row>
        <table:table-row table:style-name="ro1">
          <table:table-cell office:value-type="string" calcext:value-type="string">
            <text:p>BDGNB</text:p>
          </table:table-cell>
          <table:table-cell office:value-type="string" calcext:value-type="string">
            <text:p>Non-binary Badge</text:p>
          </table:table-cell>
          <table:table-cell office:value-type="string" calcext:value-type="string">
            <text:p>pride</text:p>
          </table:table-cell>
        </table:table-row>
        <table:table-row table:style-name="ro1">
          <table:table-cell office:value-type="string" calcext:value-type="string">
            <text:p>BDGM</text:p>
          </table:table-cell>
          <table:table-cell office:value-type="string" calcext:value-type="string">
            <text:p>MLM Badge</text:p>
          </table:table-cell>
          <table:table-cell office:value-type="string" calcext:value-type="string">
            <text:p>pride</text:p>
          </table:table-cell>
        </table:table-row>
        <table:table-row table:style-name="ro1">
          <table:table-cell office:value-type="string" calcext:value-type="string">
            <text:p>BDGP</text:p>
          </table:table-cell>
          <table:table-cell office:value-type="string" calcext:value-type="string">
            <text:p>Pansexual Badge</text:p>
          </table:table-cell>
          <table:table-cell office:value-type="string" calcext:value-type="string">
            <text:p>pride</text:p>
          </table:table-cell>
        </table:table-row>
        <table:table-row table:style-name="ro1">
          <table:table-cell office:value-type="string" calcext:value-type="string">
            <text:p>ISFLAG</text:p>
          </table:table-cell>
          <table:table-cell office:value-type="string" calcext:value-type="string">
            <text:p>Intersex Charm</text:p>
          </table:table-cell>
          <table:table-cell office:value-type="string" calcext:value-type="string">
            <text:p>pride</text:p>
          </table:table-cell>
        </table:table-row>
        <table:table-row table:style-name="ro1">
          <table:table-cell office:value-type="string" calcext:value-type="string">
            <text:p>DEMISFLAG</text:p>
          </table:table-cell>
          <table:table-cell office:value-type="string" calcext:value-type="string">
            <text:p>Demisexual Charm</text:p>
          </table:table-cell>
          <table:table-cell office:value-type="string" calcext:value-type="string">
            <text:p>pride</text:p>
          </table:table-cell>
        </table:table-row>
        <table:table-row table:style-name="ro1">
          <table:table-cell office:value-type="string" calcext:value-type="string">
            <text:p>BDGPA</text:p>
          </table:table-cell>
          <table:table-cell office:value-type="string" calcext:value-type="string">
            <text:p>Polyamory Badge</text:p>
          </table:table-cell>
          <table:table-cell office:value-type="string" calcext:value-type="string">
            <text:p>pride</text:p>
          </table:table-cell>
        </table:table-row>
        <table:table-row table:style-name="ro1">
          <table:table-cell office:value-type="string" calcext:value-type="string">
            <text:p>BDGL</text:p>
          </table:table-cell>
          <table:table-cell office:value-type="string" calcext:value-type="string">
            <text:p>WLW Badge</text:p>
          </table:table-cell>
          <table:table-cell office:value-type="string" calcext:value-type="string">
            <text:p>pride</text:p>
          </table:table-cell>
        </table:table-row>
        <table:table-row table:style-name="ro1">
          <table:table-cell office:value-type="string" calcext:value-type="string">
            <text:p>AFLAGS</text:p>
          </table:table-cell>
          <table:table-cell office:value-type="string" calcext:value-type="string">
            <text:p>Asexual Charm</text:p>
          </table:table-cell>
          <table:table-cell office:value-type="string" calcext:value-type="string">
            <text:p>pride</text:p>
          </table:table-cell>
        </table:table-row>
      </table:table>
      <table:table table:name="Survivors" table:style-name="ta1">
        <office:forms form:automatic-focus="false" form:apply-design-mode="false"/>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3" table:default-cell-style-name="Default"/>
        <table:table-row table:style-name="ro1">
          <table:table-cell office:value-type="string" calcext:value-type="string">
            <text:p>SurvivorName</text:p>
          </table:table-cell>
          <table:table-cell office:value-type="string" calcext:value-type="string">
            <text:p>SurvivorNumber</text:p>
          </table:table-cell>
          <table:table-cell office:value-type="string" calcext:value-type="string">
            <text:p>SurvivorGender</text:p>
          </table:table-cell>
          <table:table-cell office:value-type="string" calcext:value-type="string">
            <text:p>Folder</text:p>
          </table:table-cell>
          <table:table-cell office:value-type="string" calcext:value-type="string">
            <text:p>Filename</text:p>
          </table:table-cell>
          <table:table-cell office:value-type="string" calcext:value-type="string">
            <text:p>SurvivorRole</text:p>
          </table:table-cell>
          <table:table-cell office:value-type="string" calcext:value-type="string">
            <text:p>SurvivorOrigin</text:p>
          </table:table-cell>
          <table:table-cell office:value-type="string" calcext:value-type="string">
            <text:p>SurvivorLore</text:p>
          </table:table-cell>
        </table:table-row>
        <table:table-row table:style-name="ro1">
          <table:table-cell office:value-type="string" calcext:value-type="string">
            <text:p>Dwight Fairfield</text:p>
          </table:table-cell>
          <table:table-cell office:value-type="float" office:value="1" calcext:value-type="float">
            <text:p>1</text:p>
          </table:table-cell>
          <table:table-cell office:value-type="string" calcext:value-type="string">
            <text:p>Male</text:p>
          </table:table-cell>
          <table:table-cell office:value-type="string" calcext:value-type="string">
            <text:p>survivorphotos</text:p>
          </table:table-cell>
          <table:table-cell office:value-type="string" calcext:value-type="string">
            <text:p>DwightFairfield.png</text:p>
          </table:table-cell>
          <table:table-cell office:value-type="string" calcext:value-type="string">
            <text:p>Nervous Leader</text:p>
          </table:table-cell>
          <table:table-cell office:value-type="string" calcext:value-type="string">
            <text:p>American</text:p>
          </table:table-cell>
          <table:table-cell office:value-type="string" calcext:value-type="string">
            <text:p>Dwight was geeky and scrawny through high school. He always wanted to be one of the cool kids, but somehow never had the charisma. He tried out for the football team but was cut, the basketball team didn't even take a look, and his grades were distinctly below average. One weekend, on a team-building exercise from his dead-end job, Dwight's boss led them deep into the woods before breaking out his family recipe moonshine. Dwight remembered taking the first sip before waking up late the next morning all alone. During the night, the others had abandoned him. Once again, the laughing stock of the community Dwight tried to hike his way out of the woods. That was the last anyone ever heard of Dwight Fairfield. Dwight isn't the typical guy you think of when someone says "Survivor". He lacks that certain pizzazz and without his glasses, he's more or less blind. But as the sun sets and the woods come alive, Dwight clasps to his rat race life, making sure that he'll live to see another day even though something unimaginable is after him. Dwight won't stop. He'll survive no matter what. As others spent hours being seen in high school. He spent hours becoming invisible and avoiding danger. And it doesn't matter if it's dangers in the hallway or dangers in the woods. Survival is key. As other employees panic when terror infects them, Dwight makes use of his disturbing teen experience. The tables have now turned and now others need to follow to Dwight's firm directions if they are to survive as he knows how to disappear.</text:p>
          </table:table-cell>
        </table:table-row>
        <table:table-row table:style-name="ro1">
          <table:table-cell office:value-type="string" calcext:value-type="string">
            <text:p>Meg Thomas</text:p>
          </table:table-cell>
          <table:table-cell office:value-type="float" office:value="2" calcext:value-type="float">
            <text:p>2</text:p>
          </table:table-cell>
          <table:table-cell office:value-type="string" calcext:value-type="string">
            <text:p>Female</text:p>
          </table:table-cell>
          <table:table-cell office:value-type="string" calcext:value-type="string">
            <text:p>survivorphotos</text:p>
          </table:table-cell>
          <table:table-cell office:value-type="string" calcext:value-type="string">
            <text:p>MegThomas.png</text:p>
          </table:table-cell>
          <table:table-cell office:value-type="string" calcext:value-type="string">
            <text:p>Energetic Athlete</text:p>
          </table:table-cell>
          <table:table-cell office:value-type="string" calcext:value-type="string">
            <text:p>American</text:p>
          </table:table-cell>
          <table:table-cell office:value-type="string" calcext:value-type="string">
            <text:p>Perhaps it was her mother that had instilled the fierce streak in her or maybe it was her father that left them when she was a baby. Meg excelled at schoolwork but she was off the rails. Fortunately, an athletics coach encouraged her to channel her misspent energy on the track. She motivated herself into becoming a high school star and earned a scholarship to college. When her mother fell ill, Meg decided to give up her chance at college to care for the woman who had raised her. One summer’s day, on a long run deep in the woods, Meg vanished. Search as they did, they never found her body. Meg is one of those who is just simply filled with energy. Unfocused and uncontrollable energy that had to come out. As a kid it came through rowdiness and rebellion. Someone had to focus Meg before something went terribly wrong. Fortunately, someone did. She started to run. Maybe from something undefined that fueled her energy. So to run equaled life. But to run now might attract those beings that crave the pain of others. But as she runs from something, instead of towards it, she understands something. She understands that speed is not of the essence. It’s reaching that finish line. Rather last but still breathing. She deludes whatever is out there as she glides through obstacles and fear, thus managing to stay alive.</text:p>
          </table:table-cell>
        </table:table-row>
        <table:table-row table:style-name="ro1">
          <table:table-cell office:value-type="string" calcext:value-type="string">
            <text:p>Claudette Morel</text:p>
          </table:table-cell>
          <table:table-cell office:value-type="float" office:value="3" calcext:value-type="float">
            <text:p>3</text:p>
          </table:table-cell>
          <table:table-cell office:value-type="string" calcext:value-type="string">
            <text:p>Female</text:p>
          </table:table-cell>
          <table:table-cell office:value-type="string" calcext:value-type="string">
            <text:p>survivorphotos</text:p>
          </table:table-cell>
          <table:table-cell office:value-type="string" calcext:value-type="string">
            <text:p>ClaudetteMorel.png</text:p>
          </table:table-cell>
          <table:table-cell office:value-type="string" calcext:value-type="string">
            <text:p>Studious Botanist</text:p>
          </table:table-cell>
          <table:table-cell office:value-type="string" calcext:value-type="string">
            <text:p>Canadian</text:p>
          </table:table-cell>
          <table:table-cell office:value-type="string" calcext:value-type="string">
            <text:p>From the day that her parents gave Claudette her first science kit, she loved experiments. Her single-minded pursuit lead to an early scholarship at a great college. It was a huge decision to leave Montreal, but the chance was too good to pass up. Her introverted nature means that chat rooms and forums are now her best source of social interaction. Her new favourite activity is to answer botany questions for others under her new moniker of Science Girl. One evening, during a long bus ride back from the city, Claudette took a stroll that would change her life. It only took a minute for her to get completely disoriented in the thick woods. She never found her way back. Her forum only started to wonder where she was a week after she stopped posting. Claudette is not the outgoing type. Her brilliance provided her with a social handicap and she has fled the real world for chat rooms and forums. Botany and studies fill her life and even though she yearns for something else - it won’t come via a modem. Being thrown into a real-life situation can feel awkward and forced. But as she is used to shutting out the world, she suddenly finds hope in this inexplicable darkness that is slowly devouring her. A plant. A tree. A bush. Simple greenery that might save a life. She hides within and amongst them. Her knowledge and skills flourish as gruesomeness roams free around her.</text:p>
          </table:table-cell>
        </table:table-row>
        <table:table-row table:style-name="ro1">
          <table:table-cell office:value-type="string" calcext:value-type="string">
            <text:p>Jake Park</text:p>
          </table:table-cell>
          <table:table-cell office:value-type="float" office:value="4" calcext:value-type="float">
            <text:p>4</text:p>
          </table:table-cell>
          <table:table-cell office:value-type="string" calcext:value-type="string">
            <text:p>Male</text:p>
          </table:table-cell>
          <table:table-cell office:value-type="string" calcext:value-type="string">
            <text:p>survivorphotos</text:p>
          </table:table-cell>
          <table:table-cell office:value-type="string" calcext:value-type="string">
            <text:p>JakePark.png</text:p>
          </table:table-cell>
          <table:table-cell office:value-type="string" calcext:value-type="string">
            <text:p>Solitary Survivalist</text:p>
          </table:table-cell>
          <table:table-cell office:value-type="string" calcext:value-type="string">
            <text:p>South Korean</text:p>
          </table:table-cell>
          <table:table-cell office:value-type="string" calcext:value-type="string">
            <text:p>Growing up the son of a wealthy CEO was always going to put pressure on Jake Park. When his brother graduated with honours from Yale, the pressure on Jake intensified. Jake just wasn't the academic type, but his father never really understood his refusal to embrace the expensive education he lavished upon him. Eventually, Jake rebelled by dropping out of school entirely. Now, Jake lives off the grid on the edge of the woods. It's been years since he spoke to his father but his mother checks in once in a while. It was she, who eventually called the police. The cops said he got lost in the woods and a search party looked for days, but gave up as bad weather rolled in. Despite passionate pleas from his mother, they never resumed the search and Jake went down in history as another casualty of the woods. Jake's destiny was set even inside his mother's womb. Heir to wealth, noble manners and caretaker of the family reputation and legacy. During torture it's not pain that breaks a man, it's immense pressure. And Jake couldn't handle any more pressure. Instead he sought the opposite of fine dining and maids. He left the grid and ended up with a forest as closest neighbour. A self made outsider, Jake understands nature. He's not there to tame something - rather him becoming feral. Remove the brutal Killers that seek out blood to drain and Jake would feel just at home. No Wi-Fi. No Fortune-500 companies. No father or mother. Years away from modern life has given Jake a new feel for problems. Pain is just an obstacle that hinders you from getting fed. No matter what is hunting you, you need to stay one step ahead. Struggle, blend in, adapt. Just don’t make it easy for others to erase you from the Earth's surface.</text:p>
          </table:table-cell>
        </table:table-row>
        <table:table-row table:style-name="ro1">
          <table:table-cell office:value-type="string" calcext:value-type="string">
            <text:p>Nea Karlsson</text:p>
          </table:table-cell>
          <table:table-cell office:value-type="float" office:value="5" calcext:value-type="float">
            <text:p>5</text:p>
          </table:table-cell>
          <table:table-cell office:value-type="string" calcext:value-type="string">
            <text:p>Female</text:p>
          </table:table-cell>
          <table:table-cell office:value-type="string" calcext:value-type="string">
            <text:p>survivorphotos</text:p>
          </table:table-cell>
          <table:table-cell office:value-type="string" calcext:value-type="string">
            <text:p>NeaKarlsson.png</text:p>
          </table:table-cell>
          <table:table-cell office:value-type="string" calcext:value-type="string">
            <text:p>Urban Artist</text:p>
          </table:table-cell>
          <table:table-cell office:value-type="string" calcext:value-type="string">
            <text:p>Swedish</text:p>
          </table:table-cell>
          <table:table-cell office:value-type="string" calcext:value-type="string">
            <text:p>Nea is of Swedish descent, a tagger and a bit of a troublemaker. She started rebelling when she was 16, she dyed her hair black and cut it in a way she liked it. In her early teens, her parents thought she lacked that thing that makes everyone else "normal". She may have gone too far when her friends, not thinking well, dared her to tag the old asylum. She was never seen again, and now tries her best to survive the Entity's dangers. Nea grew up in the small town of Hjo in Sweden. She had a happy childhood even though her mom and dad worked hard. As the opportunity to move to the US became a reality she started acting out. Her parents didn’t really pick up on this as a reaction to their move. Nea was forced to leave her friends and life behind. Nea shied away from what her parents considered “normal”. Instead she took refuge in skate parks, and her tag “Mashtyx” was seen more or less all over her new hometown, and Nea made a sport out of tagging government buildings. Finally Nea’s parents became used to Nea disappearing for a few days on end. As she’s nimble and almost catlike, she’s able to evade deadly dangers. Years on skateboards has proven worthy training. And keeping her head down, avoiding the fuzz can be applied to all dangers. The only question is whether she has some interest in not giving up.</text:p>
          </table:table-cell>
        </table:table-row>
        <table:table-row table:style-name="ro1">
          <table:table-cell office:value-type="string" calcext:value-type="string">
            <text:p>Laurie Strode</text:p>
          </table:table-cell>
          <table:table-cell office:value-type="float" office:value="6" calcext:value-type="float">
            <text:p>6</text:p>
          </table:table-cell>
          <table:table-cell office:value-type="string" calcext:value-type="string">
            <text:p>Female</text:p>
          </table:table-cell>
          <table:table-cell office:value-type="string" calcext:value-type="string">
            <text:p>survivorphotos</text:p>
          </table:table-cell>
          <table:table-cell office:value-type="string" calcext:value-type="string">
            <text:p>LaurieStrode.png</text:p>
          </table:table-cell>
          <table:table-cell office:value-type="string" calcext:value-type="string">
            <text:p>Determined Survivor</text:p>
          </table:table-cell>
          <table:table-cell office:value-type="string" calcext:value-type="string">
            <text:p>American</text:p>
          </table:table-cell>
          <table:table-cell office:value-type="string" calcext:value-type="string">
            <text:p>You never know what really matters in life until you've realised it might end soon. Laurie is one of those who just wants a quiet life in the suburbs, hanging out with friends, family and maybe go on a date or two. Laurie is a typical teenager. You could pass her on the street and not think twice. She does her homework and is liked by her friends, teachers and family. A simple night of babysitting turns into something that will forever change the course of her young life. A knife swooshing through the air. Screams from afar. Noises that plays tricks with her mind. But not Laurie, she’s made of something stronger. Something that won't give up.</text:p>
          </table:table-cell>
        </table:table-row>
        <table:table-row table:style-name="ro1">
          <table:table-cell office:value-type="string" calcext:value-type="string">
            <text:p>Ace Visconti</text:p>
          </table:table-cell>
          <table:table-cell office:value-type="float" office:value="7" calcext:value-type="float">
            <text:p>7</text:p>
          </table:table-cell>
          <table:table-cell office:value-type="string" calcext:value-type="string">
            <text:p>Male</text:p>
          </table:table-cell>
          <table:table-cell office:value-type="string" calcext:value-type="string">
            <text:p>survivorphotos</text:p>
          </table:table-cell>
          <table:table-cell office:value-type="string" calcext:value-type="string">
            <text:p>AceVisconti.png</text:p>
          </table:table-cell>
          <table:table-cell office:value-type="string" calcext:value-type="string">
            <text:p>Lucky Gambler</text:p>
          </table:table-cell>
          <table:table-cell office:value-type="string" calcext:value-type="string">
            <text:p>Argentinian</text:p>
          </table:table-cell>
          <table:table-cell office:value-type="string" calcext:value-type="string">
            <text:p>Ace Visconti is one charming guy. With his sharp Italian looks, grey-streaked hair and silver tongue, he could pass for an ageing 50's movies star. His heart has always belonged to the cards. From his roots as a poor boy in Argentina, he gambled, scammed, seduced and smooth-talked his way to a life of luxury as a high roller in the land of opportunity. Despite money always having a way of slipping through his fingers, Ace always figured he could win more. He never fulfilled that ambition; eventually he racked up too many debts with the wrong kind of people. And when they finally came to collect, Ace was nowhere to be found. No one knew who tipped him off or where he fled to, but anyone who knew Ace Visconti can agree on one thing. He will survive: against all odds.</text:p>
          </table:table-cell>
        </table:table-row>
        <table:table-row table:style-name="ro1">
          <table:table-cell office:value-type="string" calcext:value-type="string">
            <text:p>Bill Overbeck</text:p>
          </table:table-cell>
          <table:table-cell office:value-type="float" office:value="8" calcext:value-type="float">
            <text:p>8</text:p>
          </table:table-cell>
          <table:table-cell office:value-type="string" calcext:value-type="string">
            <text:p>Male</text:p>
          </table:table-cell>
          <table:table-cell office:value-type="string" calcext:value-type="string">
            <text:p>survivorphotos</text:p>
          </table:table-cell>
          <table:table-cell office:value-type="string" calcext:value-type="string">
            <text:p>BillOverbeck.png</text:p>
          </table:table-cell>
          <table:table-cell office:value-type="string" calcext:value-type="string">
            <text:p>Old Soldier</text:p>
          </table:table-cell>
          <table:table-cell office:value-type="string" calcext:value-type="string">
            <text:p>American</text:p>
          </table:table-cell>
          <table:table-cell office:value-type="string" calcext:value-type="string">
            <text:p>It took two tours in Vietnam, a handful of medals, a knee full of shrapnel, and an honourable discharge to get William "Bill" Overbeck to stop fighting and try to live a peaceful life. He hated it. After decades spent drifting aimlessly through dead end jobs, Bill went in for a routine surgery and woke up to find the world he knew was gone. A plague was turning normal people into mindless killing machines. Naturally, the first thing he did was fight his way home and put on his uniform. Making his way through rural ghost towns and pitch-black forests, he found other Survivors, and together they fled from the infected hordes. In the end, Bill sacrificed himself to ensure their safety. His body was never found. Bill was left for dead. No one knows that he still has the only thing he ever wanted: an enemy to fight.</text:p>
          </table:table-cell>
        </table:table-row>
        <table:table-row table:style-name="ro1">
          <table:table-cell office:value-type="string" calcext:value-type="string">
            <text:p>Feng Min</text:p>
          </table:table-cell>
          <table:table-cell office:value-type="float" office:value="9" calcext:value-type="float">
            <text:p>9</text:p>
          </table:table-cell>
          <table:table-cell office:value-type="string" calcext:value-type="string">
            <text:p>Female</text:p>
          </table:table-cell>
          <table:table-cell office:value-type="string" calcext:value-type="string">
            <text:p>survivorphotos</text:p>
          </table:table-cell>
          <table:table-cell office:value-type="string" calcext:value-type="string">
            <text:p>FengMin.png</text:p>
          </table:table-cell>
          <table:table-cell office:value-type="string" calcext:value-type="string">
            <text:p>Focused Competitor</text:p>
          </table:table-cell>
          <table:table-cell office:value-type="string" calcext:value-type="string">
            <text:p>Chinese</text:p>
          </table:table-cell>
          <table:table-cell office:value-type="string" calcext:value-type="string">
            <text:p>Feng Min was a young girl when she first picked up computer games, and she was instantly hooked. The brand new worlds enchanted her with colours, sounds and explosions – a chance to be somewhere else, or someone else. Her parents saw no wrong with a few minutes in front of the screen, but as minutes turned into hours and sometimes days, they finally decided to pull the plug and force Feng Min to put more efforts into her studies. She felt smothered by her parents who refused to see the potential of a future in games, so she left home and spent her time in internet cafes and LAN parties where the old rules didn't apply. She spent hours playing, streaming, competing to rise to the top. Her parents became what she called "holiday parents" as she never saw them outside the holidays, and she became the black sheep of a one-child-family. In the gaming world, however, she finally found respect. Nicknamed the "Shining Lion," she was invited to join a prestigious e-sports team and to live in their dorms, where she found a sanctuary free of the misconceptions and prejudice she had felt from her parents and the non-gaming world. Feng Min pushed her limits to prove she was the best. Sleep was less important to her than training. At the top of her game, she filled stadiums with fans who adored her. But it couldn't last forever; the pressure to be the best grew stronger and stronger. She pushed herself too far, slept too little, and her performance began to slip. She started to lose. At night, she would stay up, tormented by the thought of disappointing her parents… and her fans. She spiralled out of control and fell into a pattern of self-destruction. She started wandering the streets and visiting bars, where no one knew of E-Sports, waking up in places she didn't remember. One day she woke up somewhere completely different… in a never-ending nightmare. Feng Min did not despair. As she learned more about the challenge she was up against, she realised this was what she had been training for her entire life. Now, she was going to win.</text:p>
          </table:table-cell>
        </table:table-row>
        <table:table-row table:style-name="ro1">
          <table:table-cell office:value-type="string" calcext:value-type="string">
            <text:p>David King</text:p>
          </table:table-cell>
          <table:table-cell office:value-type="float" office:value="10" calcext:value-type="float">
            <text:p>10</text:p>
          </table:table-cell>
          <table:table-cell office:value-type="string" calcext:value-type="string">
            <text:p>Male</text:p>
          </table:table-cell>
          <table:table-cell office:value-type="string" calcext:value-type="string">
            <text:p>survivorphotos</text:p>
          </table:table-cell>
          <table:table-cell office:value-type="string" calcext:value-type="string">
            <text:p>DavidKing.png</text:p>
          </table:table-cell>
          <table:table-cell office:value-type="string" calcext:value-type="string">
            <text:p>Rugged Scrapper</text:p>
          </table:table-cell>
          <table:table-cell office:value-type="string" calcext:value-type="string">
            <text:p>English</text:p>
          </table:table-cell>
          <table:table-cell office:value-type="string" calcext:value-type="string">
            <text:p>The single child of a wealthy family, David King seemed destined for greatness. While growing up in Manchester, he demonstrated serious potential in both sports and academics, and with his family connections, all doors were open to him. He could have succeeded at anything, if it weren't for his combative nature. David lived for the adrenaline rush of a good fight and would go out of his way to get into one. His robustness and athletic abilities led him to rugby, where he could cut loose and really cause a ruckus. King excelled and gained a reputation as a promising, if somewhat reckless, rookie. His meteoric rise came to an abrupt end when he lost his temper and assaulted a referee, earning himself a lifetime ban from the league and cutting short what most people assumed was going to be a long, successful career. King was unconcerned; money was no issue, so he took it as an early retirement and focused on other fun things to do. Free from the constraints of a career and enabled by the wealth of his family, David King spent most of his time at the pub, drinking, watching games, and getting into fights. Some might say he was wasting his life away. Not many people knew that he was an occasional "debt collector" or that he fought in clandestine bare-knuckle fight clubs. When David King stopped showing up at the pub, the few friends he still had were not surprised. They figured he had finally picked a fight with someone stronger than he was. In a way, they were right.</text:p>
          </table:table-cell>
        </table:table-row>
        <table:table-row table:style-name="ro1">
          <table:table-cell office:value-type="string" calcext:value-type="string">
            <text:p>Quentin Smith</text:p>
          </table:table-cell>
          <table:table-cell office:value-type="float" office:value="11" calcext:value-type="float">
            <text:p>11</text:p>
          </table:table-cell>
          <table:table-cell office:value-type="string" calcext:value-type="string">
            <text:p>Male</text:p>
          </table:table-cell>
          <table:table-cell office:value-type="string" calcext:value-type="string">
            <text:p>survivorphotos</text:p>
          </table:table-cell>
          <table:table-cell office:value-type="string" calcext:value-type="string">
            <text:p>QuentinSmith.png</text:p>
          </table:table-cell>
          <table:table-cell office:value-type="string" calcext:value-type="string">
            <text:p>Resolute Dreamwalker </text:p>
          </table:table-cell>
          <table:table-cell office:value-type="string" calcext:value-type="string">
            <text:p>American</text:p>
          </table:table-cell>
          <table:table-cell office:value-type="string" calcext:value-type="string">
            <text:p>When he heard that Nancy's mother had disappeared, Quentin Smith knew instantly that their success had been short-lived. Although their plan had seemed to work flawlessly, Freddy Krueger had beaten death yet again. But Quentin wasn't about to give up. It may take many attempts, but he vowed that somehow they would find a way to beat Freddy, once and for all. If he didn't, it would only be a matter of time before Freddy would win and Nancy was lost. Someone like Quentin never attracted attention in a library, no matter how strange the texts he requested. He devoured all the information he could find, on shared dream worlds, lucid dreaming, and the methods to control the dream space. Forcing himself to stay awake, via a steady diet of pills and energy drinks, he searched through dusty volumes, finding myths about the demons that live in dreams, trapping their victims in limbo and feeding off their terror. He worked quickly as he knew that Freddy would soon be coming for him. It wasn't long before that moment arrived and Freddy began appearing in his dreams. He stayed at the periphery at first, taunting Quentin, seemingly hoping to tire him out. Using all that he had learned, Quentin was able to see flaws in the dream; cracks where escape routes could be formed. He tested this skill carefully, not wanting to show his hand, hoping that it would give him some kind of advantage that he could use to defeat Freddy. Then, one night, he found himself in the familiar environment of Badham Preschool. Freddy had tired of the taunting and had finally decided to gut him. Quentin ran through the school, his quick eyes scanning for something useful in the maze of rooms. He found a can of paint thinner and quickly formulated a plan. Once the trap was set, he waited, acting as the lure to draw Freddy into the right position. And there he was, claws scraping on metal as he closed in for the kill. Quentin allowed himself time to enjoy the surprise on Freddy's face as the corridor ignited and then he was away, running through the building, heading for the exit that he knew existed. If he harried Freddy, weakening him and then escaping the dream, surely that would defeat him over time? Before his eyes, the cracks in the dream closed and his escape route was blocked. He was in Freddy's secret room again, and there was nowhere to run. As Freddy closed in, a broad grin spreading across his ruined face, Quentin was consumed with a need to see this man finally obliterated. He wished it had been him, not his father, who threw the gas can that ended Krueger’s life, that it had been him who cut Freddy's throat. Perhaps that desire would be enough? This was a realm of the mind after all. He let it consume him, concentrating all his thoughts on wishing Freddy gone. His vision was obscured with roiling tendrils of fog and, when it cleared, he was somewhere else. In another dream? If so, it wasn't his; it felt cold and unfamiliar. A flickering drew his attention and he realised he was by a campfire, and he wasn't alone. Other people were trapped here too, and they needed his help. </text:p>
          </table:table-cell>
        </table:table-row>
        <table:table-row table:style-name="ro1">
          <table:table-cell office:value-type="string" calcext:value-type="string">
            <text:p>David Tapp</text:p>
          </table:table-cell>
          <table:table-cell office:value-type="float" office:value="12" calcext:value-type="float">
            <text:p>12</text:p>
          </table:table-cell>
          <table:table-cell office:value-type="string" calcext:value-type="string">
            <text:p>Male</text:p>
          </table:table-cell>
          <table:table-cell office:value-type="string" calcext:value-type="string">
            <text:p>survivorphotos</text:p>
          </table:table-cell>
          <table:table-cell office:value-type="string" calcext:value-type="string">
            <text:p>DavidTapp.png</text:p>
          </table:table-cell>
          <table:table-cell office:value-type="string" calcext:value-type="string">
            <text:p>Obsessed Detective</text:p>
          </table:table-cell>
          <table:table-cell office:value-type="string" calcext:value-type="string">
            <text:p>African American</text:p>
          </table:table-cell>
          <table:table-cell office:value-type="string" calcext:value-type="string">
            <text:p>Detective David Tapp was one of the good guys. His determination to see Killers brought to justice and their victims avenged had led him through a long and respected career. When he first saw the details of the Jigsaw case, it seemed like many others. More grisly and macabre, sure, but just another lunatic with a penchant for the over-dramatic, who would soon be behind bars. A stroke of insight brought Tapp, and his partner Detective Stephen Sing, to an abandoned mannequin factory, where they discovered Jigsaw’s lair. They apprehended the man but he managed to escape before being unmasked, slashing Tapp's throat as he did so. Leaving his partner, Sing went in pursuit but fell victim to a booby trap. Tapp had failed to go by the book on this one occasion, entering the lair without a warrant, and it had resulted in a Detective's death. He was discharged from the force and left with a ruined throat and crippling guilt. He channelled that guilt into an obsession: he would find the killer, stop the murders, vindicate himself, and avenge his friend and colleague. Following the evidence trail brought him to Dr Lawrence Gordon and he staked out the doctor’s apartment, sure that he would find some evidence of guilt. Then he saw a stranger at Gordon's window and heard gunshots. Tapp confronted him and the man fled, with the pursuit leading to an industrial building. Tapp's age caught up with him, a fight that he would easily have won in his younger days ended with Tapp taking a bullet to the chest. Slumping to the floor, he saw only failure. He had failed his partner and the other victims. Whoever the killer was, Tapp had been unable to stop him. More would die and it would be his fault. He let the rage and guilt consume him and closed his eyes for the final time. Beneath him, the concrete floor softened. He dug his fingers into the ground, feeling dirt and leaves. Where his chest had been wet with blood, the shirt was now dry and the pain had gone. His eyes opened onto a darkened sky and the jagged, searching fingers of branches. Screams echoed through the forest and a new determination filled him. His mind was clear for the first time in months. Victims needed to be avenged, killers thwarted. He didn’t know what this place was, but he was still a cop, and he always would be. He had a job to do.</text:p>
          </table:table-cell>
        </table:table-row>
        <table:table-row table:style-name="ro1">
          <table:table-cell office:value-type="string" calcext:value-type="string">
            <text:p>Kate Denson</text:p>
          </table:table-cell>
          <table:table-cell office:value-type="float" office:value="13" calcext:value-type="float">
            <text:p>13</text:p>
          </table:table-cell>
          <table:table-cell office:value-type="string" calcext:value-type="string">
            <text:p>Female</text:p>
          </table:table-cell>
          <table:table-cell office:value-type="string" calcext:value-type="string">
            <text:p>survivorphotos</text:p>
          </table:table-cell>
          <table:table-cell office:value-type="string" calcext:value-type="string">
            <text:p>KateDenson.png</text:p>
          </table:table-cell>
          <table:table-cell office:value-type="string" calcext:value-type="string">
            <text:p>Hopeful Songbird</text:p>
          </table:table-cell>
          <table:table-cell office:value-type="string" calcext:value-type="string">
            <text:p>American</text:p>
          </table:table-cell>
          <table:table-cell office:value-type="string" calcext:value-type="string">
            <text:p>One of Kate Denson's earliest memories was standing in front of her family, singing a song that she'd learned that morning at school, and watching smiles spread across their faces. Seeing how something as simple as a song could make people so happy was the moment when she knew what she wanted to do with her life. She practised, learned the guitar as soon as she was big enough to reach over it, and was performing in front of crowds by the time she was eight years old. Her mother did everything she could to fulfil Kate's dreams, taking her all over their home state of Pennsylvania, then across the South, and even to Nashville itself. Kate won folk music competitions and talent shows whenever she participated, but for her to win others had to lose, and that wasn't in her nature. She only wanted an outlet, a way to touch people's lives. To make them forget the worries of the world and just enjoy themselves, if only for a while. With age came a new-found freedom. She bought a battered old Chevy truck and was able to travel around by herself, meeting fans and making new friends wherever she stopped. Hers wasn't a story of rock excess though: just the road, her guitar and maybe a good bourbon to end the day. From sun-baked festivals to dark and cosy bars, people flocked to her voice and her self-penned songs of friendship, family, love and home. These sentiments weren't just lip-service: she made sure to return home as often as she could, to help out in her community and entertain the local children with her tales of the wider world. She saw it as a way of giving back, of supporting others in the same way she had been. It was home where she found most of her inspiration as well. She had always loved to take long walks in the woods around her town, exploring off the beaten track, finding a quiet spot to play and write her songs. She had a favourite location she returned to time and time again, a natural hollow, encircled by trees, that looked almost as if it had been blasted out of the rocks thousands of years ago. Here she felt a strong connection to nature, and to the Earth itself. She let her mind be enveloped by the forest and it rewarded her with constant inspiration. She picked up her guitar and played, her fingers dancing across the fretboard. The music that she made this time was unlike her usual uplifting tunes, being much more melancholy, even dark. Still, something compelled her to continue, to finish the song. Around her, the leaves vibrated in unison with the guitar strings and the boughs of the trees lengthened, coalescing into a living form. Spider-like legs descended from the canopy above, grasping for her. Regaining her senses, she grabbed a rock and tried to beat them back, but their skin was hard as iron and the rock simply bounced off and skittered away. The legs coiled like tendrils around her limbs and lifted her towards the darkness overhead. Fog rolled across the clearing, obscuring both Kate and the creature of nightmares that drew her up towards itself. When the fog cleared, there was no sign of any struggle, or of life. Just an acoustic guitar, the scratch plate engraved with flowers; as well as the initials KD, inlaid in mother of pearl.</text:p>
          </table:table-cell>
        </table:table-row>
        <table:table-row table:style-name="ro1">
          <table:table-cell office:value-type="string" calcext:value-type="string">
            <text:p>Adam Francis</text:p>
          </table:table-cell>
          <table:table-cell office:value-type="float" office:value="14" calcext:value-type="float">
            <text:p>14</text:p>
          </table:table-cell>
          <table:table-cell office:value-type="string" calcext:value-type="string">
            <text:p>Male</text:p>
          </table:table-cell>
          <table:table-cell office:value-type="string" calcext:value-type="string">
            <text:p>survivorphotos</text:p>
          </table:table-cell>
          <table:table-cell office:value-type="string" calcext:value-type="string">
            <text:p>AdamFrancis.png</text:p>
          </table:table-cell>
          <table:table-cell office:value-type="string" calcext:value-type="string">
            <text:p>Resourceful Teacher </text:p>
          </table:table-cell>
          <table:table-cell office:value-type="string" calcext:value-type="string">
            <text:p>Jamaican</text:p>
          </table:table-cell>
          <table:table-cell office:value-type="string" calcext:value-type="string">
            <text:p>Adam was born in Rollington Town in Kingston, Jamaica. His father died in a car accident when he was two, and his uncle took him in. His uncle was a strict, but fair man, who raised him to value education. At Kingston College, Adam discovered his father's published works, which triggered his passion for literature. His campus, however, was known for its focus on athletics. As a shy teenager with his nose stuck in books, he was the perfect prey for bullies. What he lacked in sports, he made up in grit. He learned to defend himself in the thick of it. It's during his years in college that he started to imagine his life elsewhere. While his close friends orbited the music industry, he followed a surer path. His grades granted him admission to higher education, and there was a demand for teachers abroad. After graduating university, he taught extra classes to afford applying fees overseas. He had a steady diet of long commutes, grading piles, nightly lesson plans, and early classes. After a year, he managed to apply for a position abroad. His first plane ride took him to Southern Japan for a new start. His life in Kagoshima was hectic. There was little time to do everything he took for granted back home. His Japanese was elementary at best, which slowed him down. Buying groceries took hours, long commutes had to be planned, and lesson plans relied on Japanese notions, which he had to learn. But after a few months, he found his rhythm. He reflected on it one morning while riding the train to work. He no longer had to study the Kanji characters filling the map. He knew his way. His language skills had improved, he felt connected to his students, and he'd treat himself to luxurious restaurants on weekends. He even had his first vacation planned. Within seconds, Adam's world was brought down to a slow motion. Rails hissed, bags came pouring down, and the floor trembled before the hit: Adam crashed forward as the train flipped upside down. He landed on a window pane as an unhinged door came flying at a passenger. He rolled over so that the door would hit him instead of the girl. He shut his eyes as he braced for impact, but nothing happened. He squinted one eye open and he saw nothing but darkness. A heavy Fog had taken over the train. Ice seemed to flow through his body, reaching his lips first, then the tip of his fingers before spreading to his legs. Lulled by the warm hum of the dark whisper, he closed his eyes, drifting. No one truly knows what happened to Adam Francis. The school teachers imagined the worst when they watched the train derailment on the news and saw he was missing. Their fears seemed to be confirmed when Adam's bag was recovered from the crash site, but his body was never found. To this day, his uncle believes that Adam took off after the train crash, alive still, somewhere out there.</text:p>
          </table:table-cell>
        </table:table-row>
        <table:table-row table:style-name="ro1">
          <table:table-cell office:value-type="string" calcext:value-type="string">
            <text:p>Jeff Johansen</text:p>
          </table:table-cell>
          <table:table-cell office:value-type="float" office:value="15" calcext:value-type="float">
            <text:p>15</text:p>
          </table:table-cell>
          <table:table-cell office:value-type="string" calcext:value-type="string">
            <text:p>Male</text:p>
          </table:table-cell>
          <table:table-cell office:value-type="string" calcext:value-type="string">
            <text:p>survivorphotos</text:p>
          </table:table-cell>
          <table:table-cell office:value-type="string" calcext:value-type="string">
            <text:p>JeffJohansen.png</text:p>
          </table:table-cell>
          <table:table-cell office:value-type="string" calcext:value-type="string">
            <text:p>Quiet Artist</text:p>
          </table:table-cell>
          <table:table-cell office:value-type="string" calcext:value-type="string">
            <text:p>Canadian</text:p>
          </table:table-cell>
          <table:table-cell office:value-type="string" calcext:value-type="string">
            <text:p>Jeff Johansen was born and raised in Ormond, Alberta. He grew up as a quiet, only child with an aversion for large crowds. During High School, his anxious nature was mislabelled as shyness, which he covered up with a tough, stoic persona that intimidated bullies and teachers alike. At home, he discovered an interest for heavy metal and started a vinyl collection. The evocative symbolism on the covers inspired him to make some art of his own, which helped him cope with his parents' constant fighting. To escape his parent's increasingly recurrent blow-ups, Jeff started working at a video store. Few customers passed by, so he had a lot of free time to draw. A late-night regular noticed his sketches and asked him to do some artwork for his gang at the abandoned lodge up Mount Ormond. Jeff accepted the challenge and painted a large mural depicting "The Legion" in runny, bloody letters. He was given a fifty-dollar bill and a 12-pack for his hard work. It was his first paid commission, a milestone to be proud of. After his parents' divorce, Jeff was forced to move with his mother to Winkler, Manitoba, which was miles away from his home town—and his dad. In Winkler, Jeff was more isolated than ever, except for art and music. His solace came shortly after graduating High School when he started working at a local bar with live music performances. He found a roadie gig shortly after, leaving Winkler behind. A few years later, Jeff got injured after getting involved in a fight during a concert. He was told he could lose part of his eyesight, so his doctor asked him to stay in town in order to monitor him. It was a difficult time during which Jeff re-assessed his life choices. He went back to school—art school. His eyesight slowly returned, but he had to be careful. He took a few courses, experimenting with a wide range of mediums, ultimately choosing oil painting and digital art, the latter of which offered paid intern-ships. He took up a desk job and found his calling in designing labels for microbreweries. He led a quiet, simple life: he brewed beer, took-in a rescue dog, designed tattoos, and freelanced album covers for bands he liked. All until one morning, when he got a phone call from Ormond saying that his father had passed, leaving a few things to sort out. Jeff drove all the way back to Ormond. He felt a pang of nostalgia when he reached his late father's house. Inside, there was an old guitar case sitting in against the wall. It held a black, vintage model with a sticky note that said, "for my boy." He stayed in town longer than he planned to, reminiscing about his childhood. Driving by his former High School, he remembered the mural he painted up Mount Ormond. He bought a 12-pack and headed to the lodge. After weeks of not hearing back from Jeff, his colleagues assumed that grief had gotten the better of him. His neighbour got tired of sitting his dog, which became more and more agitated as days went by. The dog became a stray again, erring while seeking the familiar trail of Jeff's malty scent.</text:p>
          </table:table-cell>
        </table:table-row>
        <table:table-row table:style-name="ro1">
          <table:table-cell office:value-type="string" calcext:value-type="string">
            <text:p>Jane Romero</text:p>
          </table:table-cell>
          <table:table-cell office:value-type="float" office:value="16" calcext:value-type="float">
            <text:p>16</text:p>
          </table:table-cell>
          <table:table-cell office:value-type="string" calcext:value-type="string">
            <text:p>Female</text:p>
          </table:table-cell>
          <table:table-cell office:value-type="string" calcext:value-type="string">
            <text:p>survivorphotos</text:p>
          </table:table-cell>
          <table:table-cell office:value-type="string" calcext:value-type="string">
            <text:p>JaneRomero.png</text:p>
          </table:table-cell>
          <table:table-cell office:value-type="string" calcext:value-type="string">
            <text:p>Influential Celebrity</text:p>
          </table:table-cell>
          <table:table-cell office:value-type="string" calcext:value-type="string">
            <text:p>Latin American</text:p>
          </table:table-cell>
          <table:table-cell office:value-type="string" calcext:value-type="string">
            <text:p>Jane Romero was the daughter of famous actress, Loretta Lawrence, of whom she had no memory. Her parents had separated when she was still a baby, mainly since her mother was often away filming. Jane was raised by her father, a struggling visual artist. She grew up torn between resenting her mother's absence from her life and admiring her presence on screen. As a teenager, Jane secretly wished to emulate her mother's talent. She would direct and perform in plays, audition for TV commercials and help her father at his studio. During her senior year, she entered a national oratory contest and won first prize. Her performance attracted the attention of a radio station that contacted her for an interview. During the live show, her natural charm and repartee impressed the staff, who offered her a part-time job at the station. After graduating college in Communication, she quit her job at the station to work for a trendy variety show. But her frank delivery and ad-libs were not appreciated by the show's executives, who fired her after five months. Desperate for another opportunity, Jane pitched a show at the radio station she used to work at, only to be turned down, her proposal being too risky. Four months later, she received a phone call from a producer who had seen reruns of the show. He was looking for a co-host to spark up the failing show Quick Talk. Live television meant long hours, a low salary, and no stability, but it also offered a platform to broadcast her views. She disputed the crude inflammatory tone of Quick Talk and pushed for a relate-able coverage of personal issues. Her honest delivery resonated with her audience and within weeks, the show's viewer-ship was steadily growing. After two years, she launched a full-hour segment called The Jane Romero Show, which was broadcast nationally and covered tabooed topics, including her personal struggle with abandonment. Her show broke records and her initials J. R. became synonymous with products ranging from beauty creams to fashion accessories. But Jane needed more; she wanted others to follow her in her footsteps. She published a memoir that covered her childhood with an absent mother. Her book was an instant best seller, but was reviewed harshly. Critics called it "a serving of sad anecdotes seasoned with bland, generic self-help tips." Jane took this criticism to heart, since despite her success, a voice in the back of her mind was starting to doubt her achievements. Her success also generated an increasingly demanding schedule and a growing pressure to entertain constantly. During a particularly tense week, she canned an episode and instead launched a two-hour-long special on divorce. Her stress peaked when she learnt that her mother had agreed to star in her show. Jane put on a brave face and began the show. Most of it went without a hitch, but her mother walked on set, smiling warmly at the audience, Jane's stomach lurched unpleasantly. She was consumed by a violent envy that had been festering. Yet she carried on with a strained smile, until Loretta interrupted her, saying that they were not actually related. The interview went haywire after that. After the show, Jane was driving to her father's house in New Jersey. She needed to talk things over with him; she had not been feeling like herself lately. She turned on a free-way along the coast to avoid major congestion and popped some painkillers to numb the throbbing pain in her temples, which had been nagging her all day. Then she started to relax and turned on the radio; classical music was playing. The drive was slow. Black ice covered the highway, which was packed with cars on their way back home. Night fell. A darkness began to blur the corners of her vision and turned the headlights into swirls of red. Jane blinked to sharpen their outlines, but each time she closed her eyes, her eyelids became heavier and heavier, until they remained shut for a moment too long. The following morning, authorities were fishing out Jane's car from the water. Despite leading a meticulous search for weeks, they were unable to retrieve her body. The airing and production of The Jane Romero Show was suspended until after her funeral, which both her father and mother attended. As the public grieved for Jane, there was a surge of orders for J. R. products and all her episodes were re-released a month later, with an opening credit that wished her eternal peace. </text:p>
          </table:table-cell>
        </table:table-row>
        <table:table-row table:style-name="ro1">
          <table:table-cell office:value-type="string" calcext:value-type="string">
            <text:p>Ash Williams</text:p>
          </table:table-cell>
          <table:table-cell office:value-type="float" office:value="17" calcext:value-type="float">
            <text:p>17</text:p>
          </table:table-cell>
          <table:table-cell office:value-type="string" calcext:value-type="string">
            <text:p>Male</text:p>
          </table:table-cell>
          <table:table-cell office:value-type="string" calcext:value-type="string">
            <text:p>survivorphotos</text:p>
          </table:table-cell>
          <table:table-cell office:value-type="string" calcext:value-type="string">
            <text:p>AshWilliams.png</text:p>
          </table:table-cell>
          <table:table-cell office:value-type="string" calcext:value-type="string">
            <text:p>Alone Wolf</text:p>
          </table:table-cell>
          <table:table-cell office:value-type="string" calcext:value-type="string">
            <text:p>American</text:p>
          </table:table-cell>
          <table:table-cell office:value-type="string" calcext:value-type="string">
            <text:p>During a weekend at a cabin with friends, Ash Williams uncovered the Necronomicon Ex-Mortis (The Book of the Dead) and awoke something dark in the woods. Evil possessed his friends, whom he was forced to kill, and his right hand, which he sawed off. For the next thirty years, Ash ran from his past, working at a Value Stop department store and seducing women in dive bars. But he screwed up one night while being high, when he read from the Necronomicon to impress a woman. Evil found him once more, wrecking the life of those around him. But his co-workers, Pablo who was raised by a shaman and Kelly who was orphaned by the Deadites, helped him put up a fight. While battling Evil, Ash was reunited with his long-lost daughter Brandy, who encouraged him to embrace his role as saviour of humanity. After a terrible fight with a fully formed demon, Ash, drawing his last breath, was taken by the Knights of Sumeria and transported into the future. Ash wakened to a voice, his head throbbing. Since defeating a gang of Deadites a week ago, he had been in a perpetual state of hangover. He heard the voice once more; a woman singing, sensual and inviting. Stepping into the corridor in his boxers, he strode towards the voice, which lead to the public locker room. As Ash pushed open the door, the singing stopped. There was a rustling of curtains. He called out, entering the change room. His voice reverberated on the mouldy tile walls. He pressed on, reaching a shower that was still dripping wet. Cold, humid fingers ran down his bare back. He turned around. A woman stood naked, her skin glistening in the morning light that streamed in from high windows. Ash recognised her instantly: Linda Emery, one of his former high school flings. They had gotten back together years later, while saving their home town from Evil. He had ended their relationship soon afterwards, preferring to indulge freely in his new-found popularity. Linda winked at Ash, who closed the distance between them. He caressed her cheek wistfully: What was she doing here? Did she know anything about the whereabouts of his daughter? And Pablo and Kelly? A sharp blade dug into his hand, making him jump back. Linda slid a finger across the edge of her blade, collecting Ash's blood on her fingertip. She smiled, and her skin shrivelled, her hair faded, her shoulders stopped, and her curves sagged, ageing decades older in a matter of seconds. She attacked Ash, who poorly managed to block, being half-naked. Every blow she delivered earned him a new wound. She slashed his bad knee and he fell to the floor. As she jumped on top of him, Ash shrieked in disgust, knocking the knife out of her grasp. Her varicose hands wrapped around his neck, strangling him. Gasping, he outstretched his arm, hand landing on a soap dispenser. He spurted out some liquid on his fingers and poked her in the eyes. The elderly woman winced, weakening her hold, and Ash elbowed her in the face, knocking her back. He rolled over and grabbed the knife on the floor. Just as he was about to plant it in her chest, he stopped. There was something else he wanted more. He pressed the blade against her throat. Let's make a deal, demon. In exchange for not killing you, you portal me back to my friends. The demon agreed. She began reciting the incantation, instructing Ash to repeat after her, which he failed to manage. When nothing happened, Ash threatened the demon, who argued back, blaming his poor pronunciation. Their combined exchange of Sumerian words triggered a hiss from the shower behind them. The wet tiled floor darkened, and the pipes burst. A whirlpool of dirty water, shower curtains, and used toilet paper swallowed the demon, while Ash held onto a locker door, which slowly slipped from his fingers. FFFUUUC- Ash landed flat on his chest in the Realm of The Entity, sputtering grass. He got up, brushing off the dry clothes he suddenly had on. Then he looked around and his grin fell. It was the kind of place that made two things obvious: one, there wasn't any bar for miles, and two, he was going to need his shotgun and chainsaw, both of which he lacked. As he started to walk towards a glinting light ahead, a scream rippled through the trees. Groovy.</text:p>
          </table:table-cell>
        </table:table-row>
        <table:table-row table:style-name="ro1">
          <table:table-cell office:value-type="string" calcext:value-type="string">
            <text:p>Nancy Wheeler</text:p>
          </table:table-cell>
          <table:table-cell office:value-type="float" office:value="18" calcext:value-type="float">
            <text:p>18</text:p>
          </table:table-cell>
          <table:table-cell office:value-type="string" calcext:value-type="string">
            <text:p>Female</text:p>
          </table:table-cell>
          <table:table-cell office:value-type="string" calcext:value-type="string">
            <text:p>survivorphotos</text:p>
          </table:table-cell>
          <table:table-cell office:value-type="string" calcext:value-type="string">
            <text:p>NancyWheeler.png</text:p>
          </table:table-cell>
          <table:table-cell office:value-type="string" calcext:value-type="string">
            <text:p>Aspiring Journalist</text:p>
          </table:table-cell>
          <table:table-cell office:value-type="string" calcext:value-type="string">
            <text:p>American</text:p>
          </table:table-cell>
          <table:table-cell office:value-type="string" calcext:value-type="string">
            <text:p>Studious and rebellious, Nancy Wheeler is a stubborn investigator with an instinct for a good story. When her closest friend, Barb went missing, she did everything she could to unravel the truth and secure justice. A brilliant journalist, she chases stories and follows leads despite the inequality and chauvinism she encounters at the workplace. Pursuing a lead one evening, she fearlessly approaches the Hawkins National Laboratory before suddenly losing consciousness. A moment later she awakens in a strange misty realm with the sound of a familiar roar echoing through the air.</text:p>
          </table:table-cell>
        </table:table-row>
        <table:table-row table:style-name="ro1">
          <table:table-cell office:value-type="string" calcext:value-type="string">
            <text:p>Steve Harrington</text:p>
          </table:table-cell>
          <table:table-cell office:value-type="float" office:value="19" calcext:value-type="float">
            <text:p>19</text:p>
          </table:table-cell>
          <table:table-cell office:value-type="string" calcext:value-type="string">
            <text:p>Male</text:p>
          </table:table-cell>
          <table:table-cell office:value-type="string" calcext:value-type="string">
            <text:p>survivorphotos</text:p>
          </table:table-cell>
          <table:table-cell office:value-type="string" calcext:value-type="string">
            <text:p>SteveHarrington.png</text:p>
          </table:table-cell>
          <table:table-cell office:value-type="string" calcext:value-type="string">
            <text:p>Former Jock</text:p>
          </table:table-cell>
          <table:table-cell office:value-type="string" calcext:value-type="string">
            <text:p>American</text:p>
          </table:table-cell>
          <table:table-cell office:value-type="string" calcext:value-type="string">
            <text:p>Popular and arrogant, yet compassionate, Steve Harrington is an unlikely mentor and leader. He often acts as a surrogate big brother to a younger boy named Dustin. He even helped him find his slimy inter-dimensional pet Demogorgon, D'Artagnan. His reputation as a protector grew and he soon became a sort of "babysitter" for a group of kids in Hawkins with a knack for messing around with strange and dangerous things. His courage is unmatched so that he was even able to fend off a Demogorgon when it threatened his friends. One evening he received a call for assistance from his friend Nancy Wheeler. He drove all the way to the Hawkins National Laboratory to see if she was okay. He searched the area but only found her notebook. Before he realised what was happening the ground opened up and a swirl of black mist filled his eyes. When he awakened he was in a strange place that seemed familiar but unfamiliar at the same time.</text:p>
          </table:table-cell>
        </table:table-row>
        <table:table-row table:style-name="ro1">
          <table:table-cell office:value-type="string" calcext:value-type="string">
            <text:p>Yui Kimura</text:p>
          </table:table-cell>
          <table:table-cell office:value-type="float" office:value="20" calcext:value-type="float">
            <text:p>20</text:p>
          </table:table-cell>
          <table:table-cell office:value-type="string" calcext:value-type="string">
            <text:p>Female</text:p>
          </table:table-cell>
          <table:table-cell office:value-type="string" calcext:value-type="string">
            <text:p>survivorphotos</text:p>
          </table:table-cell>
          <table:table-cell office:value-type="string" calcext:value-type="string">
            <text:p>YuiKimura.png</text:p>
          </table:table-cell>
          <table:table-cell office:value-type="string" calcext:value-type="string">
            <text:p>Hardened Streetracer</text:p>
          </table:table-cell>
          <table:table-cell office:value-type="string" calcext:value-type="string">
            <text:p>Japanese</text:p>
          </table:table-cell>
          <table:table-cell office:value-type="string" calcext:value-type="string">
            <text:p>Despite her traditional upbringing, Yui Kimura raced scooters in her hometown of Hida where she earned the reputation of being able to do the impossible with very little. Her father did his best to steer her away from what he believed to be masculine pursuits, but her grandmother secretly shared her grandfather's engineer manuals and notes on car and motorcycle engines. Yui read her grandfather's manuals and learned fast. She was able to not only maintain her scooter, but she modified the engine so that she could compete with older boys on motor crosses. With her grandfathers 'good luck hachimaki' wrapped around her arm, she raced local boys who, unable to keep up with her, worked together to orchestrate her defeat. No luck for them. Yui outmanoeuvred them at every turn and became a sensation to all her friends. When it came time to apply for school, Yui gathered her courage and confessed her ambition to race motorcycles to her father. An altercation ensued and when Yui refused to apply for a proper education, her father felt a great shame and told her she was no longer welcome in their home. With a heavy heart, Yui left for Nagoya with the blessings and savings of her grandmother. Nagoya was not what Yui expected. She could only find low grade clerical work or minor jobs as a hostess. With the last of the money her grandmother gave her, she purchased a racing bike and entered illegal street races where she won more money than she had ever seen. Rumours of her courage and quick reflexes spread like wildfire. Soon she had an unofficial retinue of women motorcyclists wearing Yui's signature pink. Along with a gang following her, Yui realised she had a stalker following her in the shadows. When Yui realised her lucky handkerchief had been stolen from her apartment, she took her concerns to the police who laughed and dismissed her, saying her stalker was probably a nice guy and that she would probably marry him in the near future. One evening Yui returned home to find the stalker in her apartment going through her things. He hadn't seen her, and she wasn't sure what she should do. But the sight of him going through her clothes was too much to bear. She yelled for him to leave. The stalker turned to her with a knife. He lunged at her. She evaded his attack, and he hit the wall and dropped his knife. Without hesitation, Yui tackled him. They rolled over the ground exchanging desperate blows. Yui took more blows than she had ever experienced racing scooters in Shirakawa. With a surge of adrenaline, she managed to overpower her stalker, snatching the knife from the floor and holding the razor-sharp blade to his neck. When the police reached her apartment, they took him away and rushed Yui to the hospital for trauma. X-rays revealed she had broken her arm and foot in several places. It wasn’t long before her gang showed up one by one and together they helped her pay her medical bills. Rehabilitation was difficult but Yui never gave up and with the support of her gang she was ready for the races. Yui's first race after the attack her gang presented her with a new pink hachimaki with their signatures and good luck messages written all over it. Yui vowed she would help other women with her winnings and influence. True to her word, her gang became known as the Sakura 7 Gang and they wore pink hachimakis as a symbol of unity and support for women needing help from stalkers and abusers. The Sakura 7 grew beyond the 7 members and Yui's signature pink became synonymous with women’s empowerment. At street races women would line up in droves to support her. After winning seven straight races in a row, she attracted the attention of a sponsor. She not only earned a spot at the All-Japan Moto Championship but was the youngest woman to race and win in the prestigious event. Her sponsorship soon tripled. So, too, did her gang. But everything came to a staggering halt at the illegal TK3 (Tokyo Kick 3000) street races. Yui was leading the race until she entered an unnatural fog that seemed to have appeared from nowhere. Baffled and confused, she stopped her bike and dismounted. It wasn’t long before she realised she wasn't in Tokyo anymore. </text:p>
          </table:table-cell>
        </table:table-row>
        <table:table-row table:style-name="ro1">
          <table:table-cell office:value-type="string" calcext:value-type="string">
            <text:p>Zarina Kassir</text:p>
          </table:table-cell>
          <table:table-cell office:value-type="float" office:value="21" calcext:value-type="float">
            <text:p>21</text:p>
          </table:table-cell>
          <table:table-cell office:value-type="string" calcext:value-type="string">
            <text:p>Female</text:p>
          </table:table-cell>
          <table:table-cell office:value-type="string" calcext:value-type="string">
            <text:p>survivorphotos</text:p>
          </table:table-cell>
          <table:table-cell office:value-type="string" calcext:value-type="string">
            <text:p>ZarinaKassir.png</text:p>
          </table:table-cell>
          <table:table-cell office:value-type="string" calcext:value-type="string">
            <text:p>Plucky Documentarian </text:p>
          </table:table-cell>
          <table:table-cell office:value-type="string" calcext:value-type="string">
            <text:p>Lebanese American</text:p>
          </table:table-cell>
          <table:table-cell office:value-type="string" calcext:value-type="string">
            <text:p>Growing up in a Lebanese household in Brooklyn, Zarina struggled with two unique cultural identities. She felt that this cultural difference painted a target on her back. To avoid ridicule and bullies, she observed what popular kids liked and learnt to project the image they preferred. At school, she would go by the name "Karina", dye her hair lighter, and trash her "foreign" lunches. At home, the news channel was always on. Urgent reports of injustice captivated Zarina, inspiring her to produce her own stories. When she was a teenager, she embraced her real name and roots, and borrowed her father's digital camera to interview members of her community in Bay Ridge. By posting her content online, she slowly built a loyal following. Each week, she picked a new issue and challenged people to speak their mind on camera. When she heard a rumour that a fast-food restaurant owner was exploiting workers, she decided to go undercover and produce a hard-hitting film. She modified her look, faked an accent, and secured a waitress position at the restaurant. After three weeks of unpaid work, she was fired for demanding her pay-check. To retaliate, she posted clips of the restaurant owner's abusive behaviour and within hours, the news had picked up her story, but somehow spun it to create sympathy for the restaurant. Embittered by the experience, Zarina, committed to become an independent producer and filmmaker. Her first feature film was for a competition at school inspired by an English class poem about Sacco and Vanzetti, two Italian migrants controversially executed for murder. Her film won first prize and launched her as an uncompromising documentary filmmaker. Months later, her world turned upside down. A public video surveillance camera filmed her father carrying two coffees at a street corner a few blocks from home. A tall, hooded man stood behind him. The man shouted something at her father, who took a step back, startled. Suddenly and unexpectedly, the man pushed him in the street as a car sped by. His death caused a shock-wave of anger and pain, that left Zarina in pieces. The perpetrator — Clark Stevenson — was soon arrested and incarcerated for manslaughter. Zarina became obsessed with Clark — his gang "IR-28", his short prison sentence, his apparent lack of remorse. A year went by and she had uncovered enough about Clark to shed more light on his crime. With the last of her inheritance, she bought a new camera and a plane ticket to Nebraska, and bribed the warden at Hellshire Penitentiary to let her interview Clark. She filmed their first meeting and asked him about her father, and his gang, and his violent tendencies. Clark refused to talk; but, in the weeks that followed, she used her research to push his buttons and finally got a confession of a pre-meditated crime. Zarina's film became a tribute to her father and the trail of blood left by gang violence. When the news finally picked up the story, it was because the film had gained international acclaim. Some inmates contacted her when they heard about her documentary. Most of them shared eccentric anecdotes in hopes of being filmed, but one story stood out from the rest: an entire wing in Hellshire Penitentiary was sealed off because of the "Mad Mick Massacre." The official story was that an Irish outlaw had heartlessly slaughtered the warden and his guards. From working on her Sacco and Vanzetti film, Zarina knew that the 'official' story wasn't always the 'true' story. She investigated Hellshire's records and found an Irish-born inmate sentenced to fifteen years for assault in 1860. According to the penitentiary's blueprint, the sealed off wing was part of Hellshire's original infrastructure. If she reached that sealed off section, she could shed some light on the Mad Mick story. All she needed was a way in. The next morning, she was joining the Hellshire Penitentiary walking tour. She blended into the crowd of jet-lagged tourists, and veered off when they headed towards the kitchen. She had memorised the blueprint and knew exactly where to go and how to avoid surveillance cameras. An unexpected security detail nearly cut her investigation short, but she was able to hide under an old, dusty prison bed. When the guards disappeared, she continued her search and finally found Mick's cell. Entering the dark, dilapidated cell, Zarina ran her hand across the old brick wall. Her fingers felt a marking and traced the letters: DEATH TO BAYSHORE. A loose brick fell, revealing a gap. She inserted her hand. Fingers landed on a piece of cold, cracked metal. She fished it out... an old, rusty wrench. A damp chill ran down her spine and she looked down; a man lay at her feet, bleeding, his limbs contorted and his eyes, dark and terrified — her father's eyes. A pool of crimson blood on black pavement. Paralysed, black fog filled the cell and she shut her eyes to push these nightmarish visions out of her mind.</text:p>
          </table:table-cell>
        </table:table-row>
        <table:table-row table:style-name="ro1">
          <table:table-cell office:value-type="string" calcext:value-type="string">
            <text:p>Cheryl Mason</text:p>
          </table:table-cell>
          <table:table-cell office:value-type="float" office:value="22" calcext:value-type="float">
            <text:p>22</text:p>
          </table:table-cell>
          <table:table-cell office:value-type="string" calcext:value-type="string">
            <text:p>Female</text:p>
          </table:table-cell>
          <table:table-cell office:value-type="string" calcext:value-type="string">
            <text:p>survivorphotos</text:p>
          </table:table-cell>
          <table:table-cell office:value-type="string" calcext:value-type="string">
            <text:p>CherylMason.png</text:p>
          </table:table-cell>
          <table:table-cell office:value-type="string" calcext:value-type="string">
            <text:p>Young Veteran of Terror</text:p>
          </table:table-cell>
          <table:table-cell office:value-type="string" calcext:value-type="string">
            <text:p>American</text:p>
          </table:table-cell>
          <table:table-cell office:value-type="string" calcext:value-type="string">
            <text:p>Caring and impulsive, Cheryl Mason, previously known as Heather, attempted to rebuild her life after the tragic death of her adoptive father, Harry Mason. While she had freed herself from the religious cult that pursued her since birth, she was shackled by the guilt of her father's death. A darkness punished her every night under the guise of abominable nightmares. To ease her conscience, she volunteered at a crisis intervention centre for troubled youth. Three months later, she aced training and could answer the crisis line without supervision. Yet little could have prepared her for the first call. All she heard was static. The air thickened as black fumes rose from the ground and suddenly she heard the voice of a woman — someone she thought she'd never hear from again. Why do you cling to this corrupt world? You know that only God can save us. It couldn't be her — Claudia was dead. Suddenly, the world spun and she dropped to her knees, nauseous. Hot bile travelled up her throat and she retched warm blood on the floor. Then the spinning stopped as swiftly as it began. Cheryl looked up and saw she was somewhere else. A cold, hopeless place.</text:p>
          </table:table-cell>
        </table:table-row>
        <table:table-row table:style-name="ro1">
          <table:table-cell office:value-type="string" calcext:value-type="string">
            <text:p>Felix Richter</text:p>
          </table:table-cell>
          <table:table-cell office:value-type="float" office:value="23" calcext:value-type="float">
            <text:p>23</text:p>
          </table:table-cell>
          <table:table-cell office:value-type="string" calcext:value-type="string">
            <text:p>Male</text:p>
          </table:table-cell>
          <table:table-cell office:value-type="string" calcext:value-type="string">
            <text:p>survivorphotos</text:p>
          </table:table-cell>
          <table:table-cell office:value-type="string" calcext:value-type="string">
            <text:p>FelixRichter.png</text:p>
          </table:table-cell>
          <table:table-cell office:value-type="string" calcext:value-type="string">
            <text:p>Visionary Architect</text:p>
          </table:table-cell>
          <table:table-cell office:value-type="string" calcext:value-type="string">
            <text:p>German</text:p>
          </table:table-cell>
          <table:table-cell office:value-type="string" calcext:value-type="string">
            <text:p>Felix Richter was born to Janos and Ursula Richter in Coburg, Germany, where the Richter family had deep connections and were among the most respected of its physicians. His parents, both members of an ancient society, were always out of the Richter manor at medical conferences or providing humanitarian aid around the world. Travelling exposed young Felix to new cultures, languages, and architecture unlike anything he had ever seen before. He wasn't sure when the architectural bug bit, but when it did, it bit hard, and he knew that despite his family's legacy, he would one day design buildings that would inspire the world. By 23, he was considered an architectural prodigy having won the Swiss Architect Medal and the German National Design Award. Yet despite his success, Felix couldn't shake the gnawing feeling that his success had more to do with luck and connections than talent and hard work. Growing up, Felix was socially awkward and introverted, preferring his imagination to the company of others. He had few friends so when he wasn't travelling with his parents, Felix was in his father's library devouring rare books, studying history and architecture, soaking up anything and everything he could on architectural movements throughout the centuries. His father hoped young Felix would learn to be more outgoing and hired every possible specialist to help improve his social skills. When these efforts failed, he threw in the proverbial towel and figured his son would learn when he was ready. He then joined young Felix in the library, where he helped him build elaborate wooden models of buildings while telling him wild stories about his secret club and their ancient battle against a dark and ominous force. Stories, Felix was sure, his father had made up to make his 'Imperiatti' group sound cooler than it actually was. Felix sometimes wondered if his design sensibilities came from his summer trips to Dyer Island, a private island that boasted some of the world's finest homes and designs. Every summer, Felix would accompany his parents to the island, where members of The Imperiatti would encourage their children to network and forge lifelong connections. Felix didn't mingle well with the other teenagers, but he did make four friends who like himself didn't quite fit the 'high-society' mould. They were often ridiculed by other teens and disparagingly called 'The Pariahs', a name they liked and gladly adopted. Instead of practising public speaking and engaging in endless debates, The Pariahs spent most of their time exploring the ruins and mysteries of the island until one of their adventures took a turn for the worse. Exploring an abandoned internment camp, they descended into what seemed to be an underground laboratory where they uncovered old, leather journals with illustrations and notes of inhumane experiments conducted on prisoners of the First Opium War held by the British East India Company. As they pushed through a locked door, they found a chamber scattered with human skeletons and dusty vials filled with an unknown serum. Before they could examine the contents, the ground seemed to shake beneath their feet and a hissing sound filled their ears. A strange fog suddenly appeared and giant claws seemed to burst from the ground as dark imagination mingled with reality to terrorise them. Before they understood what was happening, Felix's father and several other parents came to their rescue, using strange tools and objects to protect them. Felix stared at the scene in shock and disbelief. He wasn't sure if he was dreaming or living one of his father's ridiculous, supernatural stories. By the time he realised it wasn't a dream, it was all over. The Pariahs were safe, but their parents had mysteriously disappeared without a trace. After the shock of his father's disappearance, Felix searched for any theory that could help him understand the phenomena he had encountered on the island. He exchanged notes with The Pariahs and other people he had met online who had also lost loved ones in a similar way. The tragedy had fostered a strong relationship between The Pariahs and for years they worked together to unravel the mystery of what had happened to their parents. But nothing made sense, and every lead they pursued hit a dead end. With time their efforts dwindled, and the five friends slowly grew apart, each going their separate ways, hoping to forget the nameless darkness that had robbed them of their parents. Over the years, Felix proved to be an exceptional architect, though he found little inspiration working for others. He realised his father was right. His lack of social skills was holding him back. With dedication and purpose, he improved his diction and decorum and learned how to network or 'play-act' as he liked to call it. He created the perfect façade to make himself more likeable and popular with potential clients. After working for several architectural firms, he established his firm with his colleague Lauren Golder. Both shared a similar vision and were philosophically opposed to formulaic modernist buildings, often experimenting with unusual materials, shapes and structures. Felix continued to undermine traditional expectations in favour of the edgy and unconventional devices that set the architectural world abuzz. But even with all the accolades, he couldn't shake the feeling that he was a phony, like an actor who had learned a part instead of a true architect who had inspired the world with an impeccable design. During these moments of insecurity and self-doubt, he would distract himself with endless parties and drown his anxieties in alcohol, wishing his father was still around for some harsh advice and tempered wisdom. Eventually, Felix's girlfriend announced that he was going to be a father. The news shook him to the core and, wanting to inspire his unborn child as much as his father inspired him, he quickly pulled his life together. What he needed was a project that would challenge him and cement his worth as an architect. As fate would have it, the perfect opportunity presented itself when old friends of his father commissioned his firm 'Richter and Golder' to build something new and unconventional on Dyer Island. The challenge excited and terrified Felix, who now drowned his anxieties with articles and books on parenting. Within six months, the Dyer Restoration Project was underway, and as Felix surveyed the island, he suddenly heard a familiar voice calling out to him from beyond the shattered Victorian buildings and the crumbling ruins hiding dark stories long hidden and forgotten. Through a strange, gathering fog, he saw a form slowly take shape. His eyes widened, and his lips parted, but no words issued forth. Could it be? Was it possible? No... it couldn't be... it was... impossible... and yet... With dawning realisation, Felix staggered back as he watched his father emerge from the fog. His legs felt weak, and his rising heartbeat thrashed in his ears. It was him. It was really him. His unborn child would know his grandfather, and he could finally show him how much he had accomplished since he disappeared. They stared at one another for a long moment. Then his father gave him a look of disappointment, turned his back on him, and proceeded to walk away. Over his pounding heart, Felix chased after him and was never seen again. </text:p>
          </table:table-cell>
        </table:table-row>
        <table:table-row table:style-name="ro1">
          <table:table-cell office:value-type="string" calcext:value-type="string">
            <text:p>Élodie Rakoto</text:p>
          </table:table-cell>
          <table:table-cell office:value-type="float" office:value="24" calcext:value-type="float">
            <text:p>24</text:p>
          </table:table-cell>
          <table:table-cell office:value-type="string" calcext:value-type="string">
            <text:p>Female</text:p>
          </table:table-cell>
          <table:table-cell office:value-type="string" calcext:value-type="string">
            <text:p>survivorphotos</text:p>
          </table:table-cell>
          <table:table-cell office:value-type="string" calcext:value-type="string">
            <text:p>ElodieRakoto.png</text:p>
          </table:table-cell>
          <table:table-cell office:value-type="string" calcext:value-type="string">
            <text:p>Occult Investigator</text:p>
          </table:table-cell>
          <table:table-cell office:value-type="string" calcext:value-type="string">
            <text:p>French</text:p>
          </table:table-cell>
          <table:table-cell office:value-type="string" calcext:value-type="string">
            <text:p>Born into a lush Parisian household, Élodie Rakoto grew up in a comfortable home miles away from the verdant island of Madagascar, her parents' birthplace. Her backpack was always heavy and usually contained no schoolwork. She carried the essentials: a few history books, some printed maps, and a compact shovel. Instead of wasting away with regurgitated facts from her classes, she explored the city to discover the stories behind each statue, neighbourhood, and street sign. She collected bits and pieces of Paris, making it her own. When she was fourteen, her parents took her to Dyer Island for a 'business trip.' To her grand disappointment, the island was a private site for exclusive members of the Imperiatti. She was forced to attend pretentious and awkward social mixers daily. After a few weeks on the island, she met the Pariahs, like-minded teenagers who had no interest in being pawns for their parents' political chessboard. On dull, rainy nights she would convince them to sneak out and explore the island unsupervised. One foggy evening, they stumbled upon an abandoned internment camp. Felix, one of the Pariahs, didn't want to go in, but Élodie insisted. Inside, they found a strange underground laboratory in ruins. The Pariahs grew excited, browsing through the strange apparatuses for trophies and mementos. But Élodie noticed something in the far-left corner of the wall: odd scratches in the shape of a circle. She ran her fingernails against the cool concrete — the marks were deep and narrow. A warm whisper suddenly sent her mind adrift — — Deep, rumbling thunder. Black, glistening waves. An ashen sanded beach. Incomplete. She was compelled to touch the ice-cold sand and draw a circle with a line in the middle. A sharp thunderclap and lightning whipped the sky. The ground shook as sleek, obsidian claws tore through the concrete floor, ripping the earth open. The building began to collapse and Élodie spotted her mother wielding a bizarre instrument while her father told her to run. Then — Complete darkness. Élodie never saw her parents again. For years, this nightmare woke her in the middle of the night, cold, sweating, shaking like a leaf. As a child she suffered from night terrors and often resisted going to bed. To soothe her mind, her grandma would light a tea candle and tell her stories until the wick extinguished in a hot pool of liquefied wax. The perfume of the warm vanilla-scented wax would lull Élodie to sleep as she envisioned stories of legendary heroes defeating fear and foes. Élodie had forgotten the stories, but she still remembered her longing for the verdant Malagasy rain forests and colossal mountains that her grandmother described. When Élodie felt cold and numb with grief, she would light a vanilla-scented candle and summon her childhood memories of this distant, idyllic place, raising her spirits to rise above her crippling depression. Fourteen years later, Élodie still searched for the missing pieces of the puzzle. No rational explanation could explain her parents' disappearance, so she had been looking elsewhere. She researched any and all legends that mentioned a dark force that snatched people at night without a trace. From there, she translated old tales and built a tapestry of narratives from around the world that corroborated the uncanny way her parents had vanished on Dyer's island. She also gathered artefacts made by ancient civilisations who sought to destroy or resurrect the incomprehensible and indescribable Thing that took her parents. There were various names for it, differing from one language to the next: The Abyss, The Infinite, The Hole. Her findings pushed her further into the dark field of occultism. The Pariahs were long gone. She'd alienated them with her theories. But she refused to give up on her parents. Élodie had to set out into the cold, misty evening. She turned a corner, leaving Paris' 13th Arrondissement, an eccentric neighbourhood with a substantial library dating from the middle ages. She had pressing work to do for Hazra Shah, the Collector, an occult specialist who archived rare artefacts. He'd recruited her after she'd salvaged a rare stolen Maori statue of spidery fangs like the claws she'd seen on Dyer's island. For the next five years, Élodie had been procuring occult relics for the Collector. In exchange, he provided large sums of money, equipment, and precise information about obscure manuscripts. Just as the Collector requested, she had secured the annals of a witch trial convicting a mother birthing conjoined twins in the 17th century. According to legend, an occult incantation was engraved on a set of skulls, all of which the Collector possessed except one—the witch's skull. There were no traces of where the skull was now, but Élodie had found a newspaper article dating back to the same year, mentioning that most remains had been relocated to the catacombs to avoid a pandemic. Élodie was acting on a hunch. Breaking into the catacombs to retrieve a lost skull involved certain risks, but no more than the previous work she'd done for the Collector. With a flashlight, she followed the ancient layout of the catacombs and spotted a collapsed wall. A few large stones blocked the way in. She grabbed her portable XRF-analyser and scanned the materials of the wall. Working for the Collector had its perks. The brick mortar had been poorly mixed, showing high traces of sand. The whole thing was brittle, and the ground was moist from the damp evening air. This was her way in. The journey beneath was long and treacherous. The air was heavy and mouldy. She gasped when her key-chain flashlight hit an endless wall of bleached-white skulls. Something cracked behind her. She spun around and collided headfirst with a baseball bat. Pain exploded in her skull and darkness filled her view. When she came to, a man was carrying her over his shoulder, venturing deeper inside the catacombs. He was wearing a dark robe. The Black Vale. She'd managed to elude them until now. Ruthless and lethal, they went by many names. She'd figured out that they ultimately all worked for the same group, a ring of occult fanatics rumoured to perform human sacrifices for what they called The Old One. She had to get out of here fast. Élodie spotted a loose skull on the wall, grabbed it and smashed it on her assaulter's head. Stunned, the man lost his balance and Élodie hit the ground running. As she turned a corner, she suddenly felt a sharp pain to her side. She looked down and saw a large blade planted there. Shocked, she removed the knife and warm blood spurted out. Her heartbeat rang in her ears as her vision blurred. She fell to her knees. Summoning all her strength, she drew a circle on the ground with a shaking, blood-red finger and traced a line in the middle. An opaque heaviness fell over her shoulders. A familiar scent of vanilla-spiked fruits and lychee nuts coated the air. Thin, tropical rain drizzled down leafy vines. Warmth. Madagascar. A ghostly cry erupted from the thick foliage. Élodie looked up and the vines turned into hissing snakes. The soft canopy soil suddenly turned ashen and collapsed under her feet. She sank into something dense and cold that swallowed her like quicksand. She screamed, before being smothered by... the abyss...the infinite... the hole... She found what she had been searching for.</text:p>
          </table:table-cell>
        </table:table-row>
        <table:table-row table:style-name="ro1">
          <table:table-cell office:value-type="string" calcext:value-type="string">
            <text:p>Yun-Jin Lee</text:p>
          </table:table-cell>
          <table:table-cell office:value-type="float" office:value="25" calcext:value-type="float">
            <text:p>25</text:p>
          </table:table-cell>
          <table:table-cell office:value-type="string" calcext:value-type="string">
            <text:p>Female</text:p>
          </table:table-cell>
          <table:table-cell office:value-type="string" calcext:value-type="string">
            <text:p>survivorphotos</text:p>
          </table:table-cell>
          <table:table-cell office:value-type="string" calcext:value-type="string">
            <text:p>Yun-JinLee.png</text:p>
          </table:table-cell>
          <table:table-cell office:value-type="string" calcext:value-type="string">
            <text:p>Self-Interested Music Producer</text:p>
          </table:table-cell>
          <table:table-cell office:value-type="string" calcext:value-type="string">
            <text:p>South Korean</text:p>
          </table:table-cell>
          <table:table-cell office:value-type="string" calcext:value-type="string">
            <text:p>Resilient and ambitious, Yun-Jin was born into a life of hardship finding success in the music industry after years of effort and self-sacrifice. As a child Yun-Jin was fascinated by sound, mimicking drums, and hitting keys on the piano. When she turned ten, however, she lost her instruments. Her family was heavily in debt and did not make the payments in time. The creditors took everything they owned, including the house. Yun-Jin held her four-year-old sister tightly as she cried. They moved into a windowless, two-bedroom basement. Since her parents worked day and night to pay their debt, Yun-Jin became her sister's caretaker. Every night she sang until they both fell asleep. At seventeen, the renowned record label Mightee One Entertainment came to her high school to audition talent. She was rejected as an idol trainee but obtained an unpaid internship at the studio. For the following years, she created some of the studio's biggest hits, without any credit or recognition. To get her dues, she emerged in the public eye wearing flamboyant fashion and put soundbites into her songs that looped her artist name, Magnum Opus. Fans began to recognize her songs and she became the producer of NO SPIN, a poorly performing boy band who needed her special touch. Dissatisfied with NO SPIN's commercial sound, she sought a rogue element to make the band stand out. Through her contacts in talent shows she found the edgy, raw sound of Ji-Woon Hak. She re-launched NO SPIN with Ji-Woon as its newest member. Within hours their first video was a viral sensation. Their success cemented Yun-Jin’s reputation as a shrewd producer. Adorned in high fashion to attend luxurious events, Yun-Jin's harsh, impoverished childhood seemed far behind her. She moved into a penthouse and dined with socialites in skyline restaurants with breath-taking views of Seoul. The success of the first album broke records, setting the bar high for NO SPIN's second. As they were recording new tracks, the fire alarm suddenly blared. Concerned for her safety, Yun-Jin hurried to evacuate the building and left the dallying staff behind. Only when she bolted out into the street that she realized NO SPIN was nowhere amongst the coughing crowd. A goliath of flames engulfed the building, slowly tamed by the steady streams of fire hoses. All members of NO SPIN perished in the fire except one: Ji-Woon. The album was ruined. The band was over. She would be shelved while Ji-Woon would rot away as an instructor for idol trainees. But she refused to be a victim who watched helplessly as vultures swooped in to take what was hers. Unknown to Mightee One Entertainment, she created new tracks to re-launch Ji-Woon's career. She pushed him to tap into his grief and create a song exploring the pangs of sudden loss. The music video showed Ji-Woon saying goodbye to each member of NO SPIN. Yun-Jin cleverly launched the song under Ji-Woon's newly adopted stage name: The Trickster. He would embody both fear and awe like the legendary dokkaebi spirits. Ji-Woon's song was a global phenomenon, its universal themes of grief and guilt resonating internationally. Together, Yun-Jin and The Trickster toured the world. Success greeted them on every shore. Yet disturbingly, so did a series of eccentric murders. This connection unsettled Yun-Jin as she noticed that the tour dates coincided with the victims' time of death. She was weary after the loss of NO SPIN and anxious to preserve her artist, so she increased the Trickster's security detail. What if the serial killer was an unhinged fan fixated on the Trickster, inspired by the artist's morbid songs? Returning to Seoul, Yun-Jin worked with Ji-Woon on his new material. When she entered the studio at the brink of dawn, she was surprised to see Ji-Woon already there. He seemed exhausted, like he had worked all night. When she listened to his track, she discovered a bizarre intro filled with shrieks and snares. It was too experimental for her taste. A week later, another death was reported. The body showed traces of torture and was arranged in the same flamboyant style as previous murders, this time diamond Cufflinks gouged into the eyes victim's eyes. The following day, the victim was on every television channel. A video from the victim's social media showed her squealing, surprised when her boyfriend handed her a heart-shaped, birthday cake. Yun-Jin's stomach churned. That voice. So familiar. And yet, she had never met the victim. The next morning, her heart froze when she listened to the Trickster's opening track. The shrieks in his song matched the victim's squeal. Did he sample the victim's birthday video? No, that was impossible: he had recorded this song before the murder was reported. She stared at Ji-Woon on the other side of the booth's glass window. He was NO SPIN's only survivor. Everyone else was dead. Not to mention the eccentric murders that matched his tour dates. Death trails that seemed to converge... to him. If he caused... this, no artist would survive the scandal. Yun-Jin's career, no, her life would be over. All she had would be destroyed. A wave of nausea surged over her. Heart racing, she rushed to the restroom. Wild thoughts blazed through her mind as she splashed icy water over her face. There had to be a simpler explanation. Perhaps she was overworked. Or maybe, she did not trust her success. Her mind was fabricating this suspicion because disaster was easier to trust than success. It was all in her head. She returned to the recording booth, eager to put her worries behind her. Months later, pressure came from Mightee One Entertainment executives. Revenue was down and they blamed the Trickster since they disapproved the violent themes in his music and the knife tricks he pulled during performances. While Yun-Jin was furious they scapegoated her artist, she agreed that Ji-Woon's sound was too niche to generate profit. She told Ji-Woon she fought them off but was ultimately outnumbered. Because of her initial fury, he believed her to be on his side. They were given three months to create and perform the next hit for Mightee One. Months flew by and the time came for Yun-Jin to take a seat at the executives' private show. She was confident about her song but as soon as the music started, she knew something was amiss. Dense, foul smoke permeated the room. Yun-Jin coughed and gasped for air. But the more she coughed, the more she inhaled. Her body sank in the chair, her limbs heavy and numb, and her eyes widened as she watched, terrified, a nightmare come to life. The Trickster was a whirlwind of blood, slashing, stabbing, and chopping limbs. The executives were carved up like meat. They could not run. They were stuck, like Yun-Jin, paralysed. A boiling rage swelled in her gut. How could she have denied her instincts? The fire. The murders on tour. It was him. It had always been him. And she had known from the start. Now her career was over, and so was Mightee One. Everyone she had worked with, her colleagues, her friends, dying before her eyes. Everything she had, taken from her once more. No, she would not let him. He would pay. He would know her suffering. Suddenly, dark coils of black fog rose from the ground and she was... somewhere else. Bright lights flashed and blinded her. A spotlight found her in the darkness. Then a crowd erupted, chanting her name. "Magnum Opus! Magnum Opus!" She smiled and welcomed the darkness within. </text:p>
          </table:table-cell>
        </table:table-row>
        <table:table-row table:style-name="ro1">
          <table:table-cell office:value-type="string" calcext:value-type="string">
            <text:p>Jill Valentine</text:p>
          </table:table-cell>
          <table:table-cell office:value-type="float" office:value="26" calcext:value-type="float">
            <text:p>26</text:p>
          </table:table-cell>
          <table:table-cell office:value-type="string" calcext:value-type="string">
            <text:p>Female</text:p>
          </table:table-cell>
          <table:table-cell office:value-type="string" calcext:value-type="string">
            <text:p>survivorphotos</text:p>
          </table:table-cell>
          <table:table-cell office:value-type="string" calcext:value-type="string">
            <text:p>JillValentine.png</text:p>
          </table:table-cell>
          <table:table-cell office:value-type="string" calcext:value-type="string">
            <text:p>Founding Member of S.T.A.R.S. </text:p>
          </table:table-cell>
          <table:table-cell office:value-type="string" calcext:value-type="string">
            <text:p>American</text:p>
          </table:table-cell>
          <table:table-cell office:value-type="string" calcext:value-type="string">
            <text:p>Excelling at lock picking and bomb disposal, Jill Valentine was a brilliant Special Tactics and Rescue Service (S.T.A.R.S.) agent. After bravely rescuing her team members from a devastating biohazard, she returned to Racoon City to save any survivors left behind. But a lethal and ruthless super soldier labelled Nemesis was on her trail. After dealing The Nemesis a few blows, Jill rushed to the basement and picked the lock of a cold room. Once inside, her body turned numb as a black fog engulfed her.</text:p>
          </table:table-cell>
        </table:table-row>
        <table:table-row table:style-name="ro1">
          <table:table-cell office:value-type="string" calcext:value-type="string">
            <text:p>Leon Scott Kennedy</text:p>
          </table:table-cell>
          <table:table-cell office:value-type="float" office:value="27" calcext:value-type="float">
            <text:p>27</text:p>
          </table:table-cell>
          <table:table-cell office:value-type="string" calcext:value-type="string">
            <text:p>Male</text:p>
          </table:table-cell>
          <table:table-cell office:value-type="string" calcext:value-type="string">
            <text:p>survivorphotos</text:p>
          </table:table-cell>
          <table:table-cell office:value-type="string" calcext:value-type="string">
            <text:p>LeonScottKennedy.png</text:p>
          </table:table-cell>
          <table:table-cell office:value-type="string" calcext:value-type="string">
            <text:p>Rookie Police Officer </text:p>
          </table:table-cell>
          <table:table-cell office:value-type="string" calcext:value-type="string">
            <text:p>American</text:p>
          </table:table-cell>
          <table:table-cell office:value-type="string" calcext:value-type="string">
            <text:p>Having faced hordes of zombies on his first day as a police officer, Leon S. Kennedy had to learn the job quickly. Investigating the biohazard that had ravaged Raccoon City, Leon infiltrated an abandoned Umbrella Corporation laboratory where a sudden and unexpected black fog led him astray.</text:p>
          </table:table-cell>
        </table:table-row>
        <table:table-row table:style-name="ro1">
          <table:table-cell office:value-type="string" calcext:value-type="string">
            <text:p>Mikaela Reid</text:p>
          </table:table-cell>
          <table:table-cell office:value-type="float" office:value="28" calcext:value-type="float">
            <text:p>28</text:p>
          </table:table-cell>
          <table:table-cell office:value-type="string" calcext:value-type="string">
            <text:p>Female</text:p>
          </table:table-cell>
          <table:table-cell office:value-type="string" calcext:value-type="string">
            <text:p>survivorphotos</text:p>
          </table:table-cell>
          <table:table-cell office:value-type="string" calcext:value-type="string">
            <text:p>MikaelaReid.png</text:p>
          </table:table-cell>
          <table:table-cell office:value-type="string" calcext:value-type="string">
            <text:p>Young Mystic</text:p>
          </table:table-cell>
          <table:table-cell office:value-type="string" calcext:value-type="string">
            <text:p>American</text:p>
          </table:table-cell>
          <table:table-cell office:value-type="string" calcext:value-type="string">
            <text:p>Mikaela Reid was sixteen when her father passed away. She would always miss his sailing lessons at dawn, his colourful yet inedible tacos, and his warm, contagious laughter. She felt like she was paddling in a vast, storm-black ocean, each rolling wave submerging her. Drifting in painful darkness, she almost lost herself, but resiliently, with love and care, she made her way back to shore. Well-surrounded and supported by her friends, Mikaela put the past behind her and looked at life in a new light. She was excited to try new things and discovered storytelling as an outlet. Her friends liked her stories of daunting danger and hard-earned survival. She read horror stories more and more, savouring the powerful, heart-pounding escapism it provided. Autumn become her favourite season and she threw a grand production for Halloween every year, hosting all her friends for a thrilling night of horror stories, scary games, and homemade treats. Over the years, she also showed interest in witchcraft and practiced light blessings, plant-based spells, and palm-reading divination. She gardened sage, mugwort, and lavender to craft homemade products such as body butters, soaps and skin lotions. She aspired one day to live off the products she made for friends and family. In the meantime, she worked as a barista at the Moonstone, an independent and eccentric coffee shop in the artsy part of town, Every Friday night, she hosted an open mic at the coffee shop, performing stories live in front of customers. Julian, her best friend and roommate, recorded some of her shows and posted them online. Also, unbeknown to her, he submitted one of her performances to the Endless Halloween Festival where renown storytellers performed on stage for Halloween. It was a beautiful surprise when Mikaela received an email from the festival inviting her to perform at their grand final on Halloween. The winning prize was big enough for her to launch her line of products. Excited, she burnt a stick of herbs in each room to dissipate negative energies, then began to craft her tale of horror. Mikaela stayed up all night filling her notebooks with abandoned beginnings. She had a story in mind, but unearthing it took patience and skill. The following night, the nightmares began. For a week, she would wake in the middle of the night gasping for air. Her dream was the same every night. She was dragged down a cold set of stairs and thrown into a dark basement. Then her lungs would be set ablaze by a sharp iron hook stabbing her in the chest. A dark figure would pull on the hook and hoist her from the ground, slowly, until the pain waked her. The more she finessed her Halloween tale, the darker her nightmares grew. As days passed, exhaustion, anxiety, and stress took a toll on her. Often distracted, her coffees at the Moonstone were rushed, acrid, or going to the wrong customer. She no longer blessed the coffee beans in the morning nor looked for omens in the leftover coffee grains. Her energy was low, and her magic felt drained. When she woke up screaming one night, she had had enough. She asked Julian to watch her while she slept and record anything unusual. Julian agreed and started recording while Mikaela lay on her bed. Minutes later, her fingers began to twitch, then her toes. Her breath became laboured. Then Julian stared in shock as Mikaela slowly rose in the air, levitating over her bed. Panicked, he shook her shoulders to wake her, but stopped when she began to scream. He grabbed his phone to call an ambulance, but a powerful crash diverted his attention. He looked down the hallway and saw a large, spidery fang slam through the bathroom door. Amidst the commotion, Mikaela woke. She saw the black spidery fang shredding the bathroom door and jumped out of bed. She slammed her bedroom door shut and shouted at Julian to help her barricade the door. Before he could react, however, the power went out. The room was submerged in sudden darkness. A second later, the lights came back on and an eerie quietness followed. Mikaela and Julian ventured out the bedroom carefully. The bathroom door looked intact and there was no sign of anything abnormal. But Julian has recorded every sound. A sleepless night followed. When she returned to the apartment after her shift, Julian was not there. Mikaela wanted to remove the recording of their ordeal, which he had posted online. Suspecting Julian might be at school, she left. The door clicked shut behind her, masking a stifled cry from the bathroom. As she neared her car, she looked over her shoulder. Mikaela felt... watched. She whispered a protective spell and clutched her keys. Suddenly, a shadow pounced on the wall and she broke into a run. She reached her car and rushed inside, locking the doors. Breathing hard, she looked through the windows. No one was there. Perhaps it was her nerves playing tricks on her. She turned on the ignition and drove off. The next day, Julian was still nowhere to be found. Mikaela had contacted everyone they knew. She looked for him all day and waited for him all night. Distraught and anxious, she missed her shift at the Moonstone. Halloween was tonight and so was the festival. Julian had entered the storytelling competition for her. He had supported her every time she doubted herself. Maybe he would be there. But between her nightmares and Julian's disappearance, she had been too worried to prepare a story for the contest. She looked at her notebook, filled with false starts. She could stay home, scared and helpless. Or she could finish what Julian had started. There was a reason why she loved to tell horror stories. They made her feel brave enough to face any challenge. That evening when the host called Mikaela's name at the Endless Halloween Festival, she boldly stepped on stage, dressed in a costume: a black dress matched with a wide, witchy hat. She hoped to spot Julian in the crowd. But she could not find him and looking directly at the audience was a mistake. A sea of expectant faces was before her, eyes watching her every move. Her heart pounded in her chest as her hands began to shake. She grabbed the warm microphone and cleared her throat. A thick silence greeted her, only interrupted by a distant cough. She reminded herself that tonight was All Hallows' Eve, when the veil thinned betwixt this realm and the one beyond. She had a story in her heart, a story that mattered. If she told it right, perhaps Julian would hear it. Mikaela took a deep breath. The wet wind of Autumn whirled golden leaves around her. She inhaled the acrid smell of damp, foliage. She swallowed the bitter aftertaste of coffee still on her tongue. Distant eyes cawed from an old oak tree. She closed her eyes. The crimson darkness under her eyelids turned darker. Her heartbeat slowed. She exhaled deeply, her breath a puff of mist in the cold night air. Now she felt awakened, refreshed for the first time in weeks, and ready to tell the tale of a lifetime. She spoke into the microphone in a deep, haunting voice. She narrated a tale of billowing winds on a cold Autumn night. Of a loyal friend disappearing before daylight. Of forgotten victims hiding in the wings of darkness. Of throbbing graves, sealed with terrible secrets. And of eternal night in the shadow of death. Mikaela pointed at the night sky and said that no darkness was truly beyond light. Even on this moonless night, the sky shined with long-dead stars. A thick black fog engulfed Mikaela, to the audience's amazement. And no one saw Mikaela Reid again. </text:p>
          </table:table-cell>
        </table:table-row>
        <table:table-row table:style-name="ro1">
          <table:table-cell office:value-type="string" calcext:value-type="string">
            <text:p>Jonah Vasquez</text:p>
          </table:table-cell>
          <table:table-cell office:value-type="float" office:value="29" calcext:value-type="float">
            <text:p>29</text:p>
          </table:table-cell>
          <table:table-cell office:value-type="string" calcext:value-type="string">
            <text:p>Male</text:p>
          </table:table-cell>
          <table:table-cell office:value-type="string" calcext:value-type="string">
            <text:p>survivorphotos</text:p>
          </table:table-cell>
          <table:table-cell office:value-type="string" calcext:value-type="string">
            <text:p>JonahVasquez.png</text:p>
          </table:table-cell>
          <table:table-cell office:value-type="string" calcext:value-type="string">
            <text:p>Mathematical Mastermind </text:p>
          </table:table-cell>
          <table:table-cell office:value-type="string" calcext:value-type="string">
            <text:p>American</text:p>
          </table:table-cell>
          <table:table-cell office:value-type="string" calcext:value-type="string">
            <text:p>Jonah Vasquez saw the truth behind the veil. His gifted mind understood numbers in a way few could. Sunsets, architecture, a blade of grass — he saw more within them than eyes could gleam. He understood the language that explained them — mathematics — complex equations that continually played out around the universe to determine why and how we exist. Structures. Patterns. A law unbroken: physics. His gift would have been overlooked had his family's history of poverty continued for another generation. But some patterns are meant to deviate from their common course, and Jonah's father strived to better his family with every muscle he had. What started as a job picking fruit near Fresno, California, eventually led to him owning a small mangrove. It wasn't much, but it was enough to provide Jonah a stable childhood and education. Though placed in advanced classes, there were few signs of Jonah's brilliance to his peers. He was a normal boy with a few close friends, a passion for baseball, and an interest in ancient civilisations. However, when he was alone, his mind turned to numbers — and these, to Jonah, were the most fascinating of marvels. He delved into Fibonacci and Recaman's sequences and was soon poring over complex equations from history's leading mathematicians. On his 16th birthday, he received an unaddressed card. There was nothing within but the following numbers: 8, 25, 19, 44, 1; -20.37, -69.85; 13, 2, 26, 11, 1. It was a puzzle. Perhaps a gift from his math teacher or a relative who knew of his penchant for solving brainteasers. But somehow this was different. While he immediately recognised the GPS coordinates, quickly discovering they led to a location in Chile, the other numbers meant nothing to him. Every attempt he made led to failure. Over time, he abandoned the puzzle, convinced it was flawed. He went on to university and, upon graduation, was hired as a codebreaker by the CIA. On his first day, written in his employee handbook, were the numbers from years ago: 8, 25, 19, 44, 1; -20.37, -69.85; 13, 2, 26, 11, 1. A tension in the back of his neck materialised, a feeling that he was being toyed with. He returned to the puzzle, only to discover that his years of experience would reveal no new information. He couldn't dwell on it — he had a job to do. He was put to work deciphering messages from signal stations around Europe. Archived footage found that for twenty-three years dozens had been operating in an unknown capacity. Simple blinks of light hid complex codes that revealed disjointed information. It wasn't much to go on, but he discovered the messages seemed to involve powerful and wealthy individuals from around the globe. The project was abruptly shut down. All agents involved were transferred to other assignments. Jonah was moved to a covert task force in the newly formed democracy of Kwantana, where he intercepted and decoded messages from bands of rebels. His work enabled the U.S. to target numerous rebel locations. Then the bombs dropped. It was discovered too late that the messages were decoys. Civilian casualties were staggering, the true numbers covered up by officials. Jonah blamed himself. He saw first-hand the damage done and the families torn apart. He took a leave of absence but remained in Kwantana, surveying the damage. He had to do something. He cashed in his favours with one of the CIA's digital security experts and infiltrated the rebellion's computer network. From there, he took stock of the numbers, and made changes he thought no one would notice. Small amounts of money were siphoned from the rebels to those who lost their homes and loved ones. It seemed like a smooth play, undetectable and bloodless — until the day the gunshots rang through his suite. Jonah hit the floor as glass shattered and holes punched through his walls. Grabbing his laptop, he broke his kitchen window and leapt to the neighbouring building's roof. Before he could even rub his throbbing ankles, the small house exploded into flames. He ran, not looking back. He climbed down to the alley, made his way to the slums, and concealed himself among rickety shanties of cardboard and rotting wood. A week later, he arrived at an American embassy, exhausted, dust-ridden, and defeated. Before he could take a breath, he received a call from his chief officer at the CIA: "Was it worth it? You over this crusade of yours?". He felt powerless. And so, he returned his focus to what was simple, what was black and white: numbers. His chief officer gave him a new assignment, one classified to all but a few. His research on the signal stations had reached someone high up, and the project was re-opened under a veil of secrecy. Jonah dedicated his time to deciphering the codes, partly out of fascination and partly to forget the guilt that resided within him. What started with signal stations led him to something even more baffling: horror podcasts. In the stories of campfire thrillers and slasher tales from around the world were carefully concealed codes. Sometimes numbers. Sometimes words. Each time, as if being a secret password or handshake, he found the following message: Sacrifice is rebirth. Hidden in the code was information on a network of powerful people, all working towards what, he didn't know. There was chatter of summonings and rebirths, sacrifices and hunts. Jonah assumed much of it was red herrings attempting to mislead. Up late that night, he analysed another code — this time concealed in a story of vampires. What he deciphered sent a chill through his spine. 8, 25, 19, 44, 1; -20.37, -69.85; 13, 2, 26, 11, 1. The numbers had returned. They haunted him. He saw them when he closed his eyes. They clung to his sleepless mind, begging for attention. He checked the coordinates as he had years ago — it was nothing but a Chilean graveyard. He logged into the CIA database and searched the history of the location. Only one hit came up: a cold case where bodies were found in the area, the corpses eaten by hundreds of crows. Jonah couldn't let the mystery go on any longer. The numbers had followed him all his life and he was ready to follow them. Knowing his chief officer wouldn't approve, he booked a ticket to Chile without anyone's knowledge. It was time to see what was so special about the coordinates. Less than 24 hours later he arrived at –20.36, -69.85. He found himself under the sweltering sun, standing in the graveyard of a ghost town. There was nothing but dust and bones. Jonah spit into the dirt and puzzled over the numbers once more. He slumped next to an old grave, under the eyes of a watchful crow. He missed home, he missed the mangrove, he missed a time before the complexities of the universe crashed down on him. He looked out at the old derelict buildings on one side and the sweeping desert on the other. There were similarities to Fresno — the dry heat, the sunset that cast an orange glow on the dusty ground. But it wasn't home. Not to him. He looked at it from the eyes of a man who didn't belong in this place. And then Jonah understood. He was analysing the code from his own experiences, his own view of the world. There was so much he overlooked. With feverish devotion, he considered what the numbers could signify for other cultures: ancient Egyptian measurements, Persian currencies, and... antiquated calendars. He finally understood. He sifted through his knowledge of ancient civilisations before coming to the Tanyrian calendar. Plugging in the numbers as dates, he converted the first half of them over to the Gregorian calendar. He wasn't prepared for the number it would reveal: his birthday. The world spiralled around him. With sweaty palms, he calculated the remaining numbers. It gave him another date: today. The code... it was about Jonah, at this location, at this moment. His hands shook. His heart pounded against his ribs. Was he part of a prophecy or had someone led him down this path? He didn't know. For once, numbers no longer made sense. A heavy fatigue came over him and the world shifted in impossible ways. He knew the equations behind nature, he knew what he saw couldn't be. He witnessed his father's mangrove beyond the desert and felt overwhelming comfort. Crows cawed in the distance and the smell of citrus wafted on the breeze. He considered that he was once more a child, and the numbers nothing but a horrible dream. Trapped in nostalgic thoughts, he didn't notice the Dark Fog seeping from the grass, swirling its way towards him. Crows flew from the branches, screeching relentlessly, flying in a circle above. It was too late when he realised the scent on the breeze was no longer citrus. It was blood. </text:p>
          </table:table-cell>
        </table:table-row>
        <table:table-row table:style-name="ro1">
          <table:table-cell office:value-type="string" calcext:value-type="string">
            <text:p>Yoichi Asakawa</text:p>
          </table:table-cell>
          <table:table-cell office:value-type="float" office:value="30" calcext:value-type="float">
            <text:p>30</text:p>
          </table:table-cell>
          <table:table-cell office:value-type="string" calcext:value-type="string">
            <text:p>Male</text:p>
          </table:table-cell>
          <table:table-cell office:value-type="string" calcext:value-type="string">
            <text:p>survivorphotos</text:p>
          </table:table-cell>
          <table:table-cell office:value-type="string" calcext:value-type="string">
            <text:p>YoichiAsakawa.png</text:p>
          </table:table-cell>
          <table:table-cell office:value-type="string" calcext:value-type="string">
            <text:p>Brilliant Marine Biologist </text:p>
          </table:table-cell>
          <table:table-cell office:value-type="string" calcext:value-type="string">
            <text:p>Japanese</text:p>
          </table:table-cell>
          <table:table-cell office:value-type="string" calcext:value-type="string">
            <text:p>As a child, Yoichi gained an interest in the supernatural from his father and mother when an inexplicable curse claimed both their lives. As an adult, Yoichi graduated with top honours in marine biology from a university in Tokyo, and, following in his father’s footsteps, became the youngest professor in the school’s history. But his career began to unravel when two of his students disappeared while doing research in Izu Oshima. The mere mention of Izu Oshima triggered painful memories from his past. Deep, hidden memories bubbled up from the murky, black depths of his subconscious. Blurred faces on images, twisted mouths, inexplicable deaths suddenly filled his mind. The shouts of people calling him a monster. And then… the monster… Sadako rose from the abyss to let him know the curse was not over. It would never be over. With a cry, Yoichi shut his eyes and slowly released his fear. When he opened his eyes again, Sadako was gone, but something had returned. Something ominous and otherworldly. He could feel an unnerving presence near him, breathing deeply like the heaving sea. Was Sadako tormenting him? Was a spirit trying to warn him? Or was it something else? Something that consumed people. Something that made people disappear. Yoichi wasn’t sure. He had spent his life trying to understand his psychic abilities and the supernatural. His instincts told him the answers somehow lay with water. He had, after all, dedicated his life to studying intelligent life and unexplored realms within the ocean. Perhaps he needed to readjust his definition of intelligent. Or his definition of life. Thirsting for truth, Yoichi entered a frenzy of research into the fringes of parapsychology, cryptozoology, theology, folk history. The more he expanded his field of expertise, the more he was ridiculed and ostracized. Once viewed as a brilliant young mind, Yoichi was now considered an eccentric and a liability. In mere months, the university terminated his position. Undeterred, Yoichi sought professorships at other schools, but no reputable college in Japan would take him. As a last resort he approached media outlets, and by some twist of fate, the company where his mother had worked at as a journalist offered to fund his research in exchange for articles and first publishing rights to his story. During this difficult time, Yoichi's father returned to him—his spirit silently goading him to continue the course he had chosen. And so, working around the clock in his tiny Tokyo apartment, he allied himself with other researchers in the paranormal field. Within months, he came across a story that mirrored the disappearances of his students: four vloggers had mysteriously disappeared near a lighthouse in Scotland. With a great sense of urgency, Yoichi took the first flight he could to Glasgow. A professor at a local university had come to many of the same conclusions as he had nearly seventy years earlier when a film crew disappeared near the very same lighthouse. There was some kind of intelligence in the water—some kind of darkness calling from the sea like an ancient siren. As Yoichi examined the research, his father suddenly appeared to let him know he was on the right path. Guided by his father, Yoichi chartered a fishing boat and headed toward a small cluster of islands known as the Seven Hunters. Darkness fell as they approached the isles. The lighthouse, now automated and controlled remotely, sputtered and winked out of existence like a dying star. The ocean began to stir violently, lightning flashed, and the fisherman begged Yoichi to turn back, but Yoichi refused. He was too close and would not be deterred. As they argued the ocean raged and tossed the ship high and low. Then one giant wave lifted the boat as high as a house and dashed it to pieces against dark, jagged rocks. Yoichi didn’t remember much after that. He remembered falling into the water. He remembered swimming to the landing where he saw his father standing on the gallery of the lighthouse beckoning him. He remembered staggering through thick black fog as he climbed the stairs. He remembered the water level rising with every step until the frothing mouth of the raging ocean swallowed him whole. </text:p>
          </table:table-cell>
        </table:table-row>
        <table:table-row table:style-name="ro1">
          <table:table-cell office:value-type="string" calcext:value-type="string">
            <text:p>Haddie Kaur</text:p>
          </table:table-cell>
          <table:table-cell office:value-type="float" office:value="31" calcext:value-type="float">
            <text:p>31</text:p>
          </table:table-cell>
          <table:table-cell office:value-type="string" calcext:value-type="string">
            <text:p>Female</text:p>
          </table:table-cell>
          <table:table-cell office:value-type="string" calcext:value-type="string">
            <text:p>survivorphotos</text:p>
          </table:table-cell>
          <table:table-cell office:value-type="string" calcext:value-type="string">
            <text:p>HaddieKaur.png</text:p>
          </table:table-cell>
          <table:table-cell office:value-type="string" calcext:value-type="string">
            <text:p>Brave and Determined Podcaster </text:p>
          </table:table-cell>
          <table:table-cell office:value-type="string" calcext:value-type="string">
            <text:p>Canadian</text:p>
          </table:table-cell>
          <table:table-cell office:value-type="string" calcext:value-type="string">
            <text:p>Haddie spent her youth in a household brimming with love. Her mother, Professor Basant Kaur, moved across the world to teach agricultural science at a university in Trois-Rivières, Quebec. Her father, Rajan Singh, found remarkable success with a catering business in the small, Quebecoise town. Her house constantly swirled with the wonderful aromas of cumin, chillies, masala, cardamom and fresh, steaming naan pulled from a tandoor oven. Her earliest memories were filled with stories of India and on her tenth birthday her parents promised to visit Punjab just after the new year. During the holiday season, her parents went to a party with their closest friends, Marise and Francois Rois. When Haddie called her parents to say she felt sick, they left in a hurry. Driving through the winding, snow-swept roads of rural Quebec, Rajan lost control of the car, skidding into an icy, gnarled forest. It would be two days before their bodies were found trapped in the vehicle. As Haddie's fever broke, the police arrived at her doorstep telling her that they had not suffered. But Haddie was old enough to know the police were just being kind. The next morning, she woke up with white hair and a question that would haunt her for the rest of her life. The Rois took Haddie in, doing their best to fill the hole left by her parents. Despite the enormous loss, Haddie was again surrounded with love: the love her adoptive parents had for their son, Jordan, and the love the three had for her. But the trauma of losing her parents seemed to unlock something within her. She began to see things nobody else could see; horrible, unnatural, unexplainable things. Apparitions tormented her in class, at home, in bed. Her unexpected screams earned her the nickname “Helly Haddie”, only adding to her alienation and anguish. Once a cheerful and social child, Haddie walled herself off to the world. With time Haddie realised her uncanny abilities only triggered in certain areas — dark areas. It was as though there were places in the world where another dimension somehow bled into our own. Jordan called these intersecting areas Overlaps, and they seemed to give Haddie insight into a dark, shadowy world straight out of a cosmic horror story. When Haddie graduated from high school, she felt an unexplainable tug to discover who her parents were. To raise money for a trip to India, her brother Jordan suggested that they use her abilities to explore and document all the haunted places in Quebec, starting with a haunted asylum. At the Dorea Institute, Haddie could see and hear residual memories... patients, doctors, and so much more. While recording her impressions at the institute, she offhandedly called the encroaching dimension the Ravage since it not only assaulted her with memories from all times and places but also gave the sense of feeding off psychic energy. The Ravage, she sensed, was a living mosaic of human suffering that was slowly corrupting and devouring the world. She concluded that they needed to investigate more to see if there was anything to her hypothesis. Jordan presented the footage and recordings to their uncle Stefan who helped them turn what they had documented into a web series. Within days of uploading the first episode, Ravages of the Abyss was a viral hit. True crime fans, ghost-chasers, and sceptics flooded the comments with their own theories of what she was experiencing. Stefan handled the production, and before long, he presented Haddie with her first cheque as a professional podcaster. Now with a working budget, Haddie was able to investigate the most haunted places in the world seeking answers about the Ravage. Her investigations led her to a secluded island where once an entire town had mysteriously disappeared leaving dozens of empty homes. She never felt such a strong influence of the Ravage as she did here. It pulsed with suffering and cruelty and repressed darkness. Haddie absorbed the emotions of the ghost town and closed her eyes. Calming herself and silencing her mind, she began to hear guttural screams and cries and whimpers. When she opened her eyes again, she could see the scintillating orange residual memories of people tearing each other apart in the mud and rain. Then everything disappeared as a much older version of her stepbrother beckoned her from one of the homes. <text:s/>She chased after him only to stop suddenly with the realisation that the Ravage was toying with her emotions, playing tricks on her, making her see things that couldn’t possibly be real. The encounter nearly put Haddie off the project entirely, but she was now the linchpin for a company that fed her family. Her uncle Stefan continued to line up sites to visit, and after a personal trip backpacking across India, Haddie carried on subjecting herself to the horrors of the Ravage. Then, while investigating a haunted World War II bunker in the Alps, Haddie heard someone faintly crying out for help in Punjabi. Snow flurried in the bunker as a tunnel suddenly opened to a snow-covered forest. A horn blared in the distance and faded away. She saw the glow of red lights through a wall of snow and felt her heart skip a beat as she rushed to a crumpled, blue car pinned between two massive pine trees. Through the shattered windshield she saw the bodies of her parents stuck in pools of frozen blood. Haddie narrowed her gaze and saw tiny plumes of vapor floating from their trembling blue lips. With a profound sense of urgency, she rushed around the wreck trying her best to push, pull, and kick her way in. All to no avail. As she cried out to them that she was sorry for being sick, that the accident was all her fault, their eyes snapped open and, in unison, they answered the question that had anchored her life to their death. "Yes... Beti... we suffered..." With a terrible cry Haddie fell back into the snow as ice tendrils wrapped around her and pulled her down into a world of endless darkness. </text:p>
          </table:table-cell>
        </table:table-row>
        <table:table-row table:style-name="ro1">
          <table:table-cell office:value-type="string" calcext:value-type="string">
            <text:p>Ada Wong</text:p>
          </table:table-cell>
          <table:table-cell office:value-type="float" office:value="32" calcext:value-type="float">
            <text:p>32</text:p>
          </table:table-cell>
          <table:table-cell office:value-type="string" calcext:value-type="string">
            <text:p>Female</text:p>
          </table:table-cell>
          <table:table-cell office:value-type="string" calcext:value-type="string">
            <text:p>survivorphotos</text:p>
          </table:table-cell>
          <table:table-cell office:value-type="string" calcext:value-type="string">
            <text:p>AdaWong.png</text:p>
          </table:table-cell>
          <table:table-cell office:value-type="string" calcext:value-type="string">
            <text:p>Mysterious Secret Agent </text:p>
          </table:table-cell>
          <table:table-cell office:value-type="string" calcext:value-type="string">
            <text:p>Origin Redacted</text:p>
          </table:table-cell>
          <table:table-cell office:value-type="string" calcext:value-type="string">
            <text:p>Everything about Ada Wong was an enigma. Her history, her nationality, her allegiances, her motives, even her real name was a mystery. Was she a corporate spy working against the Umbrella corporation? Was she loyal to Albert Wesker? Or was she a double agent? And why was she after the Las Plagas parasite? Clearly, she was a trained assassin. A weapons expert with advanced martial arts training. While investigating Los Illuminados, she was captured and nearly killed in a ritual sacrifice. But in the end, she escaped and was never seen again. That, too, was an enigma.</text:p>
          </table:table-cell>
        </table:table-row>
        <table:table-row table:style-name="ro1">
          <table:table-cell office:value-type="string" calcext:value-type="string">
            <text:p>Rebecca Chambers</text:p>
          </table:table-cell>
          <table:table-cell office:value-type="float" office:value="33" calcext:value-type="float">
            <text:p>33</text:p>
          </table:table-cell>
          <table:table-cell office:value-type="string" calcext:value-type="string">
            <text:p>Female</text:p>
          </table:table-cell>
          <table:table-cell office:value-type="string" calcext:value-type="string">
            <text:p>survivorphotos</text:p>
          </table:table-cell>
          <table:table-cell office:value-type="string" calcext:value-type="string">
            <text:p>RebeccaChambers.png</text:p>
          </table:table-cell>
          <table:table-cell office:value-type="string" calcext:value-type="string">
            <text:p>Gifted Medic and Squad Member </text:p>
          </table:table-cell>
          <table:table-cell office:value-type="string" calcext:value-type="string">
            <text:p>American</text:p>
          </table:table-cell>
          <table:table-cell office:value-type="string" calcext:value-type="string">
            <text:p>A child prodigy, Rebecca Chambers graduated from college at age 18. As a Rookie Police Officer, she was the youngest member of the Special Tactics and Rescue Service assigned as a field medic with Bravo Team. Dispatched by S.T.A.R.S. to the Arklay Research Facility, her squad investigated a series of grisly murders. While exploring an abandoned train, she discovered undead monsters and mutated animals. She escaped to an even more horrifying place, an old underground Umbrella Corporation facility filled with shocking abominations. Desperate to find the other members of Bravo Team, she followed their disembodied voices into a mysterious, black fog that seemed to appear from nowhere. As Rebecca pushed through the heaving fog, she suddenly heard menacing footfalls behind her. Instinctively, she reached for her sidearm, but her holster was empty. Her weapons were gone. As she turned, she heard a guttural roar and quickly evaded a massive club-like weapon. Clambering to her feet, she rushed toward a flickering light in the darkness.</text:p>
          </table:table-cell>
        </table:table-row>
        <table:table-row table:style-name="ro1">
          <table:table-cell office:value-type="string" calcext:value-type="string">
            <text:p>Vittorio Toscano</text:p>
          </table:table-cell>
          <table:table-cell office:value-type="float" office:value="34" calcext:value-type="float">
            <text:p>34</text:p>
          </table:table-cell>
          <table:table-cell office:value-type="string" calcext:value-type="string">
            <text:p>Male</text:p>
          </table:table-cell>
          <table:table-cell office:value-type="string" calcext:value-type="string">
            <text:p>survivorphotos</text:p>
          </table:table-cell>
          <table:table-cell office:value-type="string" calcext:value-type="string">
            <text:p>VittorioToscano.png</text:p>
          </table:table-cell>
          <table:table-cell office:value-type="string" calcext:value-type="string">
            <text:p>Endless Wanderer </text:p>
          </table:table-cell>
          <table:table-cell office:value-type="string" calcext:value-type="string">
            <text:p>Italian</text:p>
          </table:table-cell>
          <table:table-cell office:value-type="string" calcext:value-type="string">
            <text:p>Born to Alberto and Caterina Toscano in 1343, Vittorio Toscano was the youngest of three and third in line to inherit his family’s land. At age fifteen, his father sent him to train with Ettore Fabrizio, the same knight who trained his older brothers in the military arts. But Vittorio didn’t take to combat training the way his brothers did. As a student of philosophy, he believed physical violence to be the last refuge of the incompetent. Infuriated by Vittorio’s pacifism, Fabrizio ordered one of his pages to attack him. Vittorio dodged and blocked the blows, but refused to fight back. When his enraged opponent lunged, Vittorio parried. His attacker tripped, falling on his own dagger. He bled out in less than a minute and Vittorio threw down his sword, swearing never to pick it up again. Since Vittorio demonstrated an aptitude for scholarship, his frustrated father sent him to study with his Uncle Renzo. Besides being the Duke of Portoscuro, Renzo was also a scholar and collector of rare artefacts. Under Renzo’s tutelage, Vittorio focused his studies on lost civilizations and ancient history. He researched forgotten tomes and became an expert on the philosophy and wisdom of ancient secret societies and obscure guardians of knowledge. Guardians present in almost every century and culture. Guardians that went by manifold names depending on the time and region and were said to be from another dimension—a perfect world. He collected anything on Watchers, Keepers, Guides, Masters, Observers. Vittorio’s research revealed these guardians acted as gatekeepers of advanced and arcane knowledge that would gradually help humanity transcend to a higher plane of existence. He theorized the Observers waited for humanity to acquire wisdom before releasing knowledge that otherwise would lead to their self-destruction. Slowly, these Observers found ways to inspire humanity with knowledge that would stimulate growth, understanding and collective wisdom. Vittorio adopted his Uncle Renzo’s view that greed for money and power was the source of all conflict. His hope was that the lost knowledge of these gatekeepers might bring peace, harmony, and order to a violent world. At Vittorio’s urging, Renzo mounted an expedition to find lost relics and artifacts from the ruins of antiquity. In Hungary, they discovered a bronze dodecahedron that dated back to Roman times. In Asia minor, they uncovered a hidden tunnel beneath the Obelisk of Theodosius where they discovered stone tablets engraved in Akkadian cuneiform. They told the tale of a mysterious artifact split into three and scattered across the world. A clue led them to the ruins of Troy where a secret chamber revealed a treasure trove of antiquities. The most precious was a piece of that mysterious artifact. Another clue led them to Isle of Rhodes where a hidden cave held a second part of that same relic. In Delphi, under the Temple of Apollo, Vittorio discovered the third piece on a black marble altar. Engravings on the altar showed a map of Crete and a star over the Palace of Minos. Deep in the labyrinth below the ruins of the palace, Vittorio discovered a place to put the key created by the three relics. Ancient machinery came to life. A stone wall slid open, revealing a hidden vault. Renzo and Vittorio entered and found a white marble wall inscribed with what seemed to be a form of Sanskrit. The message warned of a cult that sought to corrupt humanity with knowledge it wasn’t ready for. They had hunted down the Observers and imprisoned them. But before being imprisoned, the Observers had hidden artifacts around the world with secret knowledge about this dark force and how to stop it from destroying the world. The message on the wall also spoke of a stone from an ancient school that held the secrets of traveling between planes of existence. Vittorio, believing the stone held the key to finding the Observers or their perfect world, called the stone ‘Lapis Paradisus.’ As they exited the vault, Renzo stepped on a black serpent. The serpent sank its fangs into Renzo’s leg and disappeared as quickly as it appeared. The venom spread fast and within minutes he passed away. As Renzo’s only heir, Vittorio inherited his estate, his library, his title, and his vast fortune. Determined to honor his uncle and help humanity transcend its weakness, greed, and cruelty, he knew he had to find the Lapis Paradisus and free the Observers if they were still alive. In 1391, Vittorio mounted an expedition. He employed a mercenary knight to aid in the effort and offer protection. Formerly a member of the Guardia Compagnia, Tarhos Kovács feared no man or beast. Vittorio’s explorations and discoveries eventually led them to the heavily guarded catacombs beneath the Portuguese city of Sintra. If the expedition wanted to enter, they would have to kill those who guarded it. Vittorio had no wish to shed blood and told Tarhos to find another way. Tarhos defied Vittorio and by the end of the day had him in irons. When they returned to Italy, Tarhos locked Vittorio in a dungeon and began a campaign of torture in Portoscuro, promising to stop when he revealed the meaning behind the stone. Within weeks, Tarhos grew tired of torturing the townsfolk, and Vittorio was left to rot in the dungeon with no one to talk to but the rats. In his solitude he scratched the symbols from the Lapis Paradisus into the stone floor. He attempted countless sequences while imagining a world like paradise. And just when he was about to surrender to hunger and despair, he tried one last sequence while meditating on a world of endless peace and compassion. At first, he thought he had failed. He gasped with the last of his strength as the rats approached menacingly, preparing to feast on his defeated, sallow flesh. Then, suddenly, a cold, unnatural, black fog rose from the stone floor and within moments he heard cries of anguish and crows circling above him. With difficulty he clambered to his feet and found himself in another world— Not the paradise he had expected.</text:p>
          </table:table-cell>
        </table:table-row>
        <table:table-row table:style-name="ro1">
          <table:table-cell office:value-type="string" calcext:value-type="string">
            <text:p>Thalita Lyra</text:p>
          </table:table-cell>
          <table:table-cell office:value-type="float" office:value="35" calcext:value-type="float">
            <text:p>35</text:p>
          </table:table-cell>
          <table:table-cell office:value-type="string" calcext:value-type="string">
            <text:p>Female</text:p>
          </table:table-cell>
          <table:table-cell office:value-type="string" calcext:value-type="string">
            <text:p>survivorphotos</text:p>
          </table:table-cell>
          <table:table-cell office:value-type="string" calcext:value-type="string">
            <text:p>ThalitaLyra.png</text:p>
          </table:table-cell>
          <table:table-cell office:value-type="string" calcext:value-type="string">
            <text:p>No Role</text:p>
          </table:table-cell>
          <table:table-cell office:value-type="string" calcext:value-type="string">
            <text:p>Brazilian</text:p>
          </table:table-cell>
          <table:table-cell office:value-type="string" calcext:value-type="string">
            <text:p>If you were to ask, Thalita Lyra would tell you that what she wanted in life more than anything was to bring people together. Whether it was her father selling out clubs for the latest forró band he’d signed, or her mother showing off Botafogo, Lapa, and Ipanema to groups of tourists from around the world, Thalita loved seeing people come together to share their passion and form meaningful connections. As a teenager, Thalita found her community through kite-fighting. Her uncle Inacio taught Thalita and her younger brother, Renato, to settle their petty squabbles through making kites and flying them into each other until someone’s string is cut and a winner is decided. Thalita and Renato would spend their summers at Inacio’s beachfront kite shop, working in the mornings, and fighting kites in the afternoon. Their antics caught the attention of kids and adults alike, and it wasn’t long before Thalita started teaching kite-fighting at the shop. Eager to connect with even more people, Thalita would film these fights and post them online. Free publicity, she told her uncle. Little did Thalita know that her kite-fighting videos would be her ticket to stardom. Videos that featured her and her commentary would get more hits, with viewers commenting on Thalita’s kite-fighting insights and her charm. The videos even caught the eye of a modelling agent. Before she knew it, Thalita was booking photoshoots for print ads and appearing in commercials. She loved the work and knew it wouldn’t be long before she could transition to acting. Then she would be capital-F Famous, like the stars of the telenovelas she watched growing up. Her community would span all of Brazil, and maybe even beyond. But it was not to be. Little by little, modelling took Thalita further from the kite shop. First, she had to give up playing, to let the nicks on her hands heal. Then, she had to spend her days networking, schmoozing, and lining up gigs well in advance. By the time Thalita graduated high school, her agent was eager to get her even more work. Which meant even less time at the kite shop. All this hard work and dedication will be worth it, she told herself. Years passed in a flurry. Thalita was burned out and sick of the awkward stares and lingering glances from strangers. Fame, it seemed, was not as glamourous as she thought it would be. Late nights talking with Renato helped her realize what it was she was missing: connection. Genuine connection with like-minded people. That is how her father and mother drew people to them. And kite-fighting was what connected Thalita with others. Within a few short months, Thalita had quit modelling, used her money to open her own shop – with Inacio’s blessing, of course – and brought Renato on as her business partner. Fun Kites Rio became the premiere destination for kite-fighting materials, and Thalita’s fame helped attract even more people to the hobby. It was a great start, but Thalita, as always, wanted to reach even more people. Fun Kites Rio’s first tournament was a success, drawing hundreds of participants to the outskirts of Rio to watch dozens upon dozens of kites danced in the sky. In between socializing with old and new friends, helping at the concession stands, and even playing a match or two, Thalita found a few moments to cry happy tears by herself. She had done it. This was exactly the community she wanted to create. By the time the sun set and the tournament came to a close, the field was covered in litter. Thalita and Renato stayed behind to clean up. The full moon was high in the sky when Renato noticed something: a strange drone floating over the field. Thalita’s mischievous childhood self came roaring back. Time for a challenge: a race to take down the drone. Renato couldn’t help but accept. In the end, Thalita’s kite was the one to get caught in the drone’s rotor blades. She cheered as Renato watched the thing sputter into the forest, leaving a trail of smoke in its wake. Thalita didn’t want to look for the fallen drone. She was happy to leave her kite behind. But Renato walked off to the trees on his own, and Thalita couldn’t let her brother wander the dark forest by himself. Deep in the woods, Renato found more than just the drone. Thalita heard a scream and watched as a man drenched in blood emerged from the forest. He grabbed her brother, desperate for help, but it was already too late. Thalita nearly screamed as the man split in two and a woman stepped forward, covered in high-tech hunting gear. Why wasn’t Renato moving? She grabbed her brother and ran. Another drone floated overhead, like the one she had downed with her kite. They were the hunter’s eyes, and she had plucked one of them from the sky. Renato was in shock, and Thalita saw that his arm had been cut deeply. When? It didn’t matter. He was bleeding, and they needed to get to safety. That was when she saw the factory. A rotting brick building, collapsing under the weight of time. Thalita led Renato into the factory and found a dark alcove to hide. The hunter followed, and she dragged some wooden beams across the entrance. The only way out, blocked off. Thalita knew time was running out. If the hunter didn’t find them first, her drone would. Thalita peeked from their alcove. The factory was changing, its dark and dingy walls dissolving to a bright and sunny landscape. A beach. She found her resolve. A way out. A chance to survive. All she had to do was run. Thalita put her arm around Renato and pulled him to his feet. She thought she heard Renato telling her to stop, but she ignored him. This was their chance. They ran along the beach, leaving the hunter behind, kicking up warm sand with each stride. Thalita never stopped running, not even when the sand turned into swirling black fog. </text:p>
          </table:table-cell>
        </table:table-row>
        <table:table-row table:style-name="ro1">
          <table:table-cell office:value-type="string" calcext:value-type="string">
            <text:p>Renato Lyra</text:p>
          </table:table-cell>
          <table:table-cell office:value-type="float" office:value="36" calcext:value-type="float">
            <text:p>36</text:p>
          </table:table-cell>
          <table:table-cell office:value-type="string" calcext:value-type="string">
            <text:p>Male</text:p>
          </table:table-cell>
          <table:table-cell office:value-type="string" calcext:value-type="string">
            <text:p>survivorphotos</text:p>
          </table:table-cell>
          <table:table-cell office:value-type="string" calcext:value-type="string">
            <text:p>RenatoLyra.png</text:p>
          </table:table-cell>
          <table:table-cell office:value-type="string" calcext:value-type="string">
            <text:p>No Role</text:p>
          </table:table-cell>
          <table:table-cell office:value-type="string" calcext:value-type="string">
            <text:p>Brazilian</text:p>
          </table:table-cell>
          <table:table-cell office:value-type="string" calcext:value-type="string">
            <text:p>Growing up, Renato acted less like a child and more like a scientist, studying the world and people around him. He would poke classmates in the face or stand too close to them, curious to see their reaction. It was no surprise that young Renato had a hard time making friends. He was often the target of bullies, especially when he started advancing through school. Sitting in classes with kids a year or two older than him – and still outperforming them – did not ingratiate Renato with his peers. Renato enjoyed two things: solving puzzles and annoying his older sister, Thalita. It was his way of showing his love. Renato saw how easily Thalita won over kids and adults alike and wanted to be like her. So, when Thalita started to take an interest in flying kites, Renato did too. His parents knew Renato needed help socialising. When he turned thirteen, they volunteered Renato to work at Uncle Inacio’s kite shop on the beach during the summer. Thalita was making new friends there, maybe he would too. Instead, Thalita spent the day telling Renato what to do, which annoyed him more than anything. The bickering got so bad that Uncle Inacio had to teach them the art of kite-fighting to settle their differences. Renato loved it immediately. He enjoyed kite-fighting so much, he didn’t even mind when he lost. As Inacio expected, they started to fight less and play more. If only Renato had such luck with other people. Thalita would tell him to stop being so competitive with the kids they were teaching to kite-fight, but Renato wouldn’t listen. He hated it when anyone told him what to do. When Thalita started spending less time at the shop to focus on her modeling, Renato had to step up as teacher. More than anything, he would hear how much everyone missed his sister. Renato graduated from high school two years early, and his parents suggested he take some time to do charitable work. University, or an early career, could wait. Renato just wanted to be left alone and treated like an adult. Thalita suggested that Renato find a place to play guitar – if he could practice his guitar-playing and put himself out there, Thalita promised the family would finally stop telling him what to do all the time. That was music to his ears. Renato decided to volunteer at a local retirement home. First, he played guitar for the residents, then he started helping out in the kitchen, and before he knew it, Renato was learning what it meant to truly care about other people. To make the effort to help others without getting anything in return. For the first time, Renato felt like he had the power to make other people’s lives better. This new insight came in handy when Thalita was at a crossroads of her own. She wanted to pursue modelling and acting, but she missed the kite shop more than anything else. Renato didn’t do more than listen when Thalita needed someone to talk to, but after many late nights and long chats, Thalita emerged with a new sense of purpose. When Thalita approached him to be a partner in her new venture, a kite-fighting shop called Fun Kites Rio, Renato accepted immediately. Building a business from scratch would be the ultimate puzzle. Renato’s analytical mind helped the shop in those early months. He encouraged Thalita to use her fame as a model to help market the shop and booked her into conventions and symposiums across the country to get the word out on Fun Kites Rio. Over time, the shop built up such a following that when Thalita suggested they stage a kite-fighting tournament, it seemed like a no-brainer. The tournament was a flurry of activity. All day, friends and strangers alike would approach Renato and thank him for his hard work. Kite-fighting meant something to these people, it made their lives better, and Renato contributed to their overall happiness and well-being. Before he knew it, the tournament was over and the moon was high in the sky. It didn’t matter that he was tired or hungry or out in some remote field picking up garbage. It was all worth it. He only stopped cleaning when he noticed something up above: a drone. It made him think of the games he’d play with Thalita growing up, using their kites to take down remote airplanes, kites of people on the beach they didn’t like, and so on. Thalita must have been thinking the same thing. She challenged him to see who could take down the drone. Another chance to show up his sister. The perfect end to the perfect day. But, no. This was a mistake. Renato felt a chill. He tried to stop Thalita, but she was already cheering. The drone ate up her kite and began its crooked, smoking descent into the forest. They were in trouble. It was only when he ran for the forest that Thalita sobered up and followed. It didn’t take long to find the drone imbedded in a tree, kite dangling from its dead rotor blades. The sharp string dug into Renato’s fingers as he worked the knots, he nearly had the kite free when – – a bloody hand reached out from the dark forest and grabbed him! Renato jumped at the sight of the injured man. He was raving, babbling, desperate for help. Renato put his hands out to keep the man from falling. It was already too late. Two blades sliced through the man and along Renato’s arm. There was no time to look down at the wound. The blades were up in the air. The man was cut in half. And a woman, clad in armor, accompanied by a drone – like the drone Thalita downed – was standing before him. Renato knew he had to move but he couldn’t. Time was running out. Then he felt another hand on him, pulling him back. Everything was a blur. The cut in his arm was deep and throbbing. But he knew Thalita had him. And he knew he had to run. The night grew cold as they stopped to hide. Renato struggled to regain his breath, but there was no time. As quickly as they stopped, Thalita was pulling him again, towards an abandoned factory. But there are no factories out here, Renato thought to himself. The factory was even colder than the forest. He clutched his arm, trying to stop the bleeding. His head was swimming. How much blood had he lost already? Thalita was guarding him in some dark corner of the factory, and suddenly – – She was pulling Renato to his feet, telling him to run. Run where? She said something about a beach. Renato tried to stop her, tried pulling her back, but he was too weak. He couldn’t see any beach. All he could see was black fog closing in on them. </text:p>
          </table:table-cell>
        </table:table-row>
        <table:table-row table:style-name="ro1">
          <table:table-cell office:value-type="string" calcext:value-type="string">
            <text:p>Gabriel Soma</text:p>
          </table:table-cell>
          <table:table-cell office:value-type="float" office:value="37" calcext:value-type="float">
            <text:p>37</text:p>
          </table:table-cell>
          <table:table-cell office:value-type="string" calcext:value-type="string">
            <text:p>Male</text:p>
          </table:table-cell>
          <table:table-cell office:value-type="string" calcext:value-type="string">
            <text:p>survivorphotos</text:p>
          </table:table-cell>
          <table:table-cell office:value-type="string" calcext:value-type="string">
            <text:p>GabrielSoma.png</text:p>
          </table:table-cell>
          <table:table-cell office:value-type="string" calcext:value-type="string">
            <text:p>Resourceful Engineer </text:p>
          </table:table-cell>
          <table:table-cell office:value-type="string" calcext:value-type="string">
            <text:p>Proxima Centauri C</text:p>
          </table:table-cell>
          <table:table-cell office:value-type="string" calcext:value-type="string">
            <text:p>A catastrophic nuclear war nearly ended humanity in 2098. But humankind rallied and eventually found a new way forward. Inventors and innovators discovered new ways to create energy and grow food. One such visionary founded Huxlee Industries Ltd. Since much of Earth was left uninhabitable and many of the world's resources were dwindling, Huxlee ploughed all their profits into research in rocket science, artificial intelligence, and genetic engineering. They began exploring the galaxy, looking for habitable planets with valuable resources. Their plan was to travel to the far reaches of the galaxy, mine those precious resources, and create a peaceful and prosperous future for humankind. Each planet that humanity colonised was carefully designed. Resources were extracted, and growth hubs were constructed to create individuals fabricated from carefully engineered DNA. Each individual was manufactured for a different societal function. The vast majority were manual laborers. Others were created to be scientists, engineers, administrators, agronomists, and physicians. The idea was to create a functional society that would operate flawlessly. Gabriel Soma was born in a cloning hub on Proxima Centauri C, the first planet humanity colonised. He was part of a small crew that maintained and repaired the robots and androids sent to construct colonization hubs. Unbeknownst to Gabe, every memory of his childhood was implanted in his consciousness by those who cloned him. Like the rest of his crew, he believed he was born to a mother and father on Earth. Psychological stability was maintained by creating a narrative sequence of a loving family. None knew that they were, in fact, bred in a colonisation hub. Gabriel's ship landed on Dvarka, a planet in a recently discovered solar system. Upon their arrival, five human-controlled UAVs and five HUX-A7 fully autonomous robots were sent to explore the planet's surface. They detected breathable air and abundant water and many organic lifeforms as well as something unexpected. The ruins of an ancient civilisation that had mysteriously disappeared. The ruins seemed ancient, but the tech seemed surprisingly advanced. Whatever powered the tech was a mystery as it clearly was inoperable and long dormant. As the planet proved hospitable to human life and contained many valuable mineral resources, construction began on the colonisation hub. The landing craft contained living quarters for the ten-person human crew. Most of the hub construction was automated, but Huxlee Industries always included a human crew to act in a supervisory capacity. The planet possessed great beauty. Old growth forests and meadows covered in colourful flowers. Placid lakes. Wide rivers. Gabe could imagine living on a planet like Dvarka forever. The inspiring beauty and peaceful setting lulled the entire team into complacency. Even Michael, the team security officer. Michael was driving a transport vehicle, patrolling the edges of the ruins with Sarah, a science officer charged with documenting the flora and fauna. According to Sarah, the vehicle suddenly accelerated on its own and the brakes lost all function. A cliff loomed ahead and Michael shouted for Sarah to jump, but the doors wouldn’t open. Michael shot out her window and Sarah climbed through and jumped to safety. He shot out his own window but couldn’t get through in time. As he struggled to escape, the vehicle roared off the edge. The hundred-foot drop caused the vehicle's fuel tank to rupture. Sarah raced to the edge and heard Michael’s terrifying screams as the transport vehicle went up in flames. That afternoon, they held a memorial and that night Gabriel had trouble falling asleep. Sometime in the night he bolted awake, unable to breathe. His eyes grew wide as his breath grew short. He gagged as hands flew to his throat. The power was out in the shelter and there was no oxygen. Desperately, he stumbled forward through the dark corridors and only survived by manually opening an emergency door with the last of his strength. Six of his fellow crew members weren’t as lucky. With the life support and ventilation system down, they suffocated in their beds. Only Dmitri, the medical officer, managed to survive as he had a tank of oxygen nearby which he also used to save Sarah. Later that day, Gabe received a distress call from Sarah. The transmission ended abruptly, and Gabriel went looking for her. He found a blood trail that led to her headless and mutilated corpse near a half-built food hub. Gabe reasoned that there must be some sort of dangerous predator they missed in the initial scan of the area. Back at the colonization hub, he studied the logs in the main server to see if they missed anything in their initial recon. Instead, he found something even more troubling. One of the HUX-A7’s apparently took control of the transport vehicle and shut down the life support system on the landing craft. Gabriel searched the compound for the errant HUX and found it in the cloning hub. The robot was covered in blood and held the science officer’s head by the hair. The HUX apparently had extracted DNA and was using it to create what seemed to be— A new body. Instantly, Gabe gave the robot an order that was ignored. He assumed the robot’s source code was corrupted, but when he plugged his scanner into its memory core, he discovered that the original code had been replaced by something completely incomprehensible, written in an alien language he had never seen before. Clearly, the HUX needed recalibration. But when Gabe tried to do just that, the HUX released a surge of power that fried all the equipment. When Gabe attempted to remove the robot’s power supply, the HUX grabbed him by the throat and threw him ten feet across the laboratory like a ragdoll. At the sound of the commotion, Dmitri rushed in to see the HUX approaching Gabe. He commanded the HUX to power off, but it turned slowly and marched toward him as he yelled codes that were supposed to deactivate the faulty tool. The HUX stared at the shouting officer for a moment, then punched a hole through his chest and pulled out his beating heart. The medical officer fell dead and the HUX extracted blood to add to its design. Gabriel quickly gathered himself and bolted out into the alien forest, heading for the fuel hub. There he found a length of steel pipe, hid and waited, but— The HUX never showed up. Day gave way to dusk and Gabe began to shiver as the sun fell behind the hills. He heard the doors hiss open and watched as the clanking HUX emerged. It had fabricated a new body for itself. Part flesh. Part silicon. Part human. Part machine. Massive. Powerful. Beautiful and majestic like— An ancient God. Gabriel tried to sneak away, but the HUX heard him and quickly trapped him behind a hydrogen generator. Pinned, Gabe spotted a liquid hydrogen fuel tank and used the pipe to smash a valve open. The HUX distracted, he quickly escaped, striking the door with the pipe as he fled, creating a spark that ignited the fuel. The flame travelled back to the tank and the hub instantly exploded in a massive fireball, blowing the HUX off its feet. Gabe raced across the meadow and into the forest. When he looked back, he saw the HUX emerge from the flames and smoke. Burning. Melting. Shrieking. Deformed. Terrible and wrathful like— An ancient God. The forest canopy kept out the light of the moon and Gabe rushed into a thick creeping fog before the HUX could find him. Consume him. Assimilate him. </text:p>
          </table:table-cell>
        </table:table-row>
        <table:table-row table:style-name="ro1">
          <table:table-cell office:value-type="string" calcext:value-type="string">
            <text:p>Nicolas Cage</text:p>
          </table:table-cell>
          <table:table-cell office:value-type="float" office:value="38" calcext:value-type="float">
            <text:p>38</text:p>
          </table:table-cell>
          <table:table-cell office:value-type="string" calcext:value-type="string">
            <text:p>Male</text:p>
          </table:table-cell>
          <table:table-cell office:value-type="string" calcext:value-type="string">
            <text:p>survivorphotos</text:p>
          </table:table-cell>
          <table:table-cell office:value-type="string" calcext:value-type="string">
            <text:p>NicolasCage.png</text:p>
          </table:table-cell>
          <table:table-cell office:value-type="string" calcext:value-type="string">
            <text:p>Superstar</text:p>
          </table:table-cell>
          <table:table-cell office:value-type="string" calcext:value-type="string">
            <text:p>American</text:p>
          </table:table-cell>
          <table:table-cell office:value-type="string" calcext:value-type="string">
            <text:p>Countless awards. Billions of dollars at the box office. Over one hundred films shot in every corner of the globe. Nicolas Cage had done it all and seen it all. Or so he thought. The last script to cross his desk was something new entirely. Descend Beyond. As he pored over every word, every page, Nick became more and more transfixed. It was as if the script had consumed his senses entirely. He could see himself kneeling before the great altar of a dark temple. He could feel the coarse stone on his fingertips as he drew ancient symbols inked in blood on that very altar. He could hear rumbling as the walls glowed and released — Nick called his agent immediately. By the time the sun rose, he was on a private jet bound for the Pacific. His agent had warned him that Descend Beyond was backed by some questionable financers. Nick didn’t mind. He was willing to do the film for free, but his agent talked him out of it. Touching down, Nick wondered if the rocky island was under lockdown. The dirt runway was flanked by research tents bearing a logo he did not recognise. As soon as he stepped off the jet, he was lead by armed guards to the director of Descend Beyond, a white-haired woman with the hardness of a government agent: Pauline Stamper. Stamper herself drove Nick to set, with another two black jeeps following them. The dirt road went through an abandoned camp, along the edge of a waterfall, and switch-backed down to a valley of dense forests. Stamper lead Nick and the guards on foot to the film’s key location: an ominous cave, home to the crumbling ruins of an ancient temple. It was exactly what he had seen as he read the script in his office. The dark temple. The stone altar in the middle of the main chamber. The smooth walls waiting to glow. Waiting to unleash — Nick was ready to film immediately. Stamper gently reminded him that filming would commence the following morning, but Nick refused to hear any of it. The crew was quickly summoned, and just as the sun began to set, Nick heard the words he longed to hear: Action! Nick performed his dialogue to the letter. A dark incantation that rolled off his tongue with ease. He dipped his fingers in a cup of red ink and painted symbols on the stone altar. He never felt this way on a set before. But then… Nick looked up and saw the temple walls glowing, revealing symbols like the one he had painted on the altar. Nick had thought the glowing would be a special effect added to the film in post. Something was wrong. He approached the wall and touched the symbols. Just like it said in the script. He stared in disbelief as black fog — real black fog — billowed from the symbols and wrapped around his arm. This had to be a practical joke. He looked behind the camera, expecting to see Stamper and her crew laughing at their little prank. But they were gone. And the black fog was all around him. This can’t be real. This is only a movie. </text:p>
          </table:table-cell>
        </table:table-row>
        <table:table-row table:style-name="ro1">
          <table:table-cell office:value-type="string" calcext:value-type="string">
            <text:p>Ellen Ripley</text:p>
          </table:table-cell>
          <table:table-cell office:value-type="float" office:value="39" calcext:value-type="float">
            <text:p>39</text:p>
          </table:table-cell>
          <table:table-cell office:value-type="string" calcext:value-type="string">
            <text:p>Female</text:p>
          </table:table-cell>
          <table:table-cell office:value-type="string" calcext:value-type="string">
            <text:p>survivorphotos</text:p>
          </table:table-cell>
          <table:table-cell office:value-type="string" calcext:value-type="string">
            <text:p>EllenRipley.png</text:p>
          </table:table-cell>
          <table:table-cell office:value-type="string" calcext:value-type="string">
            <text:p>Nostromo Warrant Officer </text:p>
          </table:table-cell>
          <table:table-cell office:value-type="string" calcext:value-type="string">
            <text:p>American</text:p>
          </table:table-cell>
          <table:table-cell office:value-type="string" calcext:value-type="string">
            <text:p>Ellen Ripley served as a warrant officer on the ship Nostromo during the ship’s final voyage. When an unknown, alien lifeform attached itself to one of her crew, she attempted to follow quarantine protocol—her efforts were in vain, though, as the ship’s AI MU/TH/UR had other plans. Without quarantine, disaster struck. Using the ship’s executive officer as a host, the alien burst from his chest and escaped into the bowels of the Nostromo. As the creature grew, its reign of terror continued, picking off crew members until only Ripley remained. Alone and without hope, Ripley secured the crew's cat, Jones, and managed to set the self-destruct mechanism on the Nostromo without realizing the alien was one step ahead of her. As the escape shuttle pushed through space, the small speck of light that was the Nostromo exploded into an expanding orange fireball. The shuttle jolted and rattled and then there was silence as the Nostromo receded into nothingness. Unhooking her straps, Ripley began to prepare for the long journey back to the frontier when suddenly something stirred in the deep shadows of the shuttle— The alien. Cautiously, Ripley inched toward the lockers where she put on her pressure suit. Then, as the alien advanced on her, she opened the airlock, ejecting the alien into the cold expanse of space. With the shuttle secure, Ripley recorded her final report of the Commercial Starship Nostromo and proceeded to enter her hypersleep chamber. The dark fog of sleep slithered and coiled around her making her feel heavy and tired. She closed her eyes on one nightmare... only to open them in another. </text:p>
          </table:table-cell>
        </table:table-row>
        <table:table-row table:style-name="ro1">
          <table:table-cell office:value-type="string" calcext:value-type="string">
            <text:p>Alan Wake</text:p>
          </table:table-cell>
          <table:table-cell office:value-type="float" office:value="40" calcext:value-type="float">
            <text:p>40</text:p>
          </table:table-cell>
          <table:table-cell office:value-type="string" calcext:value-type="string">
            <text:p>Male</text:p>
          </table:table-cell>
          <table:table-cell office:value-type="string" calcext:value-type="string">
            <text:p>survivorphotos</text:p>
          </table:table-cell>
          <table:table-cell office:value-type="string" calcext:value-type="string">
            <text:p>AlanWake.png</text:p>
          </table:table-cell>
          <table:table-cell office:value-type="string" calcext:value-type="string">
            <text:p>Bestselling Author</text:p>
          </table:table-cell>
          <table:table-cell office:value-type="string" calcext:value-type="string">
            <text:p>American</text:p>
          </table:table-cell>
          <table:table-cell office:value-type="string" calcext:value-type="string">
            <text:p>13 years ago, bestselling author Alan Wake disappeared from the town of Bright Falls under mysterious circumstances. While the outside world moved on, Alan was trapped in the Dark Place, a strange dimension where Alan’s stories come to life. Sitting before his typewriter, Alan wrote page after page as time seemed to stand still outside the window of his cabin. He conjured terrors and demons from the darkest recesses of his mind in the hope of writing the one story that could lead to his escape from the Dark Place. Only then would Alan be able to return to the real world and reunite with his wife, Alice. But escape never came, and after an eternity of writing, Alan lost all hope of ever returning to the life he once knew. And then he remembered something. One of the first scripts he wrote for the show Night Springs so many years ago. A tense supernatural thriller he called “Dead of Night” about a group trapped in a nightmare world. The episode ended with them all escaping by… by… Alan struggled to remember. His time on Night Springs was ancient history, and The Dark Place was a thief of time and memories. The only solution was to recreate the script from memory, as many drafts as needed, until Alan remembered how the episode ended. With every iteration of the script, The Dark Place changed around Alan, placing him in the middle of the action. And every failed ending brought Alan back to the cabin and the typewriter. Undeterred, Alan tried again and again until the ending came to him like a voice whispering in his mind. Alan wrote the final draft and found himself back with his characters, standing before a wall of black fog. Looking at the fog sent chills up and down Alan’s spine, but he knew this was how the episode ended. He watched his characters pass through the wall of fog, leaving the nightmare world behind. Alan stared down the wall, struck by a realization. The episode had ended on an ambiguous note. Did the characters return home? Did they make it back to their loved ones? Alan couldn’t remember what he had intended. He wanted to turn back, to start again and write just one more draft. No sooner had the thought crossed his mind than he saw it. A dim light flickering to life deep within the fog. A sign. A way home. After all this time, there it was. Right in front of him. Alan took a deep, trembling breath and entered the fog, never taking his eyes off the light in the distance. </text:p>
          </table:table-cell>
        </table:table-row>
        <table:table-row table:style-name="ro1">
          <table:table-cell office:value-type="string" calcext:value-type="string">
            <text:p>Sable Ward</text:p>
          </table:table-cell>
          <table:table-cell office:value-type="float" office:value="41" calcext:value-type="float">
            <text:p>41</text:p>
          </table:table-cell>
          <table:table-cell office:value-type="string" calcext:value-type="string">
            <text:p>Female</text:p>
          </table:table-cell>
          <table:table-cell office:value-type="string" calcext:value-type="string">
            <text:p>survivorphotos</text:p>
          </table:table-cell>
          <table:table-cell office:value-type="string" calcext:value-type="string">
            <text:p>SableWard.png</text:p>
          </table:table-cell>
          <table:table-cell office:value-type="string" calcext:value-type="string">
            <text:p>No Role</text:p>
          </table:table-cell>
          <table:table-cell office:value-type="string" calcext:value-type="string">
            <text:p>American</text:p>
          </table:table-cell>
          <table:table-cell office:value-type="string" calcext:value-type="string">
            <text:p>Sable figured she had to be adopted. No way was she the progeny of her insanely perky mom and her grinning, golf-playing, frat boy of a dad. They didn’t understand the first thing about her. No one in Greenville did. Except for Mikaela. They were fast friends since third grade. Up until then Sable had no friends. She wasn’t into ponies or dolls or tea parties with teddy bears. She liked bugs, lizards, riding bikes and dirt clod fights. Her favourite holiday was Halloween and Mikaela was the only one who didn’t think she was crazy when she dyed her hair purple in eighth grade. Sable’s mom was furious. Her dad didn’t even notice. Mikaela went with her to the mall when she got her ears pierced and helped her pick out her first tattoo. An occult symbol hidden in a place her parents would never see. Mikaela declined to get her own tattoo. She flirted with the dark side, but she didn’t live it. Not like Sable. The dark side made sense to Sable, and she revelled in it. Partly because it freaked out her parents and teachers. Partly because it felt like who she was. Some called her a goth because of the way she presented herself. But she wasn’t into labels. She loved horror movies and found the occult exciting. It made sense to her. She knew that the shiny suburban world of her mom and dad had a dark underbelly. They were afraid to confront their fear, so they pretended everything was perfect and that they would live forever. But Sable knew better. Death stalked us all and no one was getting out alive. Mikaela got Sable a job at Moonstone. Probably the only place in town that would have hired her. She took classes at the local college and produced a guerrilla radio show on the shortwave in her attic. All Things Wicked This Night was about the world’s dark underbelly. The occult. Urban legends. Horror. And often there were heated discussions with Mikaela about the horror movies they’d catch at the only theatre in Greenville. Mikaela liked her horror with a little comedy, but Sable liked it meaner. Scarier. Bloodier. She relished the gore. Enjoyed the terror. Liked to feel the adrenaline rush. And their debates were entertaining to say the least. When searching for inspiration for her show, Sable would take walks in the cemetery with all the statues and headstones of early settlers who had founded the town as a sanctuary for those escaping persecution. She often talked about that history on her show, and she formed a theory that the uncanny sightings and disappearances were somehow linked to the town’s history. One caller suggested the town was built on top of a fracture. The caller went on to describe a fracture as an overlap between worlds. Another caller said these fractures were created by an ancient cult devoted to forgotten demons. Another caller defined fractures as a cosmic buffet for an elder god that fed on pain, fear, and misery. And one caller even argued that it wasn’t a fracture but The Unknown, a mysterious creature that consumed anyone who dared to imagine it. All the theories made for fun and inspiring debates, and she loved nothing more than to discuss real-life horror until the horror became personal. One evening Sable had challenged Mikaela to tell a real horror story at Moonstone’s Annual Halloween Festival. Scare the crap out of people. Stop dancing around the horror and embrace it. Tell a story about The Unknown. Make them imagine it. Make them believe The Unknown will show up on stage. Nothing terrifies an audience more than a show that could potentially kill them. Mikaela laughed at the idea and declined the challenge because she was working on another story with her roommate. But a strange, black fog had taken Mikaela during her performance and Sable felt the icy hand of guilt grab her by the back of the neck. She was convinced that she had somehow sent Mikaela to her doom. Did The Unknown take her? Did she try to define The Unknown? What about her roommate? Her roommate disappeared as well. But then she realised Mikaela’s story wasn’t about The Unknown. It was about something else. Another dimension. A dimension filled with terrifying creatures, sadistic killers, and endless horror. This was not The Unknown. With this realisation, Sable began to investigate other disappearances in Greenville. Before long, she realised most of the disappearances occurred at the theatre or somewhere close by. Investigating further, she discovered the theatre was built over the ruins of an old, one-room schoolhouse that had burned to the ground in the 1920s. Somehow the students couldn’t get out and everyone perished in the flames. Feeling close to an answer, she continued her research and discovered two teenage brothers had recently disappeared from the theatre. Elias and Elan. The only witness, their younger sister, Ellen, was committed to an institution after ripping her eyes out. And so, pretending to be a relative, Sable went to talk to Ellen who admitted she and her brothers had been trying to steal old movie posters from the storage room behind the movie screen. She then described a secret door in the basement and a passageway that led to another place. A dark place. A cold place. An evil place. Stay away from there, she begged. Stay away. But Sable wasn’t about to stay away. Not after that story. Determined to see Mikaela again, Sable hitched a ride to the theatre and soon found the door behind the movie screen. In the darkness she jimmied the door open with a crowbar and headed down a creaking, wooden stairway to the dank cellar. A light switch activated flickering fluorescent lights that illuminated a room filled with broken theatre seats and old movie posters dating back eighty years. She searched the sprawling basement and found a thick wooden door hidden behind a poster of the original Frankenstein. She pushed and shoved the door open to reveal an endless circular stairway descending into perfect darkness. Using a penlight to navigate, she descended for ten minutes before she noticed the cold, black fog rising from the lower depths. The same cold, black fog that had taken Mikaela. Sable considered running back up the stairs to where she would be safe. But then she thought about the terrifying creatures and the sadistic killers and the endless horror, and she quickly decided she wasn’t going to let her best friend have all the fun. </text:p>
          </table:table-cell>
        </table:table-row>
        <table:table-row table:style-name="ro1">
          <table:table-cell office:value-type="string" calcext:value-type="string">
            <text:p>Aestri Yazar &amp; Baermar Uraz</text:p>
          </table:table-cell>
          <table:table-cell office:value-type="float" office:value="42" calcext:value-type="float">
            <text:p>42</text:p>
          </table:table-cell>
          <table:table-cell office:value-type="string" calcext:value-type="string">
            <text:p>Female (Aestri) &amp; Male (Baermar)</text:p>
          </table:table-cell>
          <table:table-cell office:value-type="string" calcext:value-type="string">
            <text:p>survivorphotos</text:p>
          </table:table-cell>
          <table:table-cell office:value-type="string" calcext:value-type="string">
            <text:p>TheTroupe.png</text:p>
          </table:table-cell>
          <table:table-cell office:value-type="string" calcext:value-type="string">
            <text:p>Bard</text:p>
          </table:table-cell>
          <table:table-cell office:value-type="string" calcext:value-type="string">
            <text:p>Oerth</text:p>
          </table:table-cell>
          <table:table-cell office:value-type="string" calcext:value-type="string">
            <text:p>Aestri and Baermar arrived in the Free City of Greyhawk to trade songs and stories with the locals. But what the bards learned during their visit would set them on their final adventure. According to locals and travellers alike, a new magic unlike any other was spreading across the land. The forces of evil were disappearing from every corner of the land, leaving no trace of their malevolence. There was much rejoicing throughout Greyhawk, but Aestri and Baermar felt differently. A bard's purpose in life was to celebrate triumph over adversity. A world without evil would be a world with no new songs to sing. Aestri knew what she had to do. She scoped out the taverns and back alleys of the city, looking for adventurers willing to help her and Baermar find the source of this strange new magic. Many turned her down - why would she want evil to return to the land? But using her wit and charisma, Aestri was able to inspire enough townsfolk to join her in restoring the balance between good and evil. Together, this ragtag troupe of adventurers travelled through swamplands and under mountains. They were driven out of towns by those who believed the troupe was secretly in league with the evil that had been eradicated. And every so often, folks would be kind enough to provide food, shelter, and most importantly, information. Baermar eagerly wrote down every clue and rumour they heard and concluded that the source of this strange magic must lie near the Kingdom of Keoland, where people spoke of an ancient tower emerging from its ruins, being instantly rebuilt bigger and stronger than it was before. Their suspicions were confirmed as the troupe made their way south. Villagers spoke of the tower — and its lord — in hushed tones, but Aestri knew the place by its reputation. They were traveling to the Rotted Tower, stronghold of the Arch-Lich Vecna. As they drew closer and closer to the Rotted Tower, the troupe could feel evil magic in the air. They steeled themselves for a fight with Vecna, but were shocked to find the Rotted Tower was completely empty. They made their way up the spiral staircase, passing window after window of shattered stained glass, until they reached the top of the tower. Amidst the debris, Aestri found a hastily-written scroll. Baermar was eager to show off his proficiency in arcana. He studied the scroll and realised the words were an incantation, written phonetically. As he sang the words aloud, the tower began to rumble. Black fog crept in through the stone floor. Aestri stopped Baermar from his recitation, but it was too late. The fog took hold of the adventurers, and within moments they were gone. </text:p>
          </table:table-cell>
        </table:table-row>
        <table:table-row table:style-name="ro1">
          <table:table-cell office:value-type="string" calcext:value-type="string">
            <text:p>Lara Croft</text:p>
          </table:table-cell>
          <table:table-cell office:value-type="float" office:value="43" calcext:value-type="float">
            <text:p>43</text:p>
          </table:table-cell>
          <table:table-cell office:value-type="string" calcext:value-type="string">
            <text:p>Female</text:p>
          </table:table-cell>
          <table:table-cell office:value-type="string" calcext:value-type="string">
            <text:p>survivorphotos</text:p>
          </table:table-cell>
          <table:table-cell office:value-type="string" calcext:value-type="string">
            <text:p>LaraCroft.png</text:p>
          </table:table-cell>
          <table:table-cell office:value-type="string" calcext:value-type="string">
            <text:p>Tomb Raider</text:p>
          </table:table-cell>
          <table:table-cell office:value-type="string" calcext:value-type="string">
            <text:p>English</text:p>
          </table:table-cell>
          <table:table-cell office:value-type="string" calcext:value-type="string">
            <text:p>Even as a child, Lara was driven by an insatiable curiosity. Her father, Lord Richard Croft, an archaeologist and aristocrat, was frequently away on expeditions as she grew up, forcing her to become independent at a young age. It was at university where she met her best friend, Samantha Nishimura. Sam encouraged Lara to have fun and experience life beyond the quiet halls of schools and museums. When the opportunity arose to go on an archaeological expedition to the island of Yamatai, Lara jumped at the chance. Her mentor, Conrad Roth, selected her and Sam to be a part of the trip. Before they reached the island, everything went sideways. Their ship hit a storm and split in two, scattering the expedition across the island's shore. Lara struggled to find her crew while avoiding the pursuit of the nefarious Solarii Brotherhood who infested the island. She managed to find Sam with a seemingly marooned inhabitant named Mathias, but when Lara passed out, Sam and Mathias disappeared. As she pursued Sam, she learnt that the Brotherhood was looking for a vessel for an ancient queen, and, led by Mathias, became convinced that vessel was Sam. When Lara finally tracked them to a cave under a waterfall, they had Sam tied to a pyre, preparing to test whether she was the one — or if she would simply burn to death. In a desperate attempt to save Sam, Lara let loose an arrow, taking out the torchbearer. But she was outnumbered and promptly captured and beaten by the Brotherhood. As two guards led her over a natural stone bridge, an unnatural black fog enveloped them. Her captors distracted, she broke free and leapt from the bridge into the river of blood below. As she sank, dozens of limbs reached out at her, grabbed her, tore away her bow, pulled her under. IT was as if the river was alive. She kicked and struggled to reach the surface. At last, she emerged from the sick viscera and found herself in an entirely new nightmare. </text:p>
          </table:table-cell>
        </table:table-row>
        <table:table-row table:style-name="ro1">
          <table:table-cell office:value-type="string" calcext:value-type="string">
            <text:p>Trevor Belmont</text:p>
          </table:table-cell>
          <table:table-cell office:value-type="float" office:value="44" calcext:value-type="float">
            <text:p>44</text:p>
          </table:table-cell>
          <table:table-cell office:value-type="string" calcext:value-type="string">
            <text:p>Male</text:p>
          </table:table-cell>
          <table:table-cell office:value-type="string" calcext:value-type="string">
            <text:p>survivorphotos</text:p>
          </table:table-cell>
          <table:table-cell office:value-type="string" calcext:value-type="string">
            <text:p>TrevorBelmont.png</text:p>
          </table:table-cell>
          <table:table-cell office:value-type="string" calcext:value-type="string">
            <text:p>Vampire Hunter</text:p>
          </table:table-cell>
          <table:table-cell office:value-type="string" calcext:value-type="string">
            <text:p>Wallachian</text:p>
          </table:table-cell>
          <table:table-cell office:value-type="string" calcext:value-type="string">
            <text:p>In the year 1476, fear swept the Romanian countryside. Monsters of myth and legend ruled the night. Some said they were commanded by a mysterious member of the nobility; a man who had traded his immortal soul for eternal life. Count Dracula. The besieged villagers begged Trevor Belmont to save them. Trevor, like his ancestors, possessed supernatural powers. Because of those abilities, he was both feared and shunned by the people of Wallachia. But now facing a greater threat, the terrified citizenry beseeched him to irradicate this evil creature. Even as Trevor grappled with his own demons, he dispatched Dracula's minions. He confronted the Count himself in his throne room and defeated him by using the mighty whip passed down to him by his ancestors. The Vampire Killer. With the monster finally dead, Trevor retired to a small home in the hills away from the common people who still regarded him with trepidation. Years later, darkness intruded on his idyllic existence. Nightmares of the undead filled him with dread. Upon hearing rumours of mysterious disappearances in a nearby village, he worried that the nightwalker had returned. He investigated and heard whispers of a cold, black fog that came in the night and began to suspect that this evil was something different. Something just as dark and equally dangerous. A sudden premonition filled him with terror. Could his family be in danger? Hurrying back home, he found the village deserted with a thick, black creeping fog rising from the ground. He reached for his whip only to discover it was gone. Before he realized what was happening, he found himself in a bleak and terrifying dimension of endless gloom. </text:p>
          </table:table-cell>
        </table:table-row>
        <table:table-row table:style-name="ro1">
          <table:table-cell office:value-type="string" calcext:value-type="string">
            <text:p>Taurie Cain</text:p>
          </table:table-cell>
          <table:table-cell office:value-type="float" office:value="45" calcext:value-type="float">
            <text:p>45</text:p>
          </table:table-cell>
          <table:table-cell office:value-type="string" calcext:value-type="string">
            <text:p>Female</text:p>
          </table:table-cell>
          <table:table-cell office:value-type="string" calcext:value-type="string">
            <text:p>survivorphotos</text:p>
          </table:table-cell>
          <table:table-cell office:value-type="string" calcext:value-type="string">
            <text:p>TaurieCain.png</text:p>
          </table:table-cell>
          <table:table-cell office:value-type="string" calcext:value-type="string">
            <text:p>Disciple of the Black Talon</text:p>
          </table:table-cell>
          <table:table-cell office:value-type="string" calcext:value-type="string">
            <text:p>Scottish</text:p>
          </table:table-cell>
          <table:table-cell office:value-type="string" calcext:value-type="string">
            <text:p>Taurie Cain was born and raised in a suburb outside Glasgow with her older brother Ewan. Unusual for Scotland, the kids were homeschooled, but by all appearances seemed perfectly average. In truth, they were quite the opposite. Her parents were part of a secret society and Taurie and Ewan were raised to be acolytes of that same clandestine cult- The Disciples of the Black Talon.This mysterious cabal has existed for centuries and worships an ancient deity that exists in another dimension. They call the deity the Black Talon and believe it is somehow helping humanity transcend mortal existence. Vincent Cain was a professor of archeology. Rachel Cain taught anthropology. Family vacations took them all over the world. But instead of theme parks, they visited the historical sites of ancient civilizations. Like the site of the world's oldest megaliths at Göbekli Tepe in Turkey where ancient cultists boiled the flesh off decapitated heads and carved mysterious symbols into the skulls. Locations like this had areas that overlapped with the Black Talon's realm, and they called those overlaps The Bleed and believe secret knowledge and technology is hidden by ascended disciples from advanced worlds to be discovered. But The Bleed holds many dangers, both physical and psychological, and those who venture inside wear special armored hazmat suits as a defense against those perils, though no one really knows how much protection they actually provide. The Disciples of the Black Talon built an underground complex near each Bleed they discovered, complete with living quarters, storage areas and laboratories. When Vincent Cain entered The Bleed at Göbekli Tepe, Taurie and Ewan were mere fledglings. And when he didn't return, his wife went after him and disappeared as well. Desperate to find their parents, Taurie and Ewan snuck into a chamber but soon realized there were no hazmat suits left. There was only one of the original suits, like an old diving suit with a connecting air tube which didn't fit her. But she refused to abandon her parents and decided to enter The Bleed without a suit. Ewan was too afraid to follow. Taurie found madness in The Bleed. And savagery. And horror. Blood-curdling shrieks and ferocious growls and something slithering in and out of the shadows. She could fee the eyes of predators as they hunted her in this strange, timeless place where two realities folded into one. Struggling to keep her fear under control, she came across pieces of a bloody hazmat suit. She found no body, just hunks of hair, chunks of flesh and steaming viscera. One hundred feet away, she located her father. His suit intact, but unconscious. She struggled to drag him away even as predators stalked her from the shadows. As they circled closer, her brother, Ewan suddenly appeared in the old, oversized hazmat suit. He led the otherworldly creatures away, allowing Taurie enough time to pull their father to safety. With the screams of her brother still ringing in her ears, she emerged unscathed with her sanity intact, which amazed the Disciples of the Black Talon. Her father eventually recovered from his injuries but never again ventured into The Bleed. Taurie suffered no ill effects from her time in The Bleed. At least nothing physical. But something dark touched her heart and she had many recurring visions of selfless disciples hunting and sacrificing victims to The Black Talon. She believed her visions were omens and she was certain she would one day serve The Black Talon in the same way. As a disciple. Members of the cult rose through the ranks slowly. Secrets were doled out little by little as acolytes graduated from one tier to the next. But Taurie rose faster than most and was sent on missions all over the world. She located and retrieved many arcane antiquities and strange oddities, and with each new find, she unearthed more knowledge about The Black Talon. And each time she ventured into The Bleed, she felt more of its cold darkness taking hold inside of her. She liked the way it made her feel. Impervious. Indestructible. Unstoppable. As a trusted servant of The Black Talon, she no longer felt like prey She felt like a predator. Taurie was single-minded in her pursuit of any knowledge that would help her serve the cult, but not everyone believed in transcendence, and some were even trying to expose the Disciples of the Black Talon as a force for evil. Such doomsayers didn't understand that sacrifices needed to be made if humanity ever hoped to ascend to another plane of existence. One such enemy was a paranormal investigator and podcaster who claimed the cult was an instrument of malevolence. This Vlogger was determined to unmask them, but she disappeared while investigating a World War II bunker high in the French Alps. Her brother Jordan blamed the Disciples of the Black Talon for her disappearance and worked tirelessly to expose them to the world. As Taurie reached the highest levels of the Disciples of the Black Talon, she learned their darkest secrets. Like how they appeased The Black Talon with a sacred ritual of torture and sacrifice before entering The Bleed. Jordan discovered one such ritual was to take place at the grand opening of a new quantum research facility and secretly taped it. He then posted the grisly video online to show the world the malignant evil at the heart of the cult. But the Disciples of the Black Talon had connections everywhere and they used their power to convince the world that this video was a fake, a mere prank among researchers and scientists. They then sent Taurie to hunt Jordan down and end his one-man crusade against them. They told her if she accomplished this, she would ascend to the inner circle of masters and one day become a pure disciple in The Black Talon's domain. Unquestioningly and with fanatic determination, she located Jordan and rendered him unconscious with chloroform. When he awoke, he found himself tied to a chair in an underground complex. Dressed in her ceremonial robe and mask, Taurie approached the young man with a dagger. But, having never killed anyone, she- Hesitated. She didn't know what to say or do. A strange numbness began to crawl up her neck. Her ears, her face, her lips began to tingle. She just stood there staring blankly at her sacrifice, wondering what was happening to her. Killing was easier in her dreams. In her visions. As a spectator. And try as she did, she could not stop her hands from trembling. And just when the masters were about to intervene, she took a deep, calming breath and remembered this sacrifice would usher her into The Black Talon's domain where she would take her rightful place among the other disciples. And so, with renewed conviction, Taurie lifted the ceremonial dagger with both hands, and just before she could plunge the glistening blade into the nonbeliever's chest, a cold, black fog surrounded them. Everything went black. Time seemed to stand still. She heard muffled sounds and felt pressure in her ears as though she were in The Bleed. When at last the fog cleared, her sacrifice was gone, and she found herself in a place of perpetual night. The Black Talon's domain. Not as a disciple, but as a- Sacrifice. </text:p>
          </table:table-cell>
        </table:table-row>
      </table:table>
      <table:named-expressions/>
      <table:database-ranges>
        <table:database-range table:name="__Anonymous_Sheet_DB__1" table:target-range-address="Perks.B2:Perks.D128"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Noto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style:font-family-complex="'Noto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01">00/00/0000</text:date>, <text:time style:data-style-name="N2" text:time-value="09:56:20.270027694">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20T11:29:32.818111057</meta:creation-date>
    <dc:date>2025-04-01T10:02:30.197571950</dc:date>
    <meta:editing-duration>PT7H42M39S</meta:editing-duration>
    <meta:editing-cycles>69</meta:editing-cycles>
    <meta:generator>LibreOffice/25.2.2.2$Linux_X86_64 LibreOffice_project/7370d4be9e3cf6031a51beef54ff3bda878e3fac</meta:generator>
    <meta:document-statistic meta:table-count="4" meta:cell-count="2461" meta:object-count="0"/>
  </office:meta>
</office:document-meta>
</file>